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6" style:family="table">
      <style:table-properties style:width="17cm" table:align="margins"/>
    </style:style>
    <style:style style:name="Table36.A" style:family="table-column">
      <style:table-column-properties style:column-width="1.884cm" style:rel-column-width="7262*"/>
    </style:style>
    <style:style style:name="Table36.B" style:family="table-column">
      <style:table-column-properties style:column-width="2.686cm" style:rel-column-width="10355*"/>
    </style:style>
    <style:style style:name="Table36.C" style:family="table-column">
      <style:table-column-properties style:column-width="12.43cm" style:rel-column-width="47918*"/>
    </style:style>
    <style:style style:name="Table36.A1" style:family="table-cell">
      <style:table-cell-properties fo:padding="0.097cm" fo:border-left="0.05pt solid #000000" fo:border-right="none" fo:border-top="0.05pt solid #000000" fo:border-bottom="0.05pt solid #000000"/>
    </style:style>
    <style:style style:name="Table36.C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36.9" style:family="table-row">
      <style:table-row-properties style:min-row-height="0.826cm"/>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B" style:family="table-column">
      <style:table-column-properties style:column-width="11.333cm" style:rel-column-width="43690*"/>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5.667cm" style:rel-column-width="21845*"/>
    </style:style>
    <style:style style:name="Table9.B" style:family="table-column">
      <style:table-column-properties style:column-width="11.333cm" style:rel-column-width="43690*"/>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2.858cm"/>
    </style:style>
    <style:style style:name="Table10.B" style:family="table-column">
      <style:table-column-properties style:column-width="1.693cm"/>
    </style:style>
    <style:style style:name="Table10.C" style:family="table-column">
      <style:table-column-properties style:column-width="12.462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28" style:family="table">
      <style:table-properties style:width="17cm" fo:break-before="auto" fo:break-after="auto" table:align="margins"/>
    </style:style>
    <style:style style:name="Table28.A" style:family="table-column">
      <style:table-column-properties style:column-width="1.951cm" style:rel-column-width="7520*"/>
    </style:style>
    <style:style style:name="Table28.B" style:family="table-column">
      <style:table-column-properties style:column-width="1.984cm" style:rel-column-width="7649*"/>
    </style:style>
    <style:style style:name="Table28.C" style:family="table-column">
      <style:table-column-properties style:column-width="13.065cm" style:rel-column-width="50366*"/>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3.141cm"/>
    </style:style>
    <style:style style:name="Table11.B" style:family="table-column">
      <style:table-column-properties style:column-width="3.704cm"/>
    </style:style>
    <style:style style:name="Table11.C" style:family="table-column">
      <style:table-column-properties style:column-width="10.167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94cm" style:rel-column-width="7479*"/>
    </style:style>
    <style:style style:name="Table1.B" style:family="table-column">
      <style:table-column-properties style:column-width="6.703cm" style:rel-column-width="25838*"/>
    </style:style>
    <style:style style:name="Table1.C" style:family="table-column">
      <style:table-column-properties style:column-width="8.357cm" style:rel-column-width="3221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2.293cm" style:rel-column-width="8839*"/>
    </style:style>
    <style:style style:name="Table12.B" style:family="table-column">
      <style:table-column-properties style:column-width="6.108cm" style:rel-column-width="23547*"/>
    </style:style>
    <style:style style:name="Table12.C" style:family="table-column">
      <style:table-column-properties style:column-width="8.599cm" style:rel-column-width="33149*"/>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3.141cm"/>
    </style:style>
    <style:style style:name="Table13.B" style:family="table-column">
      <style:table-column-properties style:column-width="3.704cm"/>
    </style:style>
    <style:style style:name="Table13.C" style:family="table-column">
      <style:table-column-properties style:column-width="10.167cm"/>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3.464cm" style:rel-column-width="13354*"/>
    </style:style>
    <style:style style:name="Table14.B" style:family="table-column">
      <style:table-column-properties style:column-width="3.381cm" style:rel-column-width="13034*"/>
    </style:style>
    <style:style style:name="Table14.C" style:family="table-column">
      <style:table-column-properties style:column-width="10.155cm" style:rel-column-width="39147*"/>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37" style:family="table">
      <style:table-properties style:width="17.013cm" fo:margin-left="0cm" table:align="left"/>
    </style:style>
    <style:style style:name="Table37.A" style:family="table-column">
      <style:table-column-properties style:column-width="1.928cm"/>
    </style:style>
    <style:style style:name="Table37.B" style:family="table-column">
      <style:table-column-properties style:column-width="2.094cm"/>
    </style:style>
    <style:style style:name="Table37.C" style:family="table-column">
      <style:table-column-properties style:column-width="12.991cm"/>
    </style:style>
    <style:style style:name="Table37.A1" style:family="table-cell">
      <style:table-cell-properties fo:padding="0.097cm" fo:border-left="0.05pt solid #000000" fo:border-right="none" fo:border-top="0.05pt solid #000000" fo:border-bottom="0.05pt solid #000000"/>
    </style:style>
    <style:style style:name="Table37.C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93cm" style:rel-column-width="7438*"/>
    </style:style>
    <style:style style:name="Table15.B" style:family="table-column">
      <style:table-column-properties style:column-width="1.713cm" style:rel-column-width="6602*"/>
    </style:style>
    <style:style style:name="Table15.C" style:family="table-column">
      <style:table-column-properties style:column-width="13.358cm" style:rel-column-width="51495*"/>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table:align="left" style:may-break-between-rows="true"/>
    </style:style>
    <style:style style:name="Table16.A" style:family="table-column">
      <style:table-column-properties style:column-width="3.307cm"/>
    </style:style>
    <style:style style:name="Table16.B" style:family="table-column">
      <style:table-column-properties style:column-width="13.705cm"/>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6.B3" style:family="table-cell">
      <style:table-cell-properties fo:padding="0.097cm" fo:border-left="0.05pt solid #000000" fo:border-right="0.05pt solid #000000"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Table16.B7" style:family="table-cell">
      <style:table-cell-properties fo:padding="0.097cm" fo:border-left="0.05pt solid #000000" fo:border-right="0.05pt solid #000000" fo:border-top="none" fo:border-bottom="0.05pt solid #000000"/>
    </style:style>
    <style:style style:name="Table16.B8" style:family="table-cell">
      <style:table-cell-properties fo:padding="0.097cm" fo:border-left="0.05pt solid #000000" fo:border-right="0.05pt solid #000000" fo:border-top="none" fo:border-bottom="0.05pt solid #000000"/>
    </style:style>
    <style:style style:name="Table16.B9" style:family="table-cell">
      <style:table-cell-properties fo:padding="0.097cm" fo:border-left="0.05pt solid #000000" fo:border-right="0.05pt solid #000000" fo:border-top="none" fo:border-bottom="0.05pt solid #000000"/>
    </style:style>
    <style:style style:name="Table16.B10" style:family="table-cell">
      <style:table-cell-properties fo:padding="0.097cm" fo:border-left="0.05pt solid #000000" fo:border-right="0.05pt solid #000000" fo:border-top="none" fo:border-bottom="0.05pt solid #000000"/>
    </style:style>
    <style:style style:name="Table16.B11" style:family="table-cell">
      <style:table-cell-properties fo:padding="0.097cm" fo:border-left="0.05pt solid #000000" fo:border-right="0.05pt solid #000000" fo:border-top="none" fo:border-bottom="0.05pt solid #000000"/>
    </style:style>
    <style:style style:name="Table16.B12" style:family="table-cell">
      <style:table-cell-properties fo:padding="0.097cm" fo:border-left="0.05pt solid #000000" fo:border-right="0.05pt solid #000000" fo:border-top="none" fo:border-bottom="0.05pt solid #000000"/>
    </style:style>
    <style:style style:name="Table16.B13" style:family="table-cell">
      <style:table-cell-properties fo:padding="0.097cm" fo:border-left="0.05pt solid #000000" fo:border-right="0.05pt solid #000000" fo:border-top="none" fo:border-bottom="0.05pt solid #000000"/>
    </style:style>
    <style:style style:name="Table16.B14" style:family="table-cell">
      <style:table-cell-properties fo:padding="0.097cm" fo:border-left="0.05pt solid #000000" fo:border-right="0.05pt solid #000000" fo:border-top="none" fo:border-bottom="0.05pt solid #000000"/>
    </style:style>
    <style:style style:name="Table16.B15" style:family="table-cell">
      <style:table-cell-properties fo:padding="0.097cm" fo:border-left="0.05pt solid #000000" fo:border-right="0.05pt solid #000000" fo:border-top="none" fo:border-bottom="0.05pt solid #000000"/>
    </style:style>
    <style:style style:name="Table16.B16" style:family="table-cell">
      <style:table-cell-properties fo:padding="0.097cm" fo:border-left="0.05pt solid #000000" fo:border-right="0.05pt solid #000000" fo:border-top="none" fo:border-bottom="0.05pt solid #000000"/>
    </style:style>
    <style:style style:name="Table16.B17" style:family="table-cell">
      <style:table-cell-properties fo:padding="0.097cm" fo:border-left="0.05pt solid #000000" fo:border-right="0.05pt solid #000000" fo:border-top="none" fo:border-bottom="0.05pt solid #000000"/>
    </style:style>
    <style:style style:name="Table16.B18" style:family="table-cell">
      <style:table-cell-properties fo:padding="0.097cm" fo:border-left="0.05pt solid #000000" fo:border-right="0.05pt solid #000000" fo:border-top="none" fo:border-bottom="0.05pt solid #000000"/>
    </style:style>
    <style:style style:name="Table16.B19"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3.413cm"/>
    </style:style>
    <style:style style:name="Table17.B" style:family="table-column">
      <style:table-column-properties style:column-width="3.096cm"/>
    </style:style>
    <style:style style:name="Table17.C" style:family="table-column">
      <style:table-column-properties style:column-width="2.514cm"/>
    </style:style>
    <style:style style:name="Table17.D" style:family="table-column">
      <style:table-column-properties style:column-width="7.99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7.8" style:family="table-row">
      <style:table-row-properties style:min-row-height="0.75cm" fo:keep-together="always"/>
    </style:style>
    <style:style style:name="Table43" style:family="table">
      <style:table-properties style:width="17.013cm" fo:margin-left="0cm" table:align="left"/>
    </style:style>
    <style:style style:name="Table43.A" style:family="table-column">
      <style:table-column-properties style:column-width="3.112cm"/>
    </style:style>
    <style:style style:name="Table43.B" style:family="table-column">
      <style:table-column-properties style:column-width="4.297cm"/>
    </style:style>
    <style:style style:name="Table43.C" style:family="table-column">
      <style:table-column-properties style:column-width="9.604cm"/>
    </style:style>
    <style:style style:name="Table43.A1" style:family="table-cell">
      <style:table-cell-properties fo:padding="0.097cm" fo:border-left="0.05pt solid #000000" fo:border-right="none" fo:border-top="0.05pt solid #000000" fo:border-bottom="0.05pt solid #000000"/>
    </style:style>
    <style:style style:name="Table43.C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C2" style:family="table-cell">
      <style:table-cell-properties fo:padding="0.097cm" fo:border-left="0.05pt solid #000000" fo:border-right="0.05pt solid #000000" fo:border-top="none" fo:border-bottom="0.05pt solid #000000"/>
    </style:style>
    <style:style style:name="Table32" style:family="table">
      <style:table-properties style:width="17cm" table:align="margins"/>
    </style:style>
    <style:style style:name="Table32.A" style:family="table-column">
      <style:table-column-properties style:column-width="3.113cm" style:rel-column-width="12001*"/>
    </style:style>
    <style:style style:name="Table32.B" style:family="table-column">
      <style:table-column-properties style:column-width="1.711cm" style:rel-column-width="6595*"/>
    </style:style>
    <style:style style:name="Table32.C" style:family="table-column">
      <style:table-column-properties style:column-width="12.176cm" style:rel-column-width="46939*"/>
    </style:style>
    <style:style style:name="Table32.A1" style:family="table-cell">
      <style:table-cell-properties fo:padding="0.097cm" fo:border-left="0.05pt solid #000000" fo:border-right="none" fo:border-top="0.05pt solid #000000" fo:border-bottom="0.05pt solid #000000"/>
    </style:style>
    <style:style style:name="Table32.C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2.45cm"/>
    </style:style>
    <style:style style:name="Table18.B" style:family="table-column">
      <style:table-column-properties style:column-width="3.027cm"/>
    </style:style>
    <style:style style:name="Table18.C" style:family="table-column">
      <style:table-column-properties style:column-width="3.201cm"/>
    </style:style>
    <style:style style:name="Table18.D" style:family="table-column">
      <style:table-column-properties style:column-width="8.334cm"/>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15" style:family="table-row">
      <style:table-row-properties style:min-row-height="2.274cm" fo:keep-together="always"/>
    </style:style>
    <style:style style:name="Table34" style:family="table">
      <style:table-properties style:width="17cm" table:align="margins"/>
    </style:style>
    <style:style style:name="Table34.A" style:family="table-column">
      <style:table-column-properties style:column-width="2.612cm" style:rel-column-width="10070*"/>
    </style:style>
    <style:style style:name="Table34.B" style:family="table-column">
      <style:table-column-properties style:column-width="3.401cm" style:rel-column-width="13109*"/>
    </style:style>
    <style:style style:name="Table34.C" style:family="table-column">
      <style:table-column-properties style:column-width="3.074cm" style:rel-column-width="11851*"/>
    </style:style>
    <style:style style:name="Table34.D" style:family="table-column">
      <style:table-column-properties style:column-width="7.913cm" style:rel-column-width="30505*"/>
    </style:style>
    <style:style style:name="Table34.1" style:family="table-row">
      <style:table-row-properties fo:keep-together="always"/>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cm" table:align="margins"/>
    </style:style>
    <style:style style:name="Table35.A" style:family="table-column">
      <style:table-column-properties style:column-width="1.401cm" style:rel-column-width="5398*"/>
    </style:style>
    <style:style style:name="Table35.B" style:family="table-column">
      <style:table-column-properties style:column-width="3.207cm" style:rel-column-width="12361*"/>
    </style:style>
    <style:style style:name="Table35.C" style:family="table-column">
      <style:table-column-properties style:column-width="12.393cm" style:rel-column-width="47776*"/>
    </style:style>
    <style:style style:name="Table35.1" style:family="table-row">
      <style:table-row-properties fo:keep-together="always"/>
    </style:style>
    <style:style style:name="Table35.A1" style:family="table-cell">
      <style:table-cell-properties fo:padding="0.097cm" fo:border-left="0.05pt solid #000000" fo:border-right="none" fo:border-top="0.05pt solid #000000" fo:border-bottom="0.05pt solid #000000"/>
    </style:style>
    <style:style style:name="Table35.C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33" style:family="table">
      <style:table-properties style:width="17cm" table:align="margins"/>
    </style:style>
    <style:style style:name="Table33.A" style:family="table-column">
      <style:table-column-properties style:column-width="5.115cm" style:rel-column-width="2900*"/>
    </style:style>
    <style:style style:name="Table33.B" style:family="table-column">
      <style:table-column-properties style:column-width="1.607cm" style:rel-column-width="911*"/>
    </style:style>
    <style:style style:name="Table33.C" style:family="table-column">
      <style:table-column-properties style:column-width="10.278cm" style:rel-column-width="5827*"/>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table:align="left"/>
    </style:style>
    <style:style style:name="Table19.A" style:family="table-column">
      <style:table-column-properties style:column-width="1.831cm"/>
    </style:style>
    <style:style style:name="Table19.B" style:family="table-column">
      <style:table-column-properties style:column-width="1.388cm"/>
    </style:style>
    <style:style style:name="Table19.C" style:family="table-column">
      <style:table-column-properties style:column-width="13.794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4.14cm" style:rel-column-width="15958*"/>
    </style:style>
    <style:style style:name="Table20.B" style:family="table-column">
      <style:table-column-properties style:column-width="2.895cm" style:rel-column-width="11158*"/>
    </style:style>
    <style:style style:name="Table20.C" style:family="table-column">
      <style:table-column-properties style:column-width="9.966cm" style:rel-column-width="38419*"/>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4.14cm" style:rel-column-width="15958*"/>
    </style:style>
    <style:style style:name="Table21.B" style:family="table-column">
      <style:table-column-properties style:column-width="2.895cm" style:rel-column-width="11158*"/>
    </style:style>
    <style:style style:name="Table21.C" style:family="table-column">
      <style:table-column-properties style:column-width="9.966cm" style:rel-column-width="38419*"/>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4.14cm" style:rel-column-width="15958*"/>
    </style:style>
    <style:style style:name="Table22.B" style:family="table-column">
      <style:table-column-properties style:column-width="2.895cm" style:rel-column-width="11158*"/>
    </style:style>
    <style:style style:name="Table22.C" style:family="table-column">
      <style:table-column-properties style:column-width="9.966cm" style:rel-column-width="38419*"/>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3.394cm" style:rel-column-width="13082*"/>
    </style:style>
    <style:style style:name="Table23.B" style:family="table-column">
      <style:table-column-properties style:column-width="3.704cm" style:rel-column-width="14279*"/>
    </style:style>
    <style:style style:name="Table23.C" style:family="table-column">
      <style:table-column-properties style:column-width="3.859cm" style:rel-column-width="14877*"/>
    </style:style>
    <style:style style:name="Table23.D" style:family="table-column">
      <style:table-column-properties style:column-width="6.043cm" style:rel-column-width="23297*"/>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4.089cm" style:rel-column-width="15761*"/>
    </style:style>
    <style:style style:name="Table24.B" style:family="table-column">
      <style:table-column-properties style:column-width="12.912cm" style:rel-column-width="49774*"/>
    </style:style>
    <style:style style:name="Table24.1" style:family="table-row">
      <style:table-row-properties fo:keep-together="always"/>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5" style:family="table">
      <style:table-properties style:width="17cm" table:align="margins"/>
    </style:style>
    <style:style style:name="Table25.A" style:family="table-column">
      <style:table-column-properties style:column-width="3.537cm" style:rel-column-width="13633*"/>
    </style:style>
    <style:style style:name="Table25.B" style:family="table-column">
      <style:table-column-properties style:column-width="1.707cm" style:rel-column-width="6582*"/>
    </style:style>
    <style:style style:name="Table25.C" style:family="table-column">
      <style:table-column-properties style:column-width="11.756cm" style:rel-column-width="45320*"/>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1.214cm" style:rel-column-width="4678*"/>
    </style:style>
    <style:style style:name="Table26.B" style:family="table-column">
      <style:table-column-properties style:column-width="4.794cm" style:rel-column-width="18481*"/>
    </style:style>
    <style:style style:name="Table26.C" style:family="table-column">
      <style:table-column-properties style:column-width="10.993cm" style:rel-column-width="42376*"/>
    </style:style>
    <style:style style:name="Table26.A1" style:family="table-cell">
      <style:table-cell-properties fo:padding="0.097cm" fo:border-left="0.05pt solid #000000" fo:border-right="none" fo:border-top="0.05pt solid #000000" fo:border-bottom="0.05pt solid #000000"/>
    </style:style>
    <style:style style:name="Table26.C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619cm" style:rel-column-width="6242*"/>
    </style:style>
    <style:style style:name="Table27.B" style:family="table-column">
      <style:table-column-properties style:column-width="1.401cm" style:rel-column-width="5398*"/>
    </style:style>
    <style:style style:name="Table27.C" style:family="table-column">
      <style:table-column-properties style:column-width="13.981cm" style:rel-column-width="53895*"/>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39" style:family="table">
      <style:table-properties style:width="17cm" table:align="margins"/>
    </style:style>
    <style:style style:name="Table39.A" style:family="table-column">
      <style:table-column-properties style:column-width="5.667cm" style:rel-column-width="21845*"/>
    </style:style>
    <style:style style:name="Table39.B" style:family="table-column">
      <style:table-column-properties style:column-width="11.333cm" style:rel-column-width="43690*"/>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3.112cm"/>
    </style:style>
    <style:style style:name="Table44.B" style:family="table-column">
      <style:table-column-properties style:column-width="4.297cm"/>
    </style:style>
    <style:style style:name="Table44.C" style:family="table-column">
      <style:table-column-properties style:column-width="9.604cm"/>
    </style:style>
    <style:style style:name="Table44.A1" style:family="table-cell">
      <style:table-cell-properties fo:padding="0.097cm" fo:border-left="0.05pt solid #000000" fo:border-right="none" fo:border-top="0.05pt solid #000000" fo:border-bottom="0.05pt solid #000000"/>
    </style:style>
    <style:style style:name="Table44.C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C2"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table:align="left"/>
    </style:style>
    <style:style style:name="Table45.A" style:family="table-column">
      <style:table-column-properties style:column-width="2.434cm"/>
    </style:style>
    <style:style style:name="Table45.B" style:family="table-column">
      <style:table-column-properties style:column-width="2.302cm"/>
    </style:style>
    <style:style style:name="Table45.C" style:family="table-column">
      <style:table-column-properties style:column-width="12.277cm"/>
    </style:style>
    <style:style style:name="Table45.A1" style:family="table-cell">
      <style:table-cell-properties fo:padding="0.097cm" fo:border-left="0.05pt solid #000000" fo:border-right="none" fo:border-top="0.05pt solid #000000" fo:border-bottom="0.05pt solid #000000"/>
    </style:style>
    <style:style style:name="Table45.C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C2"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3.736cm" style:rel-column-width="14401*"/>
    </style:style>
    <style:style style:name="Table40.B" style:family="table-column">
      <style:table-column-properties style:column-width="3.454cm" style:rel-column-width="13313*"/>
    </style:style>
    <style:style style:name="Table40.C" style:family="table-column">
      <style:table-column-properties style:column-width="9.811cm" style:rel-column-width="37821*"/>
    </style:style>
    <style:style style:name="Table40.A1" style:family="table-cell">
      <style:table-cell-properties fo:padding="0.097cm" fo:border-left="0.05pt solid #000000" fo:border-right="none" fo:border-top="0.05pt solid #000000" fo:border-bottom="0.05pt solid #000000"/>
    </style:style>
    <style:style style:name="Table40.C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table:align="left"/>
    </style:style>
    <style:style style:name="Table41.A" style:family="table-column">
      <style:table-column-properties style:column-width="2.593cm"/>
    </style:style>
    <style:style style:name="Table41.B" style:family="table-column">
      <style:table-column-properties style:column-width="2.143cm"/>
    </style:style>
    <style:style style:name="Table41.C" style:family="table-column">
      <style:table-column-properties style:column-width="12.277cm"/>
    </style:style>
    <style:style style:name="Table41.A1" style:family="table-cell">
      <style:table-cell-properties fo:padding="0.097cm" fo:border-left="0.05pt solid #000000" fo:border-right="none" fo:border-top="0.05pt solid #000000" fo:border-bottom="0.05pt solid #000000"/>
    </style:style>
    <style:style style:name="Table41.C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C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table:align="left"/>
    </style:style>
    <style:style style:name="Table42.A" style:family="table-column">
      <style:table-column-properties style:column-width="2.434cm"/>
    </style:style>
    <style:style style:name="Table42.B" style:family="table-column">
      <style:table-column-properties style:column-width="2.302cm"/>
    </style:style>
    <style:style style:name="Table42.C" style:family="table-column">
      <style:table-column-properties style:column-width="12.277cm"/>
    </style:style>
    <style:style style:name="Table42.A1" style:family="table-cell">
      <style:table-cell-properties fo:padding="0.097cm" fo:border-left="0.05pt solid #000000" fo:border-right="none" fo:border-top="0.05pt solid #000000" fo:border-bottom="0.05pt solid #000000"/>
    </style:style>
    <style:style style:name="Table42.C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B" style:family="table-column">
      <style:table-column-properties style:column-width="11.333cm" style:rel-column-width="43690*"/>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1.117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736cm" style:rel-column-width="14401*"/>
    </style:style>
    <style:style style:name="Table3.B" style:family="table-column">
      <style:table-column-properties style:column-width="3.454cm" style:rel-column-width="13313*"/>
    </style:style>
    <style:style style:name="Table3.C" style:family="table-column">
      <style:table-column-properties style:column-width="9.811cm" style:rel-column-width="37821*"/>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79cm" style:rel-column-width="10757*"/>
    </style:style>
    <style:style style:name="Table2.B" style:family="table-column">
      <style:table-column-properties style:column-width="3.392cm" style:rel-column-width="13075*"/>
    </style:style>
    <style:style style:name="Table2.C" style:family="table-column">
      <style:table-column-properties style:column-width="2.623cm" style:rel-column-width="10111*"/>
    </style:style>
    <style:style style:name="Table2.D" style:family="table-column">
      <style:table-column-properties style:column-width="8.195cm" style:rel-column-width="31592*"/>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B" style:family="table-column">
      <style:table-column-properties style:column-width="11.333cm" style:rel-column-width="4369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4.313cm"/>
    </style:style>
    <style:style style:name="Table7.B" style:family="table-column">
      <style:table-column-properties style:column-width="3.096cm"/>
    </style:style>
    <style:style style:name="Table7.C" style:family="table-column">
      <style:table-column-properties style:column-width="2.302cm"/>
    </style:style>
    <style:style style:name="Table7.D" style:family="table-column">
      <style:table-column-properties style:column-width="7.303cm"/>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9" style:family="table">
      <style:table-properties style:width="17cm" table:align="margins"/>
    </style:style>
    <style:style style:name="Table29.A" style:family="table-column">
      <style:table-column-properties style:column-width="1.588cm" style:rel-column-width="6119*"/>
    </style:style>
    <style:style style:name="Table29.B" style:family="table-column">
      <style:table-column-properties style:column-width="15.413cm" style:rel-column-width="59416*"/>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0" style:family="table">
      <style:table-properties style:width="17cm" table:align="margins"/>
    </style:style>
    <style:style style:name="Table30.A" style:family="table-column">
      <style:table-column-properties style:column-width="2.491cm" style:rel-column-width="9601*"/>
    </style:style>
    <style:style style:name="Table30.B" style:family="table-column">
      <style:table-column-properties style:column-width="14.51cm" style:rel-column-width="55934*"/>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2.491cm" style:rel-column-width="9601*"/>
    </style:style>
    <style:style style:name="Table31.B" style:family="table-column">
      <style:table-column-properties style:column-width="14.51cm" style:rel-column-width="55934*"/>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8" style:family="table">
      <style:table-properties style:width="17cm" table:align="margins"/>
    </style:style>
    <style:style style:name="Table38.A" style:family="table-column">
      <style:table-column-properties style:column-width="5.667cm" style:rel-column-width="21845*"/>
    </style:style>
    <style:style style:name="Table38.B" style:family="table-column">
      <style:table-column-properties style:column-width="11.333cm" style:rel-column-width="43690*"/>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46" style:family="table">
      <style:table-properties style:width="17cm" table:align="margins"/>
    </style:style>
    <style:style style:name="Table46.A" style:family="table-column">
      <style:table-column-properties style:column-width="5.667cm" style:rel-column-width="21845*"/>
    </style:style>
    <style:style style:name="Table46.B" style:family="table-column">
      <style:table-column-properties style:column-width="11.333cm" style:rel-column-width="43690*"/>
    </style:style>
    <style:style style:name="Table46.1" style:family="table-row">
      <style:table-row-properties fo:keep-together="always"/>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46.3" style:family="table-row">
      <style:table-row-properties style:min-row-height="0.751cm" fo:keep-together="always"/>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B" style:family="table-column">
      <style:table-column-properties style:column-width="11.333cm" style:rel-column-width="43690*"/>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3" style:family="table-row">
      <style:table-row-properties style:min-row-height="0.751cm"/>
    </style:style>
    <style:style style:name="Table47" style:family="table">
      <style:table-properties style:width="17.013cm" fo:margin-left="0cm" table:align="left"/>
    </style:style>
    <style:style style:name="Table47.A" style:family="table-column">
      <style:table-column-properties style:column-width="1.566cm"/>
    </style:style>
    <style:style style:name="Table47.B" style:family="table-column">
      <style:table-column-properties style:column-width="1.808cm"/>
    </style:style>
    <style:style style:name="Table47.C" style:family="table-column">
      <style:table-column-properties style:column-width="13.638cm"/>
    </style:style>
    <style:style style:name="Table47.1" style:family="table-row">
      <style:table-row-properties fo:keep-together="always"/>
    </style:style>
    <style:style style:name="Table47.A1" style:family="table-cell">
      <style:table-cell-properties fo:padding="0.097cm" fo:border-left="0.05pt solid #000000" fo:border-right="none" fo:border-top="0.05pt solid #000000" fo:border-bottom="0.05pt solid #000000"/>
    </style:style>
    <style:style style:name="Table47.C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C2" style:family="table-cell">
      <style:table-cell-properties fo:padding="0.097cm" fo:border-left="0.05pt solid #000000" fo:border-right="0.05pt solid #000000" fo:border-top="none" fo:border-bottom="0.05pt solid #000000"/>
    </style:style>
    <style:style style:name="Table47.3" style:family="table-row">
      <style:table-row-properties style:min-row-height="0.73cm" fo:keep-together="always"/>
    </style:style>
    <style:style style:name="Table48" style:family="table">
      <style:table-properties style:width="17.013cm" fo:margin-left="0cm" table:align="left"/>
    </style:style>
    <style:style style:name="Table48.A" style:family="table-column">
      <style:table-column-properties style:column-width="1.963cm"/>
    </style:style>
    <style:style style:name="Table48.B" style:family="table-column">
      <style:table-column-properties style:column-width="1.411cm"/>
    </style:style>
    <style:style style:name="Table48.C" style:family="table-column">
      <style:table-column-properties style:column-width="13.638cm"/>
    </style:style>
    <style:style style:name="Table48.1" style:family="table-row">
      <style:table-row-properties fo:keep-together="always"/>
    </style:style>
    <style:style style:name="Table48.A1" style:family="table-cell">
      <style:table-cell-properties fo:padding="0.097cm" fo:border-left="0.05pt solid #000000" fo:border-right="none" fo:border-top="0.05pt solid #000000" fo:border-bottom="0.05pt solid #000000"/>
    </style:style>
    <style:style style:name="Table48.C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C2" style:family="table-cell">
      <style:table-cell-properties fo:padding="0.097cm" fo:border-left="0.05pt solid #000000" fo:border-right="0.05pt solid #000000" fo:border-top="none" fo:border-bottom="0.05pt solid #000000"/>
    </style:style>
    <style:style style:name="Table48.3" style:family="table-row">
      <style:table-row-properties style:min-row-height="0.73cm" fo:keep-together="always"/>
    </style:style>
    <style:style style:name="P1" style:family="paragraph" style:parent-style-name="Standard">
      <style:text-properties officeooo:rsid="0019fb4e" officeooo:paragraph-rsid="0019fb4e"/>
    </style:style>
    <style:style style:name="P2" style:family="paragraph" style:parent-style-name="Standard">
      <style:text-properties officeooo:rsid="0019fb4e" officeooo:paragraph-rsid="002dbe78"/>
    </style:style>
    <style:style style:name="P3" style:family="paragraph" style:parent-style-name="Standard">
      <style:text-properties fo:font-style="normal" officeooo:rsid="0019fb4e" officeooo:paragraph-rsid="0051e61b" style:font-style-asian="normal" style:font-style-complex="normal"/>
    </style:style>
    <style:style style:name="P4" style:family="paragraph" style:parent-style-name="Standard">
      <style:text-properties fo:font-style="normal" officeooo:rsid="0019fb4e" officeooo:paragraph-rsid="00602e3e" style:font-style-asian="normal" style:font-style-complex="normal"/>
    </style:style>
    <style:style style:name="P5" style:family="paragraph" style:parent-style-name="Standard">
      <style:text-properties fo:font-style="normal" officeooo:rsid="00602e3e" officeooo:paragraph-rsid="00602e3e" style:font-style-asian="normal" style:font-style-complex="normal"/>
    </style:style>
    <style:style style:name="P6" style:family="paragraph" style:parent-style-name="Standard">
      <style:text-properties fo:font-style="normal" officeooo:rsid="0024e9d2" officeooo:paragraph-rsid="006d333c" style:font-style-asian="normal" style:font-style-complex="normal"/>
    </style:style>
    <style:style style:name="P7" style:family="paragraph" style:parent-style-name="Standard">
      <style:text-properties fo:font-style="normal" officeooo:rsid="00700365" officeooo:paragraph-rsid="00700365" style:font-style-asian="normal" style:font-style-complex="normal"/>
    </style:style>
    <style:style style:name="P8" style:family="paragraph" style:parent-style-name="Standard">
      <style:text-properties fo:font-style="normal" officeooo:rsid="00700365" officeooo:paragraph-rsid="00713b93" style:font-style-asian="normal" style:font-style-complex="normal"/>
    </style:style>
    <style:style style:name="P9" style:family="paragraph" style:parent-style-name="Standard">
      <style:text-properties fo:font-style="normal" officeooo:rsid="005e2c89" officeooo:paragraph-rsid="005e2c89" style:font-style-asian="normal" style:font-style-complex="normal"/>
    </style:style>
    <style:style style:name="P10" style:family="paragraph" style:parent-style-name="Standard">
      <style:text-properties fo:font-style="normal" fo:font-weight="normal" officeooo:rsid="00b3f4fc" officeooo:paragraph-rsid="00b3f4fc" style:font-style-asian="normal" style:font-weight-asian="normal" style:font-style-complex="normal" style:font-weight-complex="normal"/>
    </style:style>
    <style:style style:name="P11" style:family="paragraph" style:parent-style-name="Standard">
      <style:text-properties officeooo:rsid="005bc751" officeooo:paragraph-rsid="005bc751"/>
    </style:style>
    <style:style style:name="P12" style:family="paragraph" style:parent-style-name="Standard">
      <style:text-properties fo:font-weight="normal" officeooo:rsid="00666130" officeooo:paragraph-rsid="00666130" style:font-weight-asian="normal" style:font-weight-complex="normal"/>
    </style:style>
    <style:style style:name="P13" style:family="paragraph" style:parent-style-name="Standard">
      <style:text-properties officeooo:rsid="0076f9d5" officeooo:paragraph-rsid="0076f9d5"/>
    </style:style>
    <style:style style:name="P14" style:family="paragraph" style:parent-style-name="Standard">
      <style:text-properties fo:font-style="italic" fo:font-weight="normal" officeooo:rsid="00b3f4fc" officeooo:paragraph-rsid="00b3f4fc" style:font-style-asian="italic" style:font-weight-asian="normal" style:font-style-complex="italic" style:font-weight-complex="normal"/>
    </style:style>
    <style:style style:name="P15" style:family="paragraph" style:parent-style-name="Standard">
      <style:text-properties officeooo:paragraph-rsid="00602e3e"/>
    </style:style>
    <style:style style:name="P16" style:family="paragraph" style:parent-style-name="Preformatted_20_Text">
      <style:paragraph-properties fo:margin-left="1.251cm" fo:margin-right="0cm" fo:text-indent="0cm" style:auto-text-indent="false"/>
      <style:text-properties fo:font-style="normal" officeooo:rsid="0024e9d2" officeooo:paragraph-rsid="0030bc05" style:font-style-asian="normal" style:font-style-complex="normal"/>
    </style:style>
    <style:style style:name="P17" style:family="paragraph" style:parent-style-name="Preformatted_20_Text">
      <style:paragraph-properties fo:margin-left="1.251cm" fo:margin-right="0cm" fo:text-indent="0cm" style:auto-text-indent="false"/>
      <style:text-properties fo:font-style="normal" officeooo:rsid="002dbe78" officeooo:paragraph-rsid="0030bc05" style:font-style-asian="normal" style:font-style-complex="normal"/>
    </style:style>
    <style:style style:name="P18" style:family="paragraph" style:parent-style-name="Preformatted_20_Text">
      <style:paragraph-properties fo:margin-left="1.251cm" fo:margin-right="0cm" fo:text-indent="0cm" style:auto-text-indent="false"/>
      <style:text-properties fo:font-style="normal" officeooo:rsid="002dbe78" officeooo:paragraph-rsid="006e4969" style:font-style-asian="normal" style:font-style-complex="normal"/>
    </style:style>
    <style:style style:name="P19" style:family="paragraph" style:parent-style-name="Preformatted_20_Text">
      <style:paragraph-properties fo:margin-left="1.251cm" fo:margin-right="0cm" fo:text-indent="0cm" style:auto-text-indent="false"/>
      <style:text-properties fo:font-style="normal" officeooo:rsid="002fbc4a" officeooo:paragraph-rsid="0030bc05" style:font-style-asian="normal" style:font-style-complex="normal"/>
    </style:style>
    <style:style style:name="P20" style:family="paragraph" style:parent-style-name="Preformatted_20_Text">
      <style:paragraph-properties fo:margin-left="1.251cm" fo:margin-right="0cm" fo:text-indent="0cm" style:auto-text-indent="false"/>
      <style:text-properties fo:font-style="normal" officeooo:rsid="00606ff5" officeooo:paragraph-rsid="00606ff5" style:font-style-asian="normal" style:font-style-complex="normal"/>
    </style:style>
    <style:style style:name="P21" style:family="paragraph" style:parent-style-name="Preformatted_20_Text">
      <style:paragraph-properties fo:margin-left="1.251cm" fo:margin-right="0cm" fo:text-indent="0cm" style:auto-text-indent="false"/>
      <style:text-properties fo:font-style="normal" officeooo:rsid="00606ff5" officeooo:paragraph-rsid="00c1b621" style:font-style-asian="normal" style:font-style-complex="normal"/>
    </style:style>
    <style:style style:name="P22" style:family="paragraph" style:parent-style-name="Preformatted_20_Text">
      <style:paragraph-properties fo:margin-left="1.251cm" fo:margin-right="0cm" fo:text-indent="0cm" style:auto-text-indent="false"/>
      <style:text-properties fo:font-style="normal" officeooo:rsid="0049038a" officeooo:paragraph-rsid="00602e3e" style:font-style-asian="normal" style:font-style-complex="normal"/>
    </style:style>
    <style:style style:name="P23" style:family="paragraph" style:parent-style-name="Preformatted_20_Text">
      <style:paragraph-properties fo:margin-left="1.251cm" fo:margin-right="0cm" fo:text-indent="0cm" style:auto-text-indent="false"/>
      <style:text-properties fo:font-style="normal" officeooo:rsid="0068298b" officeooo:paragraph-rsid="0068298b" style:font-style-asian="normal" style:font-style-complex="normal"/>
    </style:style>
    <style:style style:name="P24" style:family="paragraph" style:parent-style-name="Preformatted_20_Text">
      <style:paragraph-properties fo:margin-left="1.251cm" fo:margin-right="0cm" fo:text-indent="0cm" style:auto-text-indent="false"/>
      <style:text-properties fo:font-style="normal" officeooo:rsid="00cd8fd3" officeooo:paragraph-rsid="00cd8fd3" style:font-style-asian="normal" style:font-style-complex="normal"/>
    </style:style>
    <style:style style:name="P25" style:family="paragraph" style:parent-style-name="Preformatted_20_Text">
      <style:paragraph-properties fo:margin-left="1.251cm" fo:margin-right="0cm" fo:text-indent="0cm" style:auto-text-indent="false"/>
      <style:text-properties fo:font-style="normal" officeooo:rsid="00cd8fd3" officeooo:paragraph-rsid="00f21fbd" style:font-style-asian="normal" style:font-style-complex="normal"/>
    </style:style>
    <style:style style:name="P26" style:family="paragraph" style:parent-style-name="Preformatted_20_Text">
      <style:paragraph-properties fo:margin-left="1.251cm" fo:margin-right="0cm" fo:text-indent="0cm" style:auto-text-indent="false"/>
      <style:text-properties officeooo:paragraph-rsid="0030bc05"/>
    </style:style>
    <style:style style:name="P27" style:family="paragraph" style:parent-style-name="Text_20_body">
      <style:paragraph-properties fo:margin-left="1.251cm" fo:margin-right="0cm" fo:text-indent="0cm" style:auto-text-indent="false"/>
      <style:text-properties officeooo:rsid="00b309b1" officeooo:paragraph-rsid="00b309b1"/>
    </style:style>
    <style:style style:name="P28" style:family="paragraph" style:parent-style-name="Text_20_body">
      <style:paragraph-properties fo:margin-left="1.251cm" fo:margin-right="0cm" fo:text-indent="0cm" style:auto-text-indent="false"/>
      <style:text-properties officeooo:rsid="00b309b1" officeooo:paragraph-rsid="00b728d2"/>
    </style:style>
    <style:style style:name="P29" style:family="paragraph" style:parent-style-name="Text_20_body">
      <style:paragraph-properties fo:margin-left="1.251cm" fo:margin-right="0cm" fo:text-indent="0cm" style:auto-text-indent="false"/>
      <style:text-properties officeooo:rsid="0019fb4e" officeooo:paragraph-rsid="00b728d2"/>
    </style:style>
    <style:style style:name="P30" style:family="paragraph" style:parent-style-name="Text_20_body">
      <style:paragraph-properties fo:margin-left="1.251cm" fo:margin-right="0cm" fo:text-indent="0cm" style:auto-text-indent="false"/>
      <style:text-properties fo:font-style="normal" officeooo:rsid="00b310a1" officeooo:paragraph-rsid="00b728d2" style:font-style-asian="normal" style:font-style-complex="normal"/>
    </style:style>
    <style:style style:name="P31" style:family="paragraph" style:parent-style-name="Text_20_body">
      <style:paragraph-properties fo:margin-left="1.251cm" fo:margin-right="0cm" fo:text-indent="0cm" style:auto-text-indent="false"/>
      <style:text-properties fo:font-style="normal" officeooo:rsid="00b310a1" officeooo:paragraph-rsid="00b310a1" style:font-style-asian="normal" style:font-style-complex="normal"/>
    </style:style>
    <style:style style:name="P32" style:family="paragraph" style:parent-style-name="Text_20_body">
      <style:paragraph-properties fo:margin-left="1.251cm" fo:margin-right="0cm" fo:text-indent="0cm" style:auto-text-indent="false"/>
      <style:text-properties fo:font-style="normal" officeooo:rsid="00b310a1" officeooo:paragraph-rsid="00bd5bec" style:font-style-asian="normal" style:font-style-complex="normal"/>
    </style:style>
    <style:style style:name="P33" style:family="paragraph" style:parent-style-name="Text_20_body">
      <style:text-properties officeooo:rsid="0019fb4e" officeooo:paragraph-rsid="0023d831"/>
    </style:style>
    <style:style style:name="P34" style:family="paragraph" style:parent-style-name="Text_20_body">
      <style:text-properties officeooo:rsid="0019fb4e" officeooo:paragraph-rsid="0024e9d2"/>
    </style:style>
    <style:style style:name="P35" style:family="paragraph" style:parent-style-name="Text_20_body">
      <style:text-properties officeooo:rsid="0019fb4e" officeooo:paragraph-rsid="002dbe78"/>
    </style:style>
    <style:style style:name="P36" style:family="paragraph" style:parent-style-name="Text_20_body">
      <style:text-properties officeooo:rsid="0019fb4e" officeooo:paragraph-rsid="00602e3e"/>
    </style:style>
    <style:style style:name="P37" style:family="paragraph" style:parent-style-name="Text_20_body">
      <style:text-properties officeooo:rsid="0019fb4e" officeooo:paragraph-rsid="00a22569"/>
    </style:style>
    <style:style style:name="P38" style:family="paragraph" style:parent-style-name="Text_20_body">
      <style:text-properties officeooo:rsid="0019fb4e" officeooo:paragraph-rsid="00a749d1"/>
    </style:style>
    <style:style style:name="P39" style:family="paragraph" style:parent-style-name="Text_20_body">
      <style:text-properties officeooo:rsid="0019fb4e" officeooo:paragraph-rsid="00b3f4fc"/>
    </style:style>
    <style:style style:name="P40" style:family="paragraph" style:parent-style-name="Text_20_body">
      <style:text-properties officeooo:rsid="0019fb4e" officeooo:paragraph-rsid="00b7372b"/>
    </style:style>
    <style:style style:name="P41" style:family="paragraph" style:parent-style-name="Text_20_body">
      <style:text-properties officeooo:rsid="0019fb4e" officeooo:paragraph-rsid="00cb527d"/>
    </style:style>
    <style:style style:name="P42" style:family="paragraph" style:parent-style-name="Text_20_body">
      <style:text-properties officeooo:rsid="0019fb4e" officeooo:paragraph-rsid="00cd8fd3"/>
    </style:style>
    <style:style style:name="P43" style:family="paragraph" style:parent-style-name="Text_20_body">
      <style:text-properties officeooo:rsid="0019fb4e" officeooo:paragraph-rsid="00d5d631"/>
    </style:style>
    <style:style style:name="P44" style:family="paragraph" style:parent-style-name="Text_20_body">
      <style:text-properties fo:font-style="normal" officeooo:rsid="0019fb4e" officeooo:paragraph-rsid="0023d831" style:font-style-asian="normal" style:font-style-complex="normal"/>
    </style:style>
    <style:style style:name="P45" style:family="paragraph" style:parent-style-name="Text_20_body">
      <style:text-properties fo:font-style="normal" officeooo:rsid="0019fb4e" officeooo:paragraph-rsid="0024e9d2" style:font-style-asian="normal" style:font-style-complex="normal"/>
    </style:style>
    <style:style style:name="P46" style:family="paragraph" style:parent-style-name="Text_20_body">
      <style:text-properties fo:font-style="normal" officeooo:rsid="0019fb4e" officeooo:paragraph-rsid="002dbe78" style:font-style-asian="normal" style:font-style-complex="normal"/>
    </style:style>
    <style:style style:name="P47" style:family="paragraph" style:parent-style-name="Text_20_body">
      <style:text-properties fo:font-style="normal" officeooo:rsid="0019fb4e" officeooo:paragraph-rsid="0046b652" style:font-style-asian="normal" style:font-style-complex="normal"/>
    </style:style>
    <style:style style:name="P48" style:family="paragraph" style:parent-style-name="Text_20_body">
      <style:text-properties fo:font-style="normal" officeooo:rsid="0019fb4e" officeooo:paragraph-rsid="00602e3e" style:font-style-asian="normal" style:font-style-complex="normal"/>
    </style:style>
    <style:style style:name="P49" style:family="paragraph" style:parent-style-name="Text_20_body">
      <style:text-properties fo:font-style="normal" officeooo:rsid="0019fb4e" officeooo:paragraph-rsid="0069dda5" style:font-style-asian="normal" style:font-style-complex="normal"/>
    </style:style>
    <style:style style:name="P50" style:family="paragraph" style:parent-style-name="Text_20_body">
      <style:text-properties fo:font-style="normal" officeooo:rsid="0019fb4e" officeooo:paragraph-rsid="00a22569" style:font-style-asian="normal" style:font-style-complex="normal"/>
    </style:style>
    <style:style style:name="P51" style:family="paragraph" style:parent-style-name="Text_20_body">
      <style:text-properties fo:font-style="normal" officeooo:rsid="0019fb4e" officeooo:paragraph-rsid="00a749d1" style:font-style-asian="normal" style:font-style-complex="normal"/>
    </style:style>
    <style:style style:name="P52" style:family="paragraph" style:parent-style-name="Text_20_body">
      <style:text-properties fo:font-style="normal" officeooo:rsid="0019fb4e" officeooo:paragraph-rsid="00b3f4fc" style:font-style-asian="normal" style:font-style-complex="normal"/>
    </style:style>
    <style:style style:name="P53" style:family="paragraph" style:parent-style-name="Text_20_body">
      <style:text-properties fo:font-style="normal" officeooo:rsid="0019fb4e" officeooo:paragraph-rsid="00b728d2" style:font-style-asian="normal" style:font-style-complex="normal"/>
    </style:style>
    <style:style style:name="P54" style:family="paragraph" style:parent-style-name="Text_20_body">
      <style:text-properties fo:font-style="normal" officeooo:rsid="0019fb4e" officeooo:paragraph-rsid="005d668b" style:font-style-asian="normal" style:font-style-complex="normal"/>
    </style:style>
    <style:style style:name="P55" style:family="paragraph" style:parent-style-name="Text_20_body">
      <style:text-properties fo:font-style="normal" officeooo:rsid="0019fb4e" officeooo:paragraph-rsid="00cb527d" style:font-style-asian="normal" style:font-style-complex="normal"/>
    </style:style>
    <style:style style:name="P56" style:family="paragraph" style:parent-style-name="Text_20_body">
      <style:text-properties fo:font-style="normal" officeooo:rsid="0019fb4e" officeooo:paragraph-rsid="00cd8fd3" style:font-style-asian="normal" style:font-style-complex="normal"/>
    </style:style>
    <style:style style:name="P57" style:family="paragraph" style:parent-style-name="Text_20_body">
      <style:text-properties fo:font-style="normal" officeooo:rsid="0046b652" officeooo:paragraph-rsid="0046b652" style:font-style-asian="normal" style:font-style-complex="normal"/>
    </style:style>
    <style:style style:name="P58" style:family="paragraph" style:parent-style-name="Text_20_body">
      <style:text-properties fo:font-style="normal" officeooo:rsid="005b01bb" officeooo:paragraph-rsid="005b01bb" style:font-style-asian="normal" style:font-style-complex="normal"/>
    </style:style>
    <style:style style:name="P59" style:family="paragraph" style:parent-style-name="Text_20_body">
      <style:text-properties fo:font-style="normal" officeooo:rsid="0068298b" officeooo:paragraph-rsid="006a2ca0" style:font-style-asian="normal" style:font-style-complex="normal"/>
    </style:style>
    <style:style style:name="P60" style:family="paragraph" style:parent-style-name="Text_20_body">
      <style:text-properties fo:font-style="normal" officeooo:rsid="0068298b" officeooo:paragraph-rsid="0068298b" style:font-style-asian="normal" style:font-style-complex="normal"/>
    </style:style>
    <style:style style:name="P61" style:family="paragraph" style:parent-style-name="Text_20_body">
      <style:text-properties fo:font-style="normal" officeooo:rsid="006bfe4c" officeooo:paragraph-rsid="006bfe4c" style:font-style-asian="normal" style:font-style-complex="normal"/>
    </style:style>
    <style:style style:name="P62" style:family="paragraph" style:parent-style-name="Text_20_body">
      <style:text-properties fo:font-style="normal" officeooo:rsid="006d333c" officeooo:paragraph-rsid="006d333c" style:font-style-asian="normal" style:font-style-complex="normal"/>
    </style:style>
    <style:style style:name="P63" style:family="paragraph" style:parent-style-name="Text_20_body">
      <style:text-properties fo:font-style="normal" officeooo:rsid="00594359" officeooo:paragraph-rsid="00785618" style:font-style-asian="normal" style:font-style-complex="normal"/>
    </style:style>
    <style:style style:name="P64" style:family="paragraph" style:parent-style-name="Text_20_body">
      <style:text-properties fo:font-style="normal" officeooo:rsid="00594359" officeooo:paragraph-rsid="0083c4bd" style:font-style-asian="normal" style:font-style-complex="normal"/>
    </style:style>
    <style:style style:name="P65" style:family="paragraph" style:parent-style-name="Text_20_body">
      <style:text-properties fo:font-style="normal" officeooo:rsid="0050de4e" officeooo:paragraph-rsid="0050de4e" style:font-style-asian="normal" style:font-style-complex="normal"/>
    </style:style>
    <style:style style:name="P66" style:family="paragraph" style:parent-style-name="Text_20_body">
      <style:text-properties fo:font-style="normal" officeooo:rsid="0083c4bd" officeooo:paragraph-rsid="0083c4bd" style:font-style-asian="normal" style:font-style-complex="normal"/>
    </style:style>
    <style:style style:name="P67" style:family="paragraph" style:parent-style-name="Text_20_body">
      <style:text-properties fo:font-style="normal" officeooo:rsid="005e2c89" officeooo:paragraph-rsid="005e2c89" style:font-style-asian="normal" style:font-style-complex="normal"/>
    </style:style>
    <style:style style:name="P68" style:family="paragraph" style:parent-style-name="Text_20_body">
      <style:text-properties fo:font-style="normal" officeooo:rsid="00602e3e" officeooo:paragraph-rsid="0099702f" style:font-style-asian="normal" style:font-style-complex="normal"/>
    </style:style>
    <style:style style:name="P69" style:family="paragraph" style:parent-style-name="Text_20_body">
      <style:text-properties fo:font-style="normal" officeooo:rsid="0023d831" officeooo:paragraph-rsid="0099702f" style:font-style-asian="normal" style:font-style-complex="normal"/>
    </style:style>
    <style:style style:name="P70" style:family="paragraph" style:parent-style-name="Text_20_body">
      <style:text-properties fo:font-style="normal" officeooo:rsid="009fbd2d" officeooo:paragraph-rsid="009fbd2d" style:font-style-asian="normal" style:font-style-complex="normal"/>
    </style:style>
    <style:style style:name="P71" style:family="paragraph" style:parent-style-name="Text_20_body">
      <style:text-properties fo:font-style="normal" officeooo:rsid="0051e61b" officeooo:paragraph-rsid="009fbd2d" style:font-style-asian="normal" style:font-style-complex="normal"/>
    </style:style>
    <style:style style:name="P72" style:family="paragraph" style:parent-style-name="Text_20_body">
      <style:text-properties fo:font-style="normal" officeooo:rsid="0051e61b" officeooo:paragraph-rsid="0051e61b" style:font-style-asian="normal" style:font-style-complex="normal"/>
    </style:style>
    <style:style style:name="P73" style:family="paragraph" style:parent-style-name="Text_20_body">
      <style:text-properties fo:font-style="normal" officeooo:rsid="00a22569" officeooo:paragraph-rsid="00a22569" style:font-style-asian="normal" style:font-style-complex="normal"/>
    </style:style>
    <style:style style:name="P74" style:family="paragraph" style:parent-style-name="Text_20_body">
      <style:text-properties fo:font-style="normal" officeooo:rsid="00a808f9" officeooo:paragraph-rsid="00a808f9" style:font-style-asian="normal" style:font-style-complex="normal"/>
    </style:style>
    <style:style style:name="P75" style:family="paragraph" style:parent-style-name="Text_20_body">
      <style:text-properties fo:font-style="normal" officeooo:rsid="00b5a950" officeooo:paragraph-rsid="00b5a950" style:font-style-asian="normal" style:font-style-complex="normal"/>
    </style:style>
    <style:style style:name="P76" style:family="paragraph" style:parent-style-name="Text_20_body">
      <style:text-properties fo:font-style="normal" officeooo:rsid="00b309b1" officeooo:paragraph-rsid="00b728d2" style:font-style-asian="normal" style:font-style-complex="normal"/>
    </style:style>
    <style:style style:name="P77" style:family="paragraph" style:parent-style-name="Text_20_body">
      <style:text-properties fo:font-style="normal" officeooo:rsid="00b309b1" officeooo:paragraph-rsid="00b309b1" style:font-style-asian="normal" style:font-style-complex="normal"/>
    </style:style>
    <style:style style:name="P78" style:family="paragraph" style:parent-style-name="Text_20_body">
      <style:text-properties fo:font-style="normal" officeooo:rsid="007d614d" officeooo:paragraph-rsid="00822b84" style:font-style-asian="normal" style:font-style-complex="normal"/>
    </style:style>
    <style:style style:name="P79" style:family="paragraph" style:parent-style-name="Text_20_body">
      <style:text-properties fo:font-style="normal" officeooo:rsid="00a8a1dc" officeooo:paragraph-rsid="00a8a1dc" style:font-style-asian="normal" style:font-style-complex="normal"/>
    </style:style>
    <style:style style:name="P80" style:family="paragraph" style:parent-style-name="Text_20_body">
      <style:text-properties fo:font-style="normal" officeooo:rsid="0024e9d2" officeooo:paragraph-rsid="00713b93" style:font-style-asian="normal" style:font-style-complex="normal"/>
    </style:style>
    <style:style style:name="P81" style:family="paragraph" style:parent-style-name="Text_20_body">
      <style:text-properties fo:font-style="normal" officeooo:rsid="00c01967" officeooo:paragraph-rsid="00c01967" style:font-style-asian="normal" style:font-style-complex="normal"/>
    </style:style>
    <style:style style:name="P82" style:family="paragraph" style:parent-style-name="Text_20_body">
      <style:text-properties fo:font-style="normal" officeooo:rsid="00561d90" officeooo:paragraph-rsid="00561d90" style:font-style-asian="normal" style:font-style-complex="normal"/>
    </style:style>
    <style:style style:name="P83" style:family="paragraph" style:parent-style-name="Text_20_body">
      <style:text-properties fo:font-style="normal" officeooo:rsid="010b7ea4" officeooo:paragraph-rsid="010b7ea4" style:font-style-asian="normal" style:font-style-complex="normal"/>
    </style:style>
    <style:style style:name="P84" style:family="paragraph" style:parent-style-name="Text_20_body">
      <style:text-properties fo:font-style="normal" fo:font-weight="normal" officeooo:rsid="0049038a" officeooo:paragraph-rsid="0076f9d5" style:font-style-asian="normal" style:font-weight-asian="normal" style:font-style-complex="normal" style:font-weight-complex="normal"/>
    </style:style>
    <style:style style:name="P85" style:family="paragraph" style:parent-style-name="Text_20_body">
      <style:text-properties officeooo:rsid="0044df8c" officeooo:paragraph-rsid="0044df8c"/>
    </style:style>
    <style:style style:name="P86" style:family="paragraph" style:parent-style-name="Text_20_body">
      <style:text-properties officeooo:rsid="0044df8c" officeooo:paragraph-rsid="00bf25db"/>
    </style:style>
    <style:style style:name="P87" style:family="paragraph" style:parent-style-name="Text_20_body">
      <style:text-properties officeooo:rsid="0046b652" officeooo:paragraph-rsid="0046b652"/>
    </style:style>
    <style:style style:name="P88" style:family="paragraph" style:parent-style-name="Text_20_body">
      <style:text-properties officeooo:paragraph-rsid="0049038a"/>
    </style:style>
    <style:style style:name="P89" style:family="paragraph" style:parent-style-name="Text_20_body">
      <style:text-properties officeooo:rsid="005bc751" officeooo:paragraph-rsid="005bc751"/>
    </style:style>
    <style:style style:name="P90" style:family="paragraph" style:parent-style-name="Text_20_body">
      <style:text-properties officeooo:rsid="005d668b" officeooo:paragraph-rsid="005d668b"/>
    </style:style>
    <style:style style:name="P91" style:family="paragraph" style:parent-style-name="Text_20_body">
      <style:text-properties officeooo:rsid="0068298b" officeooo:paragraph-rsid="0069dda5"/>
    </style:style>
    <style:style style:name="P92" style:family="paragraph" style:parent-style-name="Text_20_body">
      <style:text-properties officeooo:rsid="0099702f" officeooo:paragraph-rsid="0099702f"/>
    </style:style>
    <style:style style:name="P93" style:family="paragraph" style:parent-style-name="Text_20_body">
      <style:text-properties officeooo:rsid="0099702f" officeooo:paragraph-rsid="00b3f4fc"/>
    </style:style>
    <style:style style:name="P94" style:family="paragraph" style:parent-style-name="Text_20_body">
      <style:text-properties officeooo:rsid="0099702f" officeooo:paragraph-rsid="00b7372b"/>
    </style:style>
    <style:style style:name="P95" style:family="paragraph" style:parent-style-name="Text_20_body">
      <style:text-properties officeooo:rsid="0099702f" officeooo:paragraph-rsid="00cb527d"/>
    </style:style>
    <style:style style:name="P96" style:family="paragraph" style:parent-style-name="Text_20_body">
      <style:text-properties officeooo:rsid="0099702f" officeooo:paragraph-rsid="00cd8fd3"/>
    </style:style>
    <style:style style:name="P97" style:family="paragraph" style:parent-style-name="Text_20_body">
      <style:text-properties officeooo:rsid="00a22569" officeooo:paragraph-rsid="00a22569"/>
    </style:style>
    <style:style style:name="P98" style:family="paragraph" style:parent-style-name="Text_20_body">
      <style:text-properties officeooo:rsid="00a749d1" officeooo:paragraph-rsid="00a749d1"/>
    </style:style>
    <style:style style:name="P99" style:family="paragraph" style:parent-style-name="Text_20_body">
      <style:text-properties officeooo:rsid="00a749d1" officeooo:paragraph-rsid="00b5a950"/>
    </style:style>
    <style:style style:name="P100" style:family="paragraph" style:parent-style-name="Text_20_body">
      <style:text-properties officeooo:rsid="00a8a1dc" officeooo:paragraph-rsid="00a8a1dc"/>
    </style:style>
    <style:style style:name="P101" style:family="paragraph" style:parent-style-name="Text_20_body">
      <style:text-properties officeooo:rsid="00abd0a4" officeooo:paragraph-rsid="00abd0a4"/>
    </style:style>
    <style:style style:name="P102" style:family="paragraph" style:parent-style-name="Text_20_body">
      <style:text-properties officeooo:rsid="00b7372b" officeooo:paragraph-rsid="00c01967"/>
    </style:style>
    <style:style style:name="P103" style:family="paragraph" style:parent-style-name="Text_20_body">
      <style:text-properties officeooo:rsid="00b7372b" officeooo:paragraph-rsid="00d5d631"/>
    </style:style>
    <style:style style:name="P104" style:family="paragraph" style:parent-style-name="Text_20_body">
      <style:text-properties officeooo:rsid="00bf25db" officeooo:paragraph-rsid="00bf25db"/>
    </style:style>
    <style:style style:name="P105" style:family="paragraph" style:parent-style-name="Text_20_body">
      <style:text-properties officeooo:rsid="00c69ba9" officeooo:paragraph-rsid="00a5e662"/>
    </style:style>
    <style:style style:name="P106" style:family="paragraph" style:parent-style-name="Text_20_body">
      <style:text-properties officeooo:paragraph-rsid="00cb527d"/>
    </style:style>
    <style:style style:name="P107" style:family="paragraph" style:parent-style-name="Text_20_body">
      <style:text-properties officeooo:rsid="0049038a" officeooo:paragraph-rsid="00cd8fd3"/>
    </style:style>
    <style:style style:name="P108" style:family="paragraph" style:parent-style-name="Text_20_body">
      <style:text-properties officeooo:rsid="0049038a" officeooo:paragraph-rsid="00ce8fb7"/>
    </style:style>
    <style:style style:name="P109" style:family="paragraph" style:parent-style-name="Text_20_body">
      <style:text-properties officeooo:rsid="0049038a" officeooo:paragraph-rsid="00d0a901"/>
    </style:style>
    <style:style style:name="P110" style:family="paragraph" style:parent-style-name="Text_20_body">
      <style:text-properties officeooo:rsid="00efea2e" officeooo:paragraph-rsid="00efea2e"/>
    </style:style>
    <style:style style:name="P111" style:family="paragraph" style:parent-style-name="Text_20_body">
      <style:text-properties officeooo:rsid="00f0593a" officeooo:paragraph-rsid="00f0593a"/>
    </style:style>
    <style:style style:name="P112" style:family="paragraph" style:parent-style-name="Text_20_body">
      <style:text-properties officeooo:rsid="00f316ea" officeooo:paragraph-rsid="00f316ea"/>
    </style:style>
    <style:style style:name="P113" style:family="paragraph" style:parent-style-name="Text_20_body">
      <style:text-properties officeooo:rsid="01146675" officeooo:paragraph-rsid="01146675"/>
    </style:style>
    <style:style style:name="P114" style:family="paragraph" style:parent-style-name="Text_20_body">
      <style:text-properties officeooo:rsid="01146675" officeooo:paragraph-rsid="01147db1"/>
    </style:style>
    <style:style style:name="P115" style:family="paragraph" style:parent-style-name="Text_20_body">
      <style:text-properties officeooo:rsid="01147db1" officeooo:paragraph-rsid="01147db1"/>
    </style:style>
    <style:style style:name="P116" style:family="paragraph" style:parent-style-name="Text_20_body">
      <style:paragraph-properties fo:margin-left="0cm" fo:margin-right="0cm" fo:text-indent="0cm" style:auto-text-indent="false"/>
      <style:text-properties fo:font-style="normal" officeooo:rsid="0046b652" officeooo:paragraph-rsid="0046b652" style:font-style-asian="normal" style:font-style-complex="normal"/>
    </style:style>
    <style:style style:name="P117" style:family="paragraph" style:parent-style-name="Text_20_body">
      <style:paragraph-properties fo:margin-left="0cm" fo:margin-right="0cm" fo:text-indent="0cm" style:auto-text-indent="false"/>
      <style:text-properties fo:font-style="normal" officeooo:rsid="0046b652" officeooo:paragraph-rsid="004872db" style:font-style-asian="normal" style:font-style-complex="normal"/>
    </style:style>
    <style:style style:name="P118" style:family="paragraph" style:parent-style-name="Text_20_body">
      <style:paragraph-properties fo:margin-left="0cm" fo:margin-right="0cm" fo:text-indent="0cm" style:auto-text-indent="false"/>
      <style:text-properties fo:font-style="normal" officeooo:rsid="004872db" officeooo:paragraph-rsid="004872db" style:font-style-asian="normal" style:font-style-complex="normal"/>
    </style:style>
    <style:style style:name="P119" style:family="paragraph" style:parent-style-name="Text_20_body">
      <style:paragraph-properties fo:margin-left="0cm" fo:margin-right="0cm" fo:text-indent="0cm" style:auto-text-indent="false"/>
      <style:text-properties fo:font-style="normal" officeooo:rsid="0099702f" officeooo:paragraph-rsid="0099702f" style:font-style-asian="normal" style:font-style-complex="normal"/>
    </style:style>
    <style:style style:name="P120" style:family="paragraph" style:parent-style-name="Text_20_body">
      <style:paragraph-properties fo:margin-left="0cm" fo:margin-right="0cm" fo:text-indent="0cm" style:auto-text-indent="false"/>
      <style:text-properties fo:font-style="normal" officeooo:rsid="00b310a1" officeooo:paragraph-rsid="00b728d2" style:font-style-asian="normal" style:font-style-complex="normal"/>
    </style:style>
    <style:style style:name="P121" style:family="paragraph" style:parent-style-name="Text_20_body">
      <style:paragraph-properties fo:margin-left="0cm" fo:margin-right="0cm" fo:text-indent="0cm" style:auto-text-indent="false"/>
      <style:text-properties fo:font-style="normal" officeooo:rsid="00b310a1" officeooo:paragraph-rsid="00b310a1" style:font-style-asian="normal" style:font-style-complex="normal"/>
    </style:style>
    <style:style style:name="P122" style:family="paragraph" style:parent-style-name="Text_20_body">
      <style:paragraph-properties fo:margin-left="0cm" fo:margin-right="0cm" fo:text-indent="0cm" style:auto-text-indent="false"/>
      <style:text-properties officeooo:rsid="0046b652" officeooo:paragraph-rsid="0046b652"/>
    </style:style>
    <style:style style:name="P123" style:family="paragraph" style:parent-style-name="Text_20_body">
      <style:paragraph-properties fo:margin-left="0cm" fo:margin-right="0cm" fo:text-indent="0cm" style:auto-text-indent="false"/>
      <style:text-properties officeooo:rsid="0046b652" officeooo:paragraph-rsid="004872db"/>
    </style:style>
    <style:style style:name="P124" style:family="paragraph" style:parent-style-name="Text_20_body">
      <style:paragraph-properties fo:margin-left="0cm" fo:margin-right="0cm" fo:text-indent="0cm" style:auto-text-indent="false"/>
      <style:text-properties officeooo:rsid="004872db" officeooo:paragraph-rsid="004872db"/>
    </style:style>
    <style:style style:name="P125"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5b01bb" officeooo:paragraph-rsid="005b01bb"/>
    </style:style>
    <style:style style:name="P126"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602e3e" officeooo:paragraph-rsid="00602e3e"/>
    </style:style>
    <style:style style:name="P127"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69ecb8" officeooo:paragraph-rsid="0069ecb8"/>
    </style:style>
    <style:style style:name="P128"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7e98b5" officeooo:paragraph-rsid="007e98b5"/>
    </style:style>
    <style:style style:name="P129"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7e98b5" officeooo:paragraph-rsid="0083c4bd"/>
    </style:style>
    <style:style style:name="P130"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8a1dc" officeooo:paragraph-rsid="00a8a1dc"/>
    </style:style>
    <style:style style:name="P131"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a5418" officeooo:paragraph-rsid="00aa5418"/>
    </style:style>
    <style:style style:name="P132"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a5418" officeooo:paragraph-rsid="00abd0a4"/>
    </style:style>
    <style:style style:name="P133"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bd0a4" officeooo:paragraph-rsid="00abd0a4"/>
    </style:style>
    <style:style style:name="P134"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ba0d33" officeooo:paragraph-rsid="00ba0d33"/>
    </style:style>
    <style:style style:name="P135"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ba48b8" officeooo:paragraph-rsid="00ba48b8"/>
    </style:style>
    <style:style style:name="P136"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e5596c" officeooo:paragraph-rsid="00e5596c"/>
    </style:style>
    <style:style style:name="P137"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fa35ed" officeooo:paragraph-rsid="00fa35ed"/>
    </style:style>
    <style:style style:name="P138" style:family="paragraph" style:parent-style-name="Preformatted_20_Text">
      <style:paragraph-properties fo:margin-left="0cm" fo:margin-right="0cm" fo:text-indent="0cm" style:auto-text-indent="false"/>
      <style:text-properties fo:font-style="normal" officeooo:rsid="00cd8fd3" officeooo:paragraph-rsid="00cf4be3" style:font-style-asian="normal" style:font-style-complex="normal"/>
    </style:style>
    <style:style style:name="P139" style:family="paragraph" style:parent-style-name="Preformatted_20_Text">
      <style:paragraph-properties fo:margin-left="0cm" fo:margin-right="0cm" fo:text-indent="0cm" style:auto-text-indent="false"/>
      <style:text-properties officeooo:rsid="00da81da" officeooo:paragraph-rsid="00da81da"/>
    </style:style>
    <style:style style:name="P140" style:family="paragraph" style:parent-style-name="Table_20_Contents">
      <style:text-properties officeooo:rsid="001a289e" officeooo:paragraph-rsid="0046b652"/>
    </style:style>
    <style:style style:name="P141" style:family="paragraph" style:parent-style-name="Table_20_Contents">
      <style:text-properties officeooo:rsid="001a289e" officeooo:paragraph-rsid="004872db"/>
    </style:style>
    <style:style style:name="P142" style:family="paragraph" style:parent-style-name="Table_20_Contents">
      <style:text-properties officeooo:rsid="001a289e" officeooo:paragraph-rsid="00a749d1"/>
    </style:style>
    <style:style style:name="P143" style:family="paragraph" style:parent-style-name="Table_20_Contents">
      <style:text-properties officeooo:rsid="001dc8bb" officeooo:paragraph-rsid="0051e61b"/>
    </style:style>
    <style:style style:name="P144" style:family="paragraph" style:parent-style-name="Table_20_Contents">
      <style:text-properties officeooo:rsid="00218946" officeooo:paragraph-rsid="005d668b"/>
    </style:style>
    <style:style style:name="P145" style:family="paragraph" style:parent-style-name="Table_20_Contents">
      <style:text-properties officeooo:rsid="002b8fc8" officeooo:paragraph-rsid="00591f4b"/>
    </style:style>
    <style:style style:name="P146" style:family="paragraph" style:parent-style-name="Table_20_Contents">
      <style:text-properties fo:font-style="italic" officeooo:rsid="007e98b5" officeooo:paragraph-rsid="007e98b5" style:font-style-asian="italic" style:font-style-complex="italic"/>
    </style:style>
    <style:style style:name="P147" style:family="paragraph" style:parent-style-name="Table_20_Contents">
      <style:text-properties officeooo:rsid="002be551" officeooo:paragraph-rsid="00591f4b"/>
    </style:style>
    <style:style style:name="P148" style:family="paragraph" style:parent-style-name="Table_20_Contents">
      <style:text-properties officeooo:rsid="002dbe78" officeooo:paragraph-rsid="00591f4b"/>
    </style:style>
    <style:style style:name="P149" style:family="paragraph" style:parent-style-name="Table_20_Contents">
      <style:text-properties officeooo:rsid="002dbe78" officeooo:paragraph-rsid="00fe673b"/>
    </style:style>
    <style:style style:name="P150" style:family="paragraph" style:parent-style-name="Table_20_Contents">
      <style:text-properties officeooo:rsid="00349901" officeooo:paragraph-rsid="0051e61b"/>
    </style:style>
    <style:style style:name="P151" style:family="paragraph" style:parent-style-name="Table_20_Contents">
      <style:text-properties officeooo:rsid="003680c9" officeooo:paragraph-rsid="0046b652"/>
    </style:style>
    <style:style style:name="P152" style:family="paragraph" style:parent-style-name="Table_20_Contents">
      <style:text-properties officeooo:rsid="003680c9" officeooo:paragraph-rsid="004872db"/>
    </style:style>
    <style:style style:name="P153" style:family="paragraph" style:parent-style-name="Table_20_Contents">
      <style:text-properties officeooo:rsid="003acea8" officeooo:paragraph-rsid="005d668b"/>
    </style:style>
    <style:style style:name="P154" style:family="paragraph" style:parent-style-name="Table_20_Contents">
      <style:text-properties officeooo:rsid="00415eaf" officeooo:paragraph-rsid="005d668b"/>
    </style:style>
    <style:style style:name="P155" style:family="paragraph" style:parent-style-name="Table_20_Contents">
      <style:text-properties officeooo:rsid="0042f13e" officeooo:paragraph-rsid="0051e61b"/>
    </style:style>
    <style:style style:name="P156" style:family="paragraph" style:parent-style-name="Table_20_Contents">
      <style:text-properties officeooo:rsid="0046b652" officeooo:paragraph-rsid="0046b652"/>
    </style:style>
    <style:style style:name="P157" style:family="paragraph" style:parent-style-name="Table_20_Contents">
      <style:text-properties officeooo:rsid="0046b652" officeooo:paragraph-rsid="004872db"/>
    </style:style>
    <style:style style:name="P158" style:family="paragraph" style:parent-style-name="Table_20_Contents">
      <style:text-properties officeooo:rsid="004872db" officeooo:paragraph-rsid="004872db"/>
    </style:style>
    <style:style style:name="P159" style:family="paragraph" style:parent-style-name="Table_20_Contents">
      <style:text-properties officeooo:rsid="004a4204" officeooo:paragraph-rsid="00602e3e"/>
    </style:style>
    <style:style style:name="P160" style:family="paragraph" style:parent-style-name="Table_20_Contents">
      <style:text-properties officeooo:rsid="004a4204" officeooo:paragraph-rsid="00ccb13e"/>
    </style:style>
    <style:style style:name="P161" style:family="paragraph" style:parent-style-name="Table_20_Contents">
      <style:text-properties officeooo:paragraph-rsid="004a4204"/>
    </style:style>
    <style:style style:name="P162" style:family="paragraph" style:parent-style-name="Table_20_Contents">
      <style:text-properties officeooo:rsid="004c2f2e" officeooo:paragraph-rsid="004c2f2e"/>
    </style:style>
    <style:style style:name="P163" style:family="paragraph" style:parent-style-name="Table_20_Contents">
      <style:text-properties officeooo:rsid="004c2f2e" officeooo:paragraph-rsid="004def4f"/>
    </style:style>
    <style:style style:name="P164" style:family="paragraph" style:parent-style-name="Table_20_Contents">
      <style:text-properties officeooo:rsid="004c2f2e" officeooo:paragraph-rsid="0050de4e"/>
    </style:style>
    <style:style style:name="P165" style:family="paragraph" style:parent-style-name="Table_20_Contents">
      <style:text-properties officeooo:rsid="004c2f2e" officeooo:paragraph-rsid="0051e61b"/>
    </style:style>
    <style:style style:name="P166" style:family="paragraph" style:parent-style-name="Table_20_Contents">
      <style:text-properties officeooo:rsid="004c2f2e" officeooo:paragraph-rsid="00594359"/>
    </style:style>
    <style:style style:name="P167" style:family="paragraph" style:parent-style-name="Table_20_Contents">
      <style:text-properties officeooo:rsid="004c2f2e" officeooo:paragraph-rsid="005b01bb"/>
    </style:style>
    <style:style style:name="P168" style:family="paragraph" style:parent-style-name="Table_20_Contents">
      <style:text-properties officeooo:rsid="004c2f2e" officeooo:paragraph-rsid="005bc751"/>
    </style:style>
    <style:style style:name="P169" style:family="paragraph" style:parent-style-name="Table_20_Contents">
      <style:text-properties officeooo:rsid="004c2f2e" officeooo:paragraph-rsid="005e2c89"/>
    </style:style>
    <style:style style:name="P170" style:family="paragraph" style:parent-style-name="Table_20_Contents">
      <style:text-properties officeooo:rsid="004c2f2e" officeooo:paragraph-rsid="00602e3e"/>
    </style:style>
    <style:style style:name="P171" style:family="paragraph" style:parent-style-name="Table_20_Contents">
      <style:text-properties officeooo:rsid="004c2f2e" officeooo:paragraph-rsid="0069dda5"/>
    </style:style>
    <style:style style:name="P172" style:family="paragraph" style:parent-style-name="Table_20_Contents">
      <style:text-properties officeooo:rsid="004c2f2e" officeooo:paragraph-rsid="0076f9d5"/>
    </style:style>
    <style:style style:name="P173" style:family="paragraph" style:parent-style-name="Table_20_Contents">
      <style:text-properties officeooo:rsid="004c2f2e" officeooo:paragraph-rsid="00785618"/>
    </style:style>
    <style:style style:name="P174" style:family="paragraph" style:parent-style-name="Table_20_Contents">
      <style:text-properties officeooo:rsid="004c2f2e" officeooo:paragraph-rsid="0083c4bd"/>
    </style:style>
    <style:style style:name="P175" style:family="paragraph" style:parent-style-name="Table_20_Contents">
      <style:text-properties officeooo:rsid="004c2f2e" officeooo:paragraph-rsid="009fbd2d"/>
    </style:style>
    <style:style style:name="P176" style:family="paragraph" style:parent-style-name="Table_20_Contents">
      <style:text-properties officeooo:rsid="004c2f2e" officeooo:paragraph-rsid="00abd0a4"/>
    </style:style>
    <style:style style:name="P177" style:family="paragraph" style:parent-style-name="Table_20_Contents">
      <style:text-properties officeooo:rsid="004def4f" officeooo:paragraph-rsid="004def4f"/>
    </style:style>
    <style:style style:name="P178" style:family="paragraph" style:parent-style-name="Table_20_Contents">
      <style:text-properties officeooo:rsid="004def4f" officeooo:paragraph-rsid="00ce8fb7"/>
    </style:style>
    <style:style style:name="P179" style:family="paragraph" style:parent-style-name="Table_20_Contents">
      <style:text-properties officeooo:rsid="004fed1f" officeooo:paragraph-rsid="004fed1f"/>
    </style:style>
    <style:style style:name="P180" style:family="paragraph" style:parent-style-name="Table_20_Contents">
      <style:text-properties officeooo:rsid="0050de4e" officeooo:paragraph-rsid="0050de4e"/>
    </style:style>
    <style:style style:name="P181" style:family="paragraph" style:parent-style-name="Table_20_Contents">
      <style:text-properties officeooo:rsid="0051e61b" officeooo:paragraph-rsid="0051e61b"/>
    </style:style>
    <style:style style:name="P182" style:family="paragraph" style:parent-style-name="Table_20_Contents">
      <style:text-properties officeooo:rsid="0051e61b" officeooo:paragraph-rsid="0076f9d5"/>
    </style:style>
    <style:style style:name="P183" style:family="paragraph" style:parent-style-name="Table_20_Contents">
      <style:text-properties officeooo:rsid="0053a4d6" officeooo:paragraph-rsid="0053a4d6"/>
    </style:style>
    <style:style style:name="P184" style:family="paragraph" style:parent-style-name="Table_20_Contents">
      <style:text-properties officeooo:rsid="00548c3d" officeooo:paragraph-rsid="00548c3d"/>
    </style:style>
    <style:style style:name="P185" style:family="paragraph" style:parent-style-name="Table_20_Contents">
      <style:text-properties officeooo:rsid="00558bc7" officeooo:paragraph-rsid="00558bc7"/>
    </style:style>
    <style:style style:name="P186" style:family="paragraph" style:parent-style-name="Table_20_Contents">
      <style:text-properties officeooo:rsid="00572381" officeooo:paragraph-rsid="00572381"/>
    </style:style>
    <style:style style:name="P187" style:family="paragraph" style:parent-style-name="Table_20_Contents">
      <style:text-properties officeooo:rsid="00591f4b" officeooo:paragraph-rsid="00591f4b"/>
    </style:style>
    <style:style style:name="P188" style:family="paragraph" style:parent-style-name="Table_20_Contents">
      <style:text-properties fo:font-style="normal" officeooo:rsid="002be551" officeooo:paragraph-rsid="00591f4b" style:font-style-asian="normal" style:font-style-complex="normal"/>
    </style:style>
    <style:style style:name="P189" style:family="paragraph" style:parent-style-name="Table_20_Contents">
      <style:text-properties fo:font-style="normal" officeooo:rsid="006d333c" officeooo:paragraph-rsid="006d333c" style:font-style-asian="normal" style:font-style-complex="normal"/>
    </style:style>
    <style:style style:name="P190" style:family="paragraph" style:parent-style-name="Table_20_Contents">
      <style:text-properties fo:font-style="normal" officeooo:rsid="006bfe4c" officeooo:paragraph-rsid="006bfe4c" style:font-style-asian="normal" style:font-style-complex="normal"/>
    </style:style>
    <style:style style:name="P191" style:family="paragraph" style:parent-style-name="Table_20_Contents">
      <style:text-properties fo:font-style="normal" officeooo:rsid="006bfe4c" officeooo:paragraph-rsid="00b3f4fc" style:font-style-asian="normal" style:font-style-complex="normal"/>
    </style:style>
    <style:style style:name="P192" style:family="paragraph" style:parent-style-name="Table_20_Contents">
      <style:text-properties fo:font-style="normal" officeooo:rsid="001a289e" officeooo:paragraph-rsid="004a4204" style:font-style-asian="normal" style:font-style-complex="normal"/>
    </style:style>
    <style:style style:name="P193" style:family="paragraph" style:parent-style-name="Table_20_Contents">
      <style:text-properties fo:font-style="normal" officeooo:rsid="001a289e" officeooo:paragraph-rsid="00b3f4fc" style:font-style-asian="normal" style:font-style-complex="normal"/>
    </style:style>
    <style:style style:name="P194" style:family="paragraph" style:parent-style-name="Table_20_Contents">
      <style:text-properties fo:font-style="normal" officeooo:rsid="00572381" officeooo:paragraph-rsid="00572381" style:font-style-asian="normal" style:font-style-complex="normal"/>
    </style:style>
    <style:style style:name="P195" style:family="paragraph" style:parent-style-name="Table_20_Contents">
      <style:text-properties fo:font-style="normal" officeooo:rsid="007d614d" officeooo:paragraph-rsid="007d614d" style:font-style-asian="normal" style:font-style-complex="normal"/>
    </style:style>
    <style:style style:name="P196" style:family="paragraph" style:parent-style-name="Table_20_Contents">
      <style:text-properties fo:font-style="normal" officeooo:rsid="0072f5a9" officeooo:paragraph-rsid="00802585" style:font-style-asian="normal" style:font-style-complex="normal"/>
    </style:style>
    <style:style style:name="P197" style:family="paragraph" style:parent-style-name="Table_20_Contents">
      <style:text-properties fo:font-style="normal" officeooo:rsid="001dc8bb" officeooo:paragraph-rsid="0051e61b" style:font-style-asian="normal" style:font-style-complex="normal"/>
    </style:style>
    <style:style style:name="P198" style:family="paragraph" style:parent-style-name="Table_20_Contents">
      <style:text-properties fo:font-style="normal" officeooo:rsid="0076f9d5" officeooo:paragraph-rsid="0076f9d5" style:font-style-asian="normal" style:font-style-complex="normal"/>
    </style:style>
    <style:style style:name="P199" style:family="paragraph" style:parent-style-name="Table_20_Contents">
      <style:text-properties fo:font-style="normal" officeooo:rsid="0076f9d5" officeooo:paragraph-rsid="00572381" style:font-style-asian="normal" style:font-style-complex="normal"/>
    </style:style>
    <style:style style:name="P200" style:family="paragraph" style:parent-style-name="Table_20_Contents">
      <style:text-properties fo:font-style="normal" officeooo:rsid="00b3f4fc" officeooo:paragraph-rsid="00b3f4fc" style:font-style-asian="normal" style:font-style-complex="normal"/>
    </style:style>
    <style:style style:name="P201" style:family="paragraph" style:parent-style-name="Table_20_Contents">
      <style:text-properties fo:font-style="normal" officeooo:rsid="00a31007" officeooo:paragraph-rsid="00a31007" style:font-style-asian="normal" style:font-style-complex="normal"/>
    </style:style>
    <style:style style:name="P202" style:family="paragraph" style:parent-style-name="Table_20_Contents">
      <style:text-properties fo:font-style="normal" officeooo:rsid="00a47b21" officeooo:paragraph-rsid="00a47b21" style:font-style-asian="normal" style:font-style-complex="normal"/>
    </style:style>
    <style:style style:name="P203" style:family="paragraph" style:parent-style-name="Table_20_Contents">
      <style:text-properties fo:font-style="normal" officeooo:rsid="00a47b21" officeooo:paragraph-rsid="00b5a950" style:font-style-asian="normal" style:font-style-complex="normal"/>
    </style:style>
    <style:style style:name="P204" style:family="paragraph" style:parent-style-name="Table_20_Contents">
      <style:text-properties fo:font-style="normal" officeooo:rsid="00b5a950" officeooo:paragraph-rsid="00b5a950" style:font-style-asian="normal" style:font-style-complex="normal"/>
    </style:style>
    <style:style style:name="P205" style:family="paragraph" style:parent-style-name="Table_20_Contents">
      <style:text-properties fo:font-style="normal" officeooo:rsid="00b728d2" officeooo:paragraph-rsid="00b728d2" style:font-style-asian="normal" style:font-style-complex="normal"/>
    </style:style>
    <style:style style:name="P206" style:family="paragraph" style:parent-style-name="Table_20_Contents">
      <style:text-properties fo:font-style="normal" officeooo:rsid="00d0d526" officeooo:paragraph-rsid="00d0d526" style:font-style-asian="normal" style:font-style-complex="normal"/>
    </style:style>
    <style:style style:name="P207" style:family="paragraph" style:parent-style-name="Table_20_Contents">
      <style:text-properties fo:font-style="normal" officeooo:rsid="00ee8dbd" officeooo:paragraph-rsid="00ee8dbd" style:font-style-asian="normal" style:font-style-complex="normal"/>
    </style:style>
    <style:style style:name="P208" style:family="paragraph" style:parent-style-name="Table_20_Contents">
      <style:text-properties fo:font-style="normal" officeooo:rsid="00ef212d" officeooo:paragraph-rsid="00ef212d" style:font-style-asian="normal" style:font-style-complex="normal"/>
    </style:style>
    <style:style style:name="P209" style:family="paragraph" style:parent-style-name="Table_20_Contents">
      <style:text-properties fo:font-style="normal" officeooo:rsid="00fa35ed" officeooo:paragraph-rsid="00fa35ed" style:font-style-asian="normal" style:font-style-complex="normal"/>
    </style:style>
    <style:style style:name="P210" style:family="paragraph" style:parent-style-name="Table_20_Contents">
      <style:text-properties fo:font-style="normal" officeooo:rsid="00ffac04" officeooo:paragraph-rsid="00ffac04" style:font-style-asian="normal" style:font-style-complex="normal"/>
    </style:style>
    <style:style style:name="P211" style:family="paragraph" style:parent-style-name="Table_20_Contents">
      <style:text-properties fo:font-style="normal" officeooo:rsid="00ffac04" officeooo:paragraph-rsid="01017785" style:font-style-asian="normal" style:font-style-complex="normal"/>
    </style:style>
    <style:style style:name="P212" style:family="paragraph" style:parent-style-name="Table_20_Contents">
      <style:text-properties fo:font-style="normal" officeooo:rsid="01017785" officeooo:paragraph-rsid="01017785" style:font-style-asian="normal" style:font-style-complex="normal"/>
    </style:style>
    <style:style style:name="P213" style:family="paragraph" style:parent-style-name="Table_20_Contents">
      <style:text-properties fo:font-style="normal" officeooo:rsid="01146675" officeooo:paragraph-rsid="01146675" style:font-style-asian="normal" style:font-style-complex="normal"/>
    </style:style>
    <style:style style:name="P214" style:family="paragraph" style:parent-style-name="Table_20_Contents">
      <style:text-properties fo:font-style="normal" officeooo:rsid="01146675" officeooo:paragraph-rsid="01147db1" style:font-style-asian="normal" style:font-style-complex="normal"/>
    </style:style>
    <style:style style:name="P215" style:family="paragraph" style:parent-style-name="Table_20_Contents">
      <style:text-properties fo:font-style="normal" officeooo:rsid="01147db1" officeooo:paragraph-rsid="01147db1" style:font-style-asian="normal" style:font-style-complex="normal"/>
    </style:style>
    <style:style style:name="P216" style:family="paragraph" style:parent-style-name="Table_20_Contents">
      <style:text-properties officeooo:rsid="00594359" officeooo:paragraph-rsid="00594359"/>
    </style:style>
    <style:style style:name="P217" style:family="paragraph" style:parent-style-name="Table_20_Contents">
      <style:text-properties officeooo:rsid="00594359" officeooo:paragraph-rsid="00602e3e"/>
    </style:style>
    <style:style style:name="P218" style:family="paragraph" style:parent-style-name="Table_20_Contents">
      <style:text-properties officeooo:rsid="00594359" officeooo:paragraph-rsid="00785618"/>
    </style:style>
    <style:style style:name="P219" style:family="paragraph" style:parent-style-name="Table_20_Contents">
      <style:text-properties officeooo:rsid="005b01bb" officeooo:paragraph-rsid="005b01bb"/>
    </style:style>
    <style:style style:name="P220" style:family="paragraph" style:parent-style-name="Table_20_Contents">
      <style:text-properties officeooo:rsid="005b01bb" officeooo:paragraph-rsid="005bc751"/>
    </style:style>
    <style:style style:name="P221" style:family="paragraph" style:parent-style-name="Table_20_Contents">
      <style:text-properties officeooo:rsid="005bc751" officeooo:paragraph-rsid="005bc751"/>
    </style:style>
    <style:style style:name="P222" style:family="paragraph" style:parent-style-name="Table_20_Contents">
      <style:text-properties officeooo:rsid="005d668b" officeooo:paragraph-rsid="005d668b"/>
    </style:style>
    <style:style style:name="P223" style:family="paragraph" style:parent-style-name="Table_20_Contents">
      <style:text-properties officeooo:rsid="005d668b" officeooo:paragraph-rsid="0069dda5"/>
    </style:style>
    <style:style style:name="P224" style:family="paragraph" style:parent-style-name="Table_20_Contents">
      <style:text-properties officeooo:paragraph-rsid="005d668b"/>
    </style:style>
    <style:style style:name="P225" style:family="paragraph" style:parent-style-name="Table_20_Contents">
      <style:text-properties officeooo:rsid="005de837" officeooo:paragraph-rsid="005de837"/>
    </style:style>
    <style:style style:name="P226" style:family="paragraph" style:parent-style-name="Table_20_Contents">
      <style:paragraph-properties fo:text-align="center" style:justify-single-word="false"/>
      <style:text-properties fo:font-weight="bold" officeooo:rsid="005e2c89" officeooo:paragraph-rsid="005e2c89" style:font-weight-asian="bold" style:font-weight-complex="bold"/>
    </style:style>
    <style:style style:name="P227" style:family="paragraph" style:parent-style-name="Table_20_Contents">
      <style:paragraph-properties fo:text-align="center" style:justify-single-word="false"/>
      <style:text-properties fo:font-weight="bold" officeooo:rsid="00967022" officeooo:paragraph-rsid="00967022" style:font-weight-asian="bold" style:font-weight-complex="bold"/>
    </style:style>
    <style:style style:name="P228" style:family="paragraph" style:parent-style-name="Table_20_Contents">
      <style:text-properties fo:font-weight="bold" officeooo:rsid="010b7ea4" officeooo:paragraph-rsid="010b7ea4" style:font-weight-asian="bold" style:font-weight-complex="bold"/>
    </style:style>
    <style:style style:name="P229" style:family="paragraph" style:parent-style-name="Table_20_Contents">
      <style:text-properties officeooo:rsid="005e2c89" officeooo:paragraph-rsid="005e2c89"/>
    </style:style>
    <style:style style:name="P230" style:family="paragraph" style:parent-style-name="Table_20_Contents">
      <style:text-properties officeooo:rsid="005e2c89" officeooo:paragraph-rsid="00602e3e"/>
    </style:style>
    <style:style style:name="P231" style:family="paragraph" style:parent-style-name="Table_20_Contents">
      <style:text-properties officeooo:rsid="005e2c89" officeooo:paragraph-rsid="0069dda5"/>
    </style:style>
    <style:style style:name="P232" style:family="paragraph" style:parent-style-name="Table_20_Contents">
      <style:text-properties officeooo:rsid="00602e3e" officeooo:paragraph-rsid="00602e3e"/>
    </style:style>
    <style:style style:name="P233" style:family="paragraph" style:parent-style-name="Table_20_Contents">
      <style:text-properties officeooo:paragraph-rsid="00602e3e"/>
    </style:style>
    <style:style style:name="P234" style:family="paragraph" style:parent-style-name="Table_20_Contents">
      <style:text-properties officeooo:rsid="00606ff5" officeooo:paragraph-rsid="00606ff5"/>
    </style:style>
    <style:style style:name="P235" style:family="paragraph" style:parent-style-name="Table_20_Contents">
      <style:text-properties officeooo:rsid="0061f554" officeooo:paragraph-rsid="0061f554"/>
    </style:style>
    <style:style style:name="P236" style:family="paragraph" style:parent-style-name="Table_20_Contents">
      <style:text-properties officeooo:rsid="0062d78b" officeooo:paragraph-rsid="0062d78b"/>
    </style:style>
    <style:style style:name="P237" style:family="paragraph" style:parent-style-name="Table_20_Contents">
      <style:text-properties officeooo:rsid="0069dda5" officeooo:paragraph-rsid="0069dda5"/>
    </style:style>
    <style:style style:name="P238" style:family="paragraph" style:parent-style-name="Table_20_Contents">
      <style:text-properties officeooo:rsid="0069ecb8" officeooo:paragraph-rsid="0069ecb8"/>
    </style:style>
    <style:style style:name="P239" style:family="paragraph" style:parent-style-name="Table_20_Contents">
      <style:text-properties officeooo:rsid="006d333c" officeooo:paragraph-rsid="006d333c"/>
    </style:style>
    <style:style style:name="P240" style:family="paragraph" style:parent-style-name="Table_20_Contents">
      <style:paragraph-properties>
        <style:tab-stops>
          <style:tab-stop style:position="2.085cm"/>
        </style:tab-stops>
      </style:paragraph-properties>
      <style:text-properties officeooo:rsid="006d333c" officeooo:paragraph-rsid="006d333c"/>
    </style:style>
    <style:style style:name="P241" style:family="paragraph" style:parent-style-name="Table_20_Contents">
      <style:text-properties officeooo:rsid="006e4969" officeooo:paragraph-rsid="006e4969"/>
    </style:style>
    <style:style style:name="P242" style:family="paragraph" style:parent-style-name="Table_20_Contents">
      <style:text-properties officeooo:rsid="00700365" officeooo:paragraph-rsid="00700365"/>
    </style:style>
    <style:style style:name="P243" style:family="paragraph" style:parent-style-name="Table_20_Contents">
      <style:text-properties officeooo:rsid="00700365" officeooo:paragraph-rsid="01093599"/>
    </style:style>
    <style:style style:name="P244" style:family="paragraph" style:parent-style-name="Table_20_Contents">
      <style:text-properties officeooo:rsid="00713b93" officeooo:paragraph-rsid="00713b93"/>
    </style:style>
    <style:style style:name="P245" style:family="paragraph" style:parent-style-name="Table_20_Contents">
      <style:text-properties officeooo:rsid="00744d05" officeooo:paragraph-rsid="00744d05"/>
    </style:style>
    <style:style style:name="P246" style:family="paragraph" style:parent-style-name="Table_20_Contents">
      <style:text-properties officeooo:rsid="00745443" officeooo:paragraph-rsid="00745443"/>
    </style:style>
    <style:style style:name="P247" style:family="paragraph" style:parent-style-name="Table_20_Contents">
      <style:text-properties officeooo:rsid="00785618" officeooo:paragraph-rsid="00785618"/>
    </style:style>
    <style:style style:name="P248" style:family="paragraph" style:parent-style-name="Table_20_Contents">
      <style:text-properties officeooo:rsid="007d614d" officeooo:paragraph-rsid="007d614d"/>
    </style:style>
    <style:style style:name="P249" style:family="paragraph" style:parent-style-name="Table_20_Contents">
      <style:text-properties officeooo:rsid="007e98b5" officeooo:paragraph-rsid="007e98b5"/>
    </style:style>
    <style:style style:name="P250" style:family="paragraph" style:parent-style-name="Table_20_Contents">
      <style:text-properties officeooo:rsid="00802585" officeooo:paragraph-rsid="00802585"/>
    </style:style>
    <style:style style:name="P251" style:family="paragraph" style:parent-style-name="Table_20_Contents">
      <style:text-properties officeooo:rsid="00802585" officeooo:paragraph-rsid="0083c4bd"/>
    </style:style>
    <style:style style:name="P252" style:family="paragraph" style:parent-style-name="Table_20_Contents">
      <style:text-properties officeooo:rsid="008079b7" officeooo:paragraph-rsid="0083c4bd"/>
    </style:style>
    <style:style style:name="P253" style:family="paragraph" style:parent-style-name="Table_20_Contents">
      <style:text-properties officeooo:rsid="0083c4bd" officeooo:paragraph-rsid="0083c4bd"/>
    </style:style>
    <style:style style:name="P254" style:family="paragraph" style:parent-style-name="Table_20_Contents">
      <style:text-properties officeooo:rsid="0084ed96" officeooo:paragraph-rsid="0084ed96"/>
    </style:style>
    <style:style style:name="P255" style:family="paragraph" style:parent-style-name="Table_20_Contents">
      <style:text-properties officeooo:rsid="00852faf" officeooo:paragraph-rsid="00852faf"/>
    </style:style>
    <style:style style:name="P256" style:family="paragraph" style:parent-style-name="Table_20_Contents">
      <style:text-properties officeooo:rsid="00852faf" officeooo:paragraph-rsid="00591f4b"/>
    </style:style>
    <style:style style:name="P257" style:family="paragraph" style:parent-style-name="Table_20_Contents">
      <style:text-properties officeooo:rsid="0086b973" officeooo:paragraph-rsid="0086b973"/>
    </style:style>
    <style:style style:name="P258" style:family="paragraph" style:parent-style-name="Table_20_Contents">
      <style:text-properties officeooo:rsid="008a06bd" officeooo:paragraph-rsid="008a06bd"/>
    </style:style>
    <style:style style:name="P259" style:family="paragraph" style:parent-style-name="Table_20_Contents">
      <style:text-properties officeooo:rsid="008f24ae" officeooo:paragraph-rsid="008f24ae"/>
    </style:style>
    <style:style style:name="P260" style:family="paragraph" style:parent-style-name="Table_20_Contents">
      <style:text-properties officeooo:rsid="0091aba8" officeooo:paragraph-rsid="0091aba8"/>
    </style:style>
    <style:style style:name="P261" style:family="paragraph" style:parent-style-name="Table_20_Contents">
      <style:text-properties officeooo:rsid="0093880b" officeooo:paragraph-rsid="0093880b"/>
    </style:style>
    <style:style style:name="P262" style:family="paragraph" style:parent-style-name="Table_20_Contents">
      <style:text-properties officeooo:rsid="0094b622" officeooo:paragraph-rsid="0094b622"/>
    </style:style>
    <style:style style:name="P263" style:family="paragraph" style:parent-style-name="Table_20_Contents">
      <style:text-properties officeooo:rsid="00967022" officeooo:paragraph-rsid="00967022"/>
    </style:style>
    <style:style style:name="P264" style:family="paragraph" style:parent-style-name="Table_20_Contents">
      <style:text-properties officeooo:rsid="009d48b3" officeooo:paragraph-rsid="009d48b3"/>
    </style:style>
    <style:style style:name="P265" style:family="paragraph" style:parent-style-name="Table_20_Contents">
      <style:paragraph-properties>
        <style:tab-stops>
          <style:tab-stop style:position="3.969cm"/>
        </style:tab-stops>
      </style:paragraph-properties>
      <style:text-properties officeooo:rsid="009d48b3" officeooo:paragraph-rsid="009d48b3"/>
    </style:style>
    <style:style style:name="P266" style:family="paragraph" style:parent-style-name="Table_20_Contents">
      <style:paragraph-properties>
        <style:tab-stops>
          <style:tab-stop style:position="3.969cm"/>
        </style:tab-stops>
      </style:paragraph-properties>
      <style:text-properties officeooo:rsid="009e8933" officeooo:paragraph-rsid="009e8933"/>
    </style:style>
    <style:style style:name="P267" style:family="paragraph" style:parent-style-name="Table_20_Contents">
      <style:text-properties officeooo:rsid="009e8933" officeooo:paragraph-rsid="009e8933"/>
    </style:style>
    <style:style style:name="P268" style:family="paragraph" style:parent-style-name="Table_20_Contents">
      <style:text-properties officeooo:rsid="009fbd2d" officeooo:paragraph-rsid="009fbd2d"/>
    </style:style>
    <style:style style:name="P269" style:family="paragraph" style:parent-style-name="Table_20_Contents">
      <style:text-properties officeooo:rsid="00a055dc" officeooo:paragraph-rsid="00a055dc"/>
    </style:style>
    <style:style style:name="P270" style:family="paragraph" style:parent-style-name="Table_20_Contents">
      <style:text-properties officeooo:rsid="00a749d1" officeooo:paragraph-rsid="00a749d1"/>
    </style:style>
    <style:style style:name="P271" style:family="paragraph" style:parent-style-name="Table_20_Contents">
      <style:text-properties officeooo:rsid="00a8a1dc" officeooo:paragraph-rsid="00a8a1dc"/>
    </style:style>
    <style:style style:name="P272" style:family="paragraph" style:parent-style-name="Table_20_Contents">
      <style:text-properties officeooo:rsid="00aa5418" officeooo:paragraph-rsid="00aa5418"/>
    </style:style>
    <style:style style:name="P273" style:family="paragraph" style:parent-style-name="Table_20_Contents">
      <style:text-properties officeooo:rsid="00aa5418" officeooo:paragraph-rsid="00abd0a4"/>
    </style:style>
    <style:style style:name="P274" style:family="paragraph" style:parent-style-name="Table_20_Contents">
      <style:text-properties officeooo:paragraph-rsid="00abd0a4"/>
    </style:style>
    <style:style style:name="P275" style:family="paragraph" style:parent-style-name="Table_20_Contents">
      <style:text-properties officeooo:rsid="00abd0a4" officeooo:paragraph-rsid="00abd0a4"/>
    </style:style>
    <style:style style:name="P276" style:family="paragraph" style:parent-style-name="Table_20_Contents">
      <style:text-properties officeooo:rsid="00ad2de3" officeooo:paragraph-rsid="00a749d1"/>
    </style:style>
    <style:style style:name="P277" style:family="paragraph" style:parent-style-name="Table_20_Contents">
      <style:text-properties officeooo:rsid="00b309b1" officeooo:paragraph-rsid="00b309b1"/>
    </style:style>
    <style:style style:name="P278" style:family="paragraph" style:parent-style-name="Table_20_Contents">
      <style:text-properties officeooo:rsid="00b309b1" officeooo:paragraph-rsid="00b728d2"/>
    </style:style>
    <style:style style:name="P279" style:family="paragraph" style:parent-style-name="Table_20_Contents">
      <style:text-properties officeooo:rsid="00b309b1" officeooo:paragraph-rsid="00d5d631"/>
    </style:style>
    <style:style style:name="P280" style:family="paragraph" style:parent-style-name="Table_20_Contents">
      <style:text-properties officeooo:rsid="00b5a950" officeooo:paragraph-rsid="00b5a950"/>
    </style:style>
    <style:style style:name="P281" style:family="paragraph" style:parent-style-name="Table_20_Contents">
      <style:text-properties officeooo:rsid="00b5a950" officeooo:paragraph-rsid="00d35d7b"/>
    </style:style>
    <style:style style:name="P282" style:family="paragraph" style:parent-style-name="Table_20_Contents">
      <style:text-properties officeooo:rsid="00ba0d33" officeooo:paragraph-rsid="00ba0d33"/>
    </style:style>
    <style:style style:name="P283" style:family="paragraph" style:parent-style-name="Table_20_Contents">
      <style:text-properties officeooo:rsid="00ba48b8" officeooo:paragraph-rsid="00ba48b8"/>
    </style:style>
    <style:style style:name="P284" style:family="paragraph" style:parent-style-name="Table_20_Contents">
      <style:text-properties officeooo:rsid="00c1b621" officeooo:paragraph-rsid="00c1b621"/>
    </style:style>
    <style:style style:name="P285" style:family="paragraph" style:parent-style-name="Table_20_Contents">
      <style:text-properties officeooo:paragraph-rsid="00ccb13e"/>
    </style:style>
    <style:style style:name="P286" style:family="paragraph" style:parent-style-name="Table_20_Contents">
      <style:text-properties officeooo:rsid="00ccb13e" officeooo:paragraph-rsid="00ccb13e"/>
    </style:style>
    <style:style style:name="P287" style:family="paragraph" style:parent-style-name="Table_20_Contents">
      <style:text-properties officeooo:rsid="00cd8fd3" officeooo:paragraph-rsid="00cd8fd3"/>
    </style:style>
    <style:style style:name="P288" style:family="paragraph" style:parent-style-name="Table_20_Contents">
      <style:text-properties officeooo:rsid="00ce8fb7" officeooo:paragraph-rsid="00ce8fb7"/>
    </style:style>
    <style:style style:name="P289" style:family="paragraph" style:parent-style-name="Table_20_Contents">
      <style:text-properties officeooo:rsid="00d0a901" officeooo:paragraph-rsid="00d0a901"/>
    </style:style>
    <style:style style:name="P290" style:family="paragraph" style:parent-style-name="Table_20_Contents">
      <style:text-properties officeooo:rsid="00d0d526" officeooo:paragraph-rsid="00d0d526"/>
    </style:style>
    <style:style style:name="P291" style:family="paragraph" style:parent-style-name="Table_20_Contents">
      <style:paragraph-properties>
        <style:tab-stops>
          <style:tab-stop style:position="4.154cm"/>
        </style:tab-stops>
      </style:paragraph-properties>
      <style:text-properties officeooo:rsid="00d0d526" officeooo:paragraph-rsid="00d0d526"/>
    </style:style>
    <style:style style:name="P292" style:family="paragraph" style:parent-style-name="Table_20_Contents">
      <style:text-properties officeooo:rsid="00d15f0d" officeooo:paragraph-rsid="00d15f0d"/>
    </style:style>
    <style:style style:name="P293" style:family="paragraph" style:parent-style-name="Table_20_Contents">
      <style:text-properties officeooo:rsid="00d35d7b" officeooo:paragraph-rsid="00d35d7b"/>
    </style:style>
    <style:style style:name="P294" style:family="paragraph" style:parent-style-name="Table_20_Contents">
      <style:text-properties officeooo:rsid="00d3c780" officeooo:paragraph-rsid="00d3c780"/>
    </style:style>
    <style:style style:name="P295" style:family="paragraph" style:parent-style-name="Table_20_Contents">
      <style:text-properties officeooo:rsid="00d3c780" officeooo:paragraph-rsid="00d5a304"/>
    </style:style>
    <style:style style:name="P296" style:family="paragraph" style:parent-style-name="Table_20_Contents">
      <style:text-properties officeooo:rsid="00d5a304" officeooo:paragraph-rsid="00d5a304"/>
    </style:style>
    <style:style style:name="P297" style:family="paragraph" style:parent-style-name="Table_20_Contents">
      <style:text-properties officeooo:rsid="00d71118" officeooo:paragraph-rsid="00d71118"/>
    </style:style>
    <style:style style:name="P298" style:family="paragraph" style:parent-style-name="Table_20_Contents">
      <style:text-properties officeooo:rsid="00d7de6f" officeooo:paragraph-rsid="00d7de6f"/>
    </style:style>
    <style:style style:name="P299" style:family="paragraph" style:parent-style-name="Table_20_Contents">
      <style:text-properties officeooo:rsid="00dd2949" officeooo:paragraph-rsid="00dd2949"/>
    </style:style>
    <style:style style:name="P300" style:family="paragraph" style:parent-style-name="Table_20_Contents">
      <style:text-properties officeooo:rsid="00de8f58" officeooo:paragraph-rsid="00de8f58"/>
    </style:style>
    <style:style style:name="P301" style:family="paragraph" style:parent-style-name="Table_20_Contents">
      <style:text-properties officeooo:rsid="00defcf9" officeooo:paragraph-rsid="00defcf9"/>
    </style:style>
    <style:style style:name="P302" style:family="paragraph" style:parent-style-name="Table_20_Contents">
      <style:text-properties officeooo:rsid="00e22666" officeooo:paragraph-rsid="00e22666"/>
    </style:style>
    <style:style style:name="P303" style:family="paragraph" style:parent-style-name="Table_20_Contents">
      <style:text-properties officeooo:rsid="00e5596c" officeooo:paragraph-rsid="00e5596c"/>
    </style:style>
    <style:style style:name="P304" style:family="paragraph" style:parent-style-name="Table_20_Contents">
      <style:text-properties officeooo:rsid="00e8cb57" officeooo:paragraph-rsid="00e8cb57"/>
    </style:style>
    <style:style style:name="P305" style:family="paragraph" style:parent-style-name="Table_20_Contents">
      <style:text-properties officeooo:rsid="00ebd2cd" officeooo:paragraph-rsid="00ebd2cd"/>
    </style:style>
    <style:style style:name="P306" style:family="paragraph" style:parent-style-name="Table_20_Contents">
      <style:text-properties officeooo:rsid="00ee8dbd" officeooo:paragraph-rsid="00ee8dbd"/>
    </style:style>
    <style:style style:name="P307" style:family="paragraph" style:parent-style-name="Table_20_Contents">
      <style:text-properties officeooo:rsid="00ef48f5" officeooo:paragraph-rsid="00ef48f5"/>
    </style:style>
    <style:style style:name="P308" style:family="paragraph" style:parent-style-name="Table_20_Contents">
      <style:text-properties officeooo:rsid="00efea2e" officeooo:paragraph-rsid="00efea2e"/>
    </style:style>
    <style:style style:name="P309" style:family="paragraph" style:parent-style-name="Table_20_Contents">
      <style:text-properties officeooo:rsid="00f0593a" officeooo:paragraph-rsid="00f0593a"/>
    </style:style>
    <style:style style:name="P310" style:family="paragraph" style:parent-style-name="Table_20_Contents">
      <style:text-properties officeooo:rsid="00f4d591" officeooo:paragraph-rsid="00f4d591"/>
    </style:style>
    <style:style style:name="P311" style:family="paragraph" style:parent-style-name="Table_20_Contents">
      <style:text-properties officeooo:rsid="00f52a2a" officeooo:paragraph-rsid="00f52a2a"/>
    </style:style>
    <style:style style:name="P312" style:family="paragraph" style:parent-style-name="Table_20_Contents">
      <style:text-properties officeooo:rsid="00f6b90a" officeooo:paragraph-rsid="00f6b90a"/>
    </style:style>
    <style:style style:name="P313" style:family="paragraph" style:parent-style-name="Table_20_Contents">
      <style:text-properties officeooo:rsid="00f77d2b" officeooo:paragraph-rsid="00f77d2b"/>
    </style:style>
    <style:style style:name="P314" style:family="paragraph" style:parent-style-name="Table_20_Contents">
      <style:text-properties officeooo:rsid="00f9e1fb" officeooo:paragraph-rsid="00f9e1fb"/>
    </style:style>
    <style:style style:name="P315" style:family="paragraph" style:parent-style-name="Table_20_Contents">
      <style:text-properties officeooo:rsid="00fa35ed" officeooo:paragraph-rsid="00fa35ed"/>
    </style:style>
    <style:style style:name="P316" style:family="paragraph" style:parent-style-name="Table_20_Contents">
      <style:text-properties officeooo:rsid="00fcad9f" officeooo:paragraph-rsid="00fcad9f"/>
    </style:style>
    <style:style style:name="P317" style:family="paragraph" style:parent-style-name="Table_20_Contents">
      <style:text-properties officeooo:rsid="00fe673b" officeooo:paragraph-rsid="00fe673b"/>
    </style:style>
    <style:style style:name="P318" style:family="paragraph" style:parent-style-name="Table_20_Contents">
      <style:text-properties officeooo:rsid="00fe673b" officeooo:paragraph-rsid="00591f4b"/>
    </style:style>
    <style:style style:name="P319" style:family="paragraph" style:parent-style-name="Table_20_Contents">
      <style:text-properties officeooo:rsid="00ffac04" officeooo:paragraph-rsid="00ffac04"/>
    </style:style>
    <style:style style:name="P320" style:family="paragraph" style:parent-style-name="Table_20_Contents">
      <style:text-properties officeooo:rsid="00ffac04" officeooo:paragraph-rsid="01017785"/>
    </style:style>
    <style:style style:name="P321" style:family="paragraph" style:parent-style-name="Table_20_Contents">
      <style:text-properties officeooo:rsid="00ffc43f" officeooo:paragraph-rsid="00ffc43f"/>
    </style:style>
    <style:style style:name="P322" style:family="paragraph" style:parent-style-name="Table_20_Contents">
      <style:text-properties officeooo:rsid="01017785" officeooo:paragraph-rsid="01017785"/>
    </style:style>
    <style:style style:name="P323" style:family="paragraph" style:parent-style-name="Table_20_Contents">
      <style:text-properties officeooo:rsid="010458f2" officeooo:paragraph-rsid="010458f2"/>
    </style:style>
    <style:style style:name="P324" style:family="paragraph" style:parent-style-name="Table_20_Contents">
      <style:text-properties officeooo:rsid="010458f2" officeooo:paragraph-rsid="01061bad"/>
    </style:style>
    <style:style style:name="P325" style:family="paragraph" style:parent-style-name="Table_20_Contents">
      <style:text-properties officeooo:rsid="01061bad" officeooo:paragraph-rsid="01061bad"/>
    </style:style>
    <style:style style:name="P326" style:family="paragraph" style:parent-style-name="Table_20_Contents">
      <style:text-properties officeooo:rsid="010794dc" officeooo:paragraph-rsid="010794dc"/>
    </style:style>
    <style:style style:name="P327" style:family="paragraph" style:parent-style-name="Table_20_Contents">
      <style:text-properties officeooo:rsid="01079890" officeooo:paragraph-rsid="01079890"/>
    </style:style>
    <style:style style:name="P328" style:family="paragraph" style:parent-style-name="Table_20_Contents">
      <style:text-properties officeooo:rsid="01093599" officeooo:paragraph-rsid="01093599"/>
    </style:style>
    <style:style style:name="P329" style:family="paragraph" style:parent-style-name="Table_20_Contents">
      <style:text-properties officeooo:rsid="010b7ea4" officeooo:paragraph-rsid="010b7ea4"/>
    </style:style>
    <style:style style:name="P330" style:family="paragraph" style:parent-style-name="Table_20_Contents">
      <style:text-properties officeooo:rsid="01113599" officeooo:paragraph-rsid="01113599"/>
    </style:style>
    <style:style style:name="P331" style:family="paragraph" style:parent-style-name="Table_20_Contents">
      <style:text-properties officeooo:rsid="01117d3f" officeooo:paragraph-rsid="01117d3f"/>
    </style:style>
    <style:style style:name="P332" style:family="paragraph" style:parent-style-name="Table_20_Contents">
      <style:text-properties officeooo:rsid="0111bea1" officeooo:paragraph-rsid="0111bea1"/>
    </style:style>
    <style:style style:name="P333" style:family="paragraph" style:parent-style-name="Table_20_Contents">
      <style:text-properties officeooo:rsid="0111f3e3" officeooo:paragraph-rsid="0111f3e3"/>
    </style:style>
    <style:style style:name="P334" style:family="paragraph" style:parent-style-name="Table_20_Contents">
      <style:text-properties officeooo:rsid="0113fe23" officeooo:paragraph-rsid="0113fe23"/>
    </style:style>
    <style:style style:name="P335" style:family="paragraph" style:parent-style-name="Table_20_Contents">
      <style:text-properties officeooo:rsid="01146675" officeooo:paragraph-rsid="01146675"/>
    </style:style>
    <style:style style:name="P336" style:family="paragraph" style:parent-style-name="Table_20_Contents">
      <style:text-properties officeooo:rsid="01146675" officeooo:paragraph-rsid="01147db1"/>
    </style:style>
    <style:style style:name="P337" style:family="paragraph" style:parent-style-name="Table_20_Contents">
      <style:text-properties officeooo:rsid="01147db1" officeooo:paragraph-rsid="01147db1"/>
    </style:style>
    <style:style style:name="P338" style:family="paragraph" style:parent-style-name="Table_20_Contents">
      <style:text-properties officeooo:rsid="01153f68" officeooo:paragraph-rsid="01153f68"/>
    </style:style>
    <style:style style:name="P339" style:family="paragraph" style:parent-style-name="Table_20_Heading">
      <style:text-properties officeooo:rsid="0019fb4e" officeooo:paragraph-rsid="0023d831"/>
    </style:style>
    <style:style style:name="P340" style:family="paragraph" style:parent-style-name="Table_20_Heading">
      <style:text-properties officeooo:rsid="0019fb4e" officeooo:paragraph-rsid="0024e9d2"/>
    </style:style>
    <style:style style:name="P341" style:family="paragraph" style:parent-style-name="Table_20_Heading">
      <style:text-properties officeooo:rsid="0019fb4e" officeooo:paragraph-rsid="002dbe78"/>
    </style:style>
    <style:style style:name="P342" style:family="paragraph" style:parent-style-name="Table_20_Heading">
      <style:text-properties officeooo:rsid="0019fb4e" officeooo:paragraph-rsid="0046b652"/>
    </style:style>
    <style:style style:name="P343" style:family="paragraph" style:parent-style-name="Table_20_Heading">
      <style:text-properties officeooo:rsid="0019fb4e" officeooo:paragraph-rsid="004872db"/>
    </style:style>
    <style:style style:name="P344" style:family="paragraph" style:parent-style-name="Table_20_Heading">
      <style:text-properties officeooo:rsid="0019fb4e" officeooo:paragraph-rsid="006d333c"/>
    </style:style>
    <style:style style:name="P345" style:family="paragraph" style:parent-style-name="Table_20_Heading">
      <style:text-properties officeooo:rsid="0019fb4e" officeooo:paragraph-rsid="00a22569"/>
    </style:style>
    <style:style style:name="P346" style:family="paragraph" style:parent-style-name="Table_20_Heading">
      <style:text-properties officeooo:rsid="0019fb4e" officeooo:paragraph-rsid="00a749d1"/>
    </style:style>
    <style:style style:name="P347" style:family="paragraph" style:parent-style-name="Table_20_Heading">
      <style:text-properties officeooo:rsid="0019fb4e" officeooo:paragraph-rsid="00b728d2"/>
    </style:style>
    <style:style style:name="P348" style:family="paragraph" style:parent-style-name="Table_20_Heading">
      <style:text-properties officeooo:rsid="001dc8bb" officeooo:paragraph-rsid="0051e61b"/>
    </style:style>
    <style:style style:name="P349" style:family="paragraph" style:parent-style-name="Table_20_Heading">
      <style:text-properties officeooo:rsid="00218946" officeooo:paragraph-rsid="005d668b"/>
    </style:style>
    <style:style style:name="P350" style:family="paragraph" style:parent-style-name="Table_20_Heading">
      <style:text-properties officeooo:rsid="002b8fc8" officeooo:paragraph-rsid="00591f4b"/>
    </style:style>
    <style:style style:name="P351" style:family="paragraph" style:parent-style-name="Table_20_Heading">
      <style:text-properties officeooo:rsid="004a4204" officeooo:paragraph-rsid="004a4204"/>
    </style:style>
    <style:style style:name="P352" style:family="paragraph" style:parent-style-name="Table_20_Heading">
      <style:text-properties officeooo:rsid="004a4204" officeooo:paragraph-rsid="0050de4e"/>
    </style:style>
    <style:style style:name="P353" style:family="paragraph" style:parent-style-name="Table_20_Heading">
      <style:text-properties officeooo:rsid="004a4204" officeooo:paragraph-rsid="0051e61b"/>
    </style:style>
    <style:style style:name="P354" style:family="paragraph" style:parent-style-name="Table_20_Heading">
      <style:text-properties officeooo:rsid="004a4204" officeooo:paragraph-rsid="00594359"/>
    </style:style>
    <style:style style:name="P355" style:family="paragraph" style:parent-style-name="Table_20_Heading">
      <style:text-properties officeooo:rsid="004a4204" officeooo:paragraph-rsid="005b01bb"/>
    </style:style>
    <style:style style:name="P356" style:family="paragraph" style:parent-style-name="Table_20_Heading">
      <style:text-properties officeooo:rsid="004a4204" officeooo:paragraph-rsid="005bc751"/>
    </style:style>
    <style:style style:name="P357" style:family="paragraph" style:parent-style-name="Table_20_Heading">
      <style:text-properties officeooo:rsid="004a4204" officeooo:paragraph-rsid="005e2c89"/>
    </style:style>
    <style:style style:name="P358" style:family="paragraph" style:parent-style-name="Table_20_Heading">
      <style:text-properties officeooo:rsid="004a4204" officeooo:paragraph-rsid="00602e3e"/>
    </style:style>
    <style:style style:name="P359" style:family="paragraph" style:parent-style-name="Table_20_Heading">
      <style:text-properties officeooo:rsid="004a4204" officeooo:paragraph-rsid="0069dda5"/>
    </style:style>
    <style:style style:name="P360" style:family="paragraph" style:parent-style-name="Table_20_Heading">
      <style:text-properties officeooo:rsid="004a4204" officeooo:paragraph-rsid="0076f9d5"/>
    </style:style>
    <style:style style:name="P361" style:family="paragraph" style:parent-style-name="Table_20_Heading">
      <style:text-properties officeooo:rsid="004a4204" officeooo:paragraph-rsid="00785618"/>
    </style:style>
    <style:style style:name="P362" style:family="paragraph" style:parent-style-name="Table_20_Heading">
      <style:text-properties officeooo:rsid="004a4204" officeooo:paragraph-rsid="0083c4bd"/>
    </style:style>
    <style:style style:name="P363" style:family="paragraph" style:parent-style-name="Table_20_Heading">
      <style:text-properties officeooo:rsid="004a4204" officeooo:paragraph-rsid="009fbd2d"/>
    </style:style>
    <style:style style:name="P364" style:family="paragraph" style:parent-style-name="Table_20_Heading">
      <style:text-properties officeooo:rsid="004a4204" officeooo:paragraph-rsid="00a808f9"/>
    </style:style>
    <style:style style:name="P365" style:family="paragraph" style:parent-style-name="Table_20_Heading">
      <style:text-properties officeooo:rsid="004a4204" officeooo:paragraph-rsid="00aa5418"/>
    </style:style>
    <style:style style:name="P366" style:family="paragraph" style:parent-style-name="Table_20_Heading">
      <style:text-properties officeooo:rsid="004a4204" officeooo:paragraph-rsid="00abd0a4"/>
    </style:style>
    <style:style style:name="P367" style:family="paragraph" style:parent-style-name="Table_20_Heading">
      <style:text-properties officeooo:rsid="004a4204" officeooo:paragraph-rsid="00b3f4fc"/>
    </style:style>
    <style:style style:name="P368" style:family="paragraph" style:parent-style-name="Table_20_Heading">
      <style:text-properties officeooo:rsid="004a4204" officeooo:paragraph-rsid="00b5a950"/>
    </style:style>
    <style:style style:name="P369" style:family="paragraph" style:parent-style-name="Table_20_Heading">
      <style:text-properties officeooo:rsid="004a4204" officeooo:paragraph-rsid="00ccb13e"/>
    </style:style>
    <style:style style:name="P370" style:family="paragraph" style:parent-style-name="Table_20_Heading">
      <style:text-properties officeooo:rsid="004a4204" officeooo:paragraph-rsid="00ce8fb7"/>
    </style:style>
    <style:style style:name="P371" style:family="paragraph" style:parent-style-name="Table_20_Heading">
      <style:text-properties officeooo:rsid="00561d90" officeooo:paragraph-rsid="00561d90"/>
    </style:style>
    <style:style style:name="P372" style:family="paragraph" style:parent-style-name="Table_20_Heading">
      <style:text-properties officeooo:rsid="005d668b" officeooo:paragraph-rsid="005d668b"/>
    </style:style>
    <style:style style:name="P373" style:family="paragraph" style:parent-style-name="Table_20_Heading">
      <style:text-properties officeooo:rsid="005d668b" officeooo:paragraph-rsid="0069dda5"/>
    </style:style>
    <style:style style:name="P374" style:family="paragraph" style:parent-style-name="Table_20_Heading">
      <style:text-properties officeooo:rsid="005d668b" officeooo:paragraph-rsid="006d333c"/>
    </style:style>
    <style:style style:name="P375" style:family="paragraph" style:parent-style-name="Table_20_Heading">
      <style:text-properties officeooo:rsid="005d668b" officeooo:paragraph-rsid="01146675"/>
    </style:style>
    <style:style style:name="P376" style:family="paragraph" style:parent-style-name="Table_20_Heading">
      <style:text-properties officeooo:rsid="005d668b" officeooo:paragraph-rsid="01147db1"/>
    </style:style>
    <style:style style:name="P377" style:family="paragraph" style:parent-style-name="Table_20_Heading">
      <style:text-properties officeooo:rsid="006d333c" officeooo:paragraph-rsid="006d333c"/>
    </style:style>
    <style:style style:name="P378" style:family="paragraph" style:parent-style-name="Table_20_Heading">
      <style:text-properties officeooo:rsid="00700365" officeooo:paragraph-rsid="00700365"/>
    </style:style>
    <style:style style:name="P379" style:family="paragraph" style:parent-style-name="Table_20_Heading">
      <style:paragraph-properties>
        <style:tab-stops>
          <style:tab-stop style:position="1.868cm"/>
        </style:tab-stops>
      </style:paragraph-properties>
      <style:text-properties officeooo:rsid="00700365" officeooo:paragraph-rsid="00700365"/>
    </style:style>
    <style:style style:name="P380" style:family="paragraph" style:parent-style-name="Table_20_Heading">
      <style:text-properties officeooo:rsid="00713b93" officeooo:paragraph-rsid="00713b93"/>
    </style:style>
    <style:style style:name="P381" style:family="paragraph" style:parent-style-name="Table_20_Heading">
      <style:paragraph-properties>
        <style:tab-stops>
          <style:tab-stop style:position="1.868cm"/>
        </style:tab-stops>
      </style:paragraph-properties>
      <style:text-properties officeooo:rsid="00713b93" officeooo:paragraph-rsid="00713b93"/>
    </style:style>
    <style:style style:name="P382" style:family="paragraph" style:parent-style-name="Table_20_Heading">
      <style:text-properties officeooo:rsid="007d614d" officeooo:paragraph-rsid="007d614d"/>
    </style:style>
    <style:style style:name="P383" style:family="paragraph" style:parent-style-name="Text_20_body">
      <style:paragraph-properties fo:break-before="page"/>
      <style:text-properties officeooo:rsid="0051e61b" officeooo:paragraph-rsid="0051e61b"/>
    </style:style>
    <style:style style:name="P384" style:family="paragraph" style:parent-style-name="Text_20_body">
      <style:paragraph-properties fo:break-before="page"/>
      <style:text-properties fo:font-style="normal" officeooo:rsid="0024e9d2" officeooo:paragraph-rsid="00713b93" style:font-style-asian="normal" style:font-style-complex="normal"/>
    </style:style>
    <style:style style:name="P385" style:family="paragraph" style:parent-style-name="Text_20_body">
      <style:paragraph-properties fo:break-before="page"/>
      <style:text-properties fo:font-style="normal" officeooo:rsid="00561d90" officeooo:paragraph-rsid="00561d90" style:font-style-asian="normal" style:font-style-complex="normal"/>
    </style:style>
    <style:style style:name="P386" style:family="paragraph" style:parent-style-name="Preformatted_20_Text">
      <style:text-properties officeooo:rsid="01146675" officeooo:paragraph-rsid="01146675"/>
    </style:style>
    <style:style style:name="P387" style:family="paragraph" style:parent-style-name="Preformatted_20_Text">
      <style:text-properties officeooo:rsid="01146675" officeooo:paragraph-rsid="01147db1"/>
    </style:style>
    <style:style style:name="P388" style:family="paragraph" style:parent-style-name="Preformatted_20_Text">
      <style:text-properties officeooo:rsid="01147db1" officeooo:paragraph-rsid="01147db1"/>
    </style:style>
    <style:style style:name="P389" style:family="paragraph" style:parent-style-name="Heading_20_1" style:list-style-name="">
      <style:text-properties officeooo:rsid="00967022" officeooo:paragraph-rsid="00967022"/>
    </style:style>
    <style:style style:name="P390" style:family="paragraph" style:parent-style-name="Heading_20_1">
      <style:paragraph-properties fo:break-before="page"/>
    </style:style>
    <style:style style:name="P391" style:family="paragraph" style:parent-style-name="Text_20_body" style:list-style-name="">
      <style:text-properties officeooo:rsid="00967022" officeooo:paragraph-rsid="00967022"/>
    </style:style>
    <style:style style:name="P392" style:family="paragraph" style:parent-style-name="Text_20_body">
      <style:text-properties fo:font-style="normal" officeooo:rsid="0024e9d2" officeooo:paragraph-rsid="00b7372b" style:font-style-asian="normal" style:font-style-complex="normal"/>
    </style:style>
    <style:style style:name="P393" style:family="paragraph" style:parent-style-name="Text_20_body">
      <style:text-properties fo:font-style="normal" officeooo:rsid="01146675" officeooo:paragraph-rsid="01146675" style:font-style-asian="normal" style:font-style-complex="normal"/>
    </style:style>
    <style:style style:name="P394" style:family="paragraph" style:parent-style-name="Text_20_body">
      <style:text-properties fo:font-style="normal" officeooo:rsid="01147db1" officeooo:paragraph-rsid="01147db1" style:font-style-asian="normal" style:font-style-complex="normal"/>
    </style:style>
    <style:style style:name="P395" style:family="paragraph" style:parent-style-name="Text_20_body">
      <style:text-properties officeooo:rsid="01146675" officeooo:paragraph-rsid="01146675"/>
    </style:style>
    <style:style style:name="P396" style:family="paragraph" style:parent-style-name="Heading_20_2" style:list-style-name="">
      <style:text-properties officeooo:rsid="00967022" officeooo:paragraph-rsid="00967022"/>
    </style:style>
    <style:style style:name="P397" style:family="paragraph" style:parent-style-name="Heading_20_2">
      <style:text-properties officeooo:rsid="0044df8c" officeooo:paragraph-rsid="0044df8c"/>
    </style:style>
    <style:style style:name="P398" style:family="paragraph" style:parent-style-name="Heading_20_2">
      <style:text-properties officeooo:rsid="00a5e662" officeooo:paragraph-rsid="00a5e662"/>
    </style:style>
    <style:style style:name="P399" style:family="paragraph" style:parent-style-name="Heading_20_2" style:list-style-name="">
      <style:text-properties fo:font-style="normal" officeooo:rsid="0019fb4e" officeooo:paragraph-rsid="0019fb4e" style:font-style-asian="normal" style:font-style-complex="normal"/>
    </style:style>
    <style:style style:name="P400" style:family="paragraph" style:parent-style-name="Heading_20_2">
      <style:text-properties officeooo:rsid="0019fb4e" officeooo:paragraph-rsid="00abd0a4"/>
    </style:style>
    <style:style style:name="P401" style:family="paragraph" style:parent-style-name="Heading_20_2">
      <style:text-properties officeooo:rsid="01146675" officeooo:paragraph-rsid="01146675"/>
    </style:style>
    <style:style style:name="P402" style:family="paragraph" style:parent-style-name="Heading_20_2">
      <style:paragraph-properties fo:break-before="page"/>
      <style:text-properties fo:font-style="normal" officeooo:rsid="00602e3e" officeooo:paragraph-rsid="00602e3e" style:font-style-asian="normal" style:font-style-complex="normal"/>
    </style:style>
    <style:style style:name="P403" style:family="paragraph" style:parent-style-name="Heading_20_2">
      <style:paragraph-properties fo:break-before="page"/>
      <style:text-properties fo:font-style="normal" officeooo:rsid="00cd8fd3" officeooo:paragraph-rsid="00cd8fd3" style:font-style-asian="normal" style:font-style-complex="normal"/>
    </style:style>
    <style:style style:name="P404" style:family="paragraph" style:parent-style-name="Heading_20_2">
      <style:paragraph-properties fo:break-before="page"/>
      <style:text-properties officeooo:rsid="00a749d1" officeooo:paragraph-rsid="00a749d1"/>
    </style:style>
    <style:style style:name="P405" style:family="paragraph" style:parent-style-name="Heading_20_2">
      <style:paragraph-properties fo:break-before="page"/>
      <style:text-properties officeooo:rsid="0019fb4e" officeooo:paragraph-rsid="002dbe78"/>
    </style:style>
    <style:style style:name="P406" style:family="paragraph" style:parent-style-name="Heading_20_2">
      <style:paragraph-properties fo:break-before="page"/>
      <style:text-properties officeooo:rsid="0019fb4e" officeooo:paragraph-rsid="00b3f4fc"/>
    </style:style>
    <style:style style:name="P407" style:family="paragraph" style:parent-style-name="Heading_20_2">
      <style:paragraph-properties fo:break-before="page"/>
      <style:text-properties officeooo:rsid="00a22569" officeooo:paragraph-rsid="00a22569"/>
    </style:style>
    <style:style style:name="P408" style:family="paragraph" style:parent-style-name="Heading_20_2">
      <style:paragraph-properties fo:break-before="page"/>
      <style:text-properties officeooo:rsid="00b3f4fc" officeooo:paragraph-rsid="00b728d2"/>
    </style:style>
    <style:style style:name="P409" style:family="paragraph" style:parent-style-name="Heading_20_2">
      <style:paragraph-properties fo:break-before="page"/>
      <style:text-properties officeooo:rsid="00b7372b" officeooo:paragraph-rsid="00b7372b"/>
    </style:style>
    <style:style style:name="P410" style:family="paragraph" style:parent-style-name="Heading_20_2">
      <style:paragraph-properties fo:break-before="page"/>
      <style:text-properties officeooo:rsid="01146675" officeooo:paragraph-rsid="01146675"/>
    </style:style>
    <style:style style:name="P411" style:family="paragraph" style:parent-style-name="Heading_20_2">
      <style:paragraph-properties fo:break-before="page"/>
      <style:text-properties officeooo:rsid="01146675" officeooo:paragraph-rsid="01147db1"/>
    </style:style>
    <style:style style:name="P412" style:family="paragraph" style:parent-style-name="Heading_20_4">
      <style:text-properties officeooo:rsid="00efea2e" officeooo:paragraph-rsid="00efea2e"/>
    </style:style>
    <style:style style:name="P413" style:family="paragraph" style:parent-style-name="Heading_20_4">
      <style:text-properties officeooo:rsid="00a6d95a" officeooo:paragraph-rsid="00a6d95a"/>
    </style:style>
    <style:style style:name="P414" style:family="paragraph" style:parent-style-name="Heading_20_4">
      <style:text-properties officeooo:rsid="00df8c64" officeooo:paragraph-rsid="00df8c64"/>
    </style:style>
    <style:style style:name="P415" style:family="paragraph" style:parent-style-name="Heading_20_4" style:list-style-name="">
      <style:text-properties officeooo:rsid="00aa5418" officeooo:paragraph-rsid="00aa5418"/>
    </style:style>
    <style:style style:name="P416" style:family="paragraph" style:parent-style-name="Heading_20_4">
      <style:paragraph-properties fo:break-before="page"/>
      <style:text-properties officeooo:rsid="00a6d95a" officeooo:paragraph-rsid="00a6d95a"/>
    </style:style>
    <style:style style:name="P417" style:family="paragraph" style:parent-style-name="Heading_20_4">
      <style:paragraph-properties fo:break-before="page"/>
      <style:text-properties officeooo:rsid="00aa5418" officeooo:paragraph-rsid="00aa5418"/>
    </style:style>
    <style:style style:name="P418" style:family="paragraph" style:parent-style-name="Heading_20_4">
      <style:paragraph-properties fo:break-before="page"/>
      <style:text-properties officeooo:rsid="00abd0a4" officeooo:paragraph-rsid="00abd0a4"/>
    </style:style>
    <style:style style:name="P419" style:family="paragraph" style:parent-style-name="Table_20_Contents">
      <style:text-properties officeooo:rsid="0115ea8f" officeooo:paragraph-rsid="0115ea8f"/>
    </style:style>
    <style:style style:name="P420" style:family="paragraph" style:parent-style-name="Heading_20_3">
      <style:text-properties officeooo:rsid="0044df8c" officeooo:paragraph-rsid="0044df8c"/>
    </style:style>
    <style:style style:name="P421" style:family="paragraph" style:parent-style-name="Heading_20_3" style:list-style-name="">
      <style:text-properties officeooo:rsid="004872db" officeooo:paragraph-rsid="004872db"/>
    </style:style>
    <style:style style:name="P422" style:family="paragraph" style:parent-style-name="Heading_20_3">
      <style:text-properties officeooo:rsid="00cb527d" officeooo:paragraph-rsid="00cb527d"/>
    </style:style>
    <style:style style:name="P423" style:family="paragraph" style:parent-style-name="Heading_20_3">
      <style:text-properties fo:font-style="normal" officeooo:rsid="005b01bb" officeooo:paragraph-rsid="005b01bb" style:font-style-asian="normal" style:font-style-complex="normal"/>
    </style:style>
    <style:style style:name="P424" style:family="paragraph" style:parent-style-name="Heading_20_3">
      <style:text-properties fo:font-style="normal" officeooo:rsid="00b5a950" officeooo:paragraph-rsid="00b5a950" style:font-style-asian="normal" style:font-style-complex="normal"/>
    </style:style>
    <style:style style:name="P425" style:family="paragraph" style:parent-style-name="Heading_20_3" style:list-style-name="">
      <style:text-properties fo:font-style="normal" fo:font-weight="normal" officeooo:rsid="002b8fc8" officeooo:paragraph-rsid="00b3f4fc" style:font-style-asian="normal" style:font-weight-asian="normal" style:font-style-complex="normal" style:font-weight-complex="normal"/>
    </style:style>
    <style:style style:name="P426" style:family="paragraph" style:parent-style-name="Heading_20_3">
      <style:text-properties officeooo:rsid="00b3f4fc" officeooo:paragraph-rsid="00b3f4fc"/>
    </style:style>
    <style:style style:name="P427" style:family="paragraph" style:parent-style-name="Heading_20_3">
      <style:text-properties officeooo:rsid="00a808f9" officeooo:paragraph-rsid="00b5a950"/>
    </style:style>
    <style:style style:name="P428" style:family="paragraph" style:parent-style-name="Heading_20_3">
      <style:text-properties officeooo:rsid="00a8a1dc" officeooo:paragraph-rsid="00a8a1dc"/>
    </style:style>
    <style:style style:name="P429" style:family="paragraph" style:parent-style-name="Heading_20_3">
      <style:paragraph-properties fo:margin-left="0cm" fo:margin-right="0cm" fo:text-indent="0cm" style:auto-text-indent="false"/>
      <style:text-properties fo:font-style="normal" officeooo:rsid="0046b652" officeooo:paragraph-rsid="0046b652" style:font-style-asian="normal" style:font-style-complex="normal"/>
    </style:style>
    <style:style style:name="P430" style:family="paragraph" style:parent-style-name="Heading_20_3">
      <style:paragraph-properties fo:break-before="page"/>
      <style:text-properties officeooo:rsid="004872db" officeooo:paragraph-rsid="004872db"/>
    </style:style>
    <style:style style:name="P431" style:family="paragraph" style:parent-style-name="Heading_20_3">
      <style:paragraph-properties fo:break-before="page"/>
      <style:text-properties fo:font-style="normal" officeooo:rsid="010b7ea4" officeooo:paragraph-rsid="010b7ea4" style:font-style-asian="normal" style:font-style-complex="normal"/>
    </style:style>
    <style:style style:name="P432" style:family="paragraph" style:parent-style-name="Heading_20_3">
      <style:paragraph-properties fo:break-before="page"/>
      <style:text-properties fo:font-style="normal" officeooo:rsid="005b01bb" officeooo:paragraph-rsid="005b01bb" style:font-style-asian="normal" style:font-style-complex="normal"/>
    </style:style>
    <style:style style:name="P433" style:family="paragraph" style:parent-style-name="Heading_20_3">
      <style:paragraph-properties fo:break-before="page"/>
      <style:text-properties fo:font-style="normal" officeooo:rsid="00b5a950" officeooo:paragraph-rsid="00b5a950" style:font-style-asian="normal" style:font-style-complex="normal"/>
    </style:style>
    <style:style style:name="P434" style:family="paragraph" style:parent-style-name="Heading_20_3">
      <style:paragraph-properties fo:break-before="page"/>
      <style:text-properties officeooo:rsid="005b01bb" officeooo:paragraph-rsid="00b3f4fc"/>
    </style:style>
    <style:style style:name="T1" style:family="text">
      <style:text-properties fo:font-style="italic" style:font-style-asian="italic" style:font-style-complex="italic"/>
    </style:style>
    <style:style style:name="T2" style:family="text">
      <style:text-properties fo:font-style="italic" officeooo:rsid="0019fb4e" style:font-style-asian="italic" style:font-style-complex="italic"/>
    </style:style>
    <style:style style:name="T3" style:family="text">
      <style:text-properties fo:font-style="italic" officeooo:rsid="0023d831" style:font-style-asian="italic" style:font-style-complex="italic"/>
    </style:style>
    <style:style style:name="T4" style:family="text">
      <style:text-properties fo:font-style="italic" officeooo:rsid="00b7372b"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officeooo:rsid="0019fb4e" style:font-style-asian="normal" style:font-style-complex="normal"/>
    </style:style>
    <style:style style:name="T8" style:family="text">
      <style:text-properties fo:font-style="normal" officeooo:rsid="001a289e" style:font-style-asian="normal" style:font-style-complex="normal"/>
    </style:style>
    <style:style style:name="T9" style:family="text">
      <style:text-properties fo:font-style="normal" officeooo:rsid="001b379c" style:font-style-asian="normal" style:font-style-complex="normal"/>
    </style:style>
    <style:style style:name="T10" style:family="text">
      <style:text-properties fo:font-style="normal" officeooo:rsid="001dc8bb" style:font-style-asian="normal" style:font-style-complex="normal"/>
    </style:style>
    <style:style style:name="T11" style:family="text">
      <style:text-properties fo:font-style="normal" officeooo:rsid="0023d831" style:font-style-asian="normal" style:font-style-complex="normal"/>
    </style:style>
    <style:style style:name="T12" style:family="text">
      <style:text-properties fo:font-style="normal" officeooo:rsid="0024e9d2" style:font-style-asian="normal" style:font-style-complex="normal"/>
    </style:style>
    <style:style style:name="T13" style:family="text">
      <style:text-properties fo:font-style="normal" officeooo:rsid="002dbe78" style:font-style-asian="normal" style:font-style-complex="normal"/>
    </style:style>
    <style:style style:name="T14" style:family="text">
      <style:text-properties fo:font-style="normal" officeooo:rsid="002fbc4a" style:font-style-asian="normal" style:font-style-complex="normal"/>
    </style:style>
    <style:style style:name="T15" style:family="text">
      <style:text-properties fo:font-style="normal" officeooo:rsid="0044df8c" style:font-style-asian="normal" style:font-style-complex="normal"/>
    </style:style>
    <style:style style:name="T16" style:family="text">
      <style:text-properties fo:font-style="normal" officeooo:rsid="0046b652" style:font-style-asian="normal" style:font-style-complex="normal"/>
    </style:style>
    <style:style style:name="T17" style:family="text">
      <style:text-properties fo:font-style="normal" officeooo:rsid="004872db" style:font-style-asian="normal" style:font-style-complex="normal"/>
    </style:style>
    <style:style style:name="T18" style:family="text">
      <style:text-properties fo:font-style="normal" officeooo:rsid="0049038a" style:font-style-asian="normal" style:font-style-complex="normal"/>
    </style:style>
    <style:style style:name="T19" style:family="text">
      <style:text-properties fo:font-style="normal" officeooo:rsid="004a4204" style:font-style-asian="normal" style:font-style-complex="normal"/>
    </style:style>
    <style:style style:name="T20" style:family="text">
      <style:text-properties fo:font-style="normal" officeooo:rsid="004c2f2e" style:font-style-asian="normal" style:font-style-complex="normal"/>
    </style:style>
    <style:style style:name="T21" style:family="text">
      <style:text-properties fo:font-style="normal" officeooo:rsid="004fed1f" style:font-style-asian="normal" style:font-style-complex="normal"/>
    </style:style>
    <style:style style:name="T22" style:family="text">
      <style:text-properties fo:font-style="normal" officeooo:rsid="00561d90" style:font-style-asian="normal" style:font-style-complex="normal"/>
    </style:style>
    <style:style style:name="T23" style:family="text">
      <style:text-properties fo:font-style="normal" officeooo:rsid="005b01bb" style:font-style-asian="normal" style:font-style-complex="normal"/>
    </style:style>
    <style:style style:name="T24" style:family="text">
      <style:text-properties fo:font-style="normal" officeooo:rsid="005d668b" style:font-style-asian="normal" style:font-style-complex="normal"/>
    </style:style>
    <style:style style:name="T25" style:family="text">
      <style:text-properties fo:font-style="normal" officeooo:rsid="005e2c89" style:font-style-asian="normal" style:font-style-complex="normal"/>
    </style:style>
    <style:style style:name="T26" style:family="text">
      <style:text-properties fo:font-style="normal" officeooo:rsid="00602e3e" style:font-style-asian="normal" style:font-style-complex="normal"/>
    </style:style>
    <style:style style:name="T27" style:family="text">
      <style:text-properties fo:font-style="normal" officeooo:rsid="00606ff5" style:font-style-asian="normal" style:font-style-complex="normal"/>
    </style:style>
    <style:style style:name="T28" style:family="text">
      <style:text-properties fo:font-style="normal" officeooo:rsid="0026d63c" style:font-style-asian="normal" style:font-style-complex="normal"/>
    </style:style>
    <style:style style:name="T29" style:family="text">
      <style:text-properties fo:font-style="normal" officeooo:rsid="0069dda5" style:font-style-asian="normal" style:font-style-complex="normal"/>
    </style:style>
    <style:style style:name="T30" style:family="text">
      <style:text-properties fo:font-style="normal" officeooo:rsid="0099702f" style:font-style-asian="normal" style:font-style-complex="normal"/>
    </style:style>
    <style:style style:name="T31" style:family="text">
      <style:text-properties fo:font-style="normal" officeooo:rsid="009fbd2d" style:font-style-asian="normal" style:font-style-complex="normal"/>
    </style:style>
    <style:style style:name="T32" style:family="text">
      <style:text-properties fo:font-style="normal" officeooo:rsid="00a22569" style:font-style-asian="normal" style:font-style-complex="normal"/>
    </style:style>
    <style:style style:name="T33" style:family="text">
      <style:text-properties fo:font-style="normal" officeooo:rsid="00a808f9" style:font-style-asian="normal" style:font-style-complex="normal"/>
    </style:style>
    <style:style style:name="T34" style:family="text">
      <style:text-properties fo:font-style="normal" officeooo:rsid="00a8a1dc" style:font-style-asian="normal" style:font-style-complex="normal"/>
    </style:style>
    <style:style style:name="T35" style:family="text">
      <style:text-properties fo:font-style="normal" officeooo:rsid="00aa5418" style:font-style-asian="normal" style:font-style-complex="normal"/>
    </style:style>
    <style:style style:name="T36" style:family="text">
      <style:text-properties fo:font-style="normal" officeooo:rsid="00abd0a4" style:font-style-asian="normal" style:font-style-complex="normal"/>
    </style:style>
    <style:style style:name="T37" style:family="text">
      <style:text-properties fo:font-style="normal" officeooo:rsid="00b11fc3" style:font-style-asian="normal" style:font-style-complex="normal"/>
    </style:style>
    <style:style style:name="T38" style:family="text">
      <style:text-properties fo:font-style="normal" officeooo:rsid="00b309b1" style:font-style-asian="normal" style:font-style-complex="normal"/>
    </style:style>
    <style:style style:name="T39" style:family="text">
      <style:text-properties fo:font-style="normal" officeooo:rsid="00b310a1" style:font-style-asian="normal" style:font-style-complex="normal"/>
    </style:style>
    <style:style style:name="T40" style:family="text">
      <style:text-properties fo:font-style="normal" officeooo:rsid="00b3f4fc" style:font-style-asian="normal" style:font-style-complex="normal"/>
    </style:style>
    <style:style style:name="T41" style:family="text">
      <style:text-properties fo:font-style="normal" officeooo:rsid="00b5a950" style:font-style-asian="normal" style:font-style-complex="normal"/>
    </style:style>
    <style:style style:name="T42" style:family="text">
      <style:text-properties fo:font-style="normal" officeooo:rsid="00b728d2" style:font-style-asian="normal" style:font-style-complex="normal"/>
    </style:style>
    <style:style style:name="T43" style:family="text">
      <style:text-properties fo:font-style="normal" officeooo:rsid="00b7372b" style:font-style-asian="normal" style:font-style-complex="normal"/>
    </style:style>
    <style:style style:name="T44" style:family="text">
      <style:text-properties fo:font-style="normal" officeooo:rsid="00c01967" style:font-style-asian="normal" style:font-style-complex="normal"/>
    </style:style>
    <style:style style:name="T45" style:family="text">
      <style:text-properties fo:font-style="normal" officeooo:rsid="00c14568" style:font-style-asian="normal" style:font-style-complex="normal"/>
    </style:style>
    <style:style style:name="T46" style:family="text">
      <style:text-properties fo:font-style="normal" officeooo:rsid="00c38847" style:font-style-asian="normal" style:font-style-complex="normal"/>
    </style:style>
    <style:style style:name="T47" style:family="text">
      <style:text-properties fo:font-style="normal" officeooo:rsid="00c3c225" style:font-style-asian="normal" style:font-style-complex="normal"/>
    </style:style>
    <style:style style:name="T48" style:family="text">
      <style:text-properties fo:font-style="normal" officeooo:rsid="00cb527d" style:font-style-asian="normal" style:font-style-complex="normal"/>
    </style:style>
    <style:style style:name="T49" style:family="text">
      <style:text-properties fo:font-style="normal" officeooo:rsid="00ccb13e" style:font-style-asian="normal" style:font-style-complex="normal"/>
    </style:style>
    <style:style style:name="T50" style:family="text">
      <style:text-properties fo:font-style="normal" officeooo:rsid="00cd8fd3" style:font-style-asian="normal" style:font-style-complex="normal"/>
    </style:style>
    <style:style style:name="T51" style:family="text">
      <style:text-properties fo:font-style="normal" officeooo:rsid="00ce8fb7" style:font-style-asian="normal" style:font-style-complex="normal"/>
    </style:style>
    <style:style style:name="T52" style:family="text">
      <style:text-properties fo:font-style="normal" officeooo:rsid="00cf4be3" style:font-style-asian="normal" style:font-style-complex="normal"/>
    </style:style>
    <style:style style:name="T53" style:family="text">
      <style:text-properties fo:font-style="normal" officeooo:rsid="00d0a901" style:font-style-asian="normal" style:font-style-complex="normal"/>
    </style:style>
    <style:style style:name="T54" style:family="text">
      <style:text-properties fo:font-style="normal" officeooo:rsid="00d35d7b" style:font-style-asian="normal" style:font-style-complex="normal"/>
    </style:style>
    <style:style style:name="T55" style:family="text">
      <style:text-properties fo:font-style="normal" officeooo:rsid="00d3c780" style:font-style-asian="normal" style:font-style-complex="normal"/>
    </style:style>
    <style:style style:name="T56" style:family="text">
      <style:text-properties fo:font-style="normal" officeooo:rsid="00d5a304" style:font-style-asian="normal" style:font-style-complex="normal"/>
    </style:style>
    <style:style style:name="T57" style:family="text">
      <style:text-properties fo:font-style="normal" officeooo:rsid="00d5d631" style:font-style-asian="normal" style:font-style-complex="normal"/>
    </style:style>
    <style:style style:name="T58" style:family="text">
      <style:text-properties fo:font-style="normal" officeooo:rsid="00d8a220" style:font-style-asian="normal" style:font-style-complex="normal"/>
    </style:style>
    <style:style style:name="T59" style:family="text">
      <style:text-properties fo:font-style="normal" officeooo:rsid="0068298b" style:font-style-asian="normal" style:font-style-complex="normal"/>
    </style:style>
    <style:style style:name="T60" style:family="text">
      <style:text-properties fo:font-style="normal" officeooo:rsid="006d333c" style:font-style-asian="normal" style:font-style-complex="normal"/>
    </style:style>
    <style:style style:name="T61" style:family="text">
      <style:text-properties fo:font-style="normal" officeooo:rsid="01147db1" style:font-style-asian="normal" style:font-style-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normal" officeooo:rsid="002b8fc8" style:font-style-asian="normal" style:font-weight-asian="normal" style:font-style-complex="normal" style:font-weight-complex="normal"/>
    </style:style>
    <style:style style:name="T64" style:family="text">
      <style:text-properties fo:font-style="normal" fo:font-weight="normal" officeooo:rsid="0076f9d5" style:font-style-asian="normal" style:font-weight-asian="normal" style:font-style-complex="normal" style:font-weight-complex="normal"/>
    </style:style>
    <style:style style:name="T65" style:family="text">
      <style:text-properties fo:font-style="normal" fo:font-weight="normal" officeooo:rsid="00b5a950" style:font-style-asian="normal" style:font-weight-asian="normal" style:font-style-complex="normal" style:font-weight-complex="normal"/>
    </style:style>
    <style:style style:name="T66" style:family="text">
      <style:text-properties officeooo:rsid="001f09d0"/>
    </style:style>
    <style:style style:name="T67" style:family="text">
      <style:text-properties officeooo:rsid="002be551"/>
    </style:style>
    <style:style style:name="T68" style:family="text">
      <style:text-properties officeooo:rsid="002dbe78"/>
    </style:style>
    <style:style style:name="T69" style:family="text">
      <style:text-properties officeooo:rsid="00379e43"/>
    </style:style>
    <style:style style:name="T70" style:family="text">
      <style:text-properties officeooo:rsid="00402c4c"/>
    </style:style>
    <style:style style:name="T71" style:family="text">
      <style:text-properties officeooo:rsid="0042f13e"/>
    </style:style>
    <style:style style:name="T72" style:family="text">
      <style:text-properties officeooo:rsid="0019fb4e"/>
    </style:style>
    <style:style style:name="T73" style:family="text">
      <style:text-properties officeooo:rsid="0046b652"/>
    </style:style>
    <style:style style:name="T74" style:family="text">
      <style:text-properties officeooo:rsid="004872db"/>
    </style:style>
    <style:style style:name="T75" style:family="text">
      <style:text-properties officeooo:rsid="004fed1f"/>
    </style:style>
    <style:style style:name="T76" style:family="text">
      <style:text-properties officeooo:rsid="0051e61b"/>
    </style:style>
    <style:style style:name="T77" style:family="text">
      <style:text-properties officeooo:rsid="0053a4d6"/>
    </style:style>
    <style:style style:name="T78" style:family="text">
      <style:text-properties officeooo:rsid="00548c3d"/>
    </style:style>
    <style:style style:name="T79" style:family="text">
      <style:text-properties officeooo:rsid="0054c59f"/>
    </style:style>
    <style:style style:name="T80" style:family="text">
      <style:text-properties officeooo:rsid="00591f4b"/>
    </style:style>
    <style:style style:name="T81" style:family="text">
      <style:text-properties officeooo:rsid="00594359"/>
    </style:style>
    <style:style style:name="T82" style:family="text">
      <style:text-properties officeooo:rsid="005bc751"/>
    </style:style>
    <style:style style:name="T83" style:family="text">
      <style:text-properties officeooo:rsid="00602e3e"/>
    </style:style>
    <style:style style:name="T84" style:family="text">
      <style:text-properties officeooo:rsid="0061f554"/>
    </style:style>
    <style:style style:name="T85" style:family="text">
      <style:text-properties officeooo:rsid="0069dda5"/>
    </style:style>
    <style:style style:name="T86" style:family="text">
      <style:text-properties officeooo:rsid="0069ecb8"/>
    </style:style>
    <style:style style:name="T87" style:family="text">
      <style:text-properties officeooo:rsid="001b379c"/>
    </style:style>
    <style:style style:name="T88" style:family="text">
      <style:text-properties officeooo:rsid="006bfe4c"/>
    </style:style>
    <style:style style:name="T89" style:family="text">
      <style:text-properties officeooo:rsid="006d333c"/>
    </style:style>
    <style:style style:name="T90" style:family="text">
      <style:text-properties officeooo:rsid="006e4969"/>
    </style:style>
    <style:style style:name="T91" style:family="text">
      <style:text-properties officeooo:rsid="00713b93"/>
    </style:style>
    <style:style style:name="T92" style:family="text">
      <style:text-properties officeooo:rsid="00744d05"/>
    </style:style>
    <style:style style:name="T93" style:family="text">
      <style:text-properties officeooo:rsid="00745443"/>
    </style:style>
    <style:style style:name="T94" style:family="text">
      <style:text-properties officeooo:rsid="007518a0"/>
    </style:style>
    <style:style style:name="T95" style:family="text">
      <style:text-properties officeooo:rsid="0076f9d5"/>
    </style:style>
    <style:style style:name="T96" style:family="text">
      <style:text-properties officeooo:rsid="00785618"/>
    </style:style>
    <style:style style:name="T97" style:family="text">
      <style:text-properties officeooo:rsid="007e98b5"/>
    </style:style>
    <style:style style:name="T98" style:family="text">
      <style:text-properties officeooo:rsid="00802585"/>
    </style:style>
    <style:style style:name="T99" style:family="text">
      <style:text-properties officeooo:rsid="008079b7"/>
    </style:style>
    <style:style style:name="T100" style:family="text">
      <style:text-properties officeooo:rsid="0083c4bd"/>
    </style:style>
    <style:style style:name="T101" style:family="text">
      <style:text-properties officeooo:rsid="00852faf"/>
    </style:style>
    <style:style style:name="T102" style:family="text">
      <style:text-properties officeooo:rsid="0086b973"/>
    </style:style>
    <style:style style:name="T103" style:family="text">
      <style:text-properties officeooo:rsid="008704a9"/>
    </style:style>
    <style:style style:name="T104" style:family="text">
      <style:text-properties officeooo:rsid="008b7713"/>
    </style:style>
    <style:style style:name="T105" style:family="text">
      <style:text-properties officeooo:rsid="008d72c8"/>
    </style:style>
    <style:style style:name="T106" style:family="text">
      <style:text-properties officeooo:rsid="0090f0aa"/>
    </style:style>
    <style:style style:name="T107" style:family="text">
      <style:text-properties officeooo:rsid="0099702f"/>
    </style:style>
    <style:style style:name="T108" style:family="text">
      <style:text-properties officeooo:rsid="009e8933"/>
    </style:style>
    <style:style style:name="T109" style:family="text">
      <style:text-properties officeooo:rsid="00a808f9"/>
    </style:style>
    <style:style style:name="T110" style:family="text">
      <style:text-properties officeooo:rsid="00abd0a4"/>
    </style:style>
    <style:style style:name="T111" style:family="text">
      <style:text-properties officeooo:rsid="00b5a950"/>
    </style:style>
    <style:style style:name="T112" style:family="text">
      <style:text-properties officeooo:rsid="00b728d2"/>
    </style:style>
    <style:style style:name="T113" style:family="text">
      <style:text-properties officeooo:rsid="00ba0d33"/>
    </style:style>
    <style:style style:name="T114" style:family="text">
      <style:text-properties officeooo:rsid="00bb701e"/>
    </style:style>
    <style:style style:name="T115" style:family="text">
      <style:text-properties officeooo:rsid="00bd5bec"/>
    </style:style>
    <style:style style:name="T116" style:family="text">
      <style:text-properties officeooo:rsid="00bf25db"/>
    </style:style>
    <style:style style:name="T117" style:family="text">
      <style:text-properties officeooo:rsid="00c14568"/>
    </style:style>
    <style:style style:name="T118" style:family="text">
      <style:text-properties officeooo:rsid="00c1b621"/>
    </style:style>
    <style:style style:name="T119" style:family="text">
      <style:text-properties officeooo:rsid="00c38847"/>
    </style:style>
    <style:style style:name="T120" style:family="text">
      <style:text-properties officeooo:rsid="00c3b793"/>
    </style:style>
    <style:style style:name="T121" style:family="text">
      <style:text-properties officeooo:rsid="00c3c225"/>
    </style:style>
    <style:style style:name="T122" style:family="text">
      <style:text-properties officeooo:rsid="00c46e1b"/>
    </style:style>
    <style:style style:name="T123" style:family="text">
      <style:text-properties officeooo:rsid="00c9df78"/>
    </style:style>
    <style:style style:name="T124" style:family="text">
      <style:text-properties officeooo:rsid="00cb527d"/>
    </style:style>
    <style:style style:name="T125" style:family="text">
      <style:text-properties officeooo:rsid="00606ff5"/>
    </style:style>
    <style:style style:name="T126" style:family="text">
      <style:text-properties officeooo:rsid="00ce8fb7"/>
    </style:style>
    <style:style style:name="T127" style:family="text">
      <style:text-properties officeooo:rsid="00cf4be3"/>
    </style:style>
    <style:style style:name="T128" style:family="text">
      <style:text-properties officeooo:rsid="00d0d526"/>
    </style:style>
    <style:style style:name="T129" style:family="text">
      <style:text-properties officeooo:rsid="00d35d7b"/>
    </style:style>
    <style:style style:name="T130" style:family="text">
      <style:text-properties officeooo:rsid="00d3c780"/>
    </style:style>
    <style:style style:name="T131" style:family="text">
      <style:text-properties officeooo:rsid="00d5a304"/>
    </style:style>
    <style:style style:name="T132" style:family="text">
      <style:text-properties officeooo:rsid="00d5d631"/>
    </style:style>
    <style:style style:name="T133" style:family="text">
      <style:text-properties officeooo:rsid="00d71118"/>
    </style:style>
    <style:style style:name="T134" style:family="text">
      <style:text-properties officeooo:rsid="00dbcbd3"/>
    </style:style>
    <style:style style:name="T135" style:family="text">
      <style:text-properties officeooo:rsid="00dd2949"/>
    </style:style>
    <style:style style:name="T136" style:family="text">
      <style:text-properties officeooo:rsid="00dd4dfe"/>
    </style:style>
    <style:style style:name="T137" style:family="text">
      <style:text-properties officeooo:rsid="00de8f58"/>
    </style:style>
    <style:style style:name="T138" style:family="text">
      <style:text-properties officeooo:rsid="00df55f6"/>
    </style:style>
    <style:style style:name="T139" style:family="text">
      <style:text-properties officeooo:rsid="00df8c64"/>
    </style:style>
    <style:style style:name="T140" style:family="text">
      <style:text-properties officeooo:rsid="00e11809"/>
    </style:style>
    <style:style style:name="T141" style:family="text">
      <style:text-properties officeooo:rsid="00e22666"/>
    </style:style>
    <style:style style:name="T142" style:family="text">
      <style:text-properties officeooo:rsid="00e629e2"/>
    </style:style>
    <style:style style:name="T143" style:family="text">
      <style:text-properties officeooo:rsid="00ecf9e7"/>
    </style:style>
    <style:style style:name="T144" style:family="text">
      <style:text-properties officeooo:rsid="00ee7b52"/>
    </style:style>
    <style:style style:name="T145" style:family="text">
      <style:text-properties officeooo:rsid="00ef75f5"/>
    </style:style>
    <style:style style:name="T146" style:family="text">
      <style:text-properties officeooo:rsid="00f0593a"/>
    </style:style>
    <style:style style:name="T147" style:family="text">
      <style:text-properties officeooo:rsid="00f21fbd"/>
    </style:style>
    <style:style style:name="T148" style:family="text">
      <style:text-properties officeooo:rsid="00f81ae9"/>
    </style:style>
    <style:style style:name="T149" style:family="text">
      <style:text-properties officeooo:rsid="00fba0c6"/>
    </style:style>
    <style:style style:name="T150" style:family="text">
      <style:text-properties officeooo:rsid="00fcad9f"/>
    </style:style>
    <style:style style:name="T151" style:family="text">
      <style:text-properties officeooo:rsid="00fe673b"/>
    </style:style>
    <style:style style:name="T152" style:family="text">
      <style:text-properties officeooo:rsid="01017785"/>
    </style:style>
    <style:style style:name="T153" style:family="text">
      <style:text-properties officeooo:rsid="01011643"/>
    </style:style>
    <style:style style:name="T154" style:family="text">
      <style:text-properties officeooo:rsid="010150c0"/>
    </style:style>
    <style:style style:name="T155" style:family="text">
      <style:text-properties officeooo:rsid="010211ae"/>
    </style:style>
    <style:style style:name="T156" style:family="text">
      <style:text-properties officeooo:rsid="01061bad"/>
    </style:style>
    <style:style style:name="T157" style:family="text">
      <style:text-properties officeooo:rsid="01093599"/>
    </style:style>
    <style:style style:name="T158" style:family="text">
      <style:text-properties officeooo:rsid="010a9f24"/>
    </style:style>
    <style:style style:name="T159" style:family="text">
      <style:text-properties officeooo:rsid="010f632e"/>
    </style:style>
    <style:style style:name="T160" style:family="text">
      <style:text-properties officeooo:rsid="01101bcc"/>
    </style:style>
    <style:style style:name="T161" style:family="text">
      <style:text-properties officeooo:rsid="0112d122"/>
    </style:style>
    <style:style style:name="T162" style:family="text">
      <style:text-properties officeooo:rsid="01146675"/>
    </style:style>
    <style:style style:name="T163" style:family="text">
      <style:text-properties officeooo:rsid="01147db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9" text:outline-level="1"><text:span text:style-name="T118">OpenBoard Dashboard</text:span> API</text:h>
      <text:h text:style-name="P391" text:outline-level="1">Author and technical contact:<text:tab/><text:tab/>Paul Haesler<text:line-break/><text:tab/><text:tab/><text:tab/><text:tab/><text:tab/><text:a xlink:type="simple" xlink:href="mailto:paul.haesler@data61.csiro.au" text:style-name="Internet_20_link" text:visited-style-name="Visited_20_Internet_20_Link"><text:span text:style-name="T122">paul.haesler@data61.csiro.au</text:span></text:a></text:h>
      <text:h text:style-name="P391" text:outline-level="1"/>
      <text:h text:style-name="P396" text:outline-level="2">Version History</text:h>
      <table:table table:name="Table36" table:style-name="Table36">
        <table:table-column table:style-name="Table36.A"/>
        <table:table-column table:style-name="Table36.B"/>
        <table:table-column table:style-name="Table36.C"/>
        <table:table-row>
          <table:table-cell table:style-name="Table36.A1" office:value-type="string">
            <text:p text:style-name="P227">Version</text:p>
          </table:table-cell>
          <table:table-cell table:style-name="Table36.A1" office:value-type="string">
            <text:p text:style-name="P227">Release Date<text:line-break/><text:span text:style-name="T118">(d/m/y)</text:span></text:p>
          </table:table-cell>
          <table:table-cell table:style-name="Table36.C1" office:value-type="string">
            <text:p text:style-name="P227">Changes</text:p>
          </table:table-cell>
        </table:table-row>
        <table:table-row>
          <table:table-cell table:style-name="Table36.A2" office:value-type="string">
            <text:p text:style-name="P263">1.<text:span text:style-name="T118">0</text:span></text:p>
          </table:table-cell>
          <table:table-cell table:style-name="Table36.A2" office:value-type="string">
            <text:p text:style-name="P263"><text:span text:style-name="T118">9/10</text:span>/2015</text:p>
          </table:table-cell>
          <table:table-cell table:style-name="Table36.C2" office:value-type="string">
            <text:p text:style-name="P284">Rebranded as OpenBoard. <text:s/>Restarted version number at 1.0</text:p>
          </table:table-cell>
        </table:table-row>
        <table:table-row>
          <table:table-cell table:style-name="Table36.A2" office:value-type="string">
            <text:p text:style-name="P297">2.0</text:p>
          </table:table-cell>
          <table:table-cell table:style-name="Table36.A2" office:value-type="string">
            <text:p text:style-name="P267"><text:span text:style-name="T134">15/04</text:span>/<text:span text:style-name="T133">2016</text:span></text:p>
          </table:table-cell>
          <table:table-cell table:style-name="Table36.C2" office:value-type="string">
            <text:p text:style-name="P297">Change views from cartesian product of frequencies, locations and themes into naviga<text:span text:style-name="T137">ta</text:span>ble hierarchies. <text:s/>Backward incompatible to version 1.0, so incrementing version number to 2.0.</text:p>
          </table:table-cell>
        </table:table-row>
        <table:table-row>
          <table:table-cell table:style-name="Table36.A2" office:value-type="string">
            <text:p text:style-name="P300">2.1</text:p>
          </table:table-cell>
          <table:table-cell table:style-name="Table36.A2" office:value-type="string">
            <text:p text:style-name="P300">3/5/2016</text:p>
          </table:table-cell>
          <table:table-cell table:style-name="Table36.C2" office:value-type="string">
            <text:p text:style-name="P300">Added siblings to view description. <text:span text:style-name="T140">Miscellaneous cleanup of typos and ambiguities.</text:span></text:p>
          </table:table-cell>
        </table:table-row>
        <table:table-row>
          <table:table-cell table:style-name="Table36.A2" office:value-type="string">
            <text:p text:style-name="P307">2.2</text:p>
          </table:table-cell>
          <table:table-cell table:style-name="Table36.A2" office:value-type="string">
            <text:p text:style-name="P307">17/6/2016</text:p>
          </table:table-cell>
          <table:table-cell table:style-name="Table36.C2" office:value-type="string">
            <text:p text:style-name="P307">Dynamic names allowed in graph clusters and datasets.</text:p>
          </table:table-cell>
        </table:table-row>
        <table:table-row>
          <table:table-cell table:style-name="Table36.A2" office:value-type="string">
            <text:p text:style-name="P310">2.3</text:p>
          </table:table-cell>
          <table:table-cell table:style-name="Table36.A2" office:value-type="string">
            <text:p text:style-name="P310">20/7/2016</text:p>
          </table:table-cell>
          <table:table-cell table:style-name="Table36.C2" office:value-type="string">
            <text:p text:style-name="P310">External views</text:p>
          </table:table-cell>
        </table:table-row>
        <table:table-row>
          <table:table-cell table:style-name="Table36.A2" office:value-type="string">
            <text:p text:style-name="P314">2.4</text:p>
          </table:table-cell>
          <table:table-cell table:style-name="Table36.A2" office:value-type="string">
            <text:p text:style-name="P314"><text:span text:style-name="T149">4</text:span>/8/2016</text:p>
          </table:table-cell>
          <table:table-cell table:style-name="Table36.C2" office:value-type="string">
            <text:p text:style-name="P313">Null statistics, <text:span text:style-name="T149">text_block tiles. Suppressed actual_frequency in widget definition – always supplied in widget data call.</text:span></text:p>
          </table:table-cell>
        </table:table-row>
        <table:table-row>
          <table:table-cell table:style-name="Table36.A2" office:value-type="string">
            <text:p text:style-name="P316">2.5</text:p>
          </table:table-cell>
          <table:table-cell table:style-name="Table36.A2" office:value-type="string">
            <text:p text:style-name="P316">23/8/2016</text:p>
          </table:table-cell>
          <table:table-cell table:style-name="Table36.C2" office:value-type="string">
            <text:p text:style-name="P316">Replace old “single_main_stat” and “double_main_stat” tile types with “main_stat” type and a “main_stat_count”.</text:p>
          </table:table-cell>
        </table:table-row>
        <table:table-row table:style-name="Table36.9">
          <table:table-cell table:style-name="Table36.A2" office:value-type="string">
            <text:p text:style-name="P321">2.6</text:p>
          </table:table-cell>
          <table:table-cell table:style-name="Table36.A2" office:value-type="string">
            <text:p text:style-name="P321">31/8/2016</text:p>
          </table:table-cell>
          <table:table-cell table:style-name="Table36.C2" office:value-type="string">
            <text:p text:style-name="P321">Replaced dynamic cluster labels with fully dynamic clusters. <text:s/>Dynamic dataset labels are still in place.</text:p>
          </table:table-cell>
        </table:table-row>
        <table:table-row table:style-name="Table36.9">
          <table:table-cell table:style-name="Table36.A2" office:value-type="string">
            <text:p text:style-name="P321"/>
          </table:table-cell>
          <table:table-cell table:style-name="Table36.A2" office:value-type="string">
            <text:p text:style-name="P321"/>
          </table:table-cell>
          <table:table-cell table:style-name="Table36.C2" office:value-type="string">
            <text:p text:style-name="P326">Added line/sector/bar/cluster labels. <text:s/><text:span text:style-name="T158">Added error-bars.</text:span></text:p>
          </table:table-cell>
        </table:table-row>
        <table:table-row table:style-name="Table36.9">
          <table:table-cell table:style-name="Table36.A2" office:value-type="string">
            <text:p text:style-name="P329">2.7</text:p>
          </table:table-cell>
          <table:table-cell table:style-name="Table36.A2" office:value-type="string">
            <text:p text:style-name="P329">27/10/2016</text:p>
          </table:table-cell>
          <table:table-cell table:style-name="Table36.C2" office:value-type="string">
            <text:p text:style-name="P329">Added other_menus to views.</text:p>
          </table:table-cell>
        </table:table-row>
        <table:table-row table:style-name="Table36.9">
          <table:table-cell table:style-name="Table36.A2" office:value-type="string">
            <text:p text:style-name="P329"/>
          </table:table-cell>
          <table:table-cell table:style-name="Table36.A2" office:value-type="string">
            <text:p text:style-name="P329"/>
          </table:table-cell>
          <table:table-cell table:style-name="Table36.C2" office:value-type="string">
            <text:p text:style-name="P330">Minor corrections pointed out by Yuri Feldman.</text:p>
          </table:table-cell>
        </table:table-row>
        <table:table-row table:style-name="Table36.9">
          <table:table-cell table:style-name="Table36.A2" office:value-type="string">
            <text:p text:style-name="P333">2.8</text:p>
          </table:table-cell>
          <table:table-cell table:style-name="Table36.A2" office:value-type="string">
            <text:p text:style-name="P333">22/11/2016</text:p>
          </table:table-cell>
          <table:table-cell table:style-name="Table36.C2" office:value-type="string">
            <text:p text:style-name="P333">Added name and label to view definition, <text:span text:style-name="T161">and view label to widget definition.</text:span></text:p>
          </table:table-cell>
        </table:table-row>
        <table:table-row table:style-name="Table36.9">
          <table:table-cell table:style-name="Table36.A2" office:value-type="string">
            <text:p text:style-name="P338">2.9</text:p>
          </table:table-cell>
          <table:table-cell table:style-name="Table36.A2" office:value-type="string">
            <text:p text:style-name="P338">01/02/2017</text:p>
          </table:table-cell>
          <table:table-cell table:style-name="Table36.C2" office:value-type="string">
            <text:p text:style-name="P338">Added generic property API methods.</text:p>
          </table:table-cell>
        </table:table-row>
        <table:table-row table:style-name="Table36.9">
          <table:table-cell table:style-name="Table36.A2" office:value-type="string">
            <text:p text:style-name="P329"/>
          </table:table-cell>
          <table:table-cell table:style-name="Table36.A2" office:value-type="string">
            <text:p text:style-name="P329"/>
          </table:table-cell>
          <table:table-cell table:style-name="Table36.C2" office:value-type="string">
            <text:p text:style-name="P419">Added dataset “hide from legend” property.</text:p>
          </table:table-cell>
        </table:table-row>
      </table:table>
      <text:h text:style-name="P391" text:outline-level="1"><text:s/></text:h>
      <text:h text:style-name="P390" text:outline-level="1"><text:span text:style-name="T118">Openboard API</text:span> </text:h>
      <text:p text:style-name="P85">This document describes the <text:span text:style-name="T118">Openboard </text:span>dashboard API.</text:p>
      <text:h text:style-name="P397" text:outline-level="2">Authentication</text:h>
      <text:p text:style-name="P86"><text:span text:style-name="T107">Some </text:span>API methods <text:span text:style-name="T107">may</text:span> require authentication. <text:s/></text:p>
      <text:p text:style-name="P86"><text:span text:style-name="T116">Cookie-based</text:span> authentication takes the form of a cookie named “sessionid” containing an encrypted session identifier (the cookie is obtained via <text:span text:style-name="T73">the login method described below)</text:span>.</text:p>
      <text:p text:style-name="P87">Because the API calls are being served from a different domain to the front end HTML, this requires correctly set CORS (and P3P for IE) headers to comply with browser security.</text:p>
      <text:p text:style-name="P104">Header-based authentication takes the form of an HTML header: X-Dashboard-Session-Id which contains an encrypted session identifier, as returned by the login method described below.</text:p>
      <text:h text:style-name="P420" text:outline-level="3">Login</text:h>
      <text:p text:style-name="P87">URL: api-root/login</text:p>
      <text:p text:style-name="P87">GET args: </text:p>
      <table:table table:name="Table8" table:style-name="Table8">
        <table:table-column table:style-name="Table8.A"/>
        <table:table-column table:style-name="Table8.B"/>
        <table:table-header-rows>
          <table:table-row>
            <table:table-cell table:style-name="Table8.A1" office:value-type="string">
              <text:p text:style-name="P342">Argument</text:p>
            </table:table-cell>
            <table:table-cell table:style-name="Table8.B1" office:value-type="string">
              <text:p text:style-name="P342">Description</text:p>
            </table:table-cell>
          </table:table-row>
        </table:table-header-rows>
        <table:table-row>
          <table:table-cell table:style-name="Table8.A2" office:value-type="string">
            <text:p text:style-name="P156">username</text:p>
          </table:table-cell>
          <table:table-cell table:style-name="Table8.B2" office:value-type="string">
            <text:p text:style-name="P151">The <text:span text:style-name="T73">username of the user to login</text:span></text:p>
          </table:table-cell>
        </table:table-row>
        <table:table-row>
          <table:table-cell table:style-name="Table8.A2" office:value-type="string">
            <text:p text:style-name="P156">password</text:p>
          </table:table-cell>
          <table:table-cell table:style-name="Table8.B2" office:value-type="string">
            <text:p text:style-name="P140">The <text:span text:style-name="T73">password of the user to login.</text:span></text:p>
          </table:table-cell>
        </table:table-row>
      </table:table>
      <text:p text:style-name="P47"/>
      <text:p text:style-name="P57">AUTHENTICATION: <text:s/>Not required.</text:p>
      <text:p text:style-name="P57">RESPONSE description: <text:s/><text:span text:style-name="T116">A string containing the session id.</text:span> <text:s/>Also sets a sessionid cookie which can then be sent with subsequent API calls.</text:p>
      <text:p text:style-name="P116">COMMENTS: Arguments can be sent as either GET or POST parameters. <text:s/>Incorrect username/password results in a 403 FORBIDDEN response.</text:p>
      <text:p text:style-name="P116">POSSIBLE FUTURE DIRECTIONS: Input arguments should only be accepted as POST parameters. <text:s/>Using GET parameters leaks passwords into the Apache log, which is a security risk.</text:p>
      <text:h text:style-name="P429" text:outline-level="3">Logout</text:h>
      <text:p text:style-name="P116">URL: api-root/logout</text:p>
      <text:p text:style-name="P116">GET args: None</text:p>
      <text:p text:style-name="P122"><text:span text:style-name="T6">RESPONSE description: <text:s/>An empty </text:span><text:span text:style-name="T17">list.</text:span></text:p>
      <text:p text:style-name="P118">COMMENTS: After calling logout, the sessionid is no longer valid for use in other API calls.</text:p>
      <text:h text:style-name="P421" text:outline-level="3"/>
      <text:h text:style-name="P430" text:outline-level="3">Change Password</text:h>
      <text:p text:style-name="P123"><text:span text:style-name="T6">URL: api-root/</text:span><text:span text:style-name="T17">change_password</text:span></text:p>
      <text:p text:style-name="P117">GET args:</text:p>
      <table:table table:name="Table9" table:style-name="Table9">
        <table:table-column table:style-name="Table9.A"/>
        <table:table-column table:style-name="Table9.B"/>
        <table:table-header-rows>
          <table:table-row>
            <table:table-cell table:style-name="Table9.A1" office:value-type="string">
              <text:p text:style-name="P343">Argument</text:p>
            </table:table-cell>
            <table:table-cell table:style-name="Table9.B1" office:value-type="string">
              <text:p text:style-name="P343">Description</text:p>
            </table:table-cell>
          </table:table-row>
        </table:table-header-rows>
        <table:table-row>
          <table:table-cell table:style-name="Table9.A2" office:value-type="string">
            <text:p text:style-name="P158">old_password</text:p>
          </table:table-cell>
          <table:table-cell table:style-name="Table9.B2" office:value-type="string">
            <text:p text:style-name="P152">The <text:span text:style-name="T74">current password of the currently logged in user.</text:span></text:p>
          </table:table-cell>
        </table:table-row>
        <table:table-row>
          <table:table-cell table:style-name="Table9.A2" office:value-type="string">
            <text:p text:style-name="P157"><text:span text:style-name="T74">new_</text:span>password</text:p>
          </table:table-cell>
          <table:table-cell table:style-name="Table9.B2" office:value-type="string">
            <text:p text:style-name="P141">T<text:span text:style-name="T74">he value to change the current user's password to.</text:span></text:p>
          </table:table-cell>
        </table:table-row>
      </table:table>
      <text:p text:style-name="P117"/>
      <text:p text:style-name="P119">AUTHENTICATION: required</text:p>
      <text:p text:style-name="P123"><text:span text:style-name="T6">RESPONSE description: <text:s/></text:span><text:span text:style-name="T17">An empty list. <text:s/>Will set a new sessionid cookie which can then be sent with subsequent API calls. </text:span><text:span text:style-name="T6">Incorrect </text:span><text:span text:style-name="T17">old_</text:span><text:span text:style-name="T6">password results in a 403 FORBIDDEN response.</text:span></text:p>
      <text:p text:style-name="P124"><text:span text:style-name="T6">COMMENTS: </text:span><text:span text:style-name="T16">Arguments can be sent as either GET or POST parameters.</text:span></text:p>
      <text:p text:style-name="P117">POSSIBLE FUTURE DIRECTIONS: Input arguments should only be accepted as POST parameters. <text:s/>Using GET parameters leaks passwords into the Apache log, which is a security risk.</text:p>
      <text:h text:style-name="P398" text:outline-level="2">Available <text:span text:style-name="T118">d</text:span>ashboard <text:span text:style-name="T118">v</text:span>iews</text:h>
      <text:p text:style-name="P105">Dashboard views define an hierarchical navigation structure of pages within a dashboard application. Each view typically defines a <text:span text:style-name="T123">page in a dashboard application.</text:span> There may be multiple <text:span text:style-name="T124">top-level</text:span> views which may be selected from a top level menu. A view may have subviews which can be navigated to directly from a subview, or from a widget. <text:s/><text:span text:style-name="T123">A canonical navigation hierarchy is maintained for bread-crumbing, etc. <text:s/>A view may have additional properties that are meaningful in the context of a particular dashboard application.</text:span></text:p>
      <text:h text:style-name="P422" text:outline-level="3">Get Top Level Views</text:h>
      <text:p text:style-name="P41">URL: <text:span text:style-name="T1">api-root</text:span><text:span text:style-name="T6">/</text:span><text:span text:style-name="T48">top_level_views</text:span></text:p>
      <text:p text:style-name="P55">GET args: None</text:p>
      <text:p text:style-name="P95">AUTHENTICATION: May be required, depending on system configuration.</text:p>
      <text:p text:style-name="P106"><text:span text:style-name="T72">REQUEST example: </text:span><text:span text:style-name="T2">apt-root</text:span><text:span text:style-name="T7">/</text:span><text:span text:style-name="T8">t</text:span><text:span text:style-name="T49">op_level_views</text:span><text:span text:style-name="T8"><text:line-break/></text:span><text:span text:style-name="T15">RESPONSE description: <text:s/>A list of </text:span><text:span text:style-name="T49">View </text:span><text:span text:style-name="T15">De</text:span><text:span text:style-name="T52">scriptions</text:span><text:span text:style-name="T15"> </text:span><text:span text:style-name="T30">for the </text:span><text:span text:style-name="T49">top-level view</text:span><text:span text:style-name="T30">s the user has access to (or that are publicly accessible if not authenticated)</text:span><text:span text:style-name="T15">. <text:s/>A </text:span><text:span text:style-name="T49">View</text:span><text:span text:style-name="T15"> De</text:span><text:span text:style-name="T52">scription</text:span><text:span text:style-name="T15"> is an object with the following keys:</text:span></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369">Key</text:p>
            </table:table-cell>
            <table:table-cell table:style-name="Table10.A1" office:value-type="string">
              <text:p text:style-name="P369">Type</text:p>
            </table:table-cell>
            <table:table-cell table:style-name="Table10.C1" office:value-type="string">
              <text:p text:style-name="P369">Description</text:p>
            </table:table-cell>
          </table:table-row>
        </table:table-header-rows>
        <table:table-row>
          <table:table-cell table:style-name="Table10.A2" office:value-type="string">
            <text:p text:style-name="P160">name</text:p>
          </table:table-cell>
          <table:table-cell table:style-name="Table10.A2" office:value-type="string">
            <text:p text:style-name="P160">string</text:p>
          </table:table-cell>
          <table:table-cell table:style-name="Table10.C2" office:value-type="string">
            <text:p text:style-name="P285"><text:span text:style-name="T6">A display name for the </text:span><text:span text:style-name="T49">view. Used in bread crumbs and menus.</text:span></text:p>
          </table:table-cell>
        </table:table-row>
        <table:table-row>
          <table:table-cell table:style-name="Table10.A2" office:value-type="string">
            <text:p text:style-name="P286">label</text:p>
          </table:table-cell>
          <table:table-cell table:style-name="Table10.A2" office:value-type="string">
            <text:p text:style-name="P160">string</text:p>
          </table:table-cell>
          <table:table-cell table:style-name="Table10.C2" office:value-type="string">
            <text:p text:style-name="P285"><text:span text:style-name="T8">A short “slug” label for </text:span><text:span text:style-name="T19">the theme,</text:span><text:span text:style-name="T8"> for use in API call parameters.</text:span></text:p>
          </table:table-cell>
        </table:table-row>
        <table:table-row>
          <table:table-cell table:style-name="Table10.A2" office:value-type="string">
            <text:p text:style-name="P309">api_url_base</text:p>
          </table:table-cell>
          <table:table-cell table:style-name="Table10.A2" office:value-type="string">
            <text:p text:style-name="P308">string</text:p>
          </table:table-cell>
          <table:table-cell table:style-name="Table10.C2" office:value-type="string">
            <text:p text:style-name="P308">(optional) API base URL for the Openboard deployment that serves the widget definitions and data for this view.</text:p>
          </table:table-cell>
        </table:table-row>
      </table:table>
      <text:p text:style-name="P56"/>
      <text:p text:style-name="P56"/>
      <text:p text:style-name="P56"><text:soft-page-break/></text:p>
      <text:p text:style-name="P56">RESPONSE example:</text:p>
      <text:p text:style-name="P24">[</text:p>
      <text:p text:style-name="P24"><text:tab/>{</text:p>
      <text:p text:style-name="P24"><text:tab/><text:tab/><text:span text:style-name="T125">"</text:span>name<text:span text:style-name="T125">"</text:span>: <text:span text:style-name="T125">"</text:span>General<text:span text:style-name="T125">"</text:span>,</text:p>
      <text:p text:style-name="P138"><text:tab/><text:tab/><text:tab/><text:span text:style-name="T125">"</text:span>label<text:span text:style-name="T125">"</text:span>: <text:span text:style-name="T125">"</text:span>general<text:span text:style-name="T125">"</text:span></text:p>
      <text:p text:style-name="P138"><text:tab/><text:tab/>},</text:p>
      <text:p text:style-name="P24"><text:tab/>{</text:p>
      <text:p text:style-name="P24"><text:tab/><text:tab/>"name": "Air and Water",</text:p>
      <text:p text:style-name="P24"><text:tab/><text:tab/>"label": "environment",</text:p>
      <text:p text:style-name="P24"><text:tab/>},</text:p>
      <text:p text:style-name="P24"><text:tab/>{</text:p>
      <text:p text:style-name="P24"><text:tab/><text:tab/>"name": "Roads, Rail and Ports",</text:p>
      <text:p text:style-name="P24"><text:tab/><text:tab/>"label": "infrastructure",</text:p>
      <text:p text:style-name="P25"><text:tab/><text:tab/>"<text:span text:style-name="T147">api_url_base</text:span>": "<text:span text:style-name="T147">http://anotherserver.domain.com/rrp_api</text:span>",</text:p>
      <text:p text:style-name="P24"><text:tab/>},</text:p>
      <text:p text:style-name="P24"><text:tab/>...</text:p>
      <text:p text:style-name="P24">]</text:p>
      <text:h text:style-name="P412" text:outline-level="4">External Views (Distributed deployments)</text:h>
      <text:p text:style-name="P110">When very large numbers of views are required, it may be desirable to split them into multiple Openboard deployments for performance and scalability. <text:s/>This is supported by the concept of external views. <text:s/>The full heirarchical view structure is replicated on all deployments, but only one deployment will contain the widget definitions and data for any given view. <text:s/>Other deployments will simply have a place-holder for that view, with the API url base <text:span text:style-name="T146">pointing to the deployment that actually hosts the widgets and data.</text:span></text:p>
      <text:p text:style-name="P111">No attempt has been made to support authentication across deployments. <text:s/>Distributed deployment should therefore only be used when no authentication is required.</text:p>
      <text:p text:style-name="P112">All view-based API methods (e.g. get view, get widget data, etc.) if passed an externally-hosted view will automatically redirect (using Http 302 Redirect) to the external API URL for the view. </text:p>
      <text:h text:style-name="P402" text:outline-level="2">Get Icon Libraries</text:h>
      <text:p text:style-name="P36">URL: <text:span text:style-name="T1">api-root</text:span><text:span text:style-name="T6">/</text:span><text:span text:style-name="T26">icons</text:span></text:p>
      <text:p text:style-name="P68">AUTHENTICATION: May be required, depending on system configuration.</text:p>
      <text:p text:style-name="P48">GET args: None</text:p>
      <text:p text:style-name="P36">REQUEST example: <text:span text:style-name="T1">apt-root</text:span><text:span text:style-name="T6">/</text:span><text:span text:style-name="T26">icons</text:span></text:p>
      <text:p text:style-name="P15"><text:span text:style-name="T15">RESPONSE description: <text:s/>A</text:span><text:span text:style-name="T26">n object, where each key represents an icon library. Each key is a short “slug” string used to identify the icon library elsewhere in the API. <text:s/>The value for each key is a list of Icon Definitions. <text:s/>An Icon Definition is an object containing the following keys:</text:span></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358">Key</text:p>
            </table:table-cell>
            <table:table-cell table:style-name="Table28.A1" office:value-type="string">
              <text:p text:style-name="P358">Type</text:p>
            </table:table-cell>
            <table:table-cell table:style-name="Table28.C1" office:value-type="string">
              <text:p text:style-name="P358">Description</text:p>
            </table:table-cell>
          </table:table-row>
        </table:table-header-rows>
        <table:table-row>
          <table:table-cell table:style-name="Table28.A2" office:value-type="string">
            <text:p text:style-name="P234">library</text:p>
          </table:table-cell>
          <table:table-cell table:style-name="Table28.A2" office:value-type="string">
            <text:p text:style-name="P234">string</text:p>
          </table:table-cell>
          <table:table-cell table:style-name="Table28.C2" office:value-type="string">
            <text:p text:style-name="P234">The slug name identifying the icon library. <text:s/>Should be the same for every icon in a given library, and should match the key in the object holding all icon libraries.</text:p>
          </table:table-cell>
        </table:table-row>
        <table:table-row>
          <table:table-cell table:style-name="Table28.A2" office:value-type="string">
            <text:p text:style-name="P234">value</text:p>
          </table:table-cell>
          <table:table-cell table:style-name="Table28.A2" office:value-type="string">
            <text:p text:style-name="P159">string</text:p>
          </table:table-cell>
          <table:table-cell table:style-name="Table28.C2" office:value-type="string">
            <text:p text:style-name="P233"><text:span text:style-name="T6">A</text:span><text:span text:style-name="T18"> </text:span><text:span text:style-name="T27">short “slug” label identifying the icon elsewhere in the API.</text:span></text:p>
          </table:table-cell>
        </table:table-row>
        <table:table-row>
          <table:table-cell table:style-name="Table28.A2" office:value-type="string">
            <text:p text:style-name="P234">alt_text</text:p>
          </table:table-cell>
          <table:table-cell table:style-name="Table28.A2" office:value-type="string">
            <text:p text:style-name="P159">string</text:p>
          </table:table-cell>
          <table:table-cell table:style-name="Table28.C2" office:value-type="string">
            <text:p text:style-name="P234"><text:span text:style-name="T8">T</text:span><text:span text:style-name="T6">he alt text to be displayed with the icon image.</text:span></text:p>
          </table:table-cell>
        </table:table-row>
      </table:table>
      <text:p text:style-name="P48"/>
      <text:p text:style-name="P48">RESPONSE example:</text:p>
      <text:p text:style-name="P20">{</text:p>
      <text:p text:style-name="P20"><text:s text:c="4"/>"weather_icon_scale": [</text:p>
      <text:p text:style-name="P20"><text:s text:c="8"/>{</text:p>
      <text:p text:style-name="P20"><text:s text:c="12"/>"alt_text": "Sunny", </text:p>
      <text:p text:style-name="P20"><text:s text:c="12"/>"value": "sunny", </text:p>
      <text:p text:style-name="P20"><text:s text:c="12"/>"library": "weather_icon_scale"</text:p>
      <text:p text:style-name="P20"><text:s text:c="8"/>}, </text:p>
      <text:p text:style-name="P20"><text:s text:c="8"/>{</text:p>
      <text:p text:style-name="P20"><text:s text:c="12"/>"alt_text": "Clear", </text:p>
      <text:p text:style-name="P20"><text:s text:c="12"/>"value": "clear", </text:p>
      <text:p text:style-name="P20"><text:s text:c="12"/>"library": "weather_icon_scale"</text:p>
      <text:p text:style-name="P20"><text:s text:c="8"/>}, </text:p>
      <text:p text:style-name="P21"><text:s text:c="8"/>…</text:p>
      <text:p text:style-name="P21"><text:tab/><text:span text:style-name="T118">],</text:span></text:p>
      <text:p text:style-name="P21"><text:tab/>….<text:line-break/>}</text:p>
      <text:p text:style-name="P22"/>
      <text:h text:style-name="P399" text:outline-level="2"/>
      <text:h text:style-name="P403" text:outline-level="2">Get View</text:h>
      <text:p text:style-name="P42">URL: <text:span text:style-name="T1">api-root</text:span><text:span text:style-name="T6">/</text:span><text:span text:style-name="T50">view/</text:span><text:span text:style-name="T56">&lt;</text:span><text:span text:style-name="T50">view_label</text:span><text:span text:style-name="T56">&gt;</text:span></text:p>
      <text:p text:style-name="P96"><text:span text:style-name="T11">AUTHENTICATION: May be required, depending on system configuration </text:span><text:span text:style-name="T6">and choice of </text:span><text:span text:style-name="T50">view</text:span><text:span text:style-name="T6">.</text:span></text:p>
      <text:p text:style-name="P42"><text:span text:style-name="T6">REQUEST example: </text:span><text:span text:style-name="T1">apt-root</text:span><text:span text:style-name="T6">/</text:span><text:span text:style-name="T50">view/</text:span><text:span text:style-name="T51">air_pollution</text:span></text:p>
      <text:p text:style-name="P107"><text:span text:style-name="T9">R</text:span><text:span text:style-name="T6">ESPONSE DESCRIPTION: </text:span><text:span text:style-name="T50">A View </text:span><text:span text:style-name="T51">Definition, which is an object w</text:span><text:span text:style-name="T52">ith </text:span><text:span text:style-name="T51">the </text:span><text:span text:style-name="T52">following</text:span><text:span text:style-name="T51"> keys:</text:span></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370">Key</text:p>
            </table:table-cell>
            <table:table-cell table:style-name="Table11.A1" office:value-type="string">
              <text:p text:style-name="P370">Type</text:p>
            </table:table-cell>
            <table:table-cell table:style-name="Table11.C1" office:value-type="string">
              <text:p text:style-name="P370">Description</text:p>
            </table:table-cell>
          </table:table-row>
        </table:table-header-rows>
        <table:table-row table:style-name="Table11.1">
          <table:table-cell table:style-name="Table11.A2" office:value-type="string">
            <text:p text:style-name="P331">label</text:p>
          </table:table-cell>
          <table:table-cell table:style-name="Table11.A2" office:value-type="string">
            <text:p text:style-name="P331">String</text:p>
          </table:table-cell>
          <table:table-cell table:style-name="Table11.C2" office:value-type="string">
            <text:p text:style-name="P331">The label of this view. This will be the same label as passed in the URL.</text:p>
          </table:table-cell>
        </table:table-row>
        <table:table-row table:style-name="Table11.1">
          <table:table-cell table:style-name="Table11.A2" office:value-type="string">
            <text:p text:style-name="P332">name</text:p>
          </table:table-cell>
          <table:table-cell table:style-name="Table11.A2" office:value-type="string">
            <text:p text:style-name="P332">String</text:p>
          </table:table-cell>
          <table:table-cell table:style-name="Table11.C2" office:value-type="string">
            <text:p text:style-name="P332">A name for the view which may be displayed to end users.</text:p>
          </table:table-cell>
        </table:table-row>
        <table:table-row table:style-name="Table11.1">
          <table:table-cell table:style-name="Table11.A2" office:value-type="string">
            <text:p text:style-name="P288">crumbs</text:p>
          </table:table-cell>
          <table:table-cell table:style-name="Table11.A2" office:value-type="string">
            <text:p text:style-name="P288">List of View Description Objects</text:p>
          </table:table-cell>
          <table:table-cell table:style-name="Table11.C2" office:value-type="string">
            <text:p text:style-name="P288">A list of <text:span text:style-name="T127">View Descriptions</text:span> <text:span text:style-name="T127">(see above) </text:span>tracing the navigation hierarchy from a top-level view to the current view. <text:span text:style-name="T127">The first View Description in the list represents the top level view of the hierarchy, the last represents the requested view – the view being defined</text:span>. </text:p>
          </table:table-cell>
        </table:table-row>
        <table:table-row table:style-name="Table11.1">
          <table:table-cell table:style-name="Table11.A2" office:value-type="string">
            <text:p text:style-name="P288"><text:span text:style-name="T127">c</text:span>hildren</text:p>
          </table:table-cell>
          <table:table-cell table:style-name="Table11.A2" office:value-type="string">
            <text:p text:style-name="P288">List of View De<text:span text:style-name="T127">scriptions</text:span></text:p>
          </table:table-cell>
          <table:table-cell table:style-name="Table11.C2" office:value-type="string">
            <text:p text:style-name="P178">The <text:span text:style-name="T126">child views of this view. (Only included if show_children is true.)</text:span></text:p>
          </table:table-cell>
        </table:table-row>
        <table:table-row table:style-name="Table11.1">
          <table:table-cell table:style-name="Table11.A2" office:value-type="string">
            <text:p text:style-name="P299">siblings</text:p>
          </table:table-cell>
          <table:table-cell table:style-name="Table11.A2" office:value-type="string">
            <text:p text:style-name="P299">List of View Descriptions</text:p>
          </table:table-cell>
          <table:table-cell table:style-name="Table11.C2" office:value-type="string">
            <text:p text:style-name="P299">The sibling views of this view. (i.e. other child views of this view’s parent.) <text:s/><text:span text:style-name="T136">(Only included if show_siblings is true.)</text:span></text:p>
          </table:table-cell>
        </table:table-row>
        <table:table-row table:style-name="Table11.1">
          <table:table-cell table:style-name="Table11.A2" office:value-type="string">
            <text:p text:style-name="P329">other_menus</text:p>
          </table:table-cell>
          <table:table-cell table:style-name="Table11.A2" office:value-type="string">
            <text:p text:style-name="P329">List of Menu Descriptions</text:p>
          </table:table-cell>
          <table:table-cell table:style-name="Table11.C2" office:value-type="string">
            <text:p text:style-name="P329">Secondary (non-hierarchical) menus to display for this view. <text:s/>(Only included if this view is included in any secondary menus.)</text:p>
          </table:table-cell>
        </table:table-row>
        <table:table-row table:style-name="Table11.1">
          <table:table-cell table:style-name="Table11.A2" office:value-type="string">
            <text:p text:style-name="P286">type</text:p>
          </table:table-cell>
          <table:table-cell table:style-name="Table11.A2" office:value-type="string">
            <text:p text:style-name="P286">string</text:p>
          </table:table-cell>
          <table:table-cell table:style-name="Table11.C2" office:value-type="string">
            <text:p text:style-name="P286">The name of the view type. <text:s/>Typically used by the front-end to select between page layout templates.</text:p>
          </table:table-cell>
        </table:table-row>
        <table:table-row table:style-name="Table11.1">
          <table:table-cell table:style-name="Table11.A2" office:value-type="string">
            <text:p text:style-name="P286">show_children</text:p>
          </table:table-cell>
          <table:table-cell table:style-name="Table11.A2" office:value-type="string">
            <text:p text:style-name="P286">boolean</text:p>
          </table:table-cell>
          <table:table-cell table:style-name="Table11.C2" office:value-type="string">
            <text:p text:style-name="P286">If true, then a menu should be provided for direct navigation to child views (if any exist). <text:s/>If false, then child views can only be navigated to via widgets. <text:s/>Guaranteed to be consistent across all views of a given type.</text:p>
          </table:table-cell>
        </table:table-row>
        <table:table-row table:style-name="Table11.1">
          <table:table-cell table:style-name="Table11.A2" office:value-type="string">
            <text:p text:style-name="P299">show_siblings</text:p>
          </table:table-cell>
          <table:table-cell table:style-name="Table11.A2" office:value-type="string">
            <text:p text:style-name="P299">boolean </text:p>
          </table:table-cell>
          <table:table-cell table:style-name="Table11.C2" office:value-type="string">
            <text:p text:style-name="P286">If true, then a menu should be provided for direct navigation to <text:span text:style-name="T135">sibling</text:span> views (if any exist). <text:s/>If false, then <text:span text:style-name="T135">sibling</text:span> views can only be navigated to via widgets. <text:s/>Guaranteed to be consistent across all views of a given type.</text:p>
          </table:table-cell>
        </table:table-row>
        <table:table-row table:style-name="Table11.1">
          <table:table-cell table:style-name="Table11.A2" office:value-type="string">
            <text:p text:style-name="P287">properties</text:p>
          </table:table-cell>
          <table:table-cell table:style-name="Table11.A2" office:value-type="string">
            <text:p text:style-name="P287">object</text:p>
          </table:table-cell>
          <table:table-cell table:style-name="Table11.C2" office:value-type="string">
            <text:p text:style-name="P287">An associative array of key-value pairs for additional implementation-specific properties of the view.</text:p>
          </table:table-cell>
        </table:table-row>
        <table:table-row table:style-name="Table11.1">
          <table:table-cell table:style-name="Table11.A2" office:value-type="string">
            <text:p text:style-name="P289">widgets</text:p>
          </table:table-cell>
          <table:table-cell table:style-name="Table11.A2" office:value-type="string">
            <text:p text:style-name="P289">List of Widget Definitions </text:p>
          </table:table-cell>
          <table:table-cell table:style-name="Table11.C2" office:value-type="string">
            <text:p text:style-name="P109"><text:span text:style-name="T6">A list of </text:span><text:span text:style-name="T53">objects defining the widgets to be displayed in this view</text:span><text:span text:style-name="T6">, </text:span><text:span text:style-name="T21">sorted by display precedence of the category and subcategory, and sorted in order of precedence for display within each subcategory.</text:span></text:p>
          </table:table-cell>
        </table:table-row>
      </table:table>
      <text:p text:style-name="P108"><text:span text:style-name="T21"><text:s/></text:span><text:span text:style-name="T50">The category </text:span><text:span text:style-name="T46">and </text:span><text:span text:style-name="T50">subcategory </text:span><text:span text:style-name="T46">can be used by front ends to lay out widgets in related groups. <text:s/>Some categories can may have special significance to a particular front end implementation. <text:s/>For example the </text:span><text:span text:style-name="T50">“General”/“Baseline” </text:span><text:span text:style-name="T46">subcategory wa</text:span><text:span text:style-name="T50">s used </text:span><text:span text:style-name="T46">in the NSW Premier's dashboard prototype </text:span><text:span text:style-name="T50">for </text:span><text:soft-page-break/><text:span text:style-name="T50">widgets displayed in a specially formatted manner at the bottom of the dashboard (Weather, Events and News feed).</text:span></text:p>
      <text:h text:style-name="P431" text:outline-level="3">Menu Definitions</text:h>
      <text:p text:style-name="P83">A Menu Definition is an oject with the following keys:</text:p>
      <table:table table:name="Table1" table:style-name="Table1">
        <table:table-column table:style-name="Table1.A"/>
        <table:table-column table:style-name="Table1.B"/>
        <table:table-column table:style-name="Table1.C"/>
        <table:table-row>
          <table:table-cell table:style-name="Table1.A1" office:value-type="string">
            <text:p text:style-name="P228">Key</text:p>
          </table:table-cell>
          <table:table-cell table:style-name="Table1.A1" office:value-type="string">
            <text:p text:style-name="P228">Type</text:p>
          </table:table-cell>
          <table:table-cell table:style-name="Table1.C1" office:value-type="string">
            <text:p text:style-name="P228">Description</text:p>
          </table:table-cell>
        </table:table-row>
        <table:table-row>
          <table:table-cell table:style-name="Table1.A2" office:value-type="string">
            <text:p text:style-name="P329">name</text:p>
          </table:table-cell>
          <table:table-cell table:style-name="Table1.A2" office:value-type="string">
            <text:p text:style-name="P329">string</text:p>
          </table:table-cell>
          <table:table-cell table:style-name="Table1.C2" office:value-type="string">
            <text:p text:style-name="P329">Display name for the menu to distinguish it from other displayed menus. May be blank or null in which case the menu is not labeled.</text:p>
          </table:table-cell>
        </table:table-row>
        <table:table-row>
          <table:table-cell table:style-name="Table1.A2" office:value-type="string">
            <text:p text:style-name="P329">members</text:p>
          </table:table-cell>
          <table:table-cell table:style-name="Table1.A2" office:value-type="string">
            <text:p text:style-name="P329">List of Menu Item Definitions</text:p>
          </table:table-cell>
          <table:table-cell table:style-name="Table1.C2" office:value-type="string">
            <text:p text:style-name="P329">The list of options available in this menu.</text:p>
          </table:table-cell>
        </table:table-row>
      </table:table>
      <text:p text:style-name="P83">A Menu Item Definition is an object with the following keys:</text:p>
      <table:table table:name="Table12" table:style-name="Table12">
        <table:table-column table:style-name="Table12.A"/>
        <table:table-column table:style-name="Table12.B"/>
        <table:table-column table:style-name="Table12.C"/>
        <table:table-row>
          <table:table-cell table:style-name="Table12.A1" office:value-type="string">
            <text:p text:style-name="P228">Key</text:p>
          </table:table-cell>
          <table:table-cell table:style-name="Table12.A1" office:value-type="string">
            <text:p text:style-name="P228">Type</text:p>
          </table:table-cell>
          <table:table-cell table:style-name="Table12.C1" office:value-type="string">
            <text:p text:style-name="P228">Description</text:p>
          </table:table-cell>
        </table:table-row>
        <table:table-row>
          <table:table-cell table:style-name="Table12.A2" office:value-type="string">
            <text:p text:style-name="P329">menu_entry</text:p>
          </table:table-cell>
          <table:table-cell table:style-name="Table12.A2" office:value-type="string">
            <text:p text:style-name="P329">string</text:p>
          </table:table-cell>
          <table:table-cell table:style-name="Table12.C2" office:value-type="string">
            <text:p text:style-name="P329">The displayed label for this menu option.</text:p>
          </table:table-cell>
        </table:table-row>
        <table:table-row>
          <table:table-cell table:style-name="Table12.A2" office:value-type="string">
            <text:p text:style-name="P329">view</text:p>
          </table:table-cell>
          <table:table-cell table:style-name="Table12.A2" office:value-type="string">
            <text:p text:style-name="P329">View Description (or string)</text:p>
          </table:table-cell>
          <table:table-cell table:style-name="Table12.C2" office:value-type="string">
            <text:p text:style-name="P329">The View Description for the view this menu option points to. <text:s/>(or the string literal “self” if this menu option refers to the current view.)</text:p>
          </table:table-cell>
        </table:table-row>
      </table:table>
      <text:h text:style-name="P423" text:outline-level="3">Widget and Tile Definitions</text:h>
      <text:p text:style-name="P88"><text:span text:style-name="T18">A </text:span><text:span text:style-name="T20">W</text:span><text:span text:style-name="T18">idget </text:span><text:span text:style-name="T20">D</text:span><text:span text:style-name="T18">efinition is an object with the following keys:</text:span></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351">Key</text:p>
            </table:table-cell>
            <table:table-cell table:style-name="Table13.A1" office:value-type="string">
              <text:p text:style-name="P351">Type</text:p>
            </table:table-cell>
            <table:table-cell table:style-name="Table13.C1" office:value-type="string">
              <text:p text:style-name="P351">Description</text:p>
            </table:table-cell>
          </table:table-row>
        </table:table-header-rows>
        <table:table-row table:style-name="Table13.1">
          <table:table-cell table:style-name="Table13.A2" office:value-type="string">
            <text:p text:style-name="P162">name</text:p>
          </table:table-cell>
          <table:table-cell table:style-name="Table13.A2" office:value-type="string">
            <text:p text:style-name="P162">string</text:p>
          </table:table-cell>
          <table:table-cell table:style-name="Table13.C2" office:value-type="string">
            <text:p text:style-name="P177">The display name of the widget</text:p>
          </table:table-cell>
        </table:table-row>
        <table:table-row table:style-name="Table13.1">
          <table:table-cell table:style-name="Table13.A2" office:value-type="string">
            <text:p text:style-name="P162">subtitle</text:p>
          </table:table-cell>
          <table:table-cell table:style-name="Table13.A2" office:value-type="string">
            <text:p text:style-name="P162">string</text:p>
          </table:table-cell>
          <table:table-cell table:style-name="Table13.C2" office:value-type="string">
            <text:p text:style-name="P177">The display subtitle of the widget (<text:span text:style-name="T75">can be null)</text:span></text:p>
          </table:table-cell>
        </table:table-row>
        <table:table-row table:style-name="Table13.1">
          <table:table-cell table:style-name="Table13.A2" office:value-type="string">
            <text:p text:style-name="P334">current_view</text:p>
          </table:table-cell>
          <table:table-cell table:style-name="Table13.A2" office:value-type="string">
            <text:p text:style-name="P334">string</text:p>
          </table:table-cell>
          <table:table-cell table:style-name="Table13.C2" office:value-type="string">
            <text:p text:style-name="P334">The label of the current view. <text:s/>Will always match the label of the enclosing view definition.</text:p>
          </table:table-cell>
        </table:table-row>
        <table:table-row table:style-name="Table13.1">
          <table:table-cell table:style-name="Table13.A2" office:value-type="string">
            <text:p text:style-name="P162">category</text:p>
          </table:table-cell>
          <table:table-cell table:style-name="Table13.A2" office:value-type="string">
            <text:p text:style-name="P162">string</text:p>
          </table:table-cell>
          <table:table-cell table:style-name="Table13.C2" office:value-type="string">
            <text:p text:style-name="P179">The category of the widget. <text:s/>(<text:span text:style-name="T119">Particular front end implementations have used this for determining colour pallet for the widget; or the column in which the widget is displayed.)</text:span></text:p>
          </table:table-cell>
        </table:table-row>
        <table:table-row table:style-name="Table13.1">
          <table:table-cell table:style-name="Table13.A2" office:value-type="string">
            <text:p text:style-name="P260">category_aspect</text:p>
          </table:table-cell>
          <table:table-cell table:style-name="Table13.A2" office:value-type="string">
            <text:p text:style-name="P260">integer</text:p>
          </table:table-cell>
          <table:table-cell table:style-name="Table13.C2" office:value-type="string">
            <text:p text:style-name="P260"><text:span text:style-name="T119">Used by some front-end implementations to determine the relative width of widgets in a particular category (e.g. when category determines display column.) <text:s/></text:span>Guaranteed to be <text:span text:style-name="T119">constant</text:span> within a single category.</text:p>
          </table:table-cell>
        </table:table-row>
        <table:table-row table:style-name="Table13.1">
          <table:table-cell table:style-name="Table13.A2" office:value-type="string">
            <text:p text:style-name="P162">subcategory</text:p>
          </table:table-cell>
          <table:table-cell table:style-name="Table13.A2" office:value-type="string">
            <text:p text:style-name="P162">string</text:p>
          </table:table-cell>
          <table:table-cell table:style-name="Table13.C2" office:value-type="string">
            <text:p text:style-name="P179">The subcategory of the widget.</text:p>
          </table:table-cell>
        </table:table-row>
        <table:table-row table:style-name="Table13.1">
          <table:table-cell table:style-name="Table13.A2" office:value-type="string">
            <text:p text:style-name="P162">about</text:p>
          </table:table-cell>
          <table:table-cell table:style-name="Table13.A2" office:value-type="string">
            <text:p text:style-name="P162">string</text:p>
          </table:table-cell>
          <table:table-cell table:style-name="Table13.C2" office:value-type="string">
            <text:p text:style-name="P179">HTML formatted text explaining the data contained in the widget – for direct display to users.</text:p>
          </table:table-cell>
        </table:table-row>
        <table:table-row table:style-name="Table13.1">
          <table:table-cell table:style-name="Table13.A2" office:value-type="string">
            <text:p text:style-name="P162">refresh_rate</text:p>
          </table:table-cell>
          <table:table-cell table:style-name="Table13.A2" office:value-type="string">
            <text:p text:style-name="P162">integer</text:p>
          </table:table-cell>
          <table:table-cell table:style-name="Table13.C2" office:value-type="string">
            <text:p text:style-name="P179">How often the front end should requery the API for updated data for the widget. <text:s/>In seconds.</text:p>
          </table:table-cell>
        </table:table-row>
        <table:table-row table:style-name="Table13.1">
          <table:table-cell table:style-name="Table13.A2" office:value-type="string">
            <text:p text:style-name="P290">label</text:p>
          </table:table-cell>
          <table:table-cell table:style-name="Table13.A2" office:value-type="string">
            <text:p text:style-name="P162">string</text:p>
          </table:table-cell>
          <table:table-cell table:style-name="Table13.C2" office:value-type="string">
            <text:p text:style-name="P161"><text:span text:style-name="T8">A short “slug” label for </text:span><text:span text:style-name="T19">the </text:span><text:span text:style-name="T21">widget</text:span><text:span text:style-name="T8">, for use in API call </text:span><text:span text:style-name="T19">parameters</text:span><text:span text:style-name="T8">.</text:span></text:p>
          </table:table-cell>
        </table:table-row>
        <table:table-row table:style-name="Table13.1">
          <table:table-cell table:style-name="Table13.A2" office:value-type="string">
            <text:p text:style-name="P162">source_url</text:p>
          </table:table-cell>
          <table:table-cell table:style-name="Table13.A2" office:value-type="string">
            <text:p text:style-name="P162">string</text:p>
          </table:table-cell>
          <table:table-cell table:style-name="Table13.C2" office:value-type="string">
            <text:p text:style-name="P180">An external URL link, to which the user can be directed for further information about the data presented in the widget<text:span text:style-name="T1">.</text:span> <text:s/>Should be a website operated by the agency supplying the data.</text:p>
          </table:table-cell>
        </table:table-row>
        <table:table-row table:style-name="Table13.1">
          <table:table-cell table:style-name="Table13.A2" office:value-type="string">
            <text:p text:style-name="P162">source_url_text</text:p>
          </table:table-cell>
          <table:table-cell table:style-name="Table13.A2" office:value-type="string">
            <text:p text:style-name="P162">string</text:p>
          </table:table-cell>
          <table:table-cell table:style-name="Table13.C2" office:value-type="string">
            <text:p text:style-name="P180">The text to display in the hyperlink pointing to source_url<text:span text:style-name="T1">.</text:span></text:p>
          </table:table-cell>
        </table:table-row>
        <text:soft-page-break/>
        <table:table-row table:style-name="Table13.1">
          <table:table-cell table:style-name="Table13.A2" office:value-type="string">
            <text:p text:style-name="P292">child_view</text:p>
          </table:table-cell>
          <table:table-cell table:style-name="Table13.A2" office:value-type="string">
            <text:p text:style-name="P292">string</text:p>
          </table:table-cell>
          <table:table-cell table:style-name="Table13.C2" office:value-type="string">
            <text:p text:style-name="P292">(Optional) The label of a view which can be navigated to through this widget. <text:s/>Would typically be a child view of the containing view, or at least in the same navigation hierarchy, but this is not required.</text:p>
          </table:table-cell>
        </table:table-row>
        <table:table-row table:style-name="Table13.1">
          <table:table-cell table:style-name="Table13.A2" office:value-type="string">
            <text:p text:style-name="P292">child_view_text</text:p>
          </table:table-cell>
          <table:table-cell table:style-name="Table13.A2" office:value-type="string">
            <text:p text:style-name="P292">string</text:p>
          </table:table-cell>
          <table:table-cell table:style-name="Table13.C2" office:value-type="string">
            <text:p text:style-name="P292">(Optional) The text to display in the hyperlink pointing to the child view.</text:p>
          </table:table-cell>
        </table:table-row>
        <table:table-row table:style-name="Table13.1">
          <table:table-cell table:style-name="Table13.A2" office:value-type="string">
            <text:p text:style-name="P162">display</text:p>
          </table:table-cell>
          <table:table-cell table:style-name="Table13.A2" office:value-type="string">
            <text:p text:style-name="P163">Object </text:p>
            <text:p text:style-name="P163">(Display Definition)</text:p>
          </table:table-cell>
          <table:table-cell table:style-name="Table13.C2" office:value-type="string">
            <text:p text:style-name="P180">Description of the format of the data for the widget and how it is to be presented.</text:p>
          </table:table-cell>
        </table:table-row>
      </table:table>
      <text:p text:style-name="P65"/>
      <text:p text:style-name="P65"/>
      <text:h text:style-name="P416" text:outline-level="4">Display Definition</text:h>
      <text:p text:style-name="P65">A Display Definition is an object with the following keys:</text:p>
      <table:table table:name="Table14" table:style-name="Table14">
        <table:table-column table:style-name="Table14.A"/>
        <table:table-column table:style-name="Table14.B"/>
        <table:table-column table:style-name="Table14.C"/>
        <table:table-row>
          <table:table-cell table:style-name="Table14.A1" office:value-type="string">
            <text:p text:style-name="P352">Key</text:p>
          </table:table-cell>
          <table:table-cell table:style-name="Table14.A1" office:value-type="string">
            <text:p text:style-name="P352">Type</text:p>
          </table:table-cell>
          <table:table-cell table:style-name="Table14.C1" office:value-type="string">
            <text:p text:style-name="P352">Description</text:p>
          </table:table-cell>
        </table:table-row>
        <table:table-row>
          <table:table-cell table:style-name="Table14.A2" office:value-type="string">
            <text:p text:style-name="P180">expansion_hint</text:p>
          </table:table-cell>
          <table:table-cell table:style-name="Table14.A2" office:value-type="string">
            <text:p text:style-name="P164">string</text:p>
          </table:table-cell>
          <table:table-cell table:style-name="Table14.C2" office:value-type="string">
            <text:p text:style-name="P180">The text to be displayed on the control to expand the widget. <text:span text:style-name="T105">Will be null if no expansion tiles.</text:span></text:p>
          </table:table-cell>
        </table:table-row>
        <table:table-row>
          <table:table-cell table:style-name="Table14.A2" office:value-type="string">
            <text:p text:style-name="P180"><text:span text:style-name="T105">de</text:span>expansion_hint</text:p>
          </table:table-cell>
          <table:table-cell table:style-name="Table14.A2" office:value-type="string">
            <text:p text:style-name="P164">string</text:p>
          </table:table-cell>
          <table:table-cell table:style-name="Table14.C2" office:value-type="string">
            <text:p text:style-name="P180">The text to be displayed on the control to <text:span text:style-name="T105">collapse</text:span> the <text:span text:style-name="T105">expanded </text:span>widget. <text:span text:style-name="T105">Will be null if no expansion tiles.</text:span></text:p>
          </table:table-cell>
        </table:table-row>
        <table:table-row>
          <table:table-cell table:style-name="Table14.A2" office:value-type="string">
            <text:p text:style-name="P180">tiles</text:p>
          </table:table-cell>
          <table:table-cell table:style-name="Table14.A2" office:value-type="string">
            <text:p text:style-name="P180">List of Tile Definition objects.</text:p>
          </table:table-cell>
          <table:table-cell table:style-name="Table14.C2" office:value-type="string">
            <text:p text:style-name="P180">A list of tiles. <text:s/>A widget must have <text:span text:style-name="T104">at least </text:span>one default (non-expansion) tile, and may have an expansion tile as well. <text:span text:style-name="T76">The default tiles are always listed first. <text:s/>(Some front-end implementations may expect additional restrictions, e.g. that there is always one and only one default tile.) <text:s/></text:span></text:p>
          </table:table-cell>
        </table:table-row>
        <table:table-row>
          <table:table-cell table:style-name="Table14.A2" office:value-type="string">
            <text:p text:style-name="P268">raw_data_sets</text:p>
          </table:table-cell>
          <table:table-cell table:style-name="Table14.A2" office:value-type="string">
            <text:p text:style-name="P268">List of Raw Data Set Definition objects</text:p>
          </table:table-cell>
          <table:table-cell table:style-name="Table14.C2" office:value-type="string">
            <text:p text:style-name="P268">A list of raw data sets (CSV files) available <text:span text:style-name="T120">for download </text:span>for the widget. <text:s/>Optional – not supplied if no raw data sets defined.</text:p>
          </table:table-cell>
        </table:table-row>
      </table:table>
      <text:h text:style-name="P413" text:outline-level="4">Raw Data Set Definition</text:h>
      <text:p text:style-name="P70">A Raw Data Set Definition is an object with the following keys:</text:p>
      <table:table table:name="Table37" table:style-name="Table37">
        <table:table-column table:style-name="Table37.A"/>
        <table:table-column table:style-name="Table37.B"/>
        <table:table-column table:style-name="Table37.C"/>
        <table:table-row>
          <table:table-cell table:style-name="Table37.A1" office:value-type="string">
            <text:p text:style-name="P363">Key</text:p>
          </table:table-cell>
          <table:table-cell table:style-name="Table37.A1" office:value-type="string">
            <text:p text:style-name="P363">Type</text:p>
          </table:table-cell>
          <table:table-cell table:style-name="Table37.C1" office:value-type="string">
            <text:p text:style-name="P363">Description</text:p>
          </table:table-cell>
        </table:table-row>
        <table:table-row>
          <table:table-cell table:style-name="Table37.A2" office:value-type="string">
            <text:p text:style-name="P290">label</text:p>
          </table:table-cell>
          <table:table-cell table:style-name="Table37.A2" office:value-type="string">
            <text:p text:style-name="P175">string</text:p>
          </table:table-cell>
          <table:table-cell table:style-name="Table37.C2" office:value-type="string">
            <text:p text:style-name="P161"><text:span text:style-name="T8">A short “slug” label for </text:span><text:span text:style-name="T19">the </text:span><text:span text:style-name="T31">raw data set</text:span><text:span text:style-name="T8">, for use in API call </text:span><text:span text:style-name="T19">parameters</text:span><text:span text:style-name="T8">.</text:span></text:p>
          </table:table-cell>
        </table:table-row>
        <table:table-row>
          <table:table-cell table:style-name="Table37.A2" office:value-type="string">
            <text:p text:style-name="P301">name</text:p>
          </table:table-cell>
          <table:table-cell table:style-name="Table37.A2" office:value-type="string">
            <text:p text:style-name="P301">string</text:p>
          </table:table-cell>
          <table:table-cell table:style-name="Table37.C2" office:value-type="string">
            <text:p text:style-name="P301">The display name for the raw data set.</text:p>
          </table:table-cell>
        </table:table-row>
        <table:table-row>
          <table:table-cell table:style-name="Table37.A2" office:value-type="string">
            <text:p text:style-name="P269">columns</text:p>
          </table:table-cell>
          <table:table-cell table:style-name="Table37.A2" office:value-type="string">
            <text:p text:style-name="P269">List of Column Definition objects</text:p>
          </table:table-cell>
          <table:table-cell table:style-name="Table37.C2" office:value-type="string">
            <text:p text:style-name="P269">List of columns that appear in the raw data CSV file, in the order in which they appear. <text:s/>Each column definition includes a “heading” (which is the exact string that will appear in the first (heading) row for that column) and may optionally include a “description” which is a longer string explaining the contents for the column.</text:p>
          </table:table-cell>
        </table:table-row>
      </table:table>
      <text:h text:style-name="P413" text:outline-level="4">Tile Definition</text:h>
      <text:p text:style-name="P71">A Tile Definition is an object with the following required keys:</text:p>
      <table:table table:name="Table15" table:style-name="Table15">
        <table:table-column table:style-name="Table15.A"/>
        <table:table-column table:style-name="Table15.B"/>
        <table:table-column table:style-name="Table15.C"/>
        <table:table-row>
          <table:table-cell table:style-name="Table15.A1" office:value-type="string">
            <text:p text:style-name="P353">Key</text:p>
          </table:table-cell>
          <table:table-cell table:style-name="Table15.A1" office:value-type="string">
            <text:p text:style-name="P353">Type</text:p>
          </table:table-cell>
          <table:table-cell table:style-name="Table15.C1" office:value-type="string">
            <text:p text:style-name="P353">Description</text:p>
          </table:table-cell>
        </table:table-row>
        <table:table-row>
          <table:table-cell table:style-name="Table15.A2" office:value-type="string">
            <text:p text:style-name="P181">type</text:p>
          </table:table-cell>
          <table:table-cell table:style-name="Table15.A2" office:value-type="string">
            <text:p text:style-name="P165">string</text:p>
          </table:table-cell>
          <table:table-cell table:style-name="Table15.C2" office:value-type="string">
            <text:p text:style-name="P181">The type of the tile. <text:s/>Supported types are listed below. <text:s/>The Tile Definition may have other additional keys, depending on the tile type. This is also described below.</text:p>
          </table:table-cell>
        </table:table-row>
        <table:table-row>
          <table:table-cell table:style-name="Table15.A2" office:value-type="string">
            <text:p text:style-name="P181">expansion</text:p>
          </table:table-cell>
          <table:table-cell table:style-name="Table15.A2" office:value-type="string">
            <text:p text:style-name="P181">boolean</text:p>
          </table:table-cell>
          <table:table-cell table:style-name="Table15.C2" office:value-type="string">
            <text:p text:style-name="P181">True for expansion tile<text:span text:style-name="T154">s</text:span>, false for the default (non-expansion) tile<text:span text:style-name="T154">s</text:span>.</text:p>
          </table:table-cell>
        </table:table-row>
        <table:table-row>
          <table:table-cell table:style-name="Table15.A2" office:value-type="string">
            <text:p text:style-name="P258">aspect</text:p>
          </table:table-cell>
          <table:table-cell table:style-name="Table15.A2" office:value-type="string">
            <text:p text:style-name="P258">integer</text:p>
          </table:table-cell>
          <table:table-cell table:style-name="Table15.C2" office:value-type="string">
            <text:p text:style-name="P258">Implementation-specific field indicating the <text:span text:style-name="T120">relative</text:span> <text:span text:style-name="T120">width</text:span> <text:span text:style-name="T148">and/or height </text:span>of the tile.</text:p>
          </table:table-cell>
        </table:table-row>
      </table:table>
      <text:p text:style-name="P72"/>
      <text:p text:style-name="P383"><text:span text:style-name="T6">The allowed </text:span><text:span text:style-name="T22">t</text:span><text:span text:style-name="T6">ile types are:</text:span></text:p>
      <table:table table:name="Table16" table:style-name="Table16">
        <table:table-column table:style-name="Table16.A"/>
        <table:table-column table:style-name="Table16.B"/>
        <table:table-header-rows>
          <table:table-row table:style-name="Table16.1">
            <table:table-cell table:style-name="Table16.A1" office:value-type="string">
              <text:p text:style-name="P348"><text:span text:style-name="T66">Display T</text:span>ile type</text:p>
            </table:table-cell>
            <table:table-cell table:style-name="Table16.B1" office:value-type="string">
              <text:p text:style-name="P348">Description</text:p>
            </table:table-cell>
          </table:table-row>
        </table:table-header-rows>
        <table:table-row table:style-name="Table16.1">
          <table:table-cell table:style-name="Table16.A2" office:value-type="string">
            <text:p text:style-name="P143">main_stat</text:p>
          </table:table-cell>
          <table:table-cell table:style-name="Table16.B2" office:value-type="string">
            <text:p text:style-name="P143"><text:span text:style-name="T77">A </text:span>tile with a <text:span text:style-name="T150">number of </text:span>main statistic<text:span text:style-name="T150">s</text:span> shown, and optionally one or more secondary statistic<text:span text:style-name="T76">s</text:span>.</text:p>
          </table:table-cell>
        </table:table-row>
        <table:table-row table:style-name="Table16.1">
          <table:table-cell table:style-name="Table16.A2" office:value-type="string">
            <text:p text:style-name="P261">text_template</text:p>
          </table:table-cell>
          <table:table-cell table:style-name="Table16.B17" office:value-type="string">
            <text:p text:style-name="P261">A tile containing a text template into which statistic data can be inserted. <text:s/>E.g. A sentence like “Of <text:span text:style-name="T5">12</text:span> services from <text:span text:style-name="T5">5 </text:span>agencies, representing <text:span text:style-name="T5">65%</text:span> of total traffic, <text:span text:style-name="T5">85%</text:span> are online.” where the text in bold italics are statistic data.</text:p>
          </table:table-cell>
        </table:table-row>
        <table:table-row table:style-name="Table16.1">
          <table:table-cell table:style-name="Table16.A2" office:value-type="string">
            <text:p text:style-name="P181">single_list_stat</text:p>
          </table:table-cell>
          <table:table-cell table:style-name="Table16.B17" office:value-type="string">
            <text:p text:style-name="P183">A tile containing a single statistic, which must be a display list statistic (defined below under statistic definition). Mostly used for expansion tiles, but can appear in default tiles as well.</text:p>
          </table:table-cell>
        </table:table-row>
        <table:table-row table:style-name="Table16.1">
          <table:table-cell table:style-name="Table16.A2" office:value-type="string">
            <text:p text:style-name="P245">multi_list_stat</text:p>
          </table:table-cell>
          <table:table-cell table:style-name="Table16.B17" office:value-type="string">
            <text:p text:style-name="P245">A tile containing at least one and up to four display list statistics. <text:s/>It may also contain a single non-display-list statistic, which must be the first statistic listed if present.</text:p>
          </table:table-cell>
        </table:table-row>
        <table:table-row table:style-name="Table16.1">
          <table:table-cell table:style-name="Table16.A2" office:value-type="string">
            <text:p text:style-name="P143">priority_list</text:p>
          </table:table-cell>
          <table:table-cell table:style-name="Table16.B17" office:value-type="string">
            <text:p text:style-name="P143">A list of statistics, to be displayed in the order in which they were defined. </text:p>
          </table:table-cell>
        </table:table-row>
        <table:table-row table:style-name="Table16.1">
          <table:table-cell table:style-name="Table16.A2" office:value-type="string">
            <text:p text:style-name="P143">urgency_list</text:p>
          </table:table-cell>
          <table:table-cell table:style-name="Table16.B17" office:value-type="string">
            <text:p text:style-name="P143">A list of statistics, ordered by traffic light value, e.g. bad/red statistics first.</text:p>
          </table:table-cell>
        </table:table-row>
        <table:table-row table:style-name="Table16.1">
          <table:table-cell table:style-name="Table16.A2" office:value-type="string">
            <text:p text:style-name="P150">list_overflow</text:p>
          </table:table-cell>
          <table:table-cell table:style-name="Table16.B17" office:value-type="string">
            <text:p text:style-name="P150">If the<text:span text:style-name="T153">re is one</text:span> default tile of type priority_list, urgency_list, <text:span text:style-name="T78">newsfeed or single_list_stat</text:span>, <text:span text:style-name="T70">then</text:span> <text:span text:style-name="T153">an</text:span> expansion tile can be of type “list_overflow”. <text:s/>The tile <text:span text:style-name="T78">should then be displayed with</text:span> all <text:span text:style-name="T78">list items</text:span> from the default tile list that didn't fit on the default tile. </text:p>
          </table:table-cell>
        </table:table-row>
        <table:table-row table:style-name="Table16.1">
          <table:table-cell table:style-name="Table16.A2" office:value-type="string">
            <text:p text:style-name="P155">calendar</text:p>
          </table:table-cell>
          <table:table-cell table:style-name="Table16.B17" office:value-type="string">
            <text:p text:style-name="P155">A calendar tile – may only contain one statistic which must be of event_list type.</text:p>
          </table:table-cell>
        </table:table-row>
        <table:table-row table:style-name="Table16.1">
          <table:table-cell table:style-name="Table16.A2" office:value-type="string">
            <text:p text:style-name="P143">graph</text:p>
          </table:table-cell>
          <table:table-cell table:style-name="Table16.B17" office:value-type="string">
            <text:p text:style-name="P143">A graph is rendered in the tile.</text:p>
          </table:table-cell>
        </table:table-row>
        <table:table-row table:style-name="Table16.1">
          <table:table-cell table:style-name="Table16.A2" office:value-type="string">
            <text:p text:style-name="P181">grid</text:p>
          </table:table-cell>
          <table:table-cell table:style-name="Table16.B17" office:value-type="string">
            <text:p text:style-name="P184">Statistics are displayed in a rectangular grid.</text:p>
          </table:table-cell>
        </table:table-row>
        <table:table-row table:style-name="Table16.1">
          <table:table-cell table:style-name="Table16.A2" office:value-type="string">
            <text:p text:style-name="P143">graph_<text:span text:style-name="T92">single_stat</text:span></text:p>
          </table:table-cell>
          <table:table-cell table:style-name="Table16.B17" office:value-type="string">
            <text:p text:style-name="P143">A graph is rendered in the tile, <text:span text:style-name="T92">along with one non-display-list statistic.</text:span></text:p>
          </table:table-cell>
        </table:table-row>
        <table:table-row table:style-name="Table16.1">
          <table:table-cell table:style-name="Table16.A2" office:value-type="string">
            <text:p text:style-name="P181">grid_<text:span text:style-name="T92">single_stat</text:span></text:p>
          </table:table-cell>
          <table:table-cell table:style-name="Table16.B17" office:value-type="string">
            <text:p text:style-name="P184">Statistics are displayed in a rectangular grid. <text:span text:style-name="T79">An additional non-display-list statistic is displayed outside the grid.</text:span></text:p>
          </table:table-cell>
        </table:table-row>
        <table:table-row table:style-name="Table16.1">
          <table:table-cell table:style-name="Table16.A2" office:value-type="string">
            <text:p text:style-name="P181">newsfeed</text:p>
          </table:table-cell>
          <table:table-cell table:style-name="Table16.B17" office:value-type="string">
            <text:p text:style-name="P185">A tile containing a single statistic of type string_kv_list.</text:p>
          </table:table-cell>
        </table:table-row>
        <table:table-row table:style-name="Table16.1">
          <table:table-cell table:style-name="Table16.A2" office:value-type="string">
            <text:p text:style-name="P181">news_ticker</text:p>
          </table:table-cell>
          <table:table-cell table:style-name="Table16.B17" office:value-type="string">
            <text:p text:style-name="P185">A tile containing a single statistic of type string_list. <text:s/>Used for <text:span text:style-name="T120">a</text:span> scrolling news feed.</text:p>
          </table:table-cell>
        </table:table-row>
        <table:table-row table:style-name="Table16.1">
          <table:table-cell table:style-name="Table16.A2" office:value-type="string">
            <text:p text:style-name="P245">tag_cloud</text:p>
          </table:table-cell>
          <table:table-cell table:style-name="Table16.B17" office:value-type="string">
            <text:p text:style-name="P245">A tile containing a tag-cloud. Contains a single numeric_kv_list statistic, the keys of which represent the tags to be displayed and the value of which represents the relative size of the tags.</text:p>
          </table:table-cell>
        </table:table-row>
        <table:table-row table:style-name="Table16.1">
          <table:table-cell table:style-name="Table16.A2" office:value-type="string">
            <text:p text:style-name="P257">time_line</text:p>
          </table:table-cell>
          <table:table-cell table:style-name="Table16.B17" office:value-type="string">
            <text:p text:style-name="P257">A tile containing a time-line. Contains a single hierarchical_event_list statistic.</text:p>
          </table:table-cell>
        </table:table-row>
        <table:table-row table:style-name="Table16.1">
          <table:table-cell table:style-name="Table16.A2" office:value-type="string">
            <text:p text:style-name="P197">map</text:p>
          </table:table-cell>
          <table:table-cell table:style-name="Table16.B18" office:value-type="string">
            <text:p text:style-name="P197">A map is rendered in the tile.</text:p>
          </table:table-cell>
        </table:table-row>
        <table:table-row table:style-name="Table16.1">
          <table:table-cell table:style-name="Table16.A2" office:value-type="string">
            <text:p text:style-name="P209">text_block</text:p>
          </table:table-cell>
          <table:table-cell table:style-name="Table16.B19" office:value-type="string">
            <text:p text:style-name="P209">A block of raw HTML text to be served with the widget data. There can be at most one text_block tile per widget.</text:p>
          </table:table-cell>
        </table:table-row>
      </table:table>
      <text:p text:style-name="P3"/>
      <text:p text:style-name="P82"/>
      <text:p text:style-name="P385">Additional keys for the TileDefinition based on tile type are as follows:</text:p>
      <table:table table:name="Table17" table:style-name="Table17">
        <table:table-column table:style-name="Table17.A"/>
        <table:table-column table:style-name="Table17.B"/>
        <table:table-column table:style-name="Table17.C"/>
        <table:table-column table:style-name="Table17.D"/>
        <table:table-header-rows>
          <table:table-row table:style-name="Table17.1">
            <table:table-cell table:style-name="Table17.A1" office:value-type="string">
              <text:p text:style-name="P371">Tile Type(s)</text:p>
            </table:table-cell>
            <table:table-cell table:style-name="Table17.A1" office:value-type="string">
              <text:p text:style-name="P371">Key</text:p>
            </table:table-cell>
            <table:table-cell table:style-name="Table17.A1" office:value-type="string">
              <text:p text:style-name="P371">Type</text:p>
            </table:table-cell>
            <table:table-cell table:style-name="Table17.D1" office:value-type="string">
              <text:p text:style-name="P371">Description</text:p>
            </table:table-cell>
          </table:table-row>
        </table:table-header-rows>
        <table:table-row table:style-name="Table17.1">
          <table:table-cell table:style-name="Table17.A2" office:value-type="string">
            <text:p text:style-name="P186">All except: graph, grid, list_overflow, map</text:p>
          </table:table-cell>
          <table:table-cell table:style-name="Table17.A2" office:value-type="string">
            <text:p text:style-name="P186">statistics</text:p>
          </table:table-cell>
          <table:table-cell table:style-name="Table17.A2" office:value-type="string">
            <text:p text:style-name="P186">List of Statistic Definition objects.</text:p>
          </table:table-cell>
          <table:table-cell table:style-name="Table17.D2" office:value-type="string">
            <text:p text:style-name="P186">List of statistics to be displayed in the tile.</text:p>
          </table:table-cell>
        </table:table-row>
        <table:table-row table:style-name="Table17.1">
          <table:table-cell table:style-name="Table17.A2" office:value-type="string">
            <text:p text:style-name="P186">single_list_stat, <text:span text:style-name="T94">multi_list_stat,</text:span> priority_list, urgency_list</text:p>
          </table:table-cell>
          <table:table-cell table:style-name="Table17.A2" office:value-type="string">
            <text:p text:style-name="P304">columns</text:p>
          </table:table-cell>
          <table:table-cell table:style-name="Table17.A2" office:value-type="string">
            <text:p text:style-name="P186">integer</text:p>
          </table:table-cell>
          <table:table-cell table:style-name="Table17.D2" office:value-type="string">
            <text:p text:style-name="P304">The number of columns to break the list into.</text:p>
          </table:table-cell>
        </table:table-row>
        <table:table-row table:style-name="Table17.1">
          <table:table-cell table:style-name="Table17.A2" office:value-type="string">
            <text:p text:style-name="P186"><text:span text:style-name="T159">single_list_stat, </text:span>priority_list, urgency_list</text:p>
          </table:table-cell>
          <table:table-cell table:style-name="Table17.A2" office:value-type="string">
            <text:p text:style-name="P186">list_label_width</text:p>
          </table:table-cell>
          <table:table-cell table:style-name="Table17.A2" office:value-type="string">
            <text:p text:style-name="P186">integer</text:p>
          </table:table-cell>
          <table:table-cell table:style-name="Table17.D2" office:value-type="string">
            <text:p text:style-name="P186">How wide the label column of the list should be. (as the percentage of the width of the whole tile.)</text:p>
          </table:table-cell>
        </table:table-row>
        <table:table-row table:style-name="Table17.1">
          <table:table-cell table:style-name="Table17.A2" office:value-type="string">
            <text:p text:style-name="P316">main_stat</text:p>
          </table:table-cell>
          <table:table-cell table:style-name="Table17.A2" office:value-type="string">
            <text:p text:style-name="P316">main_stat_count</text:p>
          </table:table-cell>
          <table:table-cell table:style-name="Table17.A2" office:value-type="string">
            <text:p text:style-name="P316">Integer</text:p>
          </table:table-cell>
          <table:table-cell table:style-name="Table17.D2" office:value-type="string">
            <text:p text:style-name="P316">The number of main statistics. Any additional statistics are secondary statistics.</text:p>
          </table:table-cell>
        </table:table-row>
        <table:table-row table:style-name="Table17.1">
          <table:table-cell table:style-name="Table17.A2" office:value-type="string">
            <text:p text:style-name="P261">text_template</text:p>
          </table:table-cell>
          <table:table-cell table:style-name="Table17.A2" office:value-type="string">
            <text:p text:style-name="P261">template</text:p>
          </table:table-cell>
          <table:table-cell table:style-name="Table17.A2" office:value-type="string">
            <text:p text:style-name="P261">string</text:p>
          </table:table-cell>
          <table:table-cell table:style-name="Table17.D2" office:value-type="string">
            <text:p text:style-name="P261">The text template. <text:s/>Statistic values are represented in the template by “%{statistic_url}”.</text:p>
          </table:table-cell>
        </table:table-row>
        <table:table-row table:style-name="Table17.1">
          <table:table-cell table:style-name="Table17.A2" office:value-type="string">
            <text:p text:style-name="P186">grid, <text:span text:style-name="T94">grid_single_stat</text:span></text:p>
          </table:table-cell>
          <table:table-cell table:style-name="Table17.A2" office:value-type="string">
            <text:p text:style-name="P186">grid</text:p>
          </table:table-cell>
          <table:table-cell table:style-name="Table17.A2" office:value-type="string">
            <text:p text:style-name="P186">Object (Grid Definition)</text:p>
          </table:table-cell>
          <table:table-cell table:style-name="Table17.D2" office:value-type="string">
            <text:p text:style-name="P186">Description of how the grid is to be displayed, and what data is to be displayed in it.</text:p>
          </table:table-cell>
        </table:table-row>
        <table:table-row table:style-name="Table17.8">
          <table:table-cell table:style-name="Table17.A2" office:value-type="string">
            <text:p text:style-name="P194"><text:span text:style-name="T94">g</text:span>raph, <text:span text:style-name="T94">graph_single_stat</text:span></text:p>
          </table:table-cell>
          <table:table-cell table:style-name="Table17.A2" office:value-type="string">
            <text:p text:style-name="P194">graph</text:p>
          </table:table-cell>
          <table:table-cell table:style-name="Table17.A2" office:value-type="string">
            <text:p text:style-name="P198">Graph Definition Object</text:p>
          </table:table-cell>
          <table:table-cell table:style-name="Table17.D2" office:value-type="string">
            <text:p text:style-name="P199">Describes what data is to be plotted on the graph, and how it is to be displayed.</text:p>
          </table:table-cell>
        </table:table-row>
        <table:table-row table:style-name="Table17.8">
          <table:table-cell table:style-name="Table17.A2" office:value-type="string">
            <text:p text:style-name="P200">map</text:p>
          </table:table-cell>
          <table:table-cell table:style-name="Table17.A2" office:value-type="string">
            <text:p text:style-name="P200">map</text:p>
          </table:table-cell>
          <table:table-cell table:style-name="Table17.A2" office:value-type="string">
            <text:p text:style-name="P200"><text:span text:style-name="T111">Widget </text:span>Map Definition object</text:p>
          </table:table-cell>
          <table:table-cell table:style-name="Table17.D2" office:value-type="string">
            <text:p text:style-name="P200">Describes what geo-<text:span text:style-name="T155">s</text:span>patial data is to be plotted on the map.</text:p>
          </table:table-cell>
        </table:table-row>
      </table:table>
      <text:h text:style-name="P426" text:outline-level="3"><text:span text:style-name="T65">Widget </text:span><text:span text:style-name="T63">M</text:span><text:span text:style-name="T62">ap Definitions</text:span></text:h>
      <text:p text:style-name="P14"><text:span text:style-name="T6">A </text:span><text:span text:style-name="T41">Widget </text:span><text:span text:style-name="T6">Map Definition is an object with the following keys:</text:span></text:p>
      <text:p text:style-name="P10"/>
      <table:table table:name="Table43" table:style-name="Table43">
        <table:table-column table:style-name="Table43.A"/>
        <table:table-column table:style-name="Table43.B"/>
        <table:table-column table:style-name="Table43.C"/>
        <table:table-row>
          <table:table-cell table:style-name="Table43.A1" office:value-type="string">
            <text:p text:style-name="P367">Key</text:p>
          </table:table-cell>
          <table:table-cell table:style-name="Table43.A1" office:value-type="string">
            <text:p text:style-name="P367">Type</text:p>
          </table:table-cell>
          <table:table-cell table:style-name="Table43.C1" office:value-type="string">
            <text:p text:style-name="P367">Description</text:p>
          </table:table-cell>
        </table:table-row>
        <table:table-row>
          <table:table-cell table:style-name="Table43.A2" office:value-type="string">
            <text:p text:style-name="P205">layers</text:p>
          </table:table-cell>
          <table:table-cell table:style-name="Table43.A2" office:value-type="string">
            <text:p text:style-name="P201">List of <text:span text:style-name="T131">Map Layer</text:span> Definition Objects</text:p>
          </table:table-cell>
          <table:table-cell table:style-name="Table43.C2" office:value-type="string">
            <text:p text:style-name="P201"><text:span text:style-name="T131">Map feature layers</text:span> to be displayed on the map.</text:p>
          </table:table-cell>
        </table:table-row>
        <table:table-row>
          <table:table-cell table:style-name="Table43.A2" office:value-type="string">
            <text:p text:style-name="P202">window</text:p>
          </table:table-cell>
          <table:table-cell table:style-name="Table43.A2" office:value-type="string">
            <text:p text:style-name="P202">Geo-Window Definition Object</text:p>
          </table:table-cell>
          <table:table-cell table:style-name="Table43.C2" office:value-type="string">
            <text:p text:style-name="P202">The bounding rectangle of the map.</text:p>
          </table:table-cell>
        </table:table-row>
        <table:table-row>
          <table:table-cell table:style-name="Table43.A2" office:value-type="string">
            <text:p text:style-name="P206">label</text:p>
          </table:table-cell>
          <table:table-cell table:style-name="Table43.A2" office:value-type="string">
            <text:p text:style-name="P191">string</text:p>
          </table:table-cell>
          <table:table-cell table:style-name="Table43.C2" office:value-type="string">
            <text:p text:style-name="P193">A short “slug” label for the graph, used in the Get Graph API call response.</text:p>
          </table:table-cell>
        </table:table-row>
      </table:table>
      <text:h text:style-name="P425" text:outline-level="3"/>
      <text:h text:style-name="P434" text:outline-level="3"><text:span text:style-name="T63">G</text:span><text:span text:style-name="T62">raph </text:span><text:span text:style-name="T64">Definitions</text:span></text:h>
      <text:p text:style-name="P84">A <text:span text:style-name="T96">Graph </text:span>Definition is an object with the following keys:</text:p>
      <table:table table:name="Table32" table:style-name="Table32">
        <table:table-column table:style-name="Table32.A"/>
        <table:table-column table:style-name="Table32.B"/>
        <table:table-column table:style-name="Table32.C"/>
        <table:table-row>
          <table:table-cell table:style-name="Table32.A1" office:value-type="string">
            <text:p text:style-name="P360">Key</text:p>
          </table:table-cell>
          <table:table-cell table:style-name="Table32.A1" office:value-type="string">
            <text:p text:style-name="P360">Type</text:p>
          </table:table-cell>
          <table:table-cell table:style-name="Table32.C1" office:value-type="string">
            <text:p text:style-name="P360">Description</text:p>
          </table:table-cell>
        </table:table-row>
        <table:table-row>
          <table:table-cell table:style-name="Table32.A2" office:value-type="string">
            <text:p text:style-name="P182"><text:span text:style-name="T95">graph_</text:span>type</text:p>
          </table:table-cell>
          <table:table-cell table:style-name="Table32.A2" office:value-type="string">
            <text:p text:style-name="P172">string</text:p>
          </table:table-cell>
          <table:table-cell table:style-name="Table32.C2" office:value-type="string">
            <text:p text:style-name="P182">The type of the t<text:span text:style-name="T138">graph</text:span>. <text:s/>Supported types are listed below. <text:s/>The <text:span text:style-name="T95">Graph</text:span> Definition may have other additional keys, depending on the <text:span text:style-name="T138">graph</text:span> type. This is also described below.</text:p>
          </table:table-cell>
        </table:table-row>
        <table:table-row>
          <table:table-cell table:style-name="Table32.A2" office:value-type="string">
            <text:p text:style-name="P194">heading</text:p>
          </table:table-cell>
          <table:table-cell table:style-name="Table32.A2" office:value-type="string">
            <text:p text:style-name="P194">string</text:p>
          </table:table-cell>
          <table:table-cell table:style-name="Table32.C2" office:value-type="string">
            <text:p text:style-name="P194">Text to be displayed above (or below) the graph as an overall heading for the graph. <text:s/><text:span text:style-name="T95">(May be null)</text:span></text:p>
          </table:table-cell>
        </table:table-row>
        <table:table-row>
          <table:table-cell table:style-name="Table32.A2" office:value-type="string">
            <text:p text:style-name="P206">label</text:p>
          </table:table-cell>
          <table:table-cell table:style-name="Table32.A2" office:value-type="string">
            <text:p text:style-name="P190">string</text:p>
          </table:table-cell>
          <table:table-cell table:style-name="Table32.C2" office:value-type="string">
            <text:p text:style-name="P192">A short “slug” label for the graph, used in the Get Graph API call response.</text:p>
          </table:table-cell>
        </table:table-row>
        <table:table-row>
          <table:table-cell table:style-name="Table32.A2" office:value-type="string">
            <text:p text:style-name="P195">display_options</text:p>
          </table:table-cell>
          <table:table-cell table:style-name="Table32.A2" office:value-type="string">
            <text:p text:style-name="P195">Display Option <text:s/>Object</text:p>
          </table:table-cell>
          <table:table-cell table:style-name="Table32.C2" office:value-type="string">
            <text:p text:style-name="P195">Display options. <text:s/>Contents depend on graph type, as described below.</text:p>
          </table:table-cell>
        </table:table-row>
      </table:table>
      <text:p text:style-name="P13">The allowed graph types, and the additional keys in the Graph object associated with them, are:</text:p>
      <table:table table:name="Table18" table:style-name="Table18">
        <table:table-column table:style-name="Table18.A"/>
        <table:table-column table:style-name="Table18.B"/>
        <table:table-column table:style-name="Table18.C"/>
        <table:table-column table:style-name="Table18.D"/>
        <table:table-header-rows>
          <table:table-row table:style-name="Table18.1">
            <table:table-cell table:style-name="Table18.A1" office:value-type="string">
              <text:p text:style-name="P350">graph_type</text:p>
            </table:table-cell>
            <table:table-cell table:style-name="Table18.A1" office:value-type="string">
              <text:p text:style-name="P350">description</text:p>
            </table:table-cell>
            <table:table-cell table:style-name="Table18.A1" office:value-type="string">
              <text:p text:style-name="P382">Additional Graph Definition Keys</text:p>
            </table:table-cell>
            <table:table-cell table:style-name="Table18.D1" office:value-type="string">
              <text:p text:style-name="P350">descriptions</text:p>
            </table:table-cell>
          </table:table-row>
        </table:table-header-rows>
        <table:table-row table:style-name="Table18.1">
          <table:table-cell table:style-name="Table18.A2" table:number-rows-spanned="5" office:value-type="string">
            <text:p text:style-name="P145">line</text:p>
          </table:table-cell>
          <table:table-cell table:style-name="Table18.A2" table:number-rows-spanned="5" office:value-type="string">
            <text:p text:style-name="P145">A line (or multi-line) graph.</text:p>
          </table:table-cell>
          <table:table-cell table:style-name="Table18.A2" office:value-type="string">
            <text:p text:style-name="P145">vert<text:span text:style-name="T68">ical</text:span>_axis</text:p>
          </table:table-cell>
          <table:table-cell table:style-name="Table18.D2" office:value-type="string">
            <text:p text:style-name="P147">The vertical axis of a line graph is assumed to be numeric. This option <text:span text:style-name="T80">is an object</text:span> contain<text:span text:style-name="T80">ing</text:span> <text:span text:style-name="T94">an optional label </text:span>for the axis <text:span text:style-name="T80">(key “name”, a string value)</text:span>, and whether the zero point must be displayed <text:span text:style-name="T80">(key “always_show_zero”, a boolean value).</text:span> (e.g. if the values are in the range 12-15, can the vertical axis simply span the values 12-15 (false), or should it run from 0-15 (true).)</text:p>
          </table:table-cell>
        </table:table-row>
        <table:table-row table:style-name="Table18.1">
          <table:covered-table-cell/>
          <table:covered-table-cell/>
          <table:table-cell table:style-name="Table18.A2" office:value-type="string">
            <text:p text:style-name="P216">secondary_vertical_axis</text:p>
          </table:table-cell>
          <table:table-cell table:style-name="Table18.D2" office:value-type="string">
            <text:p text:style-name="P216">Optional. <text:s/>Specifies a secondary vertical axis that some dataset(s) are to be plotted against. Same format as vertical_axis.</text:p>
          </table:table-cell>
        </table:table-row>
        <table:table-row table:style-name="Table18.1">
          <table:covered-table-cell/>
          <table:covered-table-cell/>
          <table:table-cell table:style-name="Table18.A2" office:value-type="string">
            <text:p text:style-name="P145">horiz<text:span text:style-name="T68">ontal</text:span>_axis</text:p>
          </table:table-cell>
          <table:table-cell table:style-name="Table18.D2" office:value-type="string">
            <text:p text:style-name="P147">The horizontal axis of a line graph has a type <text:span text:style-name="T80">(key “type”, string. <text:s/>Allowed values: “numeric”, “date”, “time”, “datetime”) </text:span>and an optional label <text:span text:style-name="T80">(key “label”, a string).</text:span></text:p>
          </table:table-cell>
        </table:table-row>
        <table:table-row table:style-name="Table18.1">
          <table:covered-table-cell/>
          <table:covered-table-cell/>
          <table:table-cell table:style-name="Table18.A2" office:value-type="string">
            <text:p text:style-name="P323">line_label</text:p>
          </table:table-cell>
          <table:table-cell table:style-name="Table18.D2" office:value-type="string">
            <text:p text:style-name="P323">An over-all heading for lines. <text:span text:style-name="T156">Can be used for example as a heading for a line legend. <text:s/>E.g. if each line represented data for a different city, the line_label might be “City” or “Cities”.</text:span></text:p>
          </table:table-cell>
        </table:table-row>
        <table:table-row table:style-name="Table18.1">
          <table:covered-table-cell/>
          <table:covered-table-cell/>
          <table:table-cell table:style-name="Table18.A2" office:value-type="string">
            <text:p text:style-name="P145">lines</text:p>
          </table:table-cell>
          <table:table-cell table:style-name="Table18.D2" office:value-type="string">
            <text:p text:style-name="P256">A list of Graph Dataset Definition objects, defining the lines (datasets) to be plotted on the graph.</text:p>
          </table:table-cell>
        </table:table-row>
        <table:table-row table:style-name="Table18.1">
          <table:table-cell table:style-name="Table18.A2" table:number-rows-spanned="7" office:value-type="string">
            <text:p text:style-name="P145">histogram</text:p>
          </table:table-cell>
          <table:table-cell table:style-name="Table18.A2" table:number-rows-spanned="7" office:value-type="string">
            <text:p text:style-name="P145">A (vertical) histogram or clustered histogram.</text:p>
          </table:table-cell>
          <table:table-cell table:style-name="Table18.A2" office:value-type="string">
            <text:p text:style-name="P145"><text:span text:style-name="T67">numeric</text:span>_axis</text:p>
          </table:table-cell>
          <table:table-cell table:style-name="Table18.D2" office:value-type="string">
            <text:p text:style-name="P187">Describes the numeric (vertical) axis of the histogram. <text:s/>Uses the same format as the “<text:span text:style-name="T81">vert</text:span>ic<text:span text:style-name="T81">al</text:span>_axis” key for line type graphs, as described above. </text:p>
          </table:table-cell>
        </table:table-row>
        <table:table-row table:style-name="Table18.1">
          <table:covered-table-cell/>
          <table:covered-table-cell/>
          <table:table-cell table:style-name="Table18.A2" office:value-type="string">
            <text:p text:style-name="P216">secondary_numeric_axis</text:p>
          </table:table-cell>
          <table:table-cell table:style-name="Table18.D2" office:value-type="string">
            <text:p text:style-name="P216">Optional. <text:s/>Specifies a secondary numeric (vertical) axis that some dataset(s) are to be plotted against. Same format as numeric_axis.</text:p>
          </table:table-cell>
        </table:table-row>
        <table:table-row table:style-name="Table18.1">
          <table:covered-table-cell/>
          <table:covered-table-cell/>
          <table:table-cell table:style-name="Table18.A2" office:value-type="string">
            <text:p text:style-name="P317">dynamic_clusters</text:p>
          </table:table-cell>
          <table:table-cell table:style-name="Table18.D2" office:value-type="string">
            <text:p text:style-name="P317">Boolean value. If true, clusters are not explicitly defined in the Graph Object, but instead are defined dynamically in the <text:s/><text:span text:style-name="T60">Graph Data Description Object.</text:span></text:p>
          </table:table-cell>
        </table:table-row>
        <table:table-row table:style-name="Table18.1">
          <table:covered-table-cell/>
          <table:covered-table-cell/>
          <table:table-cell table:style-name="Table18.A2" office:value-type="string">
            <text:p text:style-name="P325">cluster_label</text:p>
          </table:table-cell>
          <table:table-cell table:style-name="Table18.D2" office:value-type="string">
            <text:p text:style-name="P323">An over-all heading for <text:span text:style-name="T156">clusters</text:span>. <text:span text:style-name="T156">E.g. if each cluster represented data for a different city, the cluster_label might be “City” or “Cities”.</text:span></text:p>
          </table:table-cell>
        </table:table-row>
        <table:table-row table:style-name="Table18.1">
          <table:covered-table-cell/>
          <table:covered-table-cell/>
          <table:table-cell table:style-name="Table18.A2" office:value-type="string">
            <text:p text:style-name="P147">clusters</text:p>
          </table:table-cell>
          <table:table-cell table:style-name="Table18.D2" office:value-type="string">
            <text:p text:style-name="P256"><text:span text:style-name="T151">Only present if dynamic_clusters is false. </text:span>A list of Graph Cluster Definition objects, representing the histogram clusters.</text:p>
          </table:table-cell>
        </table:table-row>
        <table:table-row table:style-name="Table18.1">
          <table:covered-table-cell/>
          <table:covered-table-cell/>
          <table:table-cell table:style-name="Table18.A2" office:value-type="string">
            <text:p text:style-name="P325">bar_label</text:p>
          </table:table-cell>
          <table:table-cell table:style-name="Table18.D2" office:value-type="string">
            <text:p text:style-name="P323">An over-all heading for <text:span text:style-name="T156">bars</text:span>. <text:span text:style-name="T156">Can be used for example as a heading for a bar legend. <text:s/>E.g. if each line represented data for a different city, the bar_label might be “City” or “Cities”.</text:span></text:p>
          </table:table-cell>
        </table:table-row>
        <table:table-row table:style-name="Table18.1">
          <table:covered-table-cell/>
          <table:covered-table-cell/>
          <table:table-cell table:style-name="Table18.A2" office:value-type="string">
            <text:p text:style-name="P147">bars</text:p>
          </table:table-cell>
          <table:table-cell table:style-name="Table18.D2" office:value-type="string">
            <text:p text:style-name="P255">A list of Graph Dataset Definition objects representing the individual bars in each cluster.</text:p>
          </table:table-cell>
        </table:table-row>
        <table:table-row table:style-name="Table18.1">
          <table:table-cell table:style-name="Table18.A2" office:value-type="string">
            <text:p text:style-name="P145">bar</text:p>
          </table:table-cell>
          <table:table-cell table:style-name="Table18.A2" office:value-type="string">
            <text:p text:style-name="P145">As for histogram, but displayed horizontally.</text:p>
          </table:table-cell>
          <table:table-cell table:style-name="Table18.D2" table:number-columns-spanned="2" office:value-type="string">
            <text:p text:style-name="P188">As for histogram.</text:p>
          </table:table-cell>
          <table:covered-table-cell/>
        </table:table-row>
        <table:table-row table:style-name="Table18.15">
          <table:table-cell table:style-name="Table18.A2" table:number-rows-spanned="5" office:value-type="string">
            <text:p text:style-name="P145">pie</text:p>
          </table:table-cell>
          <table:table-cell table:style-name="Table18.A2" table:number-rows-spanned="5" office:value-type="string">
            <text:p text:style-name="P145">A pie chart, or set of related pie charts.</text:p>
          </table:table-cell>
          <table:table-cell table:style-name="Table18.A2" office:value-type="string">
            <text:p text:style-name="P318">dynamic_clusters</text:p>
          </table:table-cell>
          <table:table-cell table:style-name="Table18.D2" office:value-type="string">
            <text:p text:style-name="P317">Boolean value. If true, pies are not explicitly defined in the Graph Object, but instead are defined dynamically in the <text:s/><text:span text:style-name="T60">Graph Data Description Object.</text:span></text:p>
          </table:table-cell>
        </table:table-row>
        <table:table-row table:style-name="Table18.1">
          <table:covered-table-cell/>
          <table:covered-table-cell/>
          <table:table-cell table:style-name="Table18.A2" office:value-type="string">
            <text:p text:style-name="P325">pie_label</text:p>
          </table:table-cell>
          <table:table-cell table:style-name="Table18.D2" office:value-type="string">
            <text:p text:style-name="P324">An over-all heading for <text:span text:style-name="T156">pies</text:span>. <text:span text:style-name="T156">E.g. if each pie represented data for a different city, the pie_label might be “City” or “Cities”.</text:span></text:p>
          </table:table-cell>
        </table:table-row>
        <table:table-row table:style-name="Table18.1">
          <table:covered-table-cell/>
          <table:covered-table-cell/>
          <table:table-cell table:style-name="Table18.A2" office:value-type="string">
            <text:p text:style-name="P147">pies</text:p>
          </table:table-cell>
          <table:table-cell table:style-name="Table18.D2" office:value-type="string">
            <text:p text:style-name="P149"><text:span text:style-name="T151">Only present if dynamic_clusters is false. A list of Graph Cluster Definition objects representing the separate pies in a</text:span> multiple pie char<text:span text:style-name="T96">t (contains a single entry for a single pie chart)</text:span>. <text:span text:style-name="T96">As for clusters in a bar/histogram graph.</text:span></text:p>
          </table:table-cell>
        </table:table-row>
        <table:table-row table:style-name="Table18.1">
          <table:covered-table-cell/>
          <table:covered-table-cell/>
          <table:table-cell table:style-name="Table18.A2" office:value-type="string">
            <text:p text:style-name="P325">sector_label</text:p>
          </table:table-cell>
          <table:table-cell table:style-name="Table18.D2" office:value-type="string">
            <text:p text:style-name="P323">An over-all heading for <text:span text:style-name="T156">sectors</text:span>. <text:span text:style-name="T156">Can be used for example as a heading for a sector legend. <text:s/>E.g. if each sector represented data for a different city, the sector_label might be “City” or “Cities”.</text:span></text:p>
          </table:table-cell>
        </table:table-row>
        <table:table-row table:style-name="Table18.1">
          <table:covered-table-cell/>
          <table:covered-table-cell/>
          <table:table-cell table:style-name="Table18.A2" office:value-type="string">
            <text:p text:style-name="P147">sectors</text:p>
          </table:table-cell>
          <table:table-cell table:style-name="Table18.D2" office:value-type="string">
            <text:p text:style-name="P148">A <text:span text:style-name="T101">list of Graph Dataset Definitio</text:span>n object<text:span text:style-name="T101">s</text:span> representing the pie sectors <text:span text:style-name="T101">in each pie</text:span>. As for bars <text:span text:style-name="T96">(in histogram and bar type graphs) </text:span>and lines <text:span text:style-name="T96">(in line type graphs) </text:span>above.</text:p>
          </table:table-cell>
        </table:table-row>
      </table:table>
      <text:h text:style-name="P414" text:outline-level="4"><text:soft-page-break/>Graph Display Option</text:h>
      <text:p text:style-name="P78">A Graph Display Option <text:span text:style-name="T97">o</text:span>bject contains keys specific to the graph type, as follows:</text:p>
      <table:table table:name="Table34" table:style-name="Table34">
        <table:table-column table:style-name="Table34.A"/>
        <table:table-column table:style-name="Table34.B"/>
        <table:table-column table:style-name="Table34.C"/>
        <table:table-column table:style-name="Table34.D"/>
        <table:table-header-rows>
          <table:table-row table:style-name="Table34.1">
            <table:table-cell table:style-name="Table34.A1" office:value-type="string">
              <text:p text:style-name="P382">graph_type</text:p>
            </table:table-cell>
            <table:table-cell table:style-name="Table34.A1" office:value-type="string">
              <text:p text:style-name="P382">Option</text:p>
            </table:table-cell>
            <table:table-cell table:style-name="Table34.A1" office:value-type="string">
              <text:p text:style-name="P382">Type</text:p>
            </table:table-cell>
            <table:table-cell table:style-name="Table34.D1" office:value-type="string">
              <text:p text:style-name="P382">Description</text:p>
            </table:table-cell>
          </table:table-row>
        </table:table-header-rows>
        <table:table-row table:style-name="Table34.1">
          <table:table-cell table:style-name="Table34.A2" table:number-rows-spanned="6" office:value-type="string">
            <text:p text:style-name="P248">line</text:p>
          </table:table-cell>
          <table:table-cell table:style-name="Table34.A2" office:value-type="string">
            <text:p text:style-name="P248">lines</text:p>
          </table:table-cell>
          <table:table-cell table:style-name="Table34.A2" office:value-type="string">
            <text:p text:style-name="P249">string</text:p>
          </table:table-cell>
          <table:table-cell table:style-name="Table34.D2" office:value-type="string">
            <text:p text:style-name="P249">How the lines joining the datapoints are to be displayed. Allowed values are:</text:p>
            <text:p text:style-name="P249"/>
            <text:p text:style-name="P249">straight: Datapoints should be joined by (jagged) straight lines.</text:p>
            <text:p text:style-name="P249">bezier: <text:span text:style-name="T98">Datapoints should be joined by smooth curves.</text:span></text:p>
            <text:p text:style-name="P250">none: Datapoints should not be joined.</text:p>
          </table:table-cell>
        </table:table-row>
        <table:table-row table:style-name="Table34.1">
          <table:covered-table-cell/>
          <table:table-cell table:style-name="Table34.A2" office:value-type="string">
            <text:p text:style-name="P248">points</text:p>
          </table:table-cell>
          <table:table-cell table:style-name="Table34.A2" office:value-type="string">
            <text:p text:style-name="P249">string</text:p>
          </table:table-cell>
          <table:table-cell table:style-name="Table34.D2" office:value-type="string">
            <text:p text:style-name="P250">How the individual datapoints are to be displayed:</text:p>
            <text:p text:style-name="P250"/>
            <text:p text:style-name="P250">none: Individual datapoints should not be displayed. (NB. If both “lines” and “points” are “none” the graph will always be blank!)</text:p>
            <text:p text:style-name="P250">triangle/circle/square: Individual datapoints should be displayed as small instances of the respective shape.</text:p>
            <text:p text:style-name="P250">vertical-bar: Each datapoint is displayed as a thin vertical bar (similar to a histogram).</text:p>
          </table:table-cell>
        </table:table-row>
        <table:table-row table:style-name="Table34.1">
          <table:covered-table-cell/>
          <table:table-cell table:style-name="Table34.A2" office:value-type="string">
            <text:p text:style-name="P254">shaded</text:p>
          </table:table-cell>
          <table:table-cell table:style-name="Table34.A2" office:value-type="string">
            <text:p text:style-name="P254">boolean</text:p>
          </table:table-cell>
          <table:table-cell table:style-name="Table34.D2" office:value-type="string">
            <text:p text:style-name="P254">If true, area under the line is to be coloured in. Cannot be true if lines is “none”.<text:line-break/><text:span text:style-name="T101">Shading of lines goes in order lines are defined (i.e. largest dataset should be defined first, so it can be shaded first with subsequent smaller datasets shaded on top.)</text:span></text:p>
          </table:table-cell>
        </table:table-row>
        <table:table-row table:style-name="Table34.1">
          <table:covered-table-cell/>
          <table:table-cell table:style-name="Table34.A2" office:value-type="string">
            <text:p text:style-name="P248">single_graph</text:p>
          </table:table-cell>
          <table:table-cell table:style-name="Table34.A2" office:value-type="string">
            <text:p text:style-name="P249">boolean</text:p>
          </table:table-cell>
          <table:table-cell table:style-name="Table34.D2" office:value-type="string">
            <text:p text:style-name="P250">If true, display on a single graph. <text:s/>If false, display as a series of smaller individual graphs.</text:p>
            <text:p text:style-name="P250">N.B. Single-graph true is incompatible with vertical-bar points.</text:p>
          </table:table-cell>
        </table:table-row>
        <table:table-row table:style-name="Table34.1">
          <table:covered-table-cell/>
          <table:table-cell table:style-name="Table34.A2" office:value-type="string">
            <text:p text:style-name="P259">rotates</text:p>
          </table:table-cell>
          <table:table-cell table:style-name="Table34.A2" office:value-type="string">
            <text:p text:style-name="P259">boolean</text:p>
          </table:table-cell>
          <table:table-cell table:style-name="Table34.D2" office:value-type="string">
            <text:p text:style-name="P259">Can only be true if <text:span text:style-name="T106">single_graph is false. <text:s/>Display rotates through the individual graphs, one at a time.</text:span></text:p>
          </table:table-cell>
        </table:table-row>
        <table:table-row table:style-name="Table34.1">
          <table:covered-table-cell/>
          <table:table-cell table:style-name="Table34.A2" office:value-type="string">
            <text:p text:style-name="P248">point_colour_map</text:p>
          </table:table-cell>
          <table:table-cell table:style-name="Table34.A2" office:value-type="string">
            <text:p text:style-name="P128">Colour Map <text:span text:style-name="T100">Definition</text:span> Object</text:p>
          </table:table-cell>
          <table:table-cell table:style-name="Table34.D2" office:value-type="string">
            <text:p text:style-name="P250">Indicates how points should be coloured, based on their vertical axis value. <text:s/>Optional. <text:s/>If null, then use the colours in the Graph Dataset Definition. <text:s/>N.B. Must be null if “points” is “none”.</text:p>
          </table:table-cell>
        </table:table-row>
        <table:table-row table:style-name="Table34.1">
          <table:table-cell table:style-name="Table34.A2" table:number-rows-spanned="3" office:value-type="string">
            <text:p text:style-name="P248">bar/histogram</text:p>
          </table:table-cell>
          <table:table-cell table:style-name="Table34.A2" office:value-type="string">
            <text:p text:style-name="P248">stacked</text:p>
          </table:table-cell>
          <table:table-cell table:style-name="Table34.A2" office:value-type="string">
            <text:p text:style-name="P249">boolean</text:p>
          </table:table-cell>
          <table:table-cell table:style-name="Table34.D2" office:value-type="string">
            <text:p text:style-name="P196">If true, should be rendered as a stacked bar/histogram chart. <text:s/>(i.e. the bars for each cluster are stacked on top of each other instead of being placed side by side.</text:p>
          </table:table-cell>
        </table:table-row>
        <table:table-row table:style-name="Table34.1">
          <table:covered-table-cell/>
          <table:table-cell table:style-name="Table34.A2" office:value-type="string">
            <text:p text:style-name="P248">single_graph</text:p>
          </table:table-cell>
          <table:table-cell table:style-name="Table34.A2" office:value-type="string">
            <text:p text:style-name="P249">boolean</text:p>
          </table:table-cell>
          <table:table-cell table:style-name="Table34.D2" office:value-type="string">
            <text:p text:style-name="P250">If true, display on a single graph. <text:s/>If false, display as a series of smaller individual graphs.</text:p>
          </table:table-cell>
        </table:table-row>
        <table:table-row table:style-name="Table34.1">
          <table:covered-table-cell/>
          <table:table-cell table:style-name="Table34.A2" office:value-type="string">
            <text:p text:style-name="P259">rotates</text:p>
          </table:table-cell>
          <table:table-cell table:style-name="Table34.A2" office:value-type="string">
            <text:p text:style-name="P259">boolean</text:p>
          </table:table-cell>
          <table:table-cell table:style-name="Table34.D2" office:value-type="string">
            <text:p text:style-name="P259">Can only be true if <text:span text:style-name="T106">single_graph is false. <text:s/>Display rotates through the individual graphs, one at a time.</text:span></text:p>
          </table:table-cell>
        </table:table-row>
        <table:table-row table:style-name="Table34.1">
          <table:table-cell table:style-name="Table34.A2" office:value-type="string">
            <text:p text:style-name="P248">pie</text:p>
          </table:table-cell>
          <table:table-cell table:style-name="Table34.A2" office:value-type="string">
            <text:p text:style-name="P248">-</text:p>
          </table:table-cell>
          <table:table-cell table:style-name="Table34.A2" office:value-type="string">
            <text:p text:style-name="Table_20_Contents"/>
          </table:table-cell>
          <table:table-cell table:style-name="Table34.D2" office:value-type="string">
            <text:p text:style-name="P146">No special display-options for pie graphs have been identified yet. The Display Option object will be empty.</text:p>
          </table:table-cell>
        </table:table-row>
      </table:table>
      <text:h text:style-name="P415" text:outline-level="4"/>
      <text:h text:style-name="P417" text:outline-level="4">Colour Map Definition Objects</text:h>
      <text:p text:style-name="P66">A Colour Map Definition is an object with the following key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362">Key</text:p>
          </table:table-cell>
          <table:table-cell table:style-name="Table35.A1" office:value-type="string">
            <text:p text:style-name="P362">Type</text:p>
          </table:table-cell>
          <table:table-cell table:style-name="Table35.C1" office:value-type="string">
            <text:p text:style-name="P362">Description</text:p>
          </table:table-cell>
        </table:table-row>
        <table:table-row table:style-name="Table35.1">
          <table:table-cell table:style-name="Table35.A2" office:value-type="string">
            <text:p text:style-name="P290">name</text:p>
          </table:table-cell>
          <table:table-cell table:style-name="Table35.A2" office:value-type="string">
            <text:p text:style-name="P174">string</text:p>
          </table:table-cell>
          <table:table-cell table:style-name="Table35.C2" office:value-type="string">
            <text:p text:style-name="P253">A <text:span text:style-name="T128">name</text:span> identifying the colour map. (Can be used by the front end to map colour hints to a designer-specified palette.)</text:p>
          </table:table-cell>
        </table:table-row>
        <table:table-row table:style-name="Table35.1">
          <table:table-cell table:style-name="Table35.A2" office:value-type="string">
            <text:p text:style-name="P253">map</text:p>
          </table:table-cell>
          <table:table-cell table:style-name="Table35.A2" office:value-type="string">
            <text:p text:style-name="P129">List of Colour Mapping Objects</text:p>
          </table:table-cell>
          <table:table-cell table:style-name="Table35.C2" office:value-type="string">
            <text:p text:style-name="P251">Each Colour Mapping object contains two keys:</text:p>
            <text:p text:style-name="P251">“min_value” (numeric): The minimum vertical axis value for which this colour should be used.</text:p>
            <text:p text:style-name="P251">“colour” (string): A colour hint for how <text:span text:style-name="T99">to display datapoints in the relevant range.</text:span></text:p>
            <text:p text:style-name="P252">The list of colour mapping objects will be sorted in ascending order of min_value. <text:s/>The first colour mapping object in the list may have a null min_value.</text:p>
          </table:table-cell>
        </table:table-row>
      </table:table>
      <text:h text:style-name="P414" text:outline-level="4">Graph Dataset Definition</text:h>
      <text:p text:style-name="P64">A Graph Dataset Definition is an object with the following keys:</text:p>
      <table:table table:name="Table33" table:style-name="Table33">
        <table:table-column table:style-name="Table33.A"/>
        <table:table-column table:style-name="Table33.B"/>
        <table:table-column table:style-name="Table33.C"/>
        <table:table-row>
          <table:table-cell table:style-name="Table33.A1" office:value-type="string">
            <text:p text:style-name="P361">Key</text:p>
          </table:table-cell>
          <table:table-cell table:style-name="Table33.A1" office:value-type="string">
            <text:p text:style-name="P361">Type</text:p>
          </table:table-cell>
          <table:table-cell table:style-name="Table33.C1" office:value-type="string">
            <text:p text:style-name="P361">Description</text:p>
          </table:table-cell>
        </table:table-row>
        <table:table-row>
          <table:table-cell table:style-name="Table33.A2" office:value-type="string">
            <text:p text:style-name="P290">label</text:p>
          </table:table-cell>
          <table:table-cell table:style-name="Table33.A2" office:value-type="string">
            <text:p text:style-name="P255">string</text:p>
          </table:table-cell>
          <table:table-cell table:style-name="Table33.C2" office:value-type="string">
            <text:p text:style-name="P255">A<text:span text:style-name="T8"> short “slug” label for </text:span><text:span text:style-name="T19">the </text:span><text:span text:style-name="T6">dataset,</text:span><text:span text:style-name="T8"> </text:span><text:span text:style-name="T6">used in the Get Graph Data API method.</text:span></text:p>
          </table:table-cell>
        </table:table-row>
        <table:table-row>
          <table:table-cell table:style-name="Table33.A2" office:value-type="string">
            <text:p text:style-name="P290">name</text:p>
          </table:table-cell>
          <table:table-cell table:style-name="Table33.A2" office:value-type="string">
            <text:p text:style-name="P173">string</text:p>
          </table:table-cell>
          <table:table-cell table:style-name="Table33.C2" office:value-type="string">
            <text:p text:style-name="P218">The display <text:span text:style-name="T128">name</text:span> for the dataset.</text:p>
          </table:table-cell>
        </table:table-row>
        <table:table-row>
          <table:table-cell table:style-name="Table33.A2" office:value-type="string">
            <text:p text:style-name="P305">dynamic_name_display</text:p>
          </table:table-cell>
          <table:table-cell table:style-name="Table33.A2" office:value-type="string">
            <text:p text:style-name="P305">boolean</text:p>
          </table:table-cell>
          <table:table-cell table:style-name="Table33.C2" office:value-type="string">
            <text:p text:style-name="P305">If true the display name above <text:span text:style-name="T143">may </text:span>be over-ridden by <text:span text:style-name="T143">an override</text:span> display name returned by the Get Widget Graph API method.</text:p>
          </table:table-cell>
        </table:table-row>
        <table:table-row>
          <table:table-cell table:style-name="Table33.A2" office:value-type="string">
            <text:p text:style-name="P218">colour</text:p>
          </table:table-cell>
          <table:table-cell table:style-name="Table33.A2" office:value-type="string">
            <text:p text:style-name="P218">string</text:p>
          </table:table-cell>
          <table:table-cell table:style-name="Table33.C2" office:value-type="string">
            <text:p text:style-name="P218">Non-binding colour hint for the graph element representing the dataset.</text:p>
          </table:table-cell>
        </table:table-row>
        <table:table-row>
          <table:table-cell table:style-name="Table33.A2" office:value-type="string">
            <text:p text:style-name="P247">hyperlink</text:p>
          </table:table-cell>
          <table:table-cell table:style-name="Table33.A2" office:value-type="string">
            <text:p text:style-name="P247">string</text:p>
          </table:table-cell>
          <table:table-cell table:style-name="Table33.C2" office:value-type="string">
            <text:p text:style-name="P247">An external URL to link for this dataset (optional - may be null).</text:p>
          </table:table-cell>
        </table:table-row>
        <table:table-row>
          <table:table-cell table:style-name="Table33.A2" office:value-type="string">
            <text:p text:style-name="P218">use_secondary_vertical_axis</text:p>
          </table:table-cell>
          <table:table-cell table:style-name="Table33.A2" office:value-type="string">
            <text:p text:style-name="P218">boolean</text:p>
          </table:table-cell>
          <table:table-cell table:style-name="Table33.C2" office:value-type="string">
            <text:p text:style-name="P218">If true, the dataset is to be plotted against the secondary vertical axis.<text:line-break/>N.B. This key is called “use_secondary_numeric_axis” for graphs of type “histogram” and “bar”.</text:p>
          </table:table-cell>
        </table:table-row>
        <table:table-row>
          <table:table-cell table:style-name="Table33.A2" office:value-type="string">
            <text:p text:style-name="P327">use_error_bars</text:p>
          </table:table-cell>
          <table:table-cell table:style-name="Table33.A2" office:value-type="string">
            <text:p text:style-name="P327">boolean</text:p>
          </table:table-cell>
          <table:table-cell table:style-name="Table33.C2" office:value-type="string">
            <text:p text:style-name="P327">If true the data for this dataset will be accompanied by an upper and lower uncertainty limit, which may be plotted as error-bars. Not supported for pie charts.</text:p>
          </table:table-cell>
        </table:table-row>
        <table:table-row>
          <table:table-cell table:style-name="Table33.A2" office:value-type="string">
            <text:p text:style-name="P419">hide_from_legend</text:p>
          </table:table-cell>
          <table:table-cell table:style-name="Table33.A2" office:value-type="string">
            <text:p text:style-name="P419">boolean</text:p>
          </table:table-cell>
          <table:table-cell table:style-name="Table33.C2" office:value-type="string">
            <text:p text:style-name="P419">If true this dataset should NOT be included in the legend.</text:p>
          </table:table-cell>
        </table:table-row>
      </table:table>
      <text:h text:style-name="P414" text:outline-level="4"><text:bookmark-start text:name="__RefNumPara__7124_1547244512"/><text:bookmark-start text:name="__RefHeading___Toc7126_1547244512"/>Graph Cluster Definition<text:bookmark-end text:name="__RefNumPara__7124_1547244512"/><text:bookmark-end text:name="__RefHeading___Toc7126_1547244512"/></text:h>
      <text:p text:style-name="P63">A Graph <text:span text:style-name="T96">Cluster </text:span>Definition is an object with the following keys:</text:p>
      <table:table table:name="Table19" table:style-name="Table19">
        <table:table-column table:style-name="Table19.A"/>
        <table:table-column table:style-name="Table19.B"/>
        <table:table-column table:style-name="Table19.C"/>
        <table:table-row>
          <table:table-cell table:style-name="Table19.A1" office:value-type="string">
            <text:p text:style-name="P354">Key</text:p>
          </table:table-cell>
          <table:table-cell table:style-name="Table19.A1" office:value-type="string">
            <text:p text:style-name="P354">Type</text:p>
          </table:table-cell>
          <table:table-cell table:style-name="Table19.C1" office:value-type="string">
            <text:p text:style-name="P354">Description</text:p>
          </table:table-cell>
        </table:table-row>
        <table:table-row>
          <table:table-cell table:style-name="Table19.A2" office:value-type="string">
            <text:p text:style-name="P291">label</text:p>
          </table:table-cell>
          <table:table-cell table:style-name="Table19.A2" office:value-type="string">
            <text:p text:style-name="P255">string</text:p>
          </table:table-cell>
          <table:table-cell table:style-name="Table19.C2" office:value-type="string">
            <text:p text:style-name="P255">A<text:span text:style-name="T8"> short “slug” label for </text:span><text:span text:style-name="T19">the </text:span><text:span text:style-name="T6">cluster,</text:span><text:span text:style-name="T8"> </text:span><text:span text:style-name="T6">used in the Get Graph Data API method.</text:span></text:p>
          </table:table-cell>
        </table:table-row>
        <table:table-row>
          <table:table-cell table:style-name="Table19.A2" office:value-type="string">
            <text:p text:style-name="P290">name</text:p>
          </table:table-cell>
          <table:table-cell table:style-name="Table19.A2" office:value-type="string">
            <text:p text:style-name="P166">string</text:p>
          </table:table-cell>
          <table:table-cell table:style-name="Table19.C2" office:value-type="string">
            <text:p text:style-name="P216">The display <text:span text:style-name="T128">name f</text:span>or the dataset.</text:p>
          </table:table-cell>
        </table:table-row>
        <table:table-row>
          <table:table-cell table:style-name="Table19.A2" office:value-type="string">
            <text:p text:style-name="P247">hyperlink</text:p>
          </table:table-cell>
          <table:table-cell table:style-name="Table19.A2" office:value-type="string">
            <text:p text:style-name="P247">string</text:p>
          </table:table-cell>
          <table:table-cell table:style-name="Table19.C2" office:value-type="string">
            <text:p text:style-name="P247">An external URL to link for this <text:span text:style-name="T139">cluster</text:span> (optional - may be null).</text:p>
          </table:table-cell>
        </table:table-row>
      </table:table>
      <text:h text:style-name="P423" text:outline-level="3"><text:soft-page-break/>Grid Definitions</text:h>
      <text:p text:style-name="P58">A Grid Definition is an object with the following keys:</text:p>
      <table:table table:name="Table20" table:style-name="Table20">
        <table:table-column table:style-name="Table20.A"/>
        <table:table-column table:style-name="Table20.B"/>
        <table:table-column table:style-name="Table20.C"/>
        <table:table-row>
          <table:table-cell table:style-name="Table20.A1" office:value-type="string">
            <text:p text:style-name="P355">Key</text:p>
          </table:table-cell>
          <table:table-cell table:style-name="Table20.A1" office:value-type="string">
            <text:p text:style-name="P355">Type</text:p>
          </table:table-cell>
          <table:table-cell table:style-name="Table20.C1" office:value-type="string">
            <text:p text:style-name="P355">Description</text:p>
          </table:table-cell>
        </table:table-row>
        <table:table-row>
          <table:table-cell table:style-name="Table20.A2" office:value-type="string">
            <text:p text:style-name="P219">corner_header</text:p>
          </table:table-cell>
          <table:table-cell table:style-name="Table20.A2" office:value-type="string">
            <text:p text:style-name="P167">string</text:p>
          </table:table-cell>
          <table:table-cell table:style-name="Table20.C2" office:value-type="string">
            <text:p text:style-name="P219"><text:span text:style-name="T128">Heading</text:span> for the top left corner of the graph (where the heading column and heading row intersect). <text:s/>Can be null. Can only be not null if both show_column_headers and show_row_headers are both true.</text:p>
          </table:table-cell>
        </table:table-row>
        <table:table-row>
          <table:table-cell table:style-name="Table20.A2" office:value-type="string">
            <text:p text:style-name="P219">show_column_headers</text:p>
          </table:table-cell>
          <table:table-cell table:style-name="Table20.A2" office:value-type="string">
            <text:p text:style-name="P219">boolean</text:p>
          </table:table-cell>
          <table:table-cell table:style-name="Table20.C2" office:value-type="string">
            <text:p text:style-name="P219">If true a heading row is displayed on the top of the grid, containing the labels for each column.</text:p>
          </table:table-cell>
        </table:table-row>
        <table:table-row>
          <table:table-cell table:style-name="Table20.A2" office:value-type="string">
            <text:p text:style-name="P219">show_row_headers</text:p>
          </table:table-cell>
          <table:table-cell table:style-name="Table20.A2" office:value-type="string">
            <text:p text:style-name="P219">boolean</text:p>
          </table:table-cell>
          <table:table-cell table:style-name="Table20.C2" office:value-type="string">
            <text:p text:style-name="P219">If true a heading column is displayed on the left of the grid, containing the labels for each row.</text:p>
          </table:table-cell>
        </table:table-row>
        <table:table-row>
          <table:table-cell table:style-name="Table20.A2" office:value-type="string">
            <text:p text:style-name="P219">columns</text:p>
          </table:table-cell>
          <table:table-cell table:style-name="Table20.A2" office:value-type="string">
            <text:p text:style-name="P219">List of Column Definition objects</text:p>
          </table:table-cell>
          <table:table-cell table:style-name="Table20.C2" office:value-type="string">
            <text:p text:style-name="P219">Descriptions of the columns to be displayed in the grid, <text:span text:style-name="T82">listed in display order from left to right.</text:span></text:p>
          </table:table-cell>
        </table:table-row>
        <table:table-row>
          <table:table-cell table:style-name="Table20.A2" office:value-type="string">
            <text:p text:style-name="P219">rows</text:p>
          </table:table-cell>
          <table:table-cell table:style-name="Table20.A2" office:value-type="string">
            <text:p text:style-name="P125">List of Row Definition objects</text:p>
          </table:table-cell>
          <table:table-cell table:style-name="Table20.C2" office:value-type="string">
            <text:p text:style-name="P219">Descriptions of the rows to be displayed in the grid, <text:span text:style-name="T82">listed in display order from top to bottom</text:span>.</text:p>
          </table:table-cell>
        </table:table-row>
      </table:table>
      <text:p text:style-name="P58">A Column Definition is an object with the following key:</text:p>
      <table:table table:name="Table21" table:style-name="Table21">
        <table:table-column table:style-name="Table21.A"/>
        <table:table-column table:style-name="Table21.B"/>
        <table:table-column table:style-name="Table21.C"/>
        <table:table-row>
          <table:table-cell table:style-name="Table21.A1" office:value-type="string">
            <text:p text:style-name="P355">Key</text:p>
          </table:table-cell>
          <table:table-cell table:style-name="Table21.A1" office:value-type="string">
            <text:p text:style-name="P355">Type</text:p>
          </table:table-cell>
          <table:table-cell table:style-name="Table21.C1" office:value-type="string">
            <text:p text:style-name="P355">Description</text:p>
          </table:table-cell>
        </table:table-row>
        <table:table-row>
          <table:table-cell table:style-name="Table21.A2" office:value-type="string">
            <text:p text:style-name="P290">header</text:p>
          </table:table-cell>
          <table:table-cell table:style-name="Table21.A2" office:value-type="string">
            <text:p text:style-name="P167">string</text:p>
          </table:table-cell>
          <table:table-cell table:style-name="Table21.C2" office:value-type="string">
            <text:p text:style-name="P219">The heading for the column.</text:p>
          </table:table-cell>
        </table:table-row>
      </table:table>
      <text:p text:style-name="P11"/>
      <text:p text:style-name="P11">A Row Definition is an object with the following keys:</text:p>
      <table:table table:name="Table22" table:style-name="Table22">
        <table:table-column table:style-name="Table22.A"/>
        <table:table-column table:style-name="Table22.B"/>
        <table:table-column table:style-name="Table22.C"/>
        <table:table-row>
          <table:table-cell table:style-name="Table22.A1" office:value-type="string">
            <text:p text:style-name="P356">Key</text:p>
          </table:table-cell>
          <table:table-cell table:style-name="Table22.A1" office:value-type="string">
            <text:p text:style-name="P356">Type</text:p>
          </table:table-cell>
          <table:table-cell table:style-name="Table22.C1" office:value-type="string">
            <text:p text:style-name="P356">Description</text:p>
          </table:table-cell>
        </table:table-row>
        <table:table-row>
          <table:table-cell table:style-name="Table22.A2" office:value-type="string">
            <text:p text:style-name="P290">header</text:p>
          </table:table-cell>
          <table:table-cell table:style-name="Table22.A2" office:value-type="string">
            <text:p text:style-name="P168">string</text:p>
          </table:table-cell>
          <table:table-cell table:style-name="Table22.C2" office:value-type="string">
            <text:p text:style-name="P220">The heading for the <text:span text:style-name="T82">row.</text:span></text:p>
          </table:table-cell>
        </table:table-row>
        <table:table-row>
          <table:table-cell table:style-name="Table22.A2" office:value-type="string">
            <text:p text:style-name="P221">statistics</text:p>
          </table:table-cell>
          <table:table-cell table:style-name="Table22.A2" office:value-type="string">
            <text:p text:style-name="P221">list of Statistic Definition objects</text:p>
          </table:table-cell>
          <table:table-cell table:style-name="Table22.C2" office:value-type="string">
            <text:p text:style-name="P221">A description of the statistics to be displayed in the cells of this row. The statistics are listed in display order (left to right) and the number of statistics will match the number of columns for the grid. <text:s/>Statistics in grids should not be display list statistics.</text:p>
          </table:table-cell>
        </table:table-row>
      </table:table>
      <text:p text:style-name="P11"/>
      <text:h text:style-name="P432" text:outline-level="3">Statistic Definitions</text:h>
      <text:p text:style-name="P89"><text:span text:style-name="T23">A </text:span><text:span text:style-name="T6">Statistic Definition is an object containing the following keys:</text:span></text:p>
      <table:table table:name="Table23" table:style-name="Table23">
        <table:table-column table:style-name="Table23.A"/>
        <table:table-column table:style-name="Table23.B"/>
        <table:table-column table:style-name="Table23.C"/>
        <table:table-column table:style-name="Table23.D"/>
        <table:table-header-rows>
          <table:table-row table:style-name="Table23.1">
            <table:table-cell table:style-name="Table23.A1" office:value-type="string">
              <text:p text:style-name="P372">Key</text:p>
            </table:table-cell>
            <table:table-cell table:style-name="Table23.A1" office:value-type="string">
              <text:p text:style-name="P372">When</text:p>
            </table:table-cell>
            <table:table-cell table:style-name="Table23.A1" office:value-type="string">
              <text:p text:style-name="P372">Type</text:p>
            </table:table-cell>
            <table:table-cell table:style-name="Table23.D1" office:value-type="string">
              <text:p text:style-name="P372">Description</text:p>
            </table:table-cell>
          </table:table-row>
        </table:table-header-rows>
        <table:table-row table:style-name="Table23.1">
          <table:table-cell table:style-name="Table23.A2" office:value-type="string">
            <text:p text:style-name="P290">label</text:p>
          </table:table-cell>
          <table:table-cell table:style-name="Table23.A2" office:value-type="string">
            <text:p text:style-name="P222">Always</text:p>
          </table:table-cell>
          <table:table-cell table:style-name="Table23.A2" office:value-type="string">
            <text:p text:style-name="P222">string</text:p>
          </table:table-cell>
          <table:table-cell table:style-name="Table23.D2" office:value-type="string">
            <text:p text:style-name="P224"><text:span text:style-name="T8">A short “slug” label for </text:span><text:span text:style-name="T19">the </text:span><text:span text:style-name="T54">statistic</text:span><text:span text:style-name="T8">, for use in </text:span><text:span text:style-name="T24">the widget data API.</text:span></text:p>
          </table:table-cell>
        </table:table-row>
        <table:table-row table:style-name="Table23.1">
          <table:table-cell table:style-name="Table23.A2" office:value-type="string">
            <text:p text:style-name="P222">type</text:p>
          </table:table-cell>
          <table:table-cell table:style-name="Table23.A2" office:value-type="string">
            <text:p text:style-name="P222">Always</text:p>
          </table:table-cell>
          <table:table-cell table:style-name="Table23.A2" office:value-type="string">
            <text:p text:style-name="P222">string</text:p>
          </table:table-cell>
          <table:table-cell table:style-name="Table23.D2" office:value-type="string">
            <text:p text:style-name="P222">The type of statistic. <text:s/>Allowed values are listed below.</text:p>
          </table:table-cell>
        </table:table-row>
        <table:table-row table:style-name="Table23.1">
          <table:table-cell table:style-name="Table23.A2" office:value-type="string">
            <text:p text:style-name="P229">name</text:p>
          </table:table-cell>
          <table:table-cell table:style-name="Table23.A2" office:value-type="string">
            <text:p text:style-name="P229">For all tile types except “grid”.</text:p>
          </table:table-cell>
          <table:table-cell table:style-name="Table23.A2" office:value-type="string">
            <text:p text:style-name="P229">string</text:p>
          </table:table-cell>
          <table:table-cell table:style-name="Table23.D2" office:value-type="string">
            <text:p text:style-name="P229">The name of the statistic. Usually for display (see below). May be blank if the statistic is to be unlabeled or <text:span text:style-name="T145">display_name </text:span>is false.</text:p>
          </table:table-cell>
        </table:table-row>
        <table:table-row table:style-name="Table23.1">
          <table:table-cell table:style-name="Table23.A2" office:value-type="string">
            <text:p text:style-name="P298">display_name</text:p>
          </table:table-cell>
          <table:table-cell table:style-name="Table23.A2" office:value-type="string">
            <text:p text:style-name="P229">For all tile types except “grid”.</text:p>
          </table:table-cell>
          <table:table-cell table:style-name="Table23.A2" office:value-type="string">
            <text:p text:style-name="P229">boolean</text:p>
          </table:table-cell>
          <table:table-cell table:style-name="Table23.D2" office:value-type="string">
            <text:p text:style-name="P229">If true, the name above is the display label for the statistic. <text:s/>If false, the statistic will be supplied with a dynamic display label in the widget data API</text:p>
          </table:table-cell>
        </table:table-row>
        <table:table-row table:style-name="Table23.1">
          <table:table-cell table:style-name="Table23.A2" office:value-type="string">
            <text:p text:style-name="P229">precision</text:p>
          </table:table-cell>
          <table:table-cell table:style-name="Table23.A2" office:value-type="string">
            <text:p text:style-name="P229">For statistics of type “numeric” and “numeric_kv_list”.</text:p>
          </table:table-cell>
          <table:table-cell table:style-name="Table23.A2" office:value-type="string">
            <text:p text:style-name="P229">Integer</text:p>
          </table:table-cell>
          <table:table-cell table:style-name="Table23.D2" office:value-type="string">
            <text:p text:style-name="P229">The number of decimal places the data for the statistic will have. <text:s/>E.g. 0 means an integer. <text:s/>1 means 0.1 or 124.5. <text:s/>2 means 13.44, etc.</text:p>
          </table:table-cell>
        </table:table-row>
        <table:table-row table:style-name="Table23.1">
          <table:table-cell table:style-name="Table23.A2" office:value-type="string">
            <text:p text:style-name="P229">unit</text:p>
          </table:table-cell>
          <table:table-cell table:style-name="Table23.A2" office:value-type="string">
            <text:p text:style-name="P229">For statistics of type “numeric” and “numeric_kv_list”.</text:p>
          </table:table-cell>
          <table:table-cell table:style-name="Table23.A2" office:value-type="string">
            <text:p text:style-name="P229">Object (Unit Definition)</text:p>
          </table:table-cell>
          <table:table-cell table:style-name="Table23.D2" office:value-type="string">
            <text:p text:style-name="P229">How the number is to be displayed.</text:p>
          </table:table-cell>
        </table:table-row>
        <table:table-row table:style-name="Table23.1">
          <table:table-cell table:style-name="Table23.A2" office:value-type="string">
            <text:p text:style-name="P232">traffic_light_scale</text:p>
          </table:table-cell>
          <table:table-cell table:style-name="Table23.A2" office:value-type="string">
            <text:p text:style-name="P232">Always</text:p>
          </table:table-cell>
          <table:table-cell table:style-name="Table23.A2" office:value-type="string">
            <text:p text:style-name="P232">Object (Traffic Light Definition)</text:p>
          </table:table-cell>
          <table:table-cell table:style-name="Table23.D2" office:value-type="string">
            <text:p text:style-name="P232">The traffic light scale (colour coding) to use for the statistic. <text:s/>Null if no traffic light scale applies for the statistic.</text:p>
          </table:table-cell>
        </table:table-row>
        <table:table-row table:style-name="Table23.1">
          <table:table-cell table:style-name="Table23.A2" office:value-type="string">
            <text:p text:style-name="P232">trend</text:p>
          </table:table-cell>
          <table:table-cell table:style-name="Table23.A2" office:value-type="string">
            <text:p text:style-name="P232">For statistic types except “string_list” and “long_string_list”.</text:p>
          </table:table-cell>
          <table:table-cell table:style-name="Table23.A2" office:value-type="string">
            <text:p text:style-name="P232">boolean</text:p>
          </table:table-cell>
          <table:table-cell table:style-name="Table23.D2" office:value-type="string">
            <text:p text:style-name="P232">If true, an up/down/steady trend arrow is to be displayed with the statistic.</text:p>
          </table:table-cell>
        </table:table-row>
        <table:table-row table:style-name="Table23.1">
          <table:table-cell table:style-name="Table23.A2" office:value-type="string">
            <text:p text:style-name="P232">icon_<text:span text:style-name="T84">l</text:span>ibrary</text:p>
          </table:table-cell>
          <table:table-cell table:style-name="Table23.A2" office:value-type="string">
            <text:p text:style-name="P232">For statistic types except “string_list” and “long_string_list”.</text:p>
          </table:table-cell>
          <table:table-cell table:style-name="Table23.A2" office:value-type="string">
            <text:p text:style-name="P232">string</text:p>
          </table:table-cell>
          <table:table-cell table:style-name="Table23.D2" office:value-type="string">
            <text:p text:style-name="P232">If not null, the <text:span text:style-name="T84">library name of an icon library. <text:s/>The icon library is described by the Get Icon Libraries API call.</text:span></text:p>
          </table:table-cell>
        </table:table-row>
        <text:soft-page-break/>
        <table:table-row table:style-name="Table23.1">
          <table:table-cell table:style-name="Table23.A2" office:value-type="string">
            <text:p text:style-name="P235">rotates</text:p>
          </table:table-cell>
          <table:table-cell table:style-name="Table23.A2" office:value-type="string">
            <text:p text:style-name="P235">Only displayed if true.</text:p>
          </table:table-cell>
          <table:table-cell table:style-name="Table23.A2" office:value-type="string">
            <text:p text:style-name="P235">boolean</text:p>
          </table:table-cell>
          <table:table-cell table:style-name="Table23.D2" office:value-type="string">
            <text:p text:style-name="P236">For display list statistics, “rotates”=true means that only as many list items as can be displayed at once will be displayed, but the items displayed will be gradually rotated through the full set of list items supplied.</text:p>
            <text:p text:style-name="P236"/>
            <text:p text:style-name="P236">For non-display-list statistics, “rotates”=true means that a list of data items will be supplied, but only one will be displayed at a time. <text:s/>The displayed item gradually rotates through the full set supplied.</text:p>
          </table:table-cell>
        </table:table-row>
        <table:table-row table:style-name="Table23.1">
          <table:table-cell table:style-name="Table23.A2" office:value-type="string">
            <text:p text:style-name="P235">hyperlinkable</text:p>
          </table:table-cell>
          <table:table-cell table:style-name="Table23.A2" office:value-type="string">
            <text:p text:style-name="P235">For d<text:span text:style-name="T93">isplay list statistics, and statistics with rotates=true</text:span></text:p>
          </table:table-cell>
          <table:table-cell table:style-name="Table23.A2" office:value-type="string">
            <text:p text:style-name="P235">boolean</text:p>
          </table:table-cell>
          <table:table-cell table:style-name="Table23.D2" office:value-type="string">
            <text:p text:style-name="P236">If true, an external URL can be optionally supplied for each list item.</text:p>
          </table:table-cell>
        </table:table-row>
        <table:table-row table:style-name="Table23.1">
          <table:table-cell table:style-name="Table23.A2" office:value-type="string">
            <text:p text:style-name="P246">numbered_list</text:p>
          </table:table-cell>
          <table:table-cell table:style-name="Table23.A2" office:value-type="string">
            <text:p text:style-name="P246">For display list statistics.</text:p>
          </table:table-cell>
          <table:table-cell table:style-name="Table23.A2" office:value-type="string">
            <text:p text:style-name="P246">Boolean</text:p>
          </table:table-cell>
          <table:table-cell table:style-name="Table23.D2" office:value-type="string">
            <text:p text:style-name="P246">If true, list items should be displayed numbered. </text:p>
          </table:table-cell>
        </table:table-row>
        <table:table-row table:style-name="Table23.1">
          <table:table-cell table:style-name="Table23.A2" office:value-type="string">
            <text:p text:style-name="P222">footer</text:p>
          </table:table-cell>
          <table:table-cell table:style-name="Table23.A2" office:value-type="string">
            <text:p text:style-name="P222">Always</text:p>
          </table:table-cell>
          <table:table-cell table:style-name="Table23.A2" office:value-type="string">
            <text:p text:style-name="P222">boolean</text:p>
          </table:table-cell>
          <table:table-cell table:style-name="Table23.D2" office:value-type="string">
            <text:p text:style-name="P222">If true, the statistic is to be displayed as a “footer” across the bottom of the tile. Cannot be true for display list statistics, and can only be true for at most one statistic per tile.</text:p>
          </table:table-cell>
        </table:table-row>
      </table:table>
      <text:p text:style-name="P90"><text:span text:style-name="T6">Allowed statistic types are </text:span><text:span text:style-name="T25">listed below, showing which statistic types constitute “display list statistics”:</text:span></text:p>
      <table:table table:name="Table24" table:style-name="Table24">
        <table:table-column table:style-name="Table24.A"/>
        <table:table-column table:style-name="Table24.B"/>
        <table:table-header-rows>
          <table:table-row table:style-name="Table24.1">
            <table:table-cell table:style-name="Table24.A1" office:value-type="string">
              <text:p text:style-name="P349">Statistic Type</text:p>
            </table:table-cell>
            <table:table-cell table:style-name="Table24.B1" office:value-type="string">
              <text:p text:style-name="P349">Description</text:p>
            </table:table-cell>
          </table:table-row>
        </table:table-header-rows>
        <table:table-row table:style-name="Table24.1">
          <table:table-cell table:style-name="Table24.A2" table:number-columns-spanned="2" office:value-type="string">
            <text:p text:style-name="P226">Not display list statistics</text:p>
          </table:table-cell>
          <table:covered-table-cell/>
        </table:table-row>
        <table:table-row table:style-name="Table24.1">
          <table:table-cell table:style-name="Table24.A3" office:value-type="string">
            <text:p text:style-name="P144"><text:span text:style-name="T69">s</text:span>tring</text:p>
          </table:table-cell>
          <table:table-cell table:style-name="Table24.A2" office:value-type="string">
            <text:p text:style-name="P144">A <text:span text:style-name="T120">(short)</text:span> string value.</text:p>
          </table:table-cell>
        </table:table-row>
        <table:table-row table:style-name="Table24.1">
          <table:table-cell table:style-name="Table24.A3" office:value-type="string">
            <text:p text:style-name="P222">long_string</text:p>
          </table:table-cell>
          <table:table-cell table:style-name="Table24.A2" office:value-type="string">
            <text:p text:style-name="P222">A long string value</text:p>
          </table:table-cell>
        </table:table-row>
        <table:table-row table:style-name="Table24.1">
          <table:table-cell table:style-name="Table24.A3" office:value-type="string">
            <text:p text:style-name="P144"><text:span text:style-name="T69">n</text:span>umeric</text:p>
          </table:table-cell>
          <table:table-cell table:style-name="Table24.A2" office:value-type="string">
            <text:p text:style-name="P144">A number. <text:s text:c="2"/></text:p>
          </table:table-cell>
        </table:table-row>
        <table:table-row table:style-name="Table24.1">
          <table:table-cell table:style-name="Table24.A3" office:value-type="string">
            <text:p text:style-name="P153">am_pm</text:p>
          </table:table-cell>
          <table:table-cell table:style-name="Table24.A2" office:value-type="string">
            <text:p text:style-name="P153">An am-pm indicator.</text:p>
          </table:table-cell>
        </table:table-row>
        <table:table-row table:style-name="Table24.1">
          <table:table-cell table:style-name="Table24.A3" office:value-type="string">
            <text:p text:style-name="P311">null</text:p>
          </table:table-cell>
          <table:table-cell table:style-name="Table24.A2" office:value-type="string">
            <text:p text:style-name="P311">No base data: useful for eye-candy (e.g. an icon or a traffic light code) with no associated data.</text:p>
          </table:table-cell>
        </table:table-row>
        <table:table-row table:style-name="Table24.1">
          <table:table-cell table:style-name="Table24.A2" table:number-columns-spanned="2" office:value-type="string">
            <text:p text:style-name="P226">Display list statistics</text:p>
          </table:table-cell>
          <table:covered-table-cell/>
        </table:table-row>
        <table:table-row table:style-name="Table24.1">
          <table:table-cell table:style-name="Table24.A3" office:value-type="string">
            <text:p text:style-name="P144"><text:span text:style-name="T69">s</text:span>tring_<text:span text:style-name="T69">kv_l</text:span>ist</text:p>
          </table:table-cell>
          <table:table-cell table:style-name="Table24.A2" office:value-type="string">
            <text:p text:style-name="P144">A list of key value pairs where the key and value are both strings.</text:p>
          </table:table-cell>
        </table:table-row>
        <table:table-row table:style-name="Table24.1">
          <table:table-cell table:style-name="Table24.A3" office:value-type="string">
            <text:p text:style-name="P144"><text:span text:style-name="T69">n</text:span>umeric_<text:span text:style-name="T69">kv_l</text:span>ist</text:p>
          </table:table-cell>
          <table:table-cell table:style-name="Table24.A2" office:value-type="string">
            <text:p text:style-name="P144">A list of key value pairs where the key is a string and the value is numeric. Statistics of this type should also define a unit and a precision, which apply to all values in the list.</text:p>
          </table:table-cell>
        </table:table-row>
        <table:table-row table:style-name="Table24.1">
          <table:table-cell table:style-name="Table24.A3" office:value-type="string">
            <text:p text:style-name="P144"><text:span text:style-name="T69">s</text:span>tring_<text:span text:style-name="T69">l</text:span>ist</text:p>
          </table:table-cell>
          <table:table-cell table:style-name="Table24.A2" office:value-type="string">
            <text:p text:style-name="P144">A list of strings.</text:p>
          </table:table-cell>
        </table:table-row>
        <table:table-row table:style-name="Table24.1">
          <table:table-cell table:style-name="Table24.A3" office:value-type="string">
            <text:p text:style-name="P225">long_string_list</text:p>
          </table:table-cell>
          <table:table-cell table:style-name="Table24.A2" office:value-type="string">
            <text:p text:style-name="P225">A list of long strings</text:p>
          </table:table-cell>
        </table:table-row>
        <text:soft-page-break/>
        <table:table-row table:style-name="Table24.1">
          <table:table-cell table:style-name="Table24.A3" office:value-type="string">
            <text:p text:style-name="P154">event_list</text:p>
          </table:table-cell>
          <table:table-cell table:style-name="Table24.A2" office:value-type="string">
            <text:p text:style-name="P154">A list of key value pairs where the key is a date an the value is a string. <text:span text:style-name="T71">Can only appear in a calendar type tile.</text:span></text:p>
          </table:table-cell>
        </table:table-row>
        <table:table-row table:style-name="Table24.1">
          <table:table-cell table:style-name="Table24.A3" office:value-type="string">
            <text:p text:style-name="P257">hierarchical_event_list</text:p>
          </table:table-cell>
          <table:table-cell table:style-name="Table24.A2" office:value-type="string">
            <text:p text:style-name="P154">A list of key value pairs where the key <text:span text:style-name="T102">consists of </text:span>a date<text:span text:style-name="T102">time and a “level” (i.e. second, minute, hour,day, month,quarter,year); and</text:span> the value is a string. <text:span text:style-name="T71">Can only appear in a time_line type tile. <text:s/>The datetime value of each list item is rounded to the associated level.</text:span></text:p>
          </table:table-cell>
        </table:table-row>
      </table:table>
      <text:h text:style-name="P413" text:outline-level="4">Unit Definitions</text:h>
      <text:p text:style-name="P67">A Unit Definition is an object that may contain the following keys:</text:p>
      <table:table table:name="Table25" table:style-name="Table25">
        <table:table-column table:style-name="Table25.A"/>
        <table:table-column table:style-name="Table25.B"/>
        <table:table-column table:style-name="Table25.C"/>
        <table:table-row>
          <table:table-cell table:style-name="Table25.A1" office:value-type="string">
            <text:p text:style-name="P357">Key</text:p>
          </table:table-cell>
          <table:table-cell table:style-name="Table25.A1" office:value-type="string">
            <text:p text:style-name="P357">Type</text:p>
          </table:table-cell>
          <table:table-cell table:style-name="Table25.C1" office:value-type="string">
            <text:p text:style-name="P357">Description</text:p>
          </table:table-cell>
        </table:table-row>
        <table:table-row>
          <table:table-cell table:style-name="Table25.A2" office:value-type="string">
            <text:p text:style-name="P229">prefix</text:p>
          </table:table-cell>
          <table:table-cell table:style-name="Table25.A2" office:value-type="string">
            <text:p text:style-name="P169">string</text:p>
          </table:table-cell>
          <table:table-cell table:style-name="Table25.C2" office:value-type="string">
            <text:p text:style-name="P229">Text to be displayed BEFORE the numeric value, e.g. “$” in “$34.55”. <text:s/>Only present if there is a prefix.</text:p>
          </table:table-cell>
        </table:table-row>
        <table:table-row>
          <table:table-cell table:style-name="Table25.A2" office:value-type="string">
            <text:p text:style-name="P229">suffix</text:p>
          </table:table-cell>
          <table:table-cell table:style-name="Table25.A2" office:value-type="string">
            <text:p text:style-name="P229">string</text:p>
          </table:table-cell>
          <table:table-cell table:style-name="Table25.C2" office:value-type="string">
            <text:p text:style-name="P229">Text to be displayed AFTER the numeric value, e.g. “%” in “4.5%”. <text:s/>Only present if there is a suffix</text:p>
          </table:table-cell>
        </table:table-row>
        <table:table-row>
          <table:table-cell table:style-name="Table25.A2" office:value-type="string">
            <text:p text:style-name="P229">underfix</text:p>
          </table:table-cell>
          <table:table-cell table:style-name="Table25.A2" office:value-type="string">
            <text:p text:style-name="P229">string</text:p>
          </table:table-cell>
          <table:table-cell table:style-name="Table25.C2" office:value-type="string">
            <text:p text:style-name="P229">Text to be displayed UNDER the numeric value. Only present if there is an underfix.</text:p>
          </table:table-cell>
        </table:table-row>
        <table:table-row>
          <table:table-cell table:style-name="Table25.A2" office:value-type="string">
            <text:p text:style-name="P229">signed</text:p>
          </table:table-cell>
          <table:table-cell table:style-name="Table25.A2" office:value-type="string">
            <text:p text:style-name="P229">boolean</text:p>
          </table:table-cell>
          <table:table-cell table:style-name="Table25.C2" office:value-type="string">
            <text:p text:style-name="P229">Only present if true. <text:s/>If true, a “+” sign is displayed when the value of the statistic data is positive. <text:s/>The “+” sign appears before any prefix. <text:s/></text:p>
            <text:p text:style-name="P229"/>
            <text:p text:style-name="P229">Note that a “-” sign is always displayed if the value of the statistic data is negative – the value of “signed” key in the unit does not effect this.</text:p>
          </table:table-cell>
        </table:table-row>
        <table:table-row>
          <table:table-cell table:style-name="Table25.A2" office:value-type="string">
            <text:p text:style-name="P264">si_prefix_rounding</text:p>
          </table:table-cell>
          <table:table-cell table:style-name="Table25.A2" office:value-type="string">
            <text:p text:style-name="P264">integer</text:p>
          </table:table-cell>
          <table:table-cell table:style-name="Table25.C2" office:value-type="string">
            <text:p text:style-name="P265">Only present if non-zero. If specified, the number supplied by the API (with precision as specified) should be rounded by the front-end to the indicated number of significant digits, and an SI unit prefix will be displayed between the number and any defined unit suffix. <text:line-break/><text:line-break/>Eg 1. Precision=0, si_prefix_<text:span text:style-name="T108">rounding=2<text:line-break/>1→ 1, <text:s text:c="3"/>234 → 230, <text:s text:c="2"/>5328 <text:s/>→ 5.3k, <text:s text:c="2"/>45236457 <text:s/>→ 45M<text:line-break/><text:line-break/>Eg 2. Precision=2, si_prefix_rounding=4</text:span></text:p>
            <text:p text:style-name="P266">0.03 → 30m, 12.34→12.34, 234.77→234.8, 2345156.43→23.45M</text:p>
          </table:table-cell>
        </table:table-row>
      </table:table>
      <text:p text:style-name="P9">Note that all keys in a Unit Definition are optional. <text:s/>An empty object is a valid Unit Definition.</text:p>
      <text:h text:style-name="P416" text:outline-level="4">Traffic Light Definitions</text:h>
      <text:p text:style-name="P5">A Traffic Light Definition is an object with the following keys:</text:p>
      <table:table table:name="Table26" table:style-name="Table26">
        <table:table-column table:style-name="Table26.A"/>
        <table:table-column table:style-name="Table26.B"/>
        <table:table-column table:style-name="Table26.C"/>
        <table:table-row>
          <table:table-cell table:style-name="Table26.A1" office:value-type="string">
            <text:p text:style-name="P358">Key</text:p>
          </table:table-cell>
          <table:table-cell table:style-name="Table26.A1" office:value-type="string">
            <text:p text:style-name="P358">Type</text:p>
          </table:table-cell>
          <table:table-cell table:style-name="Table26.C1" office:value-type="string">
            <text:p text:style-name="P358">Description</text:p>
          </table:table-cell>
        </table:table-row>
        <table:table-row>
          <table:table-cell table:style-name="Table26.A2" office:value-type="string">
            <text:p text:style-name="P232">scale</text:p>
          </table:table-cell>
          <table:table-cell table:style-name="Table26.A2" office:value-type="string">
            <text:p text:style-name="P170">string</text:p>
          </table:table-cell>
          <table:table-cell table:style-name="Table26.C2" office:value-type="string">
            <text:p text:style-name="P230">T<text:span text:style-name="T83">he name of the traffic light scale.</text:span></text:p>
          </table:table-cell>
        </table:table-row>
        <table:table-row>
          <table:table-cell table:style-name="Table26.A2" office:value-type="string">
            <text:p text:style-name="P232">codes</text:p>
          </table:table-cell>
          <table:table-cell table:style-name="Table26.A2" office:value-type="string">
            <text:p text:style-name="P232">List of Traffic Light Code Definition objects</text:p>
          </table:table-cell>
          <table:table-cell table:style-name="Table26.C2" office:value-type="string">
            <text:p text:style-name="P126">List of the possible colour codes within the scale, listed in order from “best” to “worst”. <text:s/>(This order is significant for urgency_list tiles.)</text:p>
          </table:table-cell>
        </table:table-row>
      </table:table>
      <text:p text:style-name="P5">A Traffic Light Code Definition is an object with the following keys:</text:p>
      <table:table table:name="Table27" table:style-name="Table27">
        <table:table-column table:style-name="Table27.A"/>
        <table:table-column table:style-name="Table27.B"/>
        <table:table-column table:style-name="Table27.C"/>
        <table:table-row>
          <table:table-cell table:style-name="Table27.A1" office:value-type="string">
            <text:p text:style-name="P358">Key</text:p>
          </table:table-cell>
          <table:table-cell table:style-name="Table27.A1" office:value-type="string">
            <text:p text:style-name="P358">Type</text:p>
          </table:table-cell>
          <table:table-cell table:style-name="Table27.C1" office:value-type="string">
            <text:p text:style-name="P358">Description</text:p>
          </table:table-cell>
        </table:table-row>
        <table:table-row>
          <table:table-cell table:style-name="Table27.A2" office:value-type="string">
            <text:p text:style-name="P232">colour</text:p>
          </table:table-cell>
          <table:table-cell table:style-name="Table27.A2" office:value-type="string">
            <text:p text:style-name="P170">string</text:p>
          </table:table-cell>
          <table:table-cell table:style-name="Table27.C2" office:value-type="string">
            <text:p text:style-name="P217">Non-binding colour hint for the <text:span text:style-name="T83">traffic light code.</text:span></text:p>
          </table:table-cell>
        </table:table-row>
        <table:table-row>
          <table:table-cell table:style-name="Table27.A2" office:value-type="string">
            <text:p text:style-name="P232">value</text:p>
          </table:table-cell>
          <table:table-cell table:style-name="Table27.A2" office:value-type="string">
            <text:p text:style-name="P232">string</text:p>
          </table:table-cell>
          <table:table-cell table:style-name="Table27.C2" office:value-type="string">
            <text:p text:style-name="P126">A short “slug” value used to identify the traffic light code in the widget data API.</text:p>
          </table:table-cell>
        </table:table-row>
      </table:table>
      <text:p text:style-name="P4"/>
      <text:p text:style-name="P54">RESPONSE example:</text:p>
      <text:p text:style-name="P139">{</text:p>
      <text:p text:style-name="P139"><text:s text:c="4"/>"show_children": false, </text:p>
      <text:p text:style-name="P139"><text:s text:c="4"/>"properties": {</text:p>
      <text:p text:style-name="P139"><text:s text:c="8"/>"theme": "All", </text:p>
      <text:p text:style-name="P139"><text:s text:c="8"/>"frequency": "Current", </text:p>
      <text:p text:style-name="P139"><text:s text:c="8"/>"location": "Sydney"</text:p>
      <text:p text:style-name="P139"><text:s text:c="4"/>}, </text:p>
      <text:p text:style-name="P139"><text:s text:c="4"/>"crumbs": [</text:p>
      <text:p text:style-name="P139"><text:s text:c="8"/>{</text:p>
      <text:p text:style-name="P139"><text:s text:c="12"/>"name": "All", </text:p>
      <text:p text:style-name="P139"><text:s text:c="12"/>"label": "tall_migration"</text:p>
      <text:p text:style-name="P139"><text:s text:c="8"/>}, </text:p>
      <text:p text:style-name="P139"><text:s text:c="8"/>{</text:p>
      <text:p text:style-name="P139"><text:s text:c="12"/>"name": "Current", </text:p>
      <text:p text:style-name="P139"><text:s text:c="12"/>"label": "tall_frt_migration"</text:p>
      <text:p text:style-name="P139"><text:s text:c="8"/>}, </text:p>
      <text:p text:style-name="P139"><text:s text:c="8"/>{</text:p>
      <text:p text:style-name="P139"><text:s text:c="12"/>"name": "Sydney", </text:p>
      <text:p text:style-name="P139"><text:s text:c="12"/>"label": "tall_frt_lsyd_migration"</text:p>
      <text:p text:style-name="P139"><text:s text:c="8"/>}</text:p>
      <text:p text:style-name="P139"><text:s text:c="4"/>], </text:p>
      <text:p text:style-name="P139"><text:s text:c="4"/>"widgets": [</text:p>
      <text:p text:style-name="P139"><text:s text:c="8"/>{</text:p>
      <text:p text:style-name="P139"><text:s text:c="12"/>"subtitle": null, </text:p>
      <text:p text:style-name="P139"><text:s text:c="12"/>"subcategory": "Baseline", </text:p>
      <text:p text:style-name="P139"><text:s text:c="12"/>"source_url": "http://www.abc.net.au/news/nsw", </text:p>
      <text:p text:style-name="P139"><text:s text:c="12"/>"actual_frequency": "Real time", </text:p>
      <text:p text:style-name="P139"><text:s text:c="12"/>"category": "General", </text:p>
      <text:p text:style-name="P139"><text:s text:c="12"/>"about": "&lt;p&gt;News Headlines from ABC news RSS feed for New South Wales.&lt;/p&gt;", </text:p>
      <text:p text:style-name="P139"><text:s text:c="12"/>"category_aspect": 1, </text:p>
      <text:p text:style-name="P139"><text:s text:c="12"/>"name": "News Headlines", </text:p>
      <text:p text:style-name="P139"><text:s text:c="12"/>"refresh_rate": 320, </text:p>
      <text:p text:style-name="P139"><text:s text:c="12"/>"label": "news", </text:p>
      <text:p text:style-name="P139"><text:s text:c="12"/>"source_url_text": "ABC News", </text:p>
      <text:p text:style-name="P139"><text:s text:c="12"/>"display": {</text:p>
      <text:p text:style-name="P139"><text:s text:c="16"/>"tiles": [</text:p>
      <text:p text:style-name="P139"><text:s text:c="20"/>{</text:p>
      <text:p text:style-name="P139"><text:s text:c="24"/>"statistics": [</text:p>
      <text:p text:style-name="P139"><text:s text:c="28"/>{</text:p>
      <text:p text:style-name="P139"><text:s text:c="32"/>"display_name": true, </text:p>
      <text:p text:style-name="P139"><text:s text:c="32"/>"name": "", </text:p>
      <text:p text:style-name="P139"><text:s text:c="32"/>"numbered_list": false, </text:p>
      <text:p text:style-name="P139"><text:soft-page-break/><text:s text:c="32"/>"hyperlinkable": true, </text:p>
      <text:p text:style-name="P139"><text:s text:c="32"/>"footer": false, </text:p>
      <text:p text:style-name="P139"><text:s text:c="32"/>"label": "headlines", </text:p>
      <text:p text:style-name="P139"><text:s text:c="32"/>"type": "string_list"</text:p>
      <text:p text:style-name="P139"><text:s text:c="28"/>}</text:p>
      <text:p text:style-name="P139"><text:s text:c="24"/>], </text:p>
      <text:p text:style-name="P139"><text:s text:c="24"/>"type": "news_ticker", </text:p>
      <text:p text:style-name="P139"><text:s text:c="24"/>"aspect": 1, </text:p>
      <text:p text:style-name="P139"><text:s text:c="24"/>"expansion": false</text:p>
      <text:p text:style-name="P139"><text:s text:c="20"/>}</text:p>
      <text:p text:style-name="P139"><text:s text:c="16"/>], </text:p>
      <text:p text:style-name="P139"><text:s text:c="16"/>"deexpansion_hint": "Show less", </text:p>
      <text:p text:style-name="P139"><text:s text:c="16"/>"expansion_hint": "Show more"</text:p>
      <text:p text:style-name="P139"><text:s text:c="12"/>}</text:p>
      <text:p text:style-name="P139"><text:s text:c="8"/>}, </text:p>
      <text:p text:style-name="P139"><text:s text:c="8"/>{</text:p>
      <text:p text:style-name="P139"><text:s text:c="12"/>"subtitle": null, </text:p>
      <text:p text:style-name="P139"><text:s text:c="12"/>"subcategory": "Baseline", </text:p>
      <text:p text:style-name="P139"><text:s text:c="12"/>"source_url": "http://www.bom.gov.au/", </text:p>
      <text:p text:style-name="P139"><text:s text:c="12"/>"actual_frequency": "Real time", </text:p>
      <text:p text:style-name="P139"><text:s text:c="12"/>"category": "General", </text:p>
      <text:p text:style-name="P139"><text:s text:c="12"/>"about": "&lt;p&gt;All weather observations and forecast data are for the Sydney Observatory weather station and are sourced directly from the Bureau of Meteorology open data API.&lt;/p&gt;\r\n&lt;p&gt;The seasonal average trend is obtained by comparing the current temperature to the long term (e.g. over all years since records begain) average temperature for the month.&lt;/p&gt;", </text:p>
      <text:p text:style-name="P139"><text:s text:c="12"/>"category_aspect": 1, </text:p>
      <text:p text:style-name="P139"><text:s text:c="12"/>"name": "Weather", </text:p>
      <text:p text:style-name="P139"><text:s text:c="12"/>"refresh_rate": 300, </text:p>
      <text:p text:style-name="P139"><text:s text:c="12"/>"label": "weather", </text:p>
      <text:p text:style-name="P139"><text:s text:c="12"/>"source_url_text": "Bureau of Meterology website", </text:p>
      <text:p text:style-name="P139"><text:s text:c="12"/>"display": {</text:p>
      <text:p text:style-name="P139"><text:s text:c="16"/>"tiles": [</text:p>
      <text:p text:style-name="P139"><text:s text:c="20"/>{</text:p>
      <text:p text:style-name="P139"><text:s text:c="24"/>"statistics": [</text:p>
      <text:p text:style-name="P139"><text:s text:c="28"/>{</text:p>
      <text:p text:style-name="P139"><text:s text:c="32"/>"icon_library": null, </text:p>
      <text:p text:style-name="P139"><text:s text:c="32"/>"display_name": true, </text:p>
      <text:p text:style-name="P139"><text:s text:c="32"/>"name": "Now", </text:p>
      <text:p text:style-name="P139"><text:s text:c="32"/>"footer": false, </text:p>
      <text:p text:style-name="P139"><text:s text:c="32"/>"trend": false, </text:p>
      <text:p text:style-name="P139"><text:s text:c="32"/>"precision": 1, </text:p>
      <text:p text:style-name="P139"><text:s text:c="32"/>"label": "current_temp", </text:p>
      <text:p text:style-name="P139"><text:s text:c="32"/>"type": "numeric", </text:p>
      <text:p text:style-name="P139"><text:s text:c="32"/>"unit": {</text:p>
      <text:p text:style-name="P139"><text:s text:c="36"/>"suffix": "\u00b0C"</text:p>
      <text:p text:style-name="P139"><text:s text:c="32"/>}</text:p>
      <text:p text:style-name="P139"><text:s text:c="28"/>}, </text:p>
      <text:p text:style-name="P139"><text:s text:c="28"/>{</text:p>
      <text:p text:style-name="P139"><text:s text:c="32"/>"icon_library": null, </text:p>
      <text:p text:style-name="P139"><text:s text:c="32"/>"display_name": true, </text:p>
      <text:p text:style-name="P139"><text:s text:c="32"/>"name": "Seasonal average", </text:p>
      <text:p text:style-name="P139"><text:s text:c="32"/>"footer": false, </text:p>
      <text:p text:style-name="P139"><text:s text:c="32"/>"trend": true, </text:p>
      <text:p text:style-name="P139"><text:s text:c="32"/>"precision": 1, </text:p>
      <text:p text:style-name="P139"><text:s text:c="32"/>"label": "seasonal_average", </text:p>
      <text:p text:style-name="P139"><text:s text:c="32"/>"type": "numeric", </text:p>
      <text:p text:style-name="P139"><text:s text:c="32"/>"unit": {</text:p>
      <text:p text:style-name="P139"><text:s text:c="36"/>"suffix": "\u00b0C", </text:p>
      <text:p text:style-name="P139"><text:s text:c="36"/>"signed": true</text:p>
      <text:p text:style-name="P139"><text:s text:c="32"/>}</text:p>
      <text:p text:style-name="P139"><text:s text:c="28"/>}, </text:p>
      <text:p text:style-name="P139"><text:s text:c="28"/>{</text:p>
      <text:p text:style-name="P139"><text:s text:c="32"/>"icon_library": "weather_icon_scale", </text:p>
      <text:p text:style-name="P139"><text:soft-page-break/><text:s text:c="32"/>"display_name": true, </text:p>
      <text:p text:style-name="P139"><text:s text:c="32"/>"name": "Today", </text:p>
      <text:p text:style-name="P139"><text:s text:c="32"/>"footer": false, </text:p>
      <text:p text:style-name="P139"><text:s text:c="32"/>"trend": false, </text:p>
      <text:p text:style-name="P139"><text:s text:c="32"/>"label": "today_short_forecast", </text:p>
      <text:p text:style-name="P139"><text:s text:c="32"/>"type": "string"</text:p>
      <text:p text:style-name="P139"><text:s text:c="28"/>}, </text:p>
      <text:p text:style-name="P139"><text:s text:c="28"/>{</text:p>
      <text:p text:style-name="P139"><text:s text:c="32"/>"icon_library": null, </text:p>
      <text:p text:style-name="P139"><text:s text:c="32"/>"display_name": true, </text:p>
      <text:p text:style-name="P139"><text:s text:c="32"/>"name": "Max", </text:p>
      <text:p text:style-name="P139"><text:s text:c="32"/>"footer": false, </text:p>
      <text:p text:style-name="P139"><text:s text:c="32"/>"trend": false, </text:p>
      <text:p text:style-name="P139"><text:s text:c="32"/>"precision": 0, </text:p>
      <text:p text:style-name="P139"><text:s text:c="32"/>"label": "today_max", </text:p>
      <text:p text:style-name="P139"><text:s text:c="32"/>"type": "numeric", </text:p>
      <text:p text:style-name="P139"><text:s text:c="32"/>"unit": {</text:p>
      <text:p text:style-name="P139"><text:s text:c="36"/>"suffix": "\u00b0C"</text:p>
      <text:p text:style-name="P139"><text:s text:c="32"/>}</text:p>
      <text:p text:style-name="P139"><text:s text:c="28"/>}, </text:p>
      <text:p text:style-name="P139"><text:s text:c="28"/>{</text:p>
      <text:p text:style-name="P139"><text:s text:c="32"/>"icon_library": null, </text:p>
      <text:p text:style-name="P139"><text:s text:c="32"/>"display_name": true, </text:p>
      <text:p text:style-name="P139"><text:s text:c="32"/>"name": "Min", </text:p>
      <text:p text:style-name="P139"><text:s text:c="32"/>"footer": false, </text:p>
      <text:p text:style-name="P139"><text:s text:c="32"/>"trend": false, </text:p>
      <text:p text:style-name="P139"><text:s text:c="32"/>"precision": 0, </text:p>
      <text:p text:style-name="P139"><text:s text:c="32"/>"label": "today_min", </text:p>
      <text:p text:style-name="P139"><text:s text:c="32"/>"type": "numeric", </text:p>
      <text:p text:style-name="P139"><text:s text:c="32"/>"unit": {</text:p>
      <text:p text:style-name="P139"><text:s text:c="36"/>"suffix": "\u00b0C"</text:p>
      <text:p text:style-name="P139"><text:s text:c="32"/>}</text:p>
      <text:p text:style-name="P139"><text:s text:c="28"/>}</text:p>
      <text:p text:style-name="P139"><text:s text:c="24"/>], </text:p>
      <text:p text:style-name="P139"><text:s text:c="24"/>"type": "single_main_stat", </text:p>
      <text:p text:style-name="P139"><text:s text:c="24"/>"aspect": 1, </text:p>
      <text:p text:style-name="P139"><text:s text:c="24"/>"expansion": false</text:p>
      <text:p text:style-name="P139"><text:s text:c="20"/>}, </text:p>
      <text:p text:style-name="P139"><text:s text:c="20"/>{</text:p>
      <text:p text:style-name="P139"><text:s text:c="24"/>"statistics": [</text:p>
      <text:p text:style-name="P139"><text:s text:c="28"/>{</text:p>
      <text:p text:style-name="P139"><text:s text:c="32"/>"icon_library": "weather_icon_scale", </text:p>
      <text:p text:style-name="P139"><text:s text:c="32"/>"display_name": true, </text:p>
      <text:p text:style-name="P139"><text:s text:c="32"/>"name": "Today", </text:p>
      <text:p text:style-name="P139"><text:s text:c="32"/>"footer": false, </text:p>
      <text:p text:style-name="P139"><text:s text:c="32"/>"trend": false, </text:p>
      <text:p text:style-name="P139"><text:s text:c="32"/>"label": "today_long_forecast", </text:p>
      <text:p text:style-name="P139"><text:s text:c="32"/>"type": "string"</text:p>
      <text:p text:style-name="P139"><text:s text:c="28"/>}, </text:p>
      <text:p text:style-name="P139"><text:s text:c="28"/>{</text:p>
      <text:p text:style-name="P139"><text:s text:c="32"/>"icon_library": "weather_icon_scale", </text:p>
      <text:p text:style-name="P139"><text:s text:c="32"/>"display_name": false, </text:p>
      <text:p text:style-name="P139"><text:s text:c="32"/>"name": "Day 1 Forecast", </text:p>
      <text:p text:style-name="P139"><text:s text:c="32"/>"footer": false, </text:p>
      <text:p text:style-name="P139"><text:s text:c="32"/>"trend": false, </text:p>
      <text:p text:style-name="P139"><text:s text:c="32"/>"label": "day_1_forecast", </text:p>
      <text:p text:style-name="P139"><text:s text:c="32"/>"type": "string"</text:p>
      <text:p text:style-name="P139"><text:s text:c="28"/>}, </text:p>
      <text:p text:style-name="P139"><text:s text:c="28"/>{</text:p>
      <text:p text:style-name="P139"><text:s text:c="32"/>"icon_library": null, </text:p>
      <text:p text:style-name="P139"><text:s text:c="32"/>"display_name": false, </text:p>
      <text:p text:style-name="P139"><text:s text:c="32"/>"name": "Day 1 Max", </text:p>
      <text:p text:style-name="P139"><text:s text:c="32"/>"footer": false, </text:p>
      <text:p text:style-name="P139"><text:s text:c="32"/>"trend": false, </text:p>
      <text:p text:style-name="P139"><text:soft-page-break/><text:s text:c="32"/>"precision": 0, </text:p>
      <text:p text:style-name="P139"><text:s text:c="32"/>"label": "day_1_max", </text:p>
      <text:p text:style-name="P139"><text:s text:c="32"/>"type": "numeric", </text:p>
      <text:p text:style-name="P139"><text:s text:c="32"/>"unit": {</text:p>
      <text:p text:style-name="P139"><text:s text:c="36"/>"suffix": "\u00b0C"</text:p>
      <text:p text:style-name="P139"><text:s text:c="32"/>}</text:p>
      <text:p text:style-name="P139"><text:s text:c="28"/>}, </text:p>
      <text:p text:style-name="P139"><text:s text:c="28"/>{</text:p>
      <text:p text:style-name="P139"><text:s text:c="32"/>"icon_library": null, </text:p>
      <text:p text:style-name="P139"><text:s text:c="32"/>"display_name": false, </text:p>
      <text:p text:style-name="P139"><text:s text:c="32"/>"name": "Day 1 Min", </text:p>
      <text:p text:style-name="P139"><text:s text:c="32"/>"footer": false, </text:p>
      <text:p text:style-name="P139"><text:s text:c="32"/>"trend": false, </text:p>
      <text:p text:style-name="P139"><text:s text:c="32"/>"precision": 0, </text:p>
      <text:p text:style-name="P139"><text:s text:c="32"/>"label": "day_1_min", </text:p>
      <text:p text:style-name="P139"><text:s text:c="32"/>"type": "numeric", </text:p>
      <text:p text:style-name="P139"><text:s text:c="32"/>"unit": {</text:p>
      <text:p text:style-name="P139"><text:s text:c="36"/>"suffix": "\u00b0C"</text:p>
      <text:p text:style-name="P139"><text:s text:c="32"/>}</text:p>
      <text:p text:style-name="P139"><text:s text:c="28"/>}, </text:p>
      <text:p text:style-name="P139"><text:s text:c="28"/>{</text:p>
      <text:p text:style-name="P139"><text:s text:c="32"/>"icon_library": "weather_icon_scale", </text:p>
      <text:p text:style-name="P139"><text:s text:c="32"/>"display_name": false, </text:p>
      <text:p text:style-name="P139"><text:s text:c="32"/>"name": "Day 2 Forecast", </text:p>
      <text:p text:style-name="P139"><text:s text:c="32"/>"footer": false, </text:p>
      <text:p text:style-name="P139"><text:s text:c="32"/>"trend": false, </text:p>
      <text:p text:style-name="P139"><text:s text:c="32"/>"label": "day_2_forecast", </text:p>
      <text:p text:style-name="P139"><text:s text:c="32"/>"type": "string"</text:p>
      <text:p text:style-name="P139"><text:s text:c="28"/>}, </text:p>
      <text:p text:style-name="P139"><text:s text:c="28"/>{</text:p>
      <text:p text:style-name="P139"><text:s text:c="32"/>"icon_library": null, </text:p>
      <text:p text:style-name="P139"><text:s text:c="32"/>"display_name": false, </text:p>
      <text:p text:style-name="P139"><text:s text:c="32"/>"name": "Day 2 Max", </text:p>
      <text:p text:style-name="P139"><text:s text:c="32"/>"footer": false, </text:p>
      <text:p text:style-name="P139"><text:s text:c="32"/>"trend": false, </text:p>
      <text:p text:style-name="P139"><text:s text:c="32"/>"precision": 0, </text:p>
      <text:p text:style-name="P139"><text:s text:c="32"/>"label": "day_2_max", </text:p>
      <text:p text:style-name="P139"><text:s text:c="32"/>"type": "numeric", </text:p>
      <text:p text:style-name="P139"><text:s text:c="32"/>"unit": {</text:p>
      <text:p text:style-name="P139"><text:s text:c="36"/>"suffix": "\u00b0C"</text:p>
      <text:p text:style-name="P139"><text:s text:c="32"/>}</text:p>
      <text:p text:style-name="P139"><text:s text:c="28"/>}, </text:p>
      <text:p text:style-name="P139"><text:s text:c="28"/>{</text:p>
      <text:p text:style-name="P139"><text:s text:c="32"/>"icon_library": null, </text:p>
      <text:p text:style-name="P139"><text:s text:c="32"/>"display_name": false, </text:p>
      <text:p text:style-name="P139"><text:s text:c="32"/>"name": "Day 2 Min", </text:p>
      <text:p text:style-name="P139"><text:s text:c="32"/>"footer": false, </text:p>
      <text:p text:style-name="P139"><text:s text:c="32"/>"trend": false, </text:p>
      <text:p text:style-name="P139"><text:s text:c="32"/>"precision": 0, </text:p>
      <text:p text:style-name="P139"><text:s text:c="32"/>"label": "day_2_min", </text:p>
      <text:p text:style-name="P139"><text:s text:c="32"/>"type": "numeric", </text:p>
      <text:p text:style-name="P139"><text:s text:c="32"/>"unit": {</text:p>
      <text:p text:style-name="P139"><text:s text:c="36"/>"suffix": "\u00b0C"</text:p>
      <text:p text:style-name="P139"><text:s text:c="32"/>}</text:p>
      <text:p text:style-name="P139"><text:s text:c="28"/>}, </text:p>
      <text:p text:style-name="P139"><text:s text:c="28"/>{</text:p>
      <text:p text:style-name="P139"><text:s text:c="32"/>"icon_library": "weather_icon_scale", </text:p>
      <text:p text:style-name="P139"><text:s text:c="32"/>"display_name": false, </text:p>
      <text:p text:style-name="P139"><text:s text:c="32"/>"name": "Day 3 Forecast", </text:p>
      <text:p text:style-name="P139"><text:s text:c="32"/>"footer": false, </text:p>
      <text:p text:style-name="P139"><text:s text:c="32"/>"trend": false, </text:p>
      <text:p text:style-name="P139"><text:s text:c="32"/>"label": "day_3_forecast", </text:p>
      <text:p text:style-name="P139"><text:s text:c="32"/>"type": "string"</text:p>
      <text:p text:style-name="P139"><text:s text:c="28"/>}, </text:p>
      <text:p text:style-name="P139"><text:soft-page-break/><text:s text:c="28"/>{</text:p>
      <text:p text:style-name="P139"><text:s text:c="32"/>"icon_library": null, </text:p>
      <text:p text:style-name="P139"><text:s text:c="32"/>"display_name": false, </text:p>
      <text:p text:style-name="P139"><text:s text:c="32"/>"name": "Day 3 Max", </text:p>
      <text:p text:style-name="P139"><text:s text:c="32"/>"footer": false, </text:p>
      <text:p text:style-name="P139"><text:s text:c="32"/>"trend": false, </text:p>
      <text:p text:style-name="P139"><text:s text:c="32"/>"precision": 0, </text:p>
      <text:p text:style-name="P139"><text:s text:c="32"/>"label": "day_3_max", </text:p>
      <text:p text:style-name="P139"><text:s text:c="32"/>"type": "numeric", </text:p>
      <text:p text:style-name="P139"><text:s text:c="32"/>"unit": {</text:p>
      <text:p text:style-name="P139"><text:s text:c="36"/>"suffix": "\u00b0C"</text:p>
      <text:p text:style-name="P139"><text:s text:c="32"/>}</text:p>
      <text:p text:style-name="P139"><text:s text:c="28"/>}, </text:p>
      <text:p text:style-name="P139"><text:s text:c="28"/>{</text:p>
      <text:p text:style-name="P139"><text:s text:c="32"/>"icon_library": null, </text:p>
      <text:p text:style-name="P139"><text:s text:c="32"/>"display_name": false, </text:p>
      <text:p text:style-name="P139"><text:s text:c="32"/>"name": "Day 3 Min", </text:p>
      <text:p text:style-name="P139"><text:s text:c="32"/>"footer": false, </text:p>
      <text:p text:style-name="P139"><text:s text:c="32"/>"trend": false, </text:p>
      <text:p text:style-name="P139"><text:s text:c="32"/>"precision": 0, </text:p>
      <text:p text:style-name="P139"><text:s text:c="32"/>"label": "day_3_min", </text:p>
      <text:p text:style-name="P139"><text:s text:c="32"/>"type": "numeric", </text:p>
      <text:p text:style-name="P139"><text:s text:c="32"/>"unit": {</text:p>
      <text:p text:style-name="P139"><text:s text:c="36"/>"suffix": "\u00b0C"</text:p>
      <text:p text:style-name="P139"><text:s text:c="32"/>}</text:p>
      <text:p text:style-name="P139"><text:s text:c="28"/>}</text:p>
      <text:p text:style-name="P139"><text:s text:c="24"/>], </text:p>
      <text:p text:style-name="P139"><text:s text:c="24"/>"list_label_width": 50, </text:p>
      <text:p text:style-name="P139"><text:s text:c="24"/>"expansion": true, </text:p>
      <text:p text:style-name="P139"><text:s text:c="24"/>"aspect": 1, </text:p>
      <text:p text:style-name="P139"><text:s text:c="24"/>"type": "priority_list", </text:p>
      <text:p text:style-name="P139"><text:s text:c="24"/>"columns": 1</text:p>
      <text:p text:style-name="P139"><text:s text:c="20"/>}</text:p>
      <text:p text:style-name="P139"><text:s text:c="16"/>], </text:p>
      <text:p text:style-name="P139"><text:s text:c="16"/>"deexpansion_hint": "Show less", </text:p>
      <text:p text:style-name="P139"><text:s text:c="16"/>"expansion_hint": "Detailed weather"</text:p>
      <text:p text:style-name="P139"><text:s text:c="12"/>}</text:p>
      <text:p text:style-name="P139"><text:s text:c="8"/>}, </text:p>
      <text:p text:style-name="P139"><text:s text:c="8"/>{</text:p>
      <text:p text:style-name="P139"><text:s text:c="12"/>"subtitle": null, </text:p>
      <text:p text:style-name="P139"><text:s text:c="12"/>"subcategory": "Baseline", </text:p>
      <text:p text:style-name="P139"><text:s text:c="12"/>"source_url": "http://www.events.nsw.gov.au/", </text:p>
      <text:p text:style-name="P139"><text:s text:c="12"/>"actual_frequency": "Daily", </text:p>
      <text:p text:style-name="P139"><text:s text:c="12"/>"category": "General", </text:p>
      <text:p text:style-name="P139"><text:s text:c="12"/>"about": "&lt;p&gt;The event calendar is manually maintained. Todays events are automatically updated daily from the manually maintained calendar.&lt;/p&gt;", </text:p>
      <text:p text:style-name="P139"><text:s text:c="12"/>"category_aspect": 1, </text:p>
      <text:p text:style-name="P139"><text:s text:c="12"/>"name": "Today's Events", </text:p>
      <text:p text:style-name="P139"><text:s text:c="12"/>"refresh_rate": 7200, </text:p>
      <text:p text:style-name="P139"><text:s text:c="12"/>"label": "events", </text:p>
      <text:p text:style-name="P139"><text:s text:c="12"/>"source_url_text": "Events NSW", </text:p>
      <text:p text:style-name="P139"><text:s text:c="12"/>"display": {</text:p>
      <text:p text:style-name="P139"><text:s text:c="16"/>"tiles": [</text:p>
      <text:p text:style-name="P139"><text:s text:c="20"/>{</text:p>
      <text:p text:style-name="P139"><text:s text:c="24"/>"statistics": [</text:p>
      <text:p text:style-name="P139"><text:s text:c="28"/>{</text:p>
      <text:p text:style-name="P139"><text:s text:c="32"/>"display_name": true, </text:p>
      <text:p text:style-name="P139"><text:s text:c="32"/>"name": "Today", </text:p>
      <text:p text:style-name="P139"><text:s text:c="32"/>"numbered_list": false, </text:p>
      <text:p text:style-name="P139"><text:s text:c="32"/>"hyperlinkable": true, </text:p>
      <text:p text:style-name="P139"><text:s text:c="32"/>"footer": false, </text:p>
      <text:p text:style-name="P139"><text:s text:c="32"/>"label": "today", </text:p>
      <text:p text:style-name="P139"><text:s text:c="32"/>"type": "string_list"</text:p>
      <text:p text:style-name="P139"><text:soft-page-break/><text:s text:c="28"/>}</text:p>
      <text:p text:style-name="P139"><text:s text:c="24"/>], </text:p>
      <text:p text:style-name="P139"><text:s text:c="24"/>"type": "single_list_stat", </text:p>
      <text:p text:style-name="P139"><text:s text:c="24"/>"aspect": 1, </text:p>
      <text:p text:style-name="P139"><text:s text:c="24"/>"expansion": false, </text:p>
      <text:p text:style-name="P139"><text:s text:c="24"/>"list_label_width": 100</text:p>
      <text:p text:style-name="P139"><text:s text:c="20"/>}, </text:p>
      <text:p text:style-name="P139"><text:s text:c="20"/>{</text:p>
      <text:p text:style-name="P139"><text:s text:c="24"/>"statistics": [</text:p>
      <text:p text:style-name="P139"><text:s text:c="28"/>{</text:p>
      <text:p text:style-name="P139"><text:s text:c="32"/>"icon_library": null, </text:p>
      <text:p text:style-name="P139"><text:s text:c="32"/>"display_name": true, </text:p>
      <text:p text:style-name="P139"><text:s text:c="32"/>"name": "Event Calendar", </text:p>
      <text:p text:style-name="P139"><text:s text:c="32"/>"numbered_list": false, </text:p>
      <text:p text:style-name="P139"><text:s text:c="32"/>"hyperlinkable": true, </text:p>
      <text:p text:style-name="P139"><text:s text:c="32"/>"trend": false, </text:p>
      <text:p text:style-name="P139"><text:s text:c="32"/>"footer": false, </text:p>
      <text:p text:style-name="P139"><text:s text:c="32"/>"label": "calendar", </text:p>
      <text:p text:style-name="P139"><text:s text:c="32"/>"type": "event_list"</text:p>
      <text:p text:style-name="P139"><text:s text:c="28"/>}</text:p>
      <text:p text:style-name="P139"><text:s text:c="24"/>], </text:p>
      <text:p text:style-name="P139"><text:s text:c="24"/>"type": "calendar", </text:p>
      <text:p text:style-name="P139"><text:s text:c="24"/>"aspect": 1, </text:p>
      <text:p text:style-name="P139"><text:s text:c="24"/>"expansion": true</text:p>
      <text:p text:style-name="P139"><text:s text:c="20"/>}</text:p>
      <text:p text:style-name="P139"><text:s text:c="16"/>], </text:p>
      <text:p text:style-name="P139"><text:s text:c="16"/>"deexpansion_hint": "Show less", </text:p>
      <text:p text:style-name="P139"><text:s text:c="16"/>"expansion_hint": "See all"</text:p>
      <text:p text:style-name="P139"><text:s text:c="12"/>}</text:p>
      <text:p text:style-name="P139"><text:s text:c="8"/>}, </text:p>
      <text:p text:style-name="P139"><text:s text:c="8"/>{</text:p>
      <text:p text:style-name="P139"><text:s text:c="12"/>"subtitle": "Arrive/Depart Central on time", </text:p>
      <text:p text:style-name="P139"><text:s text:c="12"/>"subcategory": "Public Transport", </text:p>
      <text:p text:style-name="P139"><text:s text:c="12"/>"source_url": "http://www.sydneytrains.info/service_updates/", </text:p>
      <text:p text:style-name="P139"><text:s text:c="12"/>"actual_frequency": "Sample Data", </text:p>
      <text:p text:style-name="P139"><text:s text:c="12"/>"category": "Service Delivery", </text:p>
      <text:p text:style-name="P139"><text:s text:c="12"/>"about": "&lt;p&gt;Manually entered daily summary data supplied by Transport NSW&lt;/p&gt;", </text:p>
      <text:p text:style-name="P139"><text:s text:c="12"/>"category_aspect": 1, </text:p>
      <text:p text:style-name="P139"><text:s text:c="12"/>"name": "Trains", </text:p>
      <text:p text:style-name="P139"><text:s text:c="12"/>"refresh_rate": 3600, </text:p>
      <text:p text:style-name="P139"><text:s text:c="12"/>"label": "train_arrivals", </text:p>
      <text:p text:style-name="P139"><text:s text:c="12"/>"source_url_text": "Sydney Trains service updates", </text:p>
      <text:p text:style-name="P139"><text:s text:c="12"/>"display": {</text:p>
      <text:p text:style-name="P139"><text:s text:c="16"/>"tiles": [</text:p>
      <text:p text:style-name="P139"><text:s text:c="20"/>{</text:p>
      <text:p text:style-name="P139"><text:s text:c="24"/>"statistics": [</text:p>
      <text:p text:style-name="P139"><text:s text:c="28"/>{</text:p>
      <text:p text:style-name="P139"><text:s text:c="32"/>"icon_library": null, </text:p>
      <text:p text:style-name="P139"><text:s text:c="32"/>"display_name": true, </text:p>
      <text:p text:style-name="P139"><text:s text:c="32"/>"name": "", </text:p>
      <text:p text:style-name="P139"><text:s text:c="32"/>"footer": false, </text:p>
      <text:p text:style-name="P139"><text:s text:c="32"/>"trend": true, </text:p>
      <text:p text:style-name="P139"><text:s text:c="32"/>"precision": 0, </text:p>
      <text:p text:style-name="P139"><text:s text:c="32"/>"label": "all_on_time", </text:p>
      <text:p text:style-name="P139"><text:s text:c="32"/>"type": "numeric", </text:p>
      <text:p text:style-name="P139"><text:s text:c="32"/>"unit": {</text:p>
      <text:p text:style-name="P139"><text:s text:c="36"/>"suffix": "%"</text:p>
      <text:p text:style-name="P139"><text:s text:c="32"/>}</text:p>
      <text:p text:style-name="P139"><text:s text:c="28"/>}, </text:p>
      <text:p text:style-name="P139"><text:s text:c="28"/>{</text:p>
      <text:p text:style-name="P139"><text:s text:c="32"/>"icon_library": null, </text:p>
      <text:p text:style-name="P139"><text:s text:c="32"/>"display_name": true, </text:p>
      <text:p text:style-name="P139"><text:s text:c="32"/>"name": "YTD", </text:p>
      <text:p text:style-name="P139"><text:soft-page-break/><text:s text:c="32"/>"footer": false, </text:p>
      <text:p text:style-name="P139"><text:s text:c="32"/>"trend": false, </text:p>
      <text:p text:style-name="P139"><text:s text:c="32"/>"precision": 0, </text:p>
      <text:p text:style-name="P139"><text:s text:c="32"/>"label": "all_on_time_ytd", </text:p>
      <text:p text:style-name="P139"><text:s text:c="32"/>"type": "numeric", </text:p>
      <text:p text:style-name="P139"><text:s text:c="32"/>"unit": {</text:p>
      <text:p text:style-name="P139"><text:s text:c="36"/>"suffix": "%"</text:p>
      <text:p text:style-name="P139"><text:s text:c="32"/>}</text:p>
      <text:p text:style-name="P139"><text:s text:c="28"/>}, </text:p>
      <text:p text:style-name="P139"><text:s text:c="28"/>{</text:p>
      <text:p text:style-name="P139"><text:s text:c="32"/>"icon_library": null, </text:p>
      <text:p text:style-name="P139"><text:s text:c="32"/>"display_name": true, </text:p>
      <text:p text:style-name="P139"><text:s text:c="32"/>"name": "Target", </text:p>
      <text:p text:style-name="P139"><text:s text:c="32"/>"footer": false, </text:p>
      <text:p text:style-name="P139"><text:s text:c="32"/>"trend": false, </text:p>
      <text:p text:style-name="P139"><text:s text:c="32"/>"precision": 0, </text:p>
      <text:p text:style-name="P139"><text:s text:c="32"/>"label": "all_on_time_target", </text:p>
      <text:p text:style-name="P139"><text:s text:c="32"/>"type": "numeric", </text:p>
      <text:p text:style-name="P139"><text:s text:c="32"/>"unit": {</text:p>
      <text:p text:style-name="P139"><text:s text:c="36"/>"suffix": "%"</text:p>
      <text:p text:style-name="P139"><text:s text:c="32"/>}</text:p>
      <text:p text:style-name="P139"><text:s text:c="28"/>}</text:p>
      <text:p text:style-name="P139"><text:s text:c="24"/>], </text:p>
      <text:p text:style-name="P139"><text:s text:c="24"/>"type": "single_main_stat", </text:p>
      <text:p text:style-name="P139"><text:s text:c="24"/>"aspect": 1, </text:p>
      <text:p text:style-name="P139"><text:s text:c="24"/>"expansion": false</text:p>
      <text:p text:style-name="P139"><text:s text:c="20"/>}, </text:p>
      <text:p text:style-name="P139"><text:s text:c="20"/>{</text:p>
      <text:p text:style-name="P139"><text:s text:c="24"/>"statistics": [</text:p>
      <text:p text:style-name="P139"><text:s text:c="28"/>{</text:p>
      <text:p text:style-name="P139"><text:s text:c="32"/>"icon_library": null, </text:p>
      <text:p text:style-name="P139"><text:s text:c="32"/>"display_name": true, </text:p>
      <text:p text:style-name="P139"><text:s text:c="32"/>"name": "T1 North Shore, Northern &amp; Western", </text:p>
      <text:p text:style-name="P139"><text:s text:c="32"/>"footer": false, </text:p>
      <text:p text:style-name="P139"><text:s text:c="32"/>"trend": false, </text:p>
      <text:p text:style-name="P139"><text:s text:c="32"/>"precision": 0, </text:p>
      <text:p text:style-name="P139"><text:s text:c="32"/>"label": "t1_ontime", </text:p>
      <text:p text:style-name="P139"><text:s text:c="32"/>"type": "numeric", </text:p>
      <text:p text:style-name="P139"><text:s text:c="32"/>"unit": {</text:p>
      <text:p text:style-name="P139"><text:s text:c="36"/>"suffix": "%"</text:p>
      <text:p text:style-name="P139"><text:s text:c="32"/>}</text:p>
      <text:p text:style-name="P139"><text:s text:c="28"/>}, </text:p>
      <text:p text:style-name="P139"><text:s text:c="28"/>{</text:p>
      <text:p text:style-name="P139"><text:s text:c="32"/>"icon_library": null, </text:p>
      <text:p text:style-name="P139"><text:s text:c="32"/>"display_name": true, </text:p>
      <text:p text:style-name="P139"><text:s text:c="32"/>"name": "T2 Inner West &amp; South", </text:p>
      <text:p text:style-name="P139"><text:s text:c="32"/>"footer": false, </text:p>
      <text:p text:style-name="P139"><text:s text:c="32"/>"trend": false, </text:p>
      <text:p text:style-name="P139"><text:s text:c="32"/>"precision": 0, </text:p>
      <text:p text:style-name="P139"><text:s text:c="32"/>"label": "t2_ontime", </text:p>
      <text:p text:style-name="P139"><text:s text:c="32"/>"type": "numeric", </text:p>
      <text:p text:style-name="P139"><text:s text:c="32"/>"unit": {</text:p>
      <text:p text:style-name="P139"><text:s text:c="36"/>"suffix": "%"</text:p>
      <text:p text:style-name="P139"><text:s text:c="32"/>}</text:p>
      <text:p text:style-name="P139"><text:s text:c="28"/>}, </text:p>
      <text:p text:style-name="P139"><text:s text:c="28"/>{</text:p>
      <text:p text:style-name="P139"><text:s text:c="32"/>"icon_library": null, </text:p>
      <text:p text:style-name="P139"><text:s text:c="32"/>"display_name": true, </text:p>
      <text:p text:style-name="P139"><text:s text:c="32"/>"name": "T3 Bankstown", </text:p>
      <text:p text:style-name="P139"><text:s text:c="32"/>"footer": false, </text:p>
      <text:p text:style-name="P139"><text:s text:c="32"/>"trend": false, </text:p>
      <text:p text:style-name="P139"><text:s text:c="32"/>"precision": 0, </text:p>
      <text:p text:style-name="P139"><text:s text:c="32"/>"label": "t3_ontime", </text:p>
      <text:p text:style-name="P139"><text:s text:c="32"/>"type": "numeric", </text:p>
      <text:p text:style-name="P139"><text:soft-page-break/><text:s text:c="32"/>"unit": {</text:p>
      <text:p text:style-name="P139"><text:s text:c="36"/>"suffix": "%"</text:p>
      <text:p text:style-name="P139"><text:s text:c="32"/>}</text:p>
      <text:p text:style-name="P139"><text:s text:c="28"/>}, </text:p>
      <text:p text:style-name="P139"><text:s text:c="28"/>{</text:p>
      <text:p text:style-name="P139"><text:s text:c="32"/>"icon_library": null, </text:p>
      <text:p text:style-name="P139"><text:s text:c="32"/>"display_name": true, </text:p>
      <text:p text:style-name="P139"><text:s text:c="32"/>"name": "T4 Eastern Suburbs &amp; Illawarra", </text:p>
      <text:p text:style-name="P139"><text:s text:c="32"/>"footer": false, </text:p>
      <text:p text:style-name="P139"><text:s text:c="32"/>"trend": false, </text:p>
      <text:p text:style-name="P139"><text:s text:c="32"/>"precision": 0, </text:p>
      <text:p text:style-name="P139"><text:s text:c="32"/>"label": "t4_ontime", </text:p>
      <text:p text:style-name="P139"><text:s text:c="32"/>"type": "numeric", </text:p>
      <text:p text:style-name="P139"><text:s text:c="32"/>"unit": {</text:p>
      <text:p text:style-name="P139"><text:s text:c="36"/>"suffix": "%"</text:p>
      <text:p text:style-name="P139"><text:s text:c="32"/>}</text:p>
      <text:p text:style-name="P139"><text:s text:c="28"/>}, </text:p>
      <text:p text:style-name="P139"><text:s text:c="28"/>{</text:p>
      <text:p text:style-name="P139"><text:s text:c="32"/>"icon_library": null, </text:p>
      <text:p text:style-name="P139"><text:s text:c="32"/>"display_name": true, </text:p>
      <text:p text:style-name="P139"><text:s text:c="32"/>"name": "T5 Cumberland", </text:p>
      <text:p text:style-name="P139"><text:s text:c="32"/>"footer": false, </text:p>
      <text:p text:style-name="P139"><text:s text:c="32"/>"trend": false, </text:p>
      <text:p text:style-name="P139"><text:s text:c="32"/>"precision": 0, </text:p>
      <text:p text:style-name="P139"><text:s text:c="32"/>"label": "t5_ontime", </text:p>
      <text:p text:style-name="P139"><text:s text:c="32"/>"type": "numeric", </text:p>
      <text:p text:style-name="P139"><text:s text:c="32"/>"unit": {</text:p>
      <text:p text:style-name="P139"><text:s text:c="36"/>"suffix": "%"</text:p>
      <text:p text:style-name="P139"><text:s text:c="32"/>}</text:p>
      <text:p text:style-name="P139"><text:s text:c="28"/>}, </text:p>
      <text:p text:style-name="P139"><text:s text:c="28"/>{</text:p>
      <text:p text:style-name="P139"><text:s text:c="32"/>"icon_library": null, </text:p>
      <text:p text:style-name="P139"><text:s text:c="32"/>"display_name": true, </text:p>
      <text:p text:style-name="P139"><text:s text:c="32"/>"name": "T6 Carlingford", </text:p>
      <text:p text:style-name="P139"><text:s text:c="32"/>"footer": false, </text:p>
      <text:p text:style-name="P139"><text:s text:c="32"/>"trend": false, </text:p>
      <text:p text:style-name="P139"><text:s text:c="32"/>"precision": 0, </text:p>
      <text:p text:style-name="P139"><text:s text:c="32"/>"label": "t6_ontime", </text:p>
      <text:p text:style-name="P139"><text:s text:c="32"/>"type": "numeric", </text:p>
      <text:p text:style-name="P139"><text:s text:c="32"/>"unit": {</text:p>
      <text:p text:style-name="P139"><text:s text:c="36"/>"suffix": "%"</text:p>
      <text:p text:style-name="P139"><text:s text:c="32"/>}</text:p>
      <text:p text:style-name="P139"><text:s text:c="28"/>}, </text:p>
      <text:p text:style-name="P139"><text:s text:c="28"/>{</text:p>
      <text:p text:style-name="P139"><text:s text:c="32"/>"icon_library": null, </text:p>
      <text:p text:style-name="P139"><text:s text:c="32"/>"display_name": true, </text:p>
      <text:p text:style-name="P139"><text:s text:c="32"/>"name": "T7 Olympic Park", </text:p>
      <text:p text:style-name="P139"><text:s text:c="32"/>"footer": false, </text:p>
      <text:p text:style-name="P139"><text:s text:c="32"/>"trend": false, </text:p>
      <text:p text:style-name="P139"><text:s text:c="32"/>"precision": 0, </text:p>
      <text:p text:style-name="P139"><text:s text:c="32"/>"label": "t7_online", </text:p>
      <text:p text:style-name="P139"><text:s text:c="32"/>"type": "numeric", </text:p>
      <text:p text:style-name="P139"><text:s text:c="32"/>"unit": {</text:p>
      <text:p text:style-name="P139"><text:s text:c="36"/>"suffix": "%"</text:p>
      <text:p text:style-name="P139"><text:s text:c="32"/>}</text:p>
      <text:p text:style-name="P139"><text:s text:c="28"/>}</text:p>
      <text:p text:style-name="P139"><text:s text:c="24"/>], </text:p>
      <text:p text:style-name="P139"><text:s text:c="24"/>"list_label_width": 70, </text:p>
      <text:p text:style-name="P139"><text:s text:c="24"/>"expansion": true, </text:p>
      <text:p text:style-name="P139"><text:s text:c="24"/>"aspect": 1, </text:p>
      <text:p text:style-name="P139"><text:s text:c="24"/>"type": "priority_list", </text:p>
      <text:p text:style-name="P139"><text:s text:c="24"/>"columns": 1</text:p>
      <text:p text:style-name="P139"><text:s text:c="20"/>}</text:p>
      <text:p text:style-name="P139"><text:s text:c="16"/>], </text:p>
      <text:p text:style-name="P139"><text:soft-page-break/><text:s text:c="16"/>"deexpansion_hint": "Show less", </text:p>
      <text:p text:style-name="P139"><text:s text:c="16"/>"expansion_hint": "Show more"</text:p>
      <text:p text:style-name="P139"><text:s text:c="12"/>}</text:p>
      <text:p text:style-name="P139"><text:s text:c="8"/>}, </text:p>
      <text:p text:style-name="P139"><text:s text:c="8"/>{</text:p>
      <text:p text:style-name="P139"><text:s text:c="12"/>"subtitle": null, </text:p>
      <text:p text:style-name="P139"><text:s text:c="12"/>"subcategory": "Public Transport", </text:p>
      <text:p text:style-name="P139"><text:s text:c="12"/>"source_url": "http://www.sydneytrains.info/rss/", </text:p>
      <text:p text:style-name="P139"><text:s text:c="12"/>"actual_frequency": "Real time", </text:p>
      <text:p text:style-name="P139"><text:s text:c="12"/>"category": "Service Delivery", </text:p>
      <text:p text:style-name="P139"><text:s text:c="12"/>"about": "&lt;p&gt;Train service delays, cancelations and trackwork, as reported by Sydney Trains RSS feed.&lt;/p&gt;\r\n&lt;p&gt;Includes Sydney suburban services only (T1-T7 plus South West Rail Link).&lt;/p&gt;", </text:p>
      <text:p text:style-name="P139"><text:s text:c="12"/>"category_aspect": 1, </text:p>
      <text:p text:style-name="P139"><text:s text:c="12"/>"name": "Train Line Incidents", </text:p>
      <text:p text:style-name="P139"><text:s text:c="12"/>"refresh_rate": 100, </text:p>
      <text:p text:style-name="P139"><text:s text:c="12"/>"label": "train_service_interrupt", </text:p>
      <text:p text:style-name="P139"><text:s text:c="12"/>"source_url_text": "Sydney Trains RSS feeds", </text:p>
      <text:p text:style-name="P139"><text:s text:c="12"/>"display": {</text:p>
      <text:p text:style-name="P139"><text:s text:c="16"/>"tiles": [</text:p>
      <text:p text:style-name="P139"><text:s text:c="20"/>{</text:p>
      <text:p text:style-name="P139"><text:s text:c="24"/>"statistics": [</text:p>
      <text:p text:style-name="P139"><text:s text:c="28"/>{</text:p>
      <text:p text:style-name="P139"><text:s text:c="32"/>"icon_library": null, </text:p>
      <text:p text:style-name="P139"><text:s text:c="32"/>"display_name": true, </text:p>
      <text:p text:style-name="P139"><text:s text:c="32"/>"name": "Delays on", </text:p>
      <text:p text:style-name="P139"><text:s text:c="32"/>"footer": false, </text:p>
      <text:p text:style-name="P139"><text:s text:c="32"/>"trend": false, </text:p>
      <text:p text:style-name="P139"><text:s text:c="32"/>"precision": 0, </text:p>
      <text:p text:style-name="P139"><text:s text:c="32"/>"label": "delays", </text:p>
      <text:p text:style-name="P139"><text:s text:c="32"/>"traffic_light_scale": {</text:p>
      <text:p text:style-name="P139"><text:s text:c="36"/>"scale": "std 3 code", </text:p>
      <text:p text:style-name="P139"><text:s text:c="36"/>"codes": [</text:p>
      <text:p text:style-name="P139"><text:s text:c="40"/>{</text:p>
      <text:p text:style-name="P139"><text:s text:c="44"/>"colour": "green", </text:p>
      <text:p text:style-name="P139"><text:s text:c="44"/>"value": "good"</text:p>
      <text:p text:style-name="P139"><text:s text:c="40"/>}, </text:p>
      <text:p text:style-name="P139"><text:s text:c="40"/>{</text:p>
      <text:p text:style-name="P139"><text:s text:c="44"/>"colour": "amber", </text:p>
      <text:p text:style-name="P139"><text:s text:c="44"/>"value": "poor"</text:p>
      <text:p text:style-name="P139"><text:s text:c="40"/>}, </text:p>
      <text:p text:style-name="P139"><text:s text:c="40"/>{</text:p>
      <text:p text:style-name="P139"><text:s text:c="44"/>"colour": "red", </text:p>
      <text:p text:style-name="P139"><text:s text:c="44"/>"value": "bad"</text:p>
      <text:p text:style-name="P139"><text:s text:c="40"/>}</text:p>
      <text:p text:style-name="P139"><text:s text:c="36"/>]</text:p>
      <text:p text:style-name="P139"><text:s text:c="32"/>}, </text:p>
      <text:p text:style-name="P139"><text:s text:c="32"/>"type": "numeric", </text:p>
      <text:p text:style-name="P139"><text:s text:c="32"/>"unit": {</text:p>
      <text:p text:style-name="P139"><text:s text:c="36"/>"suffix": " lines"</text:p>
      <text:p text:style-name="P139"><text:s text:c="32"/>}</text:p>
      <text:p text:style-name="P139"><text:s text:c="28"/>}, </text:p>
      <text:p text:style-name="P139"><text:s text:c="28"/>{</text:p>
      <text:p text:style-name="P139"><text:s text:c="32"/>"icon_library": null, </text:p>
      <text:p text:style-name="P139"><text:s text:c="32"/>"display_name": true, </text:p>
      <text:p text:style-name="P139"><text:s text:c="32"/>"name": "Cancellations", </text:p>
      <text:p text:style-name="P139"><text:s text:c="32"/>"footer": false, </text:p>
      <text:p text:style-name="P139"><text:s text:c="32"/>"trend": false, </text:p>
      <text:p text:style-name="P139"><text:s text:c="32"/>"precision": 0, </text:p>
      <text:p text:style-name="P139"><text:s text:c="32"/>"label": "cancellations", </text:p>
      <text:p text:style-name="P139"><text:s text:c="32"/>"traffic_light_scale": {</text:p>
      <text:p text:style-name="P139"><text:s text:c="36"/>"scale": "std 3 code", </text:p>
      <text:p text:style-name="P139"><text:s text:c="36"/>"codes": [</text:p>
      <text:p text:style-name="P139"><text:s text:c="40"/>{</text:p>
      <text:p text:style-name="P139"><text:soft-page-break/><text:s text:c="44"/>"colour": "green", </text:p>
      <text:p text:style-name="P139"><text:s text:c="44"/>"value": "good"</text:p>
      <text:p text:style-name="P139"><text:s text:c="40"/>}, </text:p>
      <text:p text:style-name="P139"><text:s text:c="40"/>{</text:p>
      <text:p text:style-name="P139"><text:s text:c="44"/>"colour": "amber", </text:p>
      <text:p text:style-name="P139"><text:s text:c="44"/>"value": "poor"</text:p>
      <text:p text:style-name="P139"><text:s text:c="40"/>}, </text:p>
      <text:p text:style-name="P139"><text:s text:c="40"/>{</text:p>
      <text:p text:style-name="P139"><text:s text:c="44"/>"colour": "red", </text:p>
      <text:p text:style-name="P139"><text:s text:c="44"/>"value": "bad"</text:p>
      <text:p text:style-name="P139"><text:s text:c="40"/>}</text:p>
      <text:p text:style-name="P139"><text:s text:c="36"/>]</text:p>
      <text:p text:style-name="P139"><text:s text:c="32"/>}, </text:p>
      <text:p text:style-name="P139"><text:s text:c="32"/>"type": "numeric", </text:p>
      <text:p text:style-name="P139"><text:s text:c="32"/>"unit": {</text:p>
      <text:p text:style-name="P139"><text:s text:c="36"/>"suffix": " lines"</text:p>
      <text:p text:style-name="P139"><text:s text:c="32"/>}</text:p>
      <text:p text:style-name="P139"><text:s text:c="28"/>}, </text:p>
      <text:p text:style-name="P139"><text:s text:c="28"/>{</text:p>
      <text:p text:style-name="P139"><text:s text:c="32"/>"icon_library": null, </text:p>
      <text:p text:style-name="P139"><text:s text:c="32"/>"display_name": true, </text:p>
      <text:p text:style-name="P139"><text:s text:c="32"/>"name": "Trackwork on", </text:p>
      <text:p text:style-name="P139"><text:s text:c="32"/>"footer": false, </text:p>
      <text:p text:style-name="P139"><text:s text:c="32"/>"trend": false, </text:p>
      <text:p text:style-name="P139"><text:s text:c="32"/>"precision": 0, </text:p>
      <text:p text:style-name="P139"><text:s text:c="32"/>"label": "current_trackwork", </text:p>
      <text:p text:style-name="P139"><text:s text:c="32"/>"traffic_light_scale": {</text:p>
      <text:p text:style-name="P139"><text:s text:c="36"/>"scale": "std 3 code", </text:p>
      <text:p text:style-name="P139"><text:s text:c="36"/>"codes": [</text:p>
      <text:p text:style-name="P139"><text:s text:c="40"/>{</text:p>
      <text:p text:style-name="P139"><text:s text:c="44"/>"colour": "green", </text:p>
      <text:p text:style-name="P139"><text:s text:c="44"/>"value": "good"</text:p>
      <text:p text:style-name="P139"><text:s text:c="40"/>}, </text:p>
      <text:p text:style-name="P139"><text:s text:c="40"/>{</text:p>
      <text:p text:style-name="P139"><text:s text:c="44"/>"colour": "amber", </text:p>
      <text:p text:style-name="P139"><text:s text:c="44"/>"value": "poor"</text:p>
      <text:p text:style-name="P139"><text:s text:c="40"/>}, </text:p>
      <text:p text:style-name="P139"><text:s text:c="40"/>{</text:p>
      <text:p text:style-name="P139"><text:s text:c="44"/>"colour": "red", </text:p>
      <text:p text:style-name="P139"><text:s text:c="44"/>"value": "bad"</text:p>
      <text:p text:style-name="P139"><text:s text:c="40"/>}</text:p>
      <text:p text:style-name="P139"><text:s text:c="36"/>]</text:p>
      <text:p text:style-name="P139"><text:s text:c="32"/>}, </text:p>
      <text:p text:style-name="P139"><text:s text:c="32"/>"type": "numeric", </text:p>
      <text:p text:style-name="P139"><text:s text:c="32"/>"unit": {</text:p>
      <text:p text:style-name="P139"><text:s text:c="36"/>"suffix": " lines"</text:p>
      <text:p text:style-name="P139"><text:s text:c="32"/>}</text:p>
      <text:p text:style-name="P139"><text:s text:c="28"/>}, </text:p>
      <text:p text:style-name="P139"><text:s text:c="28"/>{</text:p>
      <text:p text:style-name="P139"><text:s text:c="32"/>"icon_library": null, </text:p>
      <text:p text:style-name="P139"><text:s text:c="32"/>"display_name": true, </text:p>
      <text:p text:style-name="P139"><text:s text:c="32"/>"name": "Overnight work on", </text:p>
      <text:p text:style-name="P139"><text:s text:c="32"/>"footer": false, </text:p>
      <text:p text:style-name="P139"><text:s text:c="32"/>"trend": false, </text:p>
      <text:p text:style-name="P139"><text:s text:c="32"/>"precision": 0, </text:p>
      <text:p text:style-name="P139"><text:s text:c="32"/>"label": "sched_overnight_trackwork", </text:p>
      <text:p text:style-name="P139"><text:s text:c="32"/>"traffic_light_scale": {</text:p>
      <text:p text:style-name="P139"><text:s text:c="36"/>"scale": "std 3 code", </text:p>
      <text:p text:style-name="P139"><text:s text:c="36"/>"codes": [</text:p>
      <text:p text:style-name="P139"><text:s text:c="40"/>{</text:p>
      <text:p text:style-name="P139"><text:s text:c="44"/>"colour": "green", </text:p>
      <text:p text:style-name="P139"><text:s text:c="44"/>"value": "good"</text:p>
      <text:p text:style-name="P139"><text:s text:c="40"/>}, </text:p>
      <text:p text:style-name="P139"><text:s text:c="40"/>{</text:p>
      <text:p text:style-name="P139"><text:soft-page-break/><text:s text:c="44"/>"colour": "amber", </text:p>
      <text:p text:style-name="P139"><text:s text:c="44"/>"value": "poor"</text:p>
      <text:p text:style-name="P139"><text:s text:c="40"/>}, </text:p>
      <text:p text:style-name="P139"><text:s text:c="40"/>{</text:p>
      <text:p text:style-name="P139"><text:s text:c="44"/>"colour": "red", </text:p>
      <text:p text:style-name="P139"><text:s text:c="44"/>"value": "bad"</text:p>
      <text:p text:style-name="P139"><text:s text:c="40"/>}</text:p>
      <text:p text:style-name="P139"><text:s text:c="36"/>]</text:p>
      <text:p text:style-name="P139"><text:s text:c="32"/>}, </text:p>
      <text:p text:style-name="P139"><text:s text:c="32"/>"type": "numeric", </text:p>
      <text:p text:style-name="P139"><text:s text:c="32"/>"unit": {</text:p>
      <text:p text:style-name="P139"><text:s text:c="36"/>"suffix": " lines"</text:p>
      <text:p text:style-name="P139"><text:s text:c="32"/>}</text:p>
      <text:p text:style-name="P139"><text:s text:c="28"/>}</text:p>
      <text:p text:style-name="P139"><text:s text:c="24"/>], </text:p>
      <text:p text:style-name="P139"><text:s text:c="24"/>"list_label_width": 60, </text:p>
      <text:p text:style-name="P139"><text:s text:c="24"/>"expansion": false, </text:p>
      <text:p text:style-name="P139"><text:s text:c="24"/>"aspect": 1, </text:p>
      <text:p text:style-name="P139"><text:s text:c="24"/>"type": "priority_list", </text:p>
      <text:p text:style-name="P139"><text:s text:c="24"/>"columns": 1</text:p>
      <text:p text:style-name="P139"><text:s text:c="20"/>}, </text:p>
      <text:p text:style-name="P139"><text:s text:c="20"/>{</text:p>
      <text:p text:style-name="P139"><text:s text:c="24"/>"statistics": [</text:p>
      <text:p text:style-name="P139"><text:s text:c="28"/>{</text:p>
      <text:p text:style-name="P139"><text:s text:c="32"/>"display_name": true, </text:p>
      <text:p text:style-name="P139"><text:s text:c="32"/>"name": "", </text:p>
      <text:p text:style-name="P139"><text:s text:c="32"/>"numbered_list": false, </text:p>
      <text:p text:style-name="P139"><text:s text:c="32"/>"hyperlinkable": true, </text:p>
      <text:p text:style-name="P139"><text:s text:c="32"/>"footer": false, </text:p>
      <text:p text:style-name="P139"><text:s text:c="32"/>"label": "interruptions", </text:p>
      <text:p text:style-name="P139"><text:s text:c="32"/>"traffic_light_scale": {</text:p>
      <text:p text:style-name="P139"><text:s text:c="36"/>"scale": "std 3 code", </text:p>
      <text:p text:style-name="P139"><text:s text:c="36"/>"codes": [</text:p>
      <text:p text:style-name="P139"><text:s text:c="40"/>{</text:p>
      <text:p text:style-name="P139"><text:s text:c="44"/>"colour": "green", </text:p>
      <text:p text:style-name="P139"><text:s text:c="44"/>"value": "good"</text:p>
      <text:p text:style-name="P139"><text:s text:c="40"/>}, </text:p>
      <text:p text:style-name="P139"><text:s text:c="40"/>{</text:p>
      <text:p text:style-name="P139"><text:s text:c="44"/>"colour": "amber", </text:p>
      <text:p text:style-name="P139"><text:s text:c="44"/>"value": "poor"</text:p>
      <text:p text:style-name="P139"><text:s text:c="40"/>}, </text:p>
      <text:p text:style-name="P139"><text:s text:c="40"/>{</text:p>
      <text:p text:style-name="P139"><text:s text:c="44"/>"colour": "red", </text:p>
      <text:p text:style-name="P139"><text:s text:c="44"/>"value": "bad"</text:p>
      <text:p text:style-name="P139"><text:s text:c="40"/>}</text:p>
      <text:p text:style-name="P139"><text:s text:c="36"/>]</text:p>
      <text:p text:style-name="P139"><text:s text:c="32"/>}, </text:p>
      <text:p text:style-name="P139"><text:s text:c="32"/>"type": "string_list"</text:p>
      <text:p text:style-name="P139"><text:s text:c="28"/>}</text:p>
      <text:p text:style-name="P139"><text:s text:c="24"/>], </text:p>
      <text:p text:style-name="P139"><text:s text:c="24"/>"type": "single_list_stat", </text:p>
      <text:p text:style-name="P139"><text:s text:c="24"/>"aspect": 1, </text:p>
      <text:p text:style-name="P139"><text:s text:c="24"/>"expansion": true, </text:p>
      <text:p text:style-name="P139"><text:s text:c="24"/>"list_label_width": 100</text:p>
      <text:p text:style-name="P139"><text:s text:c="20"/>}</text:p>
      <text:p text:style-name="P139"><text:s text:c="16"/>], </text:p>
      <text:p text:style-name="P139"><text:s text:c="16"/>"deexpansion_hint": "Show less", </text:p>
      <text:p text:style-name="P139"><text:s text:c="16"/>"expansion_hint": "Show more"</text:p>
      <text:p text:style-name="P139"><text:s text:c="12"/>}</text:p>
      <text:p text:style-name="P139"><text:s text:c="8"/>},</text:p>
      <text:p text:style-name="P139"><text:s text:c="8"/>{</text:p>
      <text:p text:style-name="P139"><text:s text:c="12"/>"subtitle": null, </text:p>
      <text:p text:style-name="P139"><text:s text:c="12"/>"subcategory": "Warnings", </text:p>
      <text:p text:style-name="P139"><text:s text:c="12"/>"source_url": "http://www.rfs.nsw.gov.au/fire-information/fdr-and-<text:soft-page-break/>tobans", </text:p>
      <text:p text:style-name="P139"><text:s text:c="12"/>"actual_frequency": "Daily", </text:p>
      <text:p text:style-name="P139"><text:s text:c="12"/>"category": "Public Safety", </text:p>
      <text:p text:style-name="P139"><text:s text:c="12"/>"about": "&lt;p&gt;Data taken from NSW Rural Fire Services.&lt;/p&gt;", </text:p>
      <text:p text:style-name="P139"><text:s text:c="12"/>"category_aspect": 1, </text:p>
      <text:p text:style-name="P139"><text:s text:c="12"/>"name": "Fire Danger Ratings", </text:p>
      <text:p text:style-name="P139"><text:s text:c="12"/>"refresh_rate": 1000, </text:p>
      <text:p text:style-name="P139"><text:s text:c="12"/>"label": "fire", </text:p>
      <text:p text:style-name="P139"><text:s text:c="12"/>"source_url_text": "NSW Rural Fire Service fire danger ratings and fire bans", </text:p>
      <text:p text:style-name="P139"><text:s text:c="12"/>"display": {</text:p>
      <text:p text:style-name="P139"><text:s text:c="16"/>"tiles": [</text:p>
      <text:p text:style-name="P139"><text:s text:c="20"/>{</text:p>
      <text:p text:style-name="P139"><text:s text:c="24"/>"statistics": [</text:p>
      <text:p text:style-name="P139"><text:s text:c="28"/>{</text:p>
      <text:p text:style-name="P139"><text:s text:c="32"/>"icon_library": null, </text:p>
      <text:p text:style-name="P139"><text:s text:c="32"/>"display_name": true, </text:p>
      <text:p text:style-name="P139"><text:s text:c="32"/>"name": "", </text:p>
      <text:p text:style-name="P139"><text:s text:c="32"/>"numbered_list": false, </text:p>
      <text:p text:style-name="P139"><text:s text:c="32"/>"hyperlinkable": false, </text:p>
      <text:p text:style-name="P139"><text:s text:c="32"/>"trend": false, </text:p>
      <text:p text:style-name="P139"><text:s text:c="32"/>"footer": false, </text:p>
      <text:p text:style-name="P139"><text:s text:c="32"/>"label": "rating_list_main", </text:p>
      <text:p text:style-name="P139"><text:s text:c="32"/>"traffic_light_scale": {</text:p>
      <text:p text:style-name="P139"><text:s text:c="36"/>"scale": "fire_danger_ratings", </text:p>
      <text:p text:style-name="P139"><text:s text:c="36"/>"codes": [</text:p>
      <text:p text:style-name="P139"><text:s text:c="40"/>{</text:p>
      <text:p text:style-name="P139"><text:s text:c="44"/>"colour": "white", </text:p>
      <text:p text:style-name="P139"><text:s text:c="44"/>"value": "none"</text:p>
      <text:p text:style-name="P139"><text:s text:c="40"/>}, </text:p>
      <text:p text:style-name="P139"><text:s text:c="40"/>{</text:p>
      <text:p text:style-name="P139"><text:s text:c="44"/>"colour": "green", </text:p>
      <text:p text:style-name="P139"><text:s text:c="44"/>"value": "low_moderate"</text:p>
      <text:p text:style-name="P139"><text:s text:c="40"/>}, </text:p>
      <text:p text:style-name="P139"><text:s text:c="40"/>{</text:p>
      <text:p text:style-name="P139"><text:s text:c="44"/>"colour": "blue", </text:p>
      <text:p text:style-name="P139"><text:s text:c="44"/>"value": "high"</text:p>
      <text:p text:style-name="P139"><text:s text:c="40"/>}, </text:p>
      <text:p text:style-name="P139"><text:s text:c="40"/>{</text:p>
      <text:p text:style-name="P139"><text:s text:c="44"/>"colour": "yellow", </text:p>
      <text:p text:style-name="P139"><text:s text:c="44"/>"value": "very_high"</text:p>
      <text:p text:style-name="P139"><text:s text:c="40"/>}, </text:p>
      <text:p text:style-name="P139"><text:s text:c="40"/>{</text:p>
      <text:p text:style-name="P139"><text:s text:c="44"/>"colour": "orange", </text:p>
      <text:p text:style-name="P139"><text:s text:c="44"/>"value": "severe"</text:p>
      <text:p text:style-name="P139"><text:s text:c="40"/>}, </text:p>
      <text:p text:style-name="P139"><text:s text:c="40"/>{</text:p>
      <text:p text:style-name="P139"><text:s text:c="44"/>"colour": "red", </text:p>
      <text:p text:style-name="P139"><text:s text:c="44"/>"value": "extreme"</text:p>
      <text:p text:style-name="P139"><text:s text:c="40"/>}, </text:p>
      <text:p text:style-name="P139"><text:s text:c="40"/>{</text:p>
      <text:p text:style-name="P139"><text:s text:c="44"/>"colour": "red-black", </text:p>
      <text:p text:style-name="P139"><text:s text:c="44"/>"value": "catastrophic"</text:p>
      <text:p text:style-name="P139"><text:s text:c="40"/>}</text:p>
      <text:p text:style-name="P139"><text:s text:c="36"/>]</text:p>
      <text:p text:style-name="P139"><text:s text:c="32"/>}, </text:p>
      <text:p text:style-name="P139"><text:s text:c="32"/>"rotates": true, </text:p>
      <text:p text:style-name="P139"><text:s text:c="32"/>"type": "string_kv_list"</text:p>
      <text:p text:style-name="P139"><text:s text:c="28"/>}</text:p>
      <text:p text:style-name="P139"><text:s text:c="24"/>], </text:p>
      <text:p text:style-name="P139"><text:s text:c="24"/>"type": "single_list_stat", </text:p>
      <text:p text:style-name="P139"><text:s text:c="24"/>"aspect": 0, </text:p>
      <text:p text:style-name="P139"><text:s text:c="24"/>"expansion": false, </text:p>
      <text:p text:style-name="P139"><text:s text:c="24"/>"list_label_width": 50</text:p>
      <text:p text:style-name="P139"><text:soft-page-break/><text:s text:c="20"/>}, </text:p>
      <text:p text:style-name="P139"><text:s text:c="20"/>{</text:p>
      <text:p text:style-name="P139"><text:s text:c="24"/>"statistics": [</text:p>
      <text:p text:style-name="P139"><text:s text:c="28"/>{</text:p>
      <text:p text:style-name="P139"><text:s text:c="32"/>"icon_library": null, </text:p>
      <text:p text:style-name="P139"><text:s text:c="32"/>"display_name": true, </text:p>
      <text:p text:style-name="P139"><text:s text:c="32"/>"name": "", </text:p>
      <text:p text:style-name="P139"><text:s text:c="32"/>"numbered_list": false, </text:p>
      <text:p text:style-name="P139"><text:s text:c="32"/>"hyperlinkable": false, </text:p>
      <text:p text:style-name="P139"><text:s text:c="32"/>"trend": false, </text:p>
      <text:p text:style-name="P139"><text:s text:c="32"/>"footer": false, </text:p>
      <text:p text:style-name="P139"><text:s text:c="32"/>"label": "rating_list_expansion", </text:p>
      <text:p text:style-name="P139"><text:s text:c="32"/>"traffic_light_scale": {</text:p>
      <text:p text:style-name="P139"><text:s text:c="36"/>"scale": "fire_danger_ratings", </text:p>
      <text:p text:style-name="P139"><text:s text:c="36"/>"codes": [</text:p>
      <text:p text:style-name="P139"><text:s text:c="40"/>{</text:p>
      <text:p text:style-name="P139"><text:s text:c="44"/>"colour": "white", </text:p>
      <text:p text:style-name="P139"><text:s text:c="44"/>"value": "none"</text:p>
      <text:p text:style-name="P139"><text:s text:c="40"/>}, </text:p>
      <text:p text:style-name="P139"><text:s text:c="40"/>{</text:p>
      <text:p text:style-name="P139"><text:s text:c="44"/>"colour": "green", </text:p>
      <text:p text:style-name="P139"><text:s text:c="44"/>"value": "low_moderate"</text:p>
      <text:p text:style-name="P139"><text:s text:c="40"/>}, </text:p>
      <text:p text:style-name="P139"><text:s text:c="40"/>{</text:p>
      <text:p text:style-name="P139"><text:s text:c="44"/>"colour": "blue", </text:p>
      <text:p text:style-name="P139"><text:s text:c="44"/>"value": "high"</text:p>
      <text:p text:style-name="P139"><text:s text:c="40"/>}, </text:p>
      <text:p text:style-name="P139"><text:s text:c="40"/>{</text:p>
      <text:p text:style-name="P139"><text:s text:c="44"/>"colour": "yellow", </text:p>
      <text:p text:style-name="P139"><text:s text:c="44"/>"value": "very_high"</text:p>
      <text:p text:style-name="P139"><text:s text:c="40"/>}, </text:p>
      <text:p text:style-name="P139"><text:s text:c="40"/>{</text:p>
      <text:p text:style-name="P139"><text:s text:c="44"/>"colour": "orange", </text:p>
      <text:p text:style-name="P139"><text:s text:c="44"/>"value": "severe"</text:p>
      <text:p text:style-name="P139"><text:s text:c="40"/>}, </text:p>
      <text:p text:style-name="P139"><text:s text:c="40"/>{</text:p>
      <text:p text:style-name="P139"><text:s text:c="44"/>"colour": "red", </text:p>
      <text:p text:style-name="P139"><text:s text:c="44"/>"value": "extreme"</text:p>
      <text:p text:style-name="P139"><text:s text:c="40"/>}, </text:p>
      <text:p text:style-name="P139"><text:s text:c="40"/>{</text:p>
      <text:p text:style-name="P139"><text:s text:c="44"/>"colour": "red-black", </text:p>
      <text:p text:style-name="P139"><text:s text:c="44"/>"value": "catastrophic"</text:p>
      <text:p text:style-name="P139"><text:s text:c="40"/>}</text:p>
      <text:p text:style-name="P139"><text:s text:c="36"/>]</text:p>
      <text:p text:style-name="P139"><text:s text:c="32"/>}, </text:p>
      <text:p text:style-name="P139"><text:s text:c="32"/>"type": "string_kv_list"</text:p>
      <text:p text:style-name="P139"><text:s text:c="28"/>}</text:p>
      <text:p text:style-name="P139"><text:s text:c="24"/>], </text:p>
      <text:p text:style-name="P139"><text:s text:c="24"/>"type": "single_list_stat", </text:p>
      <text:p text:style-name="P139"><text:s text:c="24"/>"aspect": 1, </text:p>
      <text:p text:style-name="P139"><text:s text:c="24"/>"expansion": true, </text:p>
      <text:p text:style-name="P139"><text:s text:c="24"/>"list_label_width": 50</text:p>
      <text:p text:style-name="P139"><text:s text:c="20"/>}</text:p>
      <text:p text:style-name="P139"><text:s text:c="16"/>], </text:p>
      <text:p text:style-name="P139"><text:s text:c="16"/>"deexpansion_hint": null, </text:p>
      <text:p text:style-name="P139"><text:s text:c="16"/>"expansion_hint": "Show more"</text:p>
      <text:p text:style-name="P139"><text:s text:c="12"/>}</text:p>
      <text:p text:style-name="P139"><text:s text:c="8"/>}, </text:p>
      <text:p text:style-name="P139"><text:s text:c="8"/>{</text:p>
      <text:p text:style-name="P139"><text:s text:c="12"/>"subtitle": null, </text:p>
      <text:p text:style-name="P139"><text:s text:c="12"/>"subcategory": "Market", </text:p>
      <text:p text:style-name="P139"><text:s text:c="12"/>"source_url": "http://www.asx.com.au/", </text:p>
      <text:p text:style-name="P139"><text:s text:c="12"/>"actual_frequency": "Real time", </text:p>
      <text:p text:style-name="P139"><text:s text:c="12"/>"category": "Economic", </text:p>
      <text:p text:style-name="P139"><text:soft-page-break/><text:s text:c="12"/>"about": "&lt;p&gt;20 minute old data scraped from Yahoo! Finance.&lt;/p&gt;", </text:p>
      <text:p text:style-name="P139"><text:s text:c="12"/>"category_aspect": 1, </text:p>
      <text:p text:style-name="P139"><text:s text:c="12"/>"name": "ASX", </text:p>
      <text:p text:style-name="P139"><text:s text:c="12"/>"refresh_rate": 120, </text:p>
      <text:p text:style-name="P139"><text:s text:c="12"/>"label": "asx", </text:p>
      <text:p text:style-name="P139"><text:s text:c="12"/>"source_url_text": "ASX web site", </text:p>
      <text:p text:style-name="P139"><text:s text:c="12"/>"display": {</text:p>
      <text:p text:style-name="P139"><text:s text:c="16"/>"tiles": [</text:p>
      <text:p text:style-name="P139"><text:s text:c="20"/>{</text:p>
      <text:p text:style-name="P139"><text:s text:c="24"/>"statistics": [</text:p>
      <text:p text:style-name="P139"><text:s text:c="28"/>{</text:p>
      <text:p text:style-name="P139"><text:s text:c="32"/>"icon_library": null, </text:p>
      <text:p text:style-name="P139"><text:s text:c="32"/>"display_name": true, </text:p>
      <text:p text:style-name="P139"><text:s text:c="32"/>"name": "", </text:p>
      <text:p text:style-name="P139"><text:s text:c="32"/>"footer": false, </text:p>
      <text:p text:style-name="P139"><text:s text:c="32"/>"trend": true, </text:p>
      <text:p text:style-name="P139"><text:s text:c="32"/>"precision": 2, </text:p>
      <text:p text:style-name="P139"><text:s text:c="32"/>"label": "index", </text:p>
      <text:p text:style-name="P139"><text:s text:c="32"/>"type": "numeric", </text:p>
      <text:p text:style-name="P139"><text:s text:c="32"/>"unit": {</text:p>
      <text:p text:style-name="P139"><text:s text:c="36"/>"underfix": "ASX-200"</text:p>
      <text:p text:style-name="P139"><text:s text:c="32"/>}</text:p>
      <text:p text:style-name="P139"><text:s text:c="28"/>}, </text:p>
      <text:p text:style-name="P139"><text:s text:c="28"/>{</text:p>
      <text:p text:style-name="P139"><text:s text:c="32"/>"icon_library": null, </text:p>
      <text:p text:style-name="P139"><text:s text:c="32"/>"display_name": true, </text:p>
      <text:p text:style-name="P139"><text:s text:c="32"/>"name": "Today", </text:p>
      <text:p text:style-name="P139"><text:s text:c="32"/>"footer": false, </text:p>
      <text:p text:style-name="P139"><text:s text:c="32"/>"trend": false, </text:p>
      <text:p text:style-name="P139"><text:s text:c="32"/>"precision": 2, </text:p>
      <text:p text:style-name="P139"><text:s text:c="32"/>"label": "movement", </text:p>
      <text:p text:style-name="P139"><text:s text:c="32"/>"type": "numeric", </text:p>
      <text:p text:style-name="P139"><text:s text:c="32"/>"unit": {</text:p>
      <text:p text:style-name="P139"><text:s text:c="36"/>"suffix": "%", </text:p>
      <text:p text:style-name="P139"><text:s text:c="36"/>"signed": true</text:p>
      <text:p text:style-name="P139"><text:s text:c="32"/>}</text:p>
      <text:p text:style-name="P139"><text:s text:c="28"/>}, </text:p>
      <text:p text:style-name="P139"><text:s text:c="28"/>{</text:p>
      <text:p text:style-name="P139"><text:s text:c="32"/>"icon_library": null, </text:p>
      <text:p text:style-name="P139"><text:s text:c="32"/>"display_name": false, </text:p>
      <text:p text:style-name="P139"><text:s text:c="32"/>"name": "Stock Prices", </text:p>
      <text:p text:style-name="P139"><text:s text:c="32"/>"hyperlinkable": false, </text:p>
      <text:p text:style-name="P139"><text:s text:c="32"/>"trend": true, </text:p>
      <text:p text:style-name="P139"><text:s text:c="32"/>"footer": true, </text:p>
      <text:p text:style-name="P139"><text:s text:c="32"/>"precision": 2, </text:p>
      <text:p text:style-name="P139"><text:s text:c="32"/>"label": "stock_prices", </text:p>
      <text:p text:style-name="P139"><text:s text:c="32"/>"rotates": true, </text:p>
      <text:p text:style-name="P139"><text:s text:c="32"/>"type": "numeric", </text:p>
      <text:p text:style-name="P139"><text:s text:c="32"/>"unit": {}</text:p>
      <text:p text:style-name="P139"><text:s text:c="28"/>}</text:p>
      <text:p text:style-name="P139"><text:s text:c="24"/>], </text:p>
      <text:p text:style-name="P139"><text:s text:c="24"/>"type": "single_main_stat", </text:p>
      <text:p text:style-name="P139"><text:s text:c="24"/>"aspect": 1, </text:p>
      <text:p text:style-name="P139"><text:s text:c="24"/>"expansion": false</text:p>
      <text:p text:style-name="P139"><text:s text:c="20"/>}, </text:p>
      <text:p text:style-name="P139"><text:s text:c="20"/>{</text:p>
      <text:p text:style-name="P139"><text:s text:c="24"/>"statistics": [</text:p>
      <text:p text:style-name="P139"><text:s text:c="28"/>{</text:p>
      <text:p text:style-name="P139"><text:s text:c="32"/>"icon_library": null, </text:p>
      <text:p text:style-name="P139"><text:s text:c="32"/>"display_name": true, </text:p>
      <text:p text:style-name="P139"><text:s text:c="32"/>"name": "Today's Min", </text:p>
      <text:p text:style-name="P139"><text:s text:c="32"/>"footer": false, </text:p>
      <text:p text:style-name="P139"><text:s text:c="32"/>"trend": false, </text:p>
      <text:p text:style-name="P139"><text:s text:c="32"/>"precision": 2, </text:p>
      <text:p text:style-name="P139"><text:soft-page-break/><text:s text:c="32"/>"label": "today_min", </text:p>
      <text:p text:style-name="P139"><text:s text:c="32"/>"type": "numeric", </text:p>
      <text:p text:style-name="P139"><text:s text:c="32"/>"unit": {}</text:p>
      <text:p text:style-name="P139"><text:s text:c="28"/>}, </text:p>
      <text:p text:style-name="P139"><text:s text:c="28"/>{</text:p>
      <text:p text:style-name="P139"><text:s text:c="32"/>"icon_library": null, </text:p>
      <text:p text:style-name="P139"><text:s text:c="32"/>"display_name": true, </text:p>
      <text:p text:style-name="P139"><text:s text:c="32"/>"name": "52wk Min", </text:p>
      <text:p text:style-name="P139"><text:s text:c="32"/>"footer": false, </text:p>
      <text:p text:style-name="P139"><text:s text:c="32"/>"trend": false, </text:p>
      <text:p text:style-name="P139"><text:s text:c="32"/>"precision": 2, </text:p>
      <text:p text:style-name="P139"><text:s text:c="32"/>"label": "yr_min", </text:p>
      <text:p text:style-name="P139"><text:s text:c="32"/>"type": "numeric", </text:p>
      <text:p text:style-name="P139"><text:s text:c="32"/>"unit": {}</text:p>
      <text:p text:style-name="P139"><text:s text:c="28"/>}, </text:p>
      <text:p text:style-name="P139"><text:s text:c="28"/>{</text:p>
      <text:p text:style-name="P139"><text:s text:c="32"/>"icon_library": null, </text:p>
      <text:p text:style-name="P139"><text:s text:c="32"/>"display_name": true, </text:p>
      <text:p text:style-name="P139"><text:s text:c="32"/>"name": "52wk Max", </text:p>
      <text:p text:style-name="P139"><text:s text:c="32"/>"footer": false, </text:p>
      <text:p text:style-name="P139"><text:s text:c="32"/>"trend": false, </text:p>
      <text:p text:style-name="P139"><text:s text:c="32"/>"precision": 2, </text:p>
      <text:p text:style-name="P139"><text:s text:c="32"/>"label": "yr_max", </text:p>
      <text:p text:style-name="P139"><text:s text:c="32"/>"type": "numeric", </text:p>
      <text:p text:style-name="P139"><text:s text:c="32"/>"unit": {}</text:p>
      <text:p text:style-name="P139"><text:s text:c="28"/>}, </text:p>
      <text:p text:style-name="P139"><text:s text:c="28"/>{</text:p>
      <text:p text:style-name="P139"><text:s text:c="32"/>"icon_library": null, </text:p>
      <text:p text:style-name="P139"><text:s text:c="32"/>"display_name": true, </text:p>
      <text:p text:style-name="P139"><text:s text:c="32"/>"name": "Today's max", </text:p>
      <text:p text:style-name="P139"><text:s text:c="32"/>"footer": false, </text:p>
      <text:p text:style-name="P139"><text:s text:c="32"/>"trend": false, </text:p>
      <text:p text:style-name="P139"><text:s text:c="32"/>"precision": 2, </text:p>
      <text:p text:style-name="P139"><text:s text:c="32"/>"label": "today_max", </text:p>
      <text:p text:style-name="P139"><text:s text:c="32"/>"type": "numeric", </text:p>
      <text:p text:style-name="P139"><text:s text:c="32"/>"unit": {}</text:p>
      <text:p text:style-name="P139"><text:s text:c="28"/>}</text:p>
      <text:p text:style-name="P139"><text:s text:c="24"/>], </text:p>
      <text:p text:style-name="P139"><text:s text:c="24"/>"list_label_width": 50, </text:p>
      <text:p text:style-name="P139"><text:s text:c="24"/>"expansion": true, </text:p>
      <text:p text:style-name="P139"><text:s text:c="24"/>"aspect": 1, </text:p>
      <text:p text:style-name="P139"><text:s text:c="24"/>"type": "priority_list", </text:p>
      <text:p text:style-name="P139"><text:s text:c="24"/>"columns": 1</text:p>
      <text:p text:style-name="P139"><text:s text:c="20"/>}</text:p>
      <text:p text:style-name="P139"><text:s text:c="16"/>], </text:p>
      <text:p text:style-name="P139"><text:s text:c="16"/>"deexpansion_hint": "Show less", </text:p>
      <text:p text:style-name="P139"><text:s text:c="16"/>"expansion_hint": "Show more"</text:p>
      <text:p text:style-name="P139"><text:s text:c="12"/>}</text:p>
      <text:p text:style-name="P139"><text:s text:c="8"/>}, </text:p>
      <text:p text:style-name="P139"><text:s text:c="8"/>{</text:p>
      <text:p text:style-name="P139"><text:s text:c="12"/>"subtitle": "Sydney Catchments", </text:p>
      <text:p text:style-name="P139"><text:s text:c="12"/>"subcategory": "Water", </text:p>
      <text:p text:style-name="P139"><text:s text:c="12"/>"source_url": "http://www.sca.nsw.gov.au/water/dam-levels", </text:p>
      <text:p text:style-name="P139"><text:s text:c="12"/>"actual_frequency": "Daily", </text:p>
      <text:p text:style-name="P139"><text:s text:c="12"/>"category": "Environment and Planning", </text:p>
      <text:p text:style-name="P139"><text:s text:c="12"/>"about": "&lt;p&gt;Data taken from the Sydney Catchment Authority&lt;/p&gt;\r\n&lt;p&gt;Key dams are the four largest dams serving Greater Sydney.&lt;/p&gt;", </text:p>
      <text:p text:style-name="P139"><text:s text:c="12"/>"category_aspect": 1, </text:p>
      <text:p text:style-name="P139"><text:s text:c="12"/>"name": "Dam Levels", </text:p>
      <text:p text:style-name="P139"><text:s text:c="12"/>"refresh_rate": 7200, </text:p>
      <text:p text:style-name="P139"><text:s text:c="12"/>"label": "dam", </text:p>
      <text:p text:style-name="P139"><text:s text:c="12"/>"source_url_text": "Sydney Catchment Authority dam levels", </text:p>
      <text:p text:style-name="P139"><text:s text:c="12"/>"display": {</text:p>
      <text:p text:style-name="P139"><text:soft-page-break/><text:s text:c="16"/>"tiles": [</text:p>
      <text:p text:style-name="P139"><text:s text:c="20"/>{</text:p>
      <text:p text:style-name="P139"><text:s text:c="24"/>"grid": {</text:p>
      <text:p text:style-name="P139"><text:s text:c="28"/>"corner_header": "", </text:p>
      <text:p text:style-name="P139"><text:s text:c="28"/>"show_column_headers": false, </text:p>
      <text:p text:style-name="P139"><text:s text:c="28"/>"rows": [</text:p>
      <text:p text:style-name="P139"><text:s text:c="32"/>{</text:p>
      <text:p text:style-name="P139"><text:s text:c="36"/>"header": "SCA Levels", </text:p>
      <text:p text:style-name="P139"><text:s text:c="36"/>"statistics": [</text:p>
      <text:p text:style-name="P139"><text:s text:c="40"/>{</text:p>
      <text:p text:style-name="P139"><text:s text:c="44"/>"icon_library": null, </text:p>
      <text:p text:style-name="P139"><text:s text:c="44"/>"footer": false, </text:p>
      <text:p text:style-name="P139"><text:s text:c="44"/>"trend": true, </text:p>
      <text:p text:style-name="P139"><text:s text:c="44"/>"precision": 1, </text:p>
      <text:p text:style-name="P139"><text:s text:c="44"/>"label": "all_dams_avg", </text:p>
      <text:p text:style-name="P139"><text:s text:c="44"/>"traffic_light_scale": {</text:p>
      <text:p text:style-name="P139"><text:s text:c="48"/>"scale": "std 3 code", </text:p>
      <text:p text:style-name="P139"><text:s text:c="48"/>"codes": [</text:p>
      <text:p text:style-name="P139"><text:s text:c="52"/>{</text:p>
      <text:p text:style-name="P139"><text:s text:c="56"/>"colour": "green", </text:p>
      <text:p text:style-name="P139"><text:s text:c="56"/>"value": "good"</text:p>
      <text:p text:style-name="P139"><text:s text:c="52"/>}, </text:p>
      <text:p text:style-name="P139"><text:s text:c="52"/>{</text:p>
      <text:p text:style-name="P139"><text:s text:c="56"/>"colour": "amber", </text:p>
      <text:p text:style-name="P139"><text:s text:c="56"/>"value": "poor"</text:p>
      <text:p text:style-name="P139"><text:s text:c="52"/>}, </text:p>
      <text:p text:style-name="P139"><text:s text:c="52"/>{</text:p>
      <text:p text:style-name="P139"><text:s text:c="56"/>"colour": "red", </text:p>
      <text:p text:style-name="P139"><text:s text:c="56"/>"value": "bad"</text:p>
      <text:p text:style-name="P139"><text:s text:c="52"/>}</text:p>
      <text:p text:style-name="P139"><text:s text:c="48"/>]</text:p>
      <text:p text:style-name="P139"><text:s text:c="44"/>}, </text:p>
      <text:p text:style-name="P139"><text:s text:c="44"/>"type": "numeric", </text:p>
      <text:p text:style-name="P139"><text:s text:c="44"/>"unit": {</text:p>
      <text:p text:style-name="P139"><text:s text:c="48"/>"suffix": "%"</text:p>
      <text:p text:style-name="P139"><text:s text:c="44"/>}</text:p>
      <text:p text:style-name="P139"><text:s text:c="40"/>}</text:p>
      <text:p text:style-name="P139"><text:s text:c="36"/>]</text:p>
      <text:p text:style-name="P139"><text:s text:c="32"/>}, </text:p>
      <text:p text:style-name="P139"><text:s text:c="32"/>{</text:p>
      <text:p text:style-name="P139"><text:s text:c="36"/>"header": "Last week", </text:p>
      <text:p text:style-name="P139"><text:s text:c="36"/>"statistics": [</text:p>
      <text:p text:style-name="P139"><text:s text:c="40"/>{</text:p>
      <text:p text:style-name="P139"><text:s text:c="44"/>"icon_library": null, </text:p>
      <text:p text:style-name="P139"><text:s text:c="44"/>"footer": false, </text:p>
      <text:p text:style-name="P139"><text:s text:c="44"/>"trend": false, </text:p>
      <text:p text:style-name="P139"><text:s text:c="44"/>"precision": 1, </text:p>
      <text:p text:style-name="P139"><text:s text:c="44"/>"label": "all_dams_last_week", </text:p>
      <text:p text:style-name="P139"><text:s text:c="44"/>"traffic_light_scale": {</text:p>
      <text:p text:style-name="P139"><text:s text:c="48"/>"scale": "std 3 code", </text:p>
      <text:p text:style-name="P139"><text:s text:c="48"/>"codes": [</text:p>
      <text:p text:style-name="P139"><text:s text:c="52"/>{</text:p>
      <text:p text:style-name="P139"><text:s text:c="56"/>"colour": "green", </text:p>
      <text:p text:style-name="P139"><text:s text:c="56"/>"value": "good"</text:p>
      <text:p text:style-name="P139"><text:s text:c="52"/>}, </text:p>
      <text:p text:style-name="P139"><text:s text:c="52"/>{</text:p>
      <text:p text:style-name="P139"><text:s text:c="56"/>"colour": "amber", </text:p>
      <text:p text:style-name="P139"><text:s text:c="56"/>"value": "poor"</text:p>
      <text:p text:style-name="P139"><text:s text:c="52"/>}, </text:p>
      <text:p text:style-name="P139"><text:s text:c="52"/>{</text:p>
      <text:p text:style-name="P139"><text:s text:c="56"/>"colour": "red", </text:p>
      <text:p text:style-name="P139"><text:s text:c="56"/>"value": "bad"</text:p>
      <text:p text:style-name="P139"><text:s text:c="52"/>}</text:p>
      <text:p text:style-name="P139"><text:s text:c="48"/>]</text:p>
      <text:p text:style-name="P139"><text:soft-page-break/><text:s text:c="44"/>}, </text:p>
      <text:p text:style-name="P139"><text:s text:c="44"/>"type": "numeric", </text:p>
      <text:p text:style-name="P139"><text:s text:c="44"/>"unit": {</text:p>
      <text:p text:style-name="P139"><text:s text:c="48"/>"suffix": "%"</text:p>
      <text:p text:style-name="P139"><text:s text:c="44"/>}</text:p>
      <text:p text:style-name="P139"><text:s text:c="40"/>}</text:p>
      <text:p text:style-name="P139"><text:s text:c="36"/>]</text:p>
      <text:p text:style-name="P139"><text:s text:c="32"/>}</text:p>
      <text:p text:style-name="P139"><text:s text:c="28"/>], </text:p>
      <text:p text:style-name="P139"><text:s text:c="28"/>"columns": [</text:p>
      <text:p text:style-name="P139"><text:s text:c="32"/>{</text:p>
      <text:p text:style-name="P139"><text:s text:c="36"/>"header": "Dam Levels"</text:p>
      <text:p text:style-name="P139"><text:s text:c="32"/>}</text:p>
      <text:p text:style-name="P139"><text:s text:c="28"/>], </text:p>
      <text:p text:style-name="P139"><text:s text:c="28"/>"show_row_headers": true</text:p>
      <text:p text:style-name="P139"><text:s text:c="24"/>}, </text:p>
      <text:p text:style-name="P139"><text:s text:c="24"/>"type": "grid", </text:p>
      <text:p text:style-name="P139"><text:s text:c="24"/>"aspect": 1, </text:p>
      <text:p text:style-name="P139"><text:s text:c="24"/>"expansion": false</text:p>
      <text:p text:style-name="P139"><text:s text:c="20"/>}, </text:p>
      <text:p text:style-name="P139"><text:s text:c="20"/>{</text:p>
      <text:p text:style-name="P139"><text:s text:c="24"/>"statistics": [</text:p>
      <text:p text:style-name="P139"><text:s text:c="28"/>{</text:p>
      <text:p text:style-name="P139"><text:s text:c="32"/>"icon_library": null, </text:p>
      <text:p text:style-name="P139"><text:s text:c="32"/>"display_name": true, </text:p>
      <text:p text:style-name="P139"><text:s text:c="32"/>"name": "Warragamba", </text:p>
      <text:p text:style-name="P139"><text:s text:c="32"/>"footer": false, </text:p>
      <text:p text:style-name="P139"><text:s text:c="32"/>"trend": true, </text:p>
      <text:p text:style-name="P139"><text:s text:c="32"/>"precision": 1, </text:p>
      <text:p text:style-name="P139"><text:s text:c="32"/>"label": "warragamba", </text:p>
      <text:p text:style-name="P139"><text:s text:c="32"/>"traffic_light_scale": {</text:p>
      <text:p text:style-name="P139"><text:s text:c="36"/>"scale": "std 3 code", </text:p>
      <text:p text:style-name="P139"><text:s text:c="36"/>"codes": [</text:p>
      <text:p text:style-name="P139"><text:s text:c="40"/>{</text:p>
      <text:p text:style-name="P139"><text:s text:c="44"/>"colour": "green", </text:p>
      <text:p text:style-name="P139"><text:s text:c="44"/>"value": "good"</text:p>
      <text:p text:style-name="P139"><text:s text:c="40"/>}, </text:p>
      <text:p text:style-name="P139"><text:s text:c="40"/>{</text:p>
      <text:p text:style-name="P139"><text:s text:c="44"/>"colour": "amber", </text:p>
      <text:p text:style-name="P139"><text:s text:c="44"/>"value": "poor"</text:p>
      <text:p text:style-name="P139"><text:s text:c="40"/>}, </text:p>
      <text:p text:style-name="P139"><text:s text:c="40"/>{</text:p>
      <text:p text:style-name="P139"><text:s text:c="44"/>"colour": "red", </text:p>
      <text:p text:style-name="P139"><text:s text:c="44"/>"value": "bad"</text:p>
      <text:p text:style-name="P139"><text:s text:c="40"/>}</text:p>
      <text:p text:style-name="P139"><text:s text:c="36"/>]</text:p>
      <text:p text:style-name="P139"><text:s text:c="32"/>}, </text:p>
      <text:p text:style-name="P139"><text:s text:c="32"/>"type": "numeric", </text:p>
      <text:p text:style-name="P139"><text:s text:c="32"/>"unit": {</text:p>
      <text:p text:style-name="P139"><text:s text:c="36"/>"suffix": "%"</text:p>
      <text:p text:style-name="P139"><text:s text:c="32"/>}</text:p>
      <text:p text:style-name="P139"><text:s text:c="28"/>}, </text:p>
      <text:p text:style-name="P139"><text:s text:c="28"/>{</text:p>
      <text:p text:style-name="P139"><text:s text:c="32"/>"icon_library": null, </text:p>
      <text:p text:style-name="P139"><text:s text:c="32"/>"display_name": true, </text:p>
      <text:p text:style-name="P139"><text:s text:c="32"/>"name": "Avon", </text:p>
      <text:p text:style-name="P139"><text:s text:c="32"/>"footer": false, </text:p>
      <text:p text:style-name="P139"><text:s text:c="32"/>"trend": true, </text:p>
      <text:p text:style-name="P139"><text:s text:c="32"/>"precision": 1, </text:p>
      <text:p text:style-name="P139"><text:s text:c="32"/>"label": "avon", </text:p>
      <text:p text:style-name="P139"><text:s text:c="32"/>"traffic_light_scale": {</text:p>
      <text:p text:style-name="P139"><text:s text:c="36"/>"scale": "std 3 code", </text:p>
      <text:p text:style-name="P139"><text:s text:c="36"/>"codes": [</text:p>
      <text:p text:style-name="P139"><text:s text:c="40"/>{</text:p>
      <text:p text:style-name="P139"><text:soft-page-break/><text:s text:c="44"/>"colour": "green", </text:p>
      <text:p text:style-name="P139"><text:s text:c="44"/>"value": "good"</text:p>
      <text:p text:style-name="P139"><text:s text:c="40"/>}, </text:p>
      <text:p text:style-name="P139"><text:s text:c="40"/>{</text:p>
      <text:p text:style-name="P139"><text:s text:c="44"/>"colour": "amber", </text:p>
      <text:p text:style-name="P139"><text:s text:c="44"/>"value": "poor"</text:p>
      <text:p text:style-name="P139"><text:s text:c="40"/>}, </text:p>
      <text:p text:style-name="P139"><text:s text:c="40"/>{</text:p>
      <text:p text:style-name="P139"><text:s text:c="44"/>"colour": "red", </text:p>
      <text:p text:style-name="P139"><text:s text:c="44"/>"value": "bad"</text:p>
      <text:p text:style-name="P139"><text:s text:c="40"/>}</text:p>
      <text:p text:style-name="P139"><text:s text:c="36"/>]</text:p>
      <text:p text:style-name="P139"><text:s text:c="32"/>}, </text:p>
      <text:p text:style-name="P139"><text:s text:c="32"/>"type": "numeric", </text:p>
      <text:p text:style-name="P139"><text:s text:c="32"/>"unit": {</text:p>
      <text:p text:style-name="P139"><text:s text:c="36"/>"suffix": "%"</text:p>
      <text:p text:style-name="P139"><text:s text:c="32"/>}</text:p>
      <text:p text:style-name="P139"><text:s text:c="28"/>}, </text:p>
      <text:p text:style-name="P139"><text:s text:c="28"/>{</text:p>
      <text:p text:style-name="P139"><text:s text:c="32"/>"icon_library": null, </text:p>
      <text:p text:style-name="P139"><text:s text:c="32"/>"display_name": true, </text:p>
      <text:p text:style-name="P139"><text:s text:c="32"/>"name": "Cataract", </text:p>
      <text:p text:style-name="P139"><text:s text:c="32"/>"footer": false, </text:p>
      <text:p text:style-name="P139"><text:s text:c="32"/>"trend": true, </text:p>
      <text:p text:style-name="P139"><text:s text:c="32"/>"precision": 1, </text:p>
      <text:p text:style-name="P139"><text:s text:c="32"/>"label": "cataract", </text:p>
      <text:p text:style-name="P139"><text:s text:c="32"/>"traffic_light_scale": {</text:p>
      <text:p text:style-name="P139"><text:s text:c="36"/>"scale": "std 3 code", </text:p>
      <text:p text:style-name="P139"><text:s text:c="36"/>"codes": [</text:p>
      <text:p text:style-name="P139"><text:s text:c="40"/>{</text:p>
      <text:p text:style-name="P139"><text:s text:c="44"/>"colour": "green", </text:p>
      <text:p text:style-name="P139"><text:s text:c="44"/>"value": "good"</text:p>
      <text:p text:style-name="P139"><text:s text:c="40"/>}, </text:p>
      <text:p text:style-name="P139"><text:s text:c="40"/>{</text:p>
      <text:p text:style-name="P139"><text:s text:c="44"/>"colour": "amber", </text:p>
      <text:p text:style-name="P139"><text:s text:c="44"/>"value": "poor"</text:p>
      <text:p text:style-name="P139"><text:s text:c="40"/>}, </text:p>
      <text:p text:style-name="P139"><text:s text:c="40"/>{</text:p>
      <text:p text:style-name="P139"><text:s text:c="44"/>"colour": "red", </text:p>
      <text:p text:style-name="P139"><text:s text:c="44"/>"value": "bad"</text:p>
      <text:p text:style-name="P139"><text:s text:c="40"/>}</text:p>
      <text:p text:style-name="P139"><text:s text:c="36"/>]</text:p>
      <text:p text:style-name="P139"><text:s text:c="32"/>}, </text:p>
      <text:p text:style-name="P139"><text:s text:c="32"/>"type": "numeric", </text:p>
      <text:p text:style-name="P139"><text:s text:c="32"/>"unit": {</text:p>
      <text:p text:style-name="P139"><text:s text:c="36"/>"suffix": "%"</text:p>
      <text:p text:style-name="P139"><text:s text:c="32"/>}</text:p>
      <text:p text:style-name="P139"><text:s text:c="28"/>}, </text:p>
      <text:p text:style-name="P139"><text:s text:c="28"/>{</text:p>
      <text:p text:style-name="P139"><text:s text:c="32"/>"icon_library": null, </text:p>
      <text:p text:style-name="P139"><text:s text:c="32"/>"display_name": true, </text:p>
      <text:p text:style-name="P139"><text:s text:c="32"/>"name": "Cordeaux", </text:p>
      <text:p text:style-name="P139"><text:s text:c="32"/>"footer": false, </text:p>
      <text:p text:style-name="P139"><text:s text:c="32"/>"trend": true, </text:p>
      <text:p text:style-name="P139"><text:s text:c="32"/>"precision": 1, </text:p>
      <text:p text:style-name="P139"><text:s text:c="32"/>"label": "cordeaux", </text:p>
      <text:p text:style-name="P139"><text:s text:c="32"/>"traffic_light_scale": {</text:p>
      <text:p text:style-name="P139"><text:s text:c="36"/>"scale": "std 3 code", </text:p>
      <text:p text:style-name="P139"><text:s text:c="36"/>"codes": [</text:p>
      <text:p text:style-name="P139"><text:s text:c="40"/>{</text:p>
      <text:p text:style-name="P139"><text:s text:c="44"/>"colour": "green", </text:p>
      <text:p text:style-name="P139"><text:s text:c="44"/>"value": "good"</text:p>
      <text:p text:style-name="P139"><text:s text:c="40"/>}, </text:p>
      <text:p text:style-name="P139"><text:s text:c="40"/>{</text:p>
      <text:p text:style-name="P139"><text:soft-page-break/><text:s text:c="44"/>"colour": "amber", </text:p>
      <text:p text:style-name="P139"><text:s text:c="44"/>"value": "poor"</text:p>
      <text:p text:style-name="P139"><text:s text:c="40"/>}, </text:p>
      <text:p text:style-name="P139"><text:s text:c="40"/>{</text:p>
      <text:p text:style-name="P139"><text:s text:c="44"/>"colour": "red", </text:p>
      <text:p text:style-name="P139"><text:s text:c="44"/>"value": "bad"</text:p>
      <text:p text:style-name="P139"><text:s text:c="40"/>}</text:p>
      <text:p text:style-name="P139"><text:s text:c="36"/>]</text:p>
      <text:p text:style-name="P139"><text:s text:c="32"/>}, </text:p>
      <text:p text:style-name="P139"><text:s text:c="32"/>"type": "numeric", </text:p>
      <text:p text:style-name="P139"><text:s text:c="32"/>"unit": {</text:p>
      <text:p text:style-name="P139"><text:s text:c="36"/>"suffix": "%"</text:p>
      <text:p text:style-name="P139"><text:s text:c="32"/>}</text:p>
      <text:p text:style-name="P139"><text:s text:c="28"/>}</text:p>
      <text:p text:style-name="P139"><text:s text:c="24"/>], </text:p>
      <text:p text:style-name="P139"><text:s text:c="24"/>"list_label_width": 50, </text:p>
      <text:p text:style-name="P139"><text:s text:c="24"/>"expansion": true, </text:p>
      <text:p text:style-name="P139"><text:s text:c="24"/>"aspect": 1, </text:p>
      <text:p text:style-name="P139"><text:s text:c="24"/>"type": "priority_list", </text:p>
      <text:p text:style-name="P139"><text:s text:c="24"/>"columns": 1</text:p>
      <text:p text:style-name="P139"><text:s text:c="20"/>}</text:p>
      <text:p text:style-name="P139"><text:s text:c="16"/>], </text:p>
      <text:p text:style-name="P139"><text:s text:c="16"/>"deexpansion_hint": "Show less", </text:p>
      <text:p text:style-name="P139"><text:s text:c="16"/>"expansion_hint": "Show more"</text:p>
      <text:p text:style-name="P139"><text:s text:c="12"/>}</text:p>
      <text:p text:style-name="P139"><text:s text:c="8"/>}, </text:p>
      <text:p text:style-name="P139"><text:s text:c="8"/>{</text:p>
      <text:p text:style-name="P139"><text:s text:c="12"/>"subtitle": "Water quality", </text:p>
      <text:p text:style-name="P139"><text:s text:c="12"/>"subcategory": "Environment", </text:p>
      <text:p text:style-name="P139"><text:s text:c="12"/>"source_url": "http://www.environment.nsw.gov.au/beach/", </text:p>
      <text:p text:style-name="P139"><text:s text:c="12"/>"actual_frequency": "Daily", </text:p>
      <text:p text:style-name="P139"><text:s text:c="12"/>"category": "Environment and Planning", </text:p>
      <text:p text:style-name="P139"><text:s text:c="12"/>"about": "&lt;p&gt;Beach quality data taken from the NSW Environment Beachwatch RSS feeds.&lt;/p&gt;", </text:p>
      <text:p text:style-name="P139"><text:s text:c="12"/>"category_aspect": 1, </text:p>
      <text:p text:style-name="P139"><text:s text:c="12"/>"name": "Beaches", </text:p>
      <text:p text:style-name="P139"><text:s text:c="12"/>"refresh_rate": 2000, </text:p>
      <text:p text:style-name="P139"><text:s text:c="12"/>"label": "beaches", </text:p>
      <text:p text:style-name="P139"><text:s text:c="12"/>"source_url_text": "Environment NSW Beachwatch", </text:p>
      <text:p text:style-name="P139"><text:s text:c="12"/>"display": {</text:p>
      <text:p text:style-name="P139"><text:s text:c="16"/>"tiles": [</text:p>
      <text:p text:style-name="P139"><text:s text:c="20"/>{</text:p>
      <text:p text:style-name="P139"><text:s text:c="24"/>"statistics": [</text:p>
      <text:p text:style-name="P139"><text:s text:c="28"/>{</text:p>
      <text:p text:style-name="P139"><text:s text:c="32"/>"icon_library": null, </text:p>
      <text:p text:style-name="P139"><text:s text:c="32"/>"display_name": true, </text:p>
      <text:p text:style-name="P139"><text:s text:c="32"/>"name": "", </text:p>
      <text:p text:style-name="P139"><text:s text:c="32"/>"footer": false, </text:p>
      <text:p text:style-name="P139"><text:s text:c="32"/>"trend": true, </text:p>
      <text:p text:style-name="P139"><text:s text:c="32"/>"label": "all_ocean_beaches", </text:p>
      <text:p text:style-name="P139"><text:s text:c="32"/>"traffic_light_scale": {</text:p>
      <text:p text:style-name="P139"><text:s text:c="36"/>"scale": "std 3 code", </text:p>
      <text:p text:style-name="P139"><text:s text:c="36"/>"codes": [</text:p>
      <text:p text:style-name="P139"><text:s text:c="40"/>{</text:p>
      <text:p text:style-name="P139"><text:s text:c="44"/>"colour": "green", </text:p>
      <text:p text:style-name="P139"><text:s text:c="44"/>"value": "good"</text:p>
      <text:p text:style-name="P139"><text:s text:c="40"/>}, </text:p>
      <text:p text:style-name="P139"><text:s text:c="40"/>{</text:p>
      <text:p text:style-name="P139"><text:s text:c="44"/>"colour": "amber", </text:p>
      <text:p text:style-name="P139"><text:s text:c="44"/>"value": "poor"</text:p>
      <text:p text:style-name="P139"><text:s text:c="40"/>}, </text:p>
      <text:p text:style-name="P139"><text:s text:c="40"/>{</text:p>
      <text:p text:style-name="P139"><text:s text:c="44"/>"colour": "red", </text:p>
      <text:p text:style-name="P139"><text:s text:c="44"/>"value": "bad"</text:p>
      <text:p text:style-name="P139"><text:soft-page-break/><text:s text:c="40"/>}</text:p>
      <text:p text:style-name="P139"><text:s text:c="36"/>]</text:p>
      <text:p text:style-name="P139"><text:s text:c="32"/>}, </text:p>
      <text:p text:style-name="P139"><text:s text:c="32"/>"type": "string"</text:p>
      <text:p text:style-name="P139"><text:s text:c="28"/>}, </text:p>
      <text:p text:style-name="P139"><text:s text:c="28"/>{</text:p>
      <text:p text:style-name="P139"><text:s text:c="32"/>"icon_library": null, </text:p>
      <text:p text:style-name="P139"><text:s text:c="32"/>"display_name": true, </text:p>
      <text:p text:style-name="P139"><text:s text:c="32"/>"name": "YTD", </text:p>
      <text:p text:style-name="P139"><text:s text:c="32"/>"footer": false, </text:p>
      <text:p text:style-name="P139"><text:s text:c="32"/>"trend": false, </text:p>
      <text:p text:style-name="P139"><text:s text:c="32"/>"label": "all_ocean_ytd", </text:p>
      <text:p text:style-name="P139"><text:s text:c="32"/>"traffic_light_scale": {</text:p>
      <text:p text:style-name="P139"><text:s text:c="36"/>"scale": "std 3 code", </text:p>
      <text:p text:style-name="P139"><text:s text:c="36"/>"codes": [</text:p>
      <text:p text:style-name="P139"><text:s text:c="40"/>{</text:p>
      <text:p text:style-name="P139"><text:s text:c="44"/>"colour": "green", </text:p>
      <text:p text:style-name="P139"><text:s text:c="44"/>"value": "good"</text:p>
      <text:p text:style-name="P139"><text:s text:c="40"/>}, </text:p>
      <text:p text:style-name="P139"><text:s text:c="40"/>{</text:p>
      <text:p text:style-name="P139"><text:s text:c="44"/>"colour": "amber", </text:p>
      <text:p text:style-name="P139"><text:s text:c="44"/>"value": "poor"</text:p>
      <text:p text:style-name="P139"><text:s text:c="40"/>}, </text:p>
      <text:p text:style-name="P139"><text:s text:c="40"/>{</text:p>
      <text:p text:style-name="P139"><text:s text:c="44"/>"colour": "red", </text:p>
      <text:p text:style-name="P139"><text:s text:c="44"/>"value": "bad"</text:p>
      <text:p text:style-name="P139"><text:s text:c="40"/>}</text:p>
      <text:p text:style-name="P139"><text:s text:c="36"/>]</text:p>
      <text:p text:style-name="P139"><text:s text:c="32"/>}, </text:p>
      <text:p text:style-name="P139"><text:s text:c="32"/>"type": "string"</text:p>
      <text:p text:style-name="P139"><text:s text:c="28"/>}, </text:p>
      <text:p text:style-name="P139"><text:s text:c="28"/>{</text:p>
      <text:p text:style-name="P139"><text:s text:c="32"/>"icon_library": null, </text:p>
      <text:p text:style-name="P139"><text:s text:c="32"/>"display_name": false, </text:p>
      <text:p text:style-name="P139"><text:s text:c="32"/>"name": "Highlight Beach", </text:p>
      <text:p text:style-name="P139"><text:s text:c="32"/>"hyperlinkable": false, </text:p>
      <text:p text:style-name="P139"><text:s text:c="32"/>"trend": false, </text:p>
      <text:p text:style-name="P139"><text:s text:c="32"/>"footer": true, </text:p>
      <text:p text:style-name="P139"><text:s text:c="32"/>"label": "highlight_beach", </text:p>
      <text:p text:style-name="P139"><text:s text:c="32"/>"traffic_light_scale": {</text:p>
      <text:p text:style-name="P139"><text:s text:c="36"/>"scale": "std 3 code", </text:p>
      <text:p text:style-name="P139"><text:s text:c="36"/>"codes": [</text:p>
      <text:p text:style-name="P139"><text:s text:c="40"/>{</text:p>
      <text:p text:style-name="P139"><text:s text:c="44"/>"colour": "green", </text:p>
      <text:p text:style-name="P139"><text:s text:c="44"/>"value": "good"</text:p>
      <text:p text:style-name="P139"><text:s text:c="40"/>}, </text:p>
      <text:p text:style-name="P139"><text:s text:c="40"/>{</text:p>
      <text:p text:style-name="P139"><text:s text:c="44"/>"colour": "amber", </text:p>
      <text:p text:style-name="P139"><text:s text:c="44"/>"value": "poor"</text:p>
      <text:p text:style-name="P139"><text:s text:c="40"/>}, </text:p>
      <text:p text:style-name="P139"><text:s text:c="40"/>{</text:p>
      <text:p text:style-name="P139"><text:s text:c="44"/>"colour": "red", </text:p>
      <text:p text:style-name="P139"><text:s text:c="44"/>"value": "bad"</text:p>
      <text:p text:style-name="P139"><text:s text:c="40"/>}</text:p>
      <text:p text:style-name="P139"><text:s text:c="36"/>]</text:p>
      <text:p text:style-name="P139"><text:s text:c="32"/>}, </text:p>
      <text:p text:style-name="P139"><text:s text:c="32"/>"rotates": true, </text:p>
      <text:p text:style-name="P139"><text:s text:c="32"/>"type": "string"</text:p>
      <text:p text:style-name="P139"><text:s text:c="28"/>}</text:p>
      <text:p text:style-name="P139"><text:s text:c="24"/>], </text:p>
      <text:p text:style-name="P139"><text:s text:c="24"/>"type": "single_main_stat", </text:p>
      <text:p text:style-name="P139"><text:s text:c="24"/>"aspect": 1, </text:p>
      <text:p text:style-name="P139"><text:s text:c="24"/>"expansion": false</text:p>
      <text:p text:style-name="P139"><text:s text:c="20"/>}, </text:p>
      <text:p text:style-name="P139"><text:soft-page-break/><text:s text:c="20"/>{</text:p>
      <text:p text:style-name="P139"><text:s text:c="24"/>"statistics": [</text:p>
      <text:p text:style-name="P139"><text:s text:c="28"/>{</text:p>
      <text:p text:style-name="P139"><text:s text:c="32"/>"icon_library": null, </text:p>
      <text:p text:style-name="P139"><text:s text:c="32"/>"display_name": true, </text:p>
      <text:p text:style-name="P139"><text:s text:c="32"/>"name": "Sydney Ocean Beaches", </text:p>
      <text:p text:style-name="P139"><text:s text:c="32"/>"footer": false, </text:p>
      <text:p text:style-name="P139"><text:s text:c="32"/>"trend": false, </text:p>
      <text:p text:style-name="P139"><text:s text:c="32"/>"label": "region_SYDOC", </text:p>
      <text:p text:style-name="P139"><text:s text:c="32"/>"traffic_light_scale": {</text:p>
      <text:p text:style-name="P139"><text:s text:c="36"/>"scale": "std 3 code", </text:p>
      <text:p text:style-name="P139"><text:s text:c="36"/>"codes": [</text:p>
      <text:p text:style-name="P139"><text:s text:c="40"/>{</text:p>
      <text:p text:style-name="P139"><text:s text:c="44"/>"colour": "green", </text:p>
      <text:p text:style-name="P139"><text:s text:c="44"/>"value": "good"</text:p>
      <text:p text:style-name="P139"><text:s text:c="40"/>}, </text:p>
      <text:p text:style-name="P139"><text:s text:c="40"/>{</text:p>
      <text:p text:style-name="P139"><text:s text:c="44"/>"colour": "amber", </text:p>
      <text:p text:style-name="P139"><text:s text:c="44"/>"value": "poor"</text:p>
      <text:p text:style-name="P139"><text:s text:c="40"/>}, </text:p>
      <text:p text:style-name="P139"><text:s text:c="40"/>{</text:p>
      <text:p text:style-name="P139"><text:s text:c="44"/>"colour": "red", </text:p>
      <text:p text:style-name="P139"><text:s text:c="44"/>"value": "bad"</text:p>
      <text:p text:style-name="P139"><text:s text:c="40"/>}</text:p>
      <text:p text:style-name="P139"><text:s text:c="36"/>]</text:p>
      <text:p text:style-name="P139"><text:s text:c="32"/>}, </text:p>
      <text:p text:style-name="P139"><text:s text:c="32"/>"type": "string"</text:p>
      <text:p text:style-name="P139"><text:s text:c="28"/>}, </text:p>
      <text:p text:style-name="P139"><text:s text:c="28"/>{</text:p>
      <text:p text:style-name="P139"><text:s text:c="32"/>"icon_library": null, </text:p>
      <text:p text:style-name="P139"><text:s text:c="32"/>"display_name": true, </text:p>
      <text:p text:style-name="P139"><text:s text:c="32"/>"name": "Sydney Harbour Beaches", </text:p>
      <text:p text:style-name="P139"><text:s text:c="32"/>"footer": false, </text:p>
      <text:p text:style-name="P139"><text:s text:c="32"/>"trend": false, </text:p>
      <text:p text:style-name="P139"><text:s text:c="32"/>"label": "region_SYDHB", </text:p>
      <text:p text:style-name="P139"><text:s text:c="32"/>"traffic_light_scale": {</text:p>
      <text:p text:style-name="P139"><text:s text:c="36"/>"scale": "std 3 code", </text:p>
      <text:p text:style-name="P139"><text:s text:c="36"/>"codes": [</text:p>
      <text:p text:style-name="P139"><text:s text:c="40"/>{</text:p>
      <text:p text:style-name="P139"><text:s text:c="44"/>"colour": "green", </text:p>
      <text:p text:style-name="P139"><text:s text:c="44"/>"value": "good"</text:p>
      <text:p text:style-name="P139"><text:s text:c="40"/>}, </text:p>
      <text:p text:style-name="P139"><text:s text:c="40"/>{</text:p>
      <text:p text:style-name="P139"><text:s text:c="44"/>"colour": "amber", </text:p>
      <text:p text:style-name="P139"><text:s text:c="44"/>"value": "poor"</text:p>
      <text:p text:style-name="P139"><text:s text:c="40"/>}, </text:p>
      <text:p text:style-name="P139"><text:s text:c="40"/>{</text:p>
      <text:p text:style-name="P139"><text:s text:c="44"/>"colour": "red", </text:p>
      <text:p text:style-name="P139"><text:s text:c="44"/>"value": "bad"</text:p>
      <text:p text:style-name="P139"><text:s text:c="40"/>}</text:p>
      <text:p text:style-name="P139"><text:s text:c="36"/>]</text:p>
      <text:p text:style-name="P139"><text:s text:c="32"/>}, </text:p>
      <text:p text:style-name="P139"><text:s text:c="32"/>"type": "string"</text:p>
      <text:p text:style-name="P139"><text:s text:c="28"/>}, </text:p>
      <text:p text:style-name="P139"><text:s text:c="28"/>{</text:p>
      <text:p text:style-name="P139"><text:s text:c="32"/>"icon_library": null, </text:p>
      <text:p text:style-name="P139"><text:s text:c="32"/>"display_name": true, </text:p>
      <text:p text:style-name="P139"><text:s text:c="32"/>"name": "Southern Harbour Beaches", </text:p>
      <text:p text:style-name="P139"><text:s text:c="32"/>"footer": false, </text:p>
      <text:p text:style-name="P139"><text:s text:c="32"/>"trend": false, </text:p>
      <text:p text:style-name="P139"><text:s text:c="32"/>"label": "region_BOTNY", </text:p>
      <text:p text:style-name="P139"><text:s text:c="32"/>"traffic_light_scale": {</text:p>
      <text:p text:style-name="P139"><text:s text:c="36"/>"scale": "std 3 code", </text:p>
      <text:p text:style-name="P139"><text:s text:c="36"/>"codes": [</text:p>
      <text:p text:style-name="P139"><text:soft-page-break/><text:s text:c="40"/>{</text:p>
      <text:p text:style-name="P139"><text:s text:c="44"/>"colour": "green", </text:p>
      <text:p text:style-name="P139"><text:s text:c="44"/>"value": "good"</text:p>
      <text:p text:style-name="P139"><text:s text:c="40"/>}, </text:p>
      <text:p text:style-name="P139"><text:s text:c="40"/>{</text:p>
      <text:p text:style-name="P139"><text:s text:c="44"/>"colour": "amber", </text:p>
      <text:p text:style-name="P139"><text:s text:c="44"/>"value": "poor"</text:p>
      <text:p text:style-name="P139"><text:s text:c="40"/>}, </text:p>
      <text:p text:style-name="P139"><text:s text:c="40"/>{</text:p>
      <text:p text:style-name="P139"><text:s text:c="44"/>"colour": "red", </text:p>
      <text:p text:style-name="P139"><text:s text:c="44"/>"value": "bad"</text:p>
      <text:p text:style-name="P139"><text:s text:c="40"/>}</text:p>
      <text:p text:style-name="P139"><text:s text:c="36"/>]</text:p>
      <text:p text:style-name="P139"><text:s text:c="32"/>}, </text:p>
      <text:p text:style-name="P139"><text:s text:c="32"/>"type": "string"</text:p>
      <text:p text:style-name="P139"><text:s text:c="28"/>}, </text:p>
      <text:p text:style-name="P139"><text:s text:c="28"/>{</text:p>
      <text:p text:style-name="P139"><text:s text:c="32"/>"icon_library": null, </text:p>
      <text:p text:style-name="P139"><text:s text:c="32"/>"display_name": true, </text:p>
      <text:p text:style-name="P139"><text:s text:c="32"/>"name": "Pittwater Beaches", </text:p>
      <text:p text:style-name="P139"><text:s text:c="32"/>"footer": false, </text:p>
      <text:p text:style-name="P139"><text:s text:c="32"/>"trend": false, </text:p>
      <text:p text:style-name="P139"><text:s text:c="32"/>"label": "region_PIWAT", </text:p>
      <text:p text:style-name="P139"><text:s text:c="32"/>"traffic_light_scale": {</text:p>
      <text:p text:style-name="P139"><text:s text:c="36"/>"scale": "std 3 code", </text:p>
      <text:p text:style-name="P139"><text:s text:c="36"/>"codes": [</text:p>
      <text:p text:style-name="P139"><text:s text:c="40"/>{</text:p>
      <text:p text:style-name="P139"><text:s text:c="44"/>"colour": "green", </text:p>
      <text:p text:style-name="P139"><text:s text:c="44"/>"value": "good"</text:p>
      <text:p text:style-name="P139"><text:s text:c="40"/>}, </text:p>
      <text:p text:style-name="P139"><text:s text:c="40"/>{</text:p>
      <text:p text:style-name="P139"><text:s text:c="44"/>"colour": "amber", </text:p>
      <text:p text:style-name="P139"><text:s text:c="44"/>"value": "poor"</text:p>
      <text:p text:style-name="P139"><text:s text:c="40"/>}, </text:p>
      <text:p text:style-name="P139"><text:s text:c="40"/>{</text:p>
      <text:p text:style-name="P139"><text:s text:c="44"/>"colour": "red", </text:p>
      <text:p text:style-name="P139"><text:s text:c="44"/>"value": "bad"</text:p>
      <text:p text:style-name="P139"><text:s text:c="40"/>}</text:p>
      <text:p text:style-name="P139"><text:s text:c="36"/>]</text:p>
      <text:p text:style-name="P139"><text:s text:c="32"/>}, </text:p>
      <text:p text:style-name="P139"><text:s text:c="32"/>"type": "string"</text:p>
      <text:p text:style-name="P139"><text:s text:c="28"/>}, </text:p>
      <text:p text:style-name="P139"><text:s text:c="28"/>{</text:p>
      <text:p text:style-name="P139"><text:s text:c="32"/>"icon_library": null, </text:p>
      <text:p text:style-name="P139"><text:s text:c="32"/>"display_name": true, </text:p>
      <text:p text:style-name="P139"><text:s text:c="32"/>"name": "Central Coast Beaches", </text:p>
      <text:p text:style-name="P139"><text:s text:c="32"/>"footer": false, </text:p>
      <text:p text:style-name="P139"><text:s text:c="32"/>"trend": false, </text:p>
      <text:p text:style-name="P139"><text:s text:c="32"/>"label": "region_CTRCT", </text:p>
      <text:p text:style-name="P139"><text:s text:c="32"/>"traffic_light_scale": {</text:p>
      <text:p text:style-name="P139"><text:s text:c="36"/>"scale": "std 3 code", </text:p>
      <text:p text:style-name="P139"><text:s text:c="36"/>"codes": [</text:p>
      <text:p text:style-name="P139"><text:s text:c="40"/>{</text:p>
      <text:p text:style-name="P139"><text:s text:c="44"/>"colour": "green", </text:p>
      <text:p text:style-name="P139"><text:s text:c="44"/>"value": "good"</text:p>
      <text:p text:style-name="P139"><text:s text:c="40"/>}, </text:p>
      <text:p text:style-name="P139"><text:s text:c="40"/>{</text:p>
      <text:p text:style-name="P139"><text:s text:c="44"/>"colour": "amber", </text:p>
      <text:p text:style-name="P139"><text:s text:c="44"/>"value": "poor"</text:p>
      <text:p text:style-name="P139"><text:s text:c="40"/>}, </text:p>
      <text:p text:style-name="P139"><text:s text:c="40"/>{</text:p>
      <text:p text:style-name="P139"><text:s text:c="44"/>"colour": "red", </text:p>
      <text:p text:style-name="P139"><text:s text:c="44"/>"value": "bad"</text:p>
      <text:p text:style-name="P139"><text:s text:c="40"/>}</text:p>
      <text:p text:style-name="P139"><text:soft-page-break/><text:s text:c="36"/>]</text:p>
      <text:p text:style-name="P139"><text:s text:c="32"/>}, </text:p>
      <text:p text:style-name="P139"><text:s text:c="32"/>"type": "string"</text:p>
      <text:p text:style-name="P139"><text:s text:c="28"/>}, </text:p>
      <text:p text:style-name="P139"><text:s text:c="28"/>{</text:p>
      <text:p text:style-name="P139"><text:s text:c="32"/>"icon_library": null, </text:p>
      <text:p text:style-name="P139"><text:s text:c="32"/>"display_name": true, </text:p>
      <text:p text:style-name="P139"><text:s text:c="32"/>"name": "Illawarra Beaches", </text:p>
      <text:p text:style-name="P139"><text:s text:c="32"/>"footer": false, </text:p>
      <text:p text:style-name="P139"><text:s text:c="32"/>"trend": false, </text:p>
      <text:p text:style-name="P139"><text:s text:c="32"/>"label": "region_ILLAW", </text:p>
      <text:p text:style-name="P139"><text:s text:c="32"/>"traffic_light_scale": {</text:p>
      <text:p text:style-name="P139"><text:s text:c="36"/>"scale": "std 3 code", </text:p>
      <text:p text:style-name="P139"><text:s text:c="36"/>"codes": [</text:p>
      <text:p text:style-name="P139"><text:s text:c="40"/>{</text:p>
      <text:p text:style-name="P139"><text:s text:c="44"/>"colour": "green", </text:p>
      <text:p text:style-name="P139"><text:s text:c="44"/>"value": "good"</text:p>
      <text:p text:style-name="P139"><text:s text:c="40"/>}, </text:p>
      <text:p text:style-name="P139"><text:s text:c="40"/>{</text:p>
      <text:p text:style-name="P139"><text:s text:c="44"/>"colour": "amber", </text:p>
      <text:p text:style-name="P139"><text:s text:c="44"/>"value": "poor"</text:p>
      <text:p text:style-name="P139"><text:s text:c="40"/>}, </text:p>
      <text:p text:style-name="P139"><text:s text:c="40"/>{</text:p>
      <text:p text:style-name="P139"><text:s text:c="44"/>"colour": "red", </text:p>
      <text:p text:style-name="P139"><text:s text:c="44"/>"value": "bad"</text:p>
      <text:p text:style-name="P139"><text:s text:c="40"/>}</text:p>
      <text:p text:style-name="P139"><text:s text:c="36"/>]</text:p>
      <text:p text:style-name="P139"><text:s text:c="32"/>}, </text:p>
      <text:p text:style-name="P139"><text:s text:c="32"/>"type": "string"</text:p>
      <text:p text:style-name="P139"><text:s text:c="28"/>}, </text:p>
      <text:p text:style-name="P139"><text:s text:c="28"/>{</text:p>
      <text:p text:style-name="P139"><text:s text:c="32"/>"icon_library": null, </text:p>
      <text:p text:style-name="P139"><text:s text:c="32"/>"display_name": true, </text:p>
      <text:p text:style-name="P139"><text:s text:c="32"/>"name": "Hunter Beaches", </text:p>
      <text:p text:style-name="P139"><text:s text:c="32"/>"footer": false, </text:p>
      <text:p text:style-name="P139"><text:s text:c="32"/>"trend": false, </text:p>
      <text:p text:style-name="P139"><text:s text:c="32"/>"label": "region_HUNTR", </text:p>
      <text:p text:style-name="P139"><text:s text:c="32"/>"traffic_light_scale": {</text:p>
      <text:p text:style-name="P139"><text:s text:c="36"/>"scale": "std 3 code", </text:p>
      <text:p text:style-name="P139"><text:s text:c="36"/>"codes": [</text:p>
      <text:p text:style-name="P139"><text:s text:c="40"/>{</text:p>
      <text:p text:style-name="P139"><text:s text:c="44"/>"colour": "green", </text:p>
      <text:p text:style-name="P139"><text:s text:c="44"/>"value": "good"</text:p>
      <text:p text:style-name="P139"><text:s text:c="40"/>}, </text:p>
      <text:p text:style-name="P139"><text:s text:c="40"/>{</text:p>
      <text:p text:style-name="P139"><text:s text:c="44"/>"colour": "amber", </text:p>
      <text:p text:style-name="P139"><text:s text:c="44"/>"value": "poor"</text:p>
      <text:p text:style-name="P139"><text:s text:c="40"/>}, </text:p>
      <text:p text:style-name="P139"><text:s text:c="40"/>{</text:p>
      <text:p text:style-name="P139"><text:s text:c="44"/>"colour": "red", </text:p>
      <text:p text:style-name="P139"><text:s text:c="44"/>"value": "bad"</text:p>
      <text:p text:style-name="P139"><text:s text:c="40"/>}</text:p>
      <text:p text:style-name="P139"><text:s text:c="36"/>]</text:p>
      <text:p text:style-name="P139"><text:s text:c="32"/>}, </text:p>
      <text:p text:style-name="P139"><text:s text:c="32"/>"type": "string"</text:p>
      <text:p text:style-name="P139"><text:s text:c="28"/>}</text:p>
      <text:p text:style-name="P139"><text:s text:c="24"/>], </text:p>
      <text:p text:style-name="P139"><text:s text:c="24"/>"list_label_width": 60, </text:p>
      <text:p text:style-name="P139"><text:s text:c="24"/>"expansion": true, </text:p>
      <text:p text:style-name="P139"><text:s text:c="24"/>"aspect": 1, </text:p>
      <text:p text:style-name="P139"><text:s text:c="24"/>"type": "priority_list", </text:p>
      <text:p text:style-name="P139"><text:s text:c="24"/>"columns": 1</text:p>
      <text:p text:style-name="P139"><text:s text:c="20"/>}</text:p>
      <text:p text:style-name="P139"><text:s text:c="16"/>], </text:p>
      <text:p text:style-name="P139"><text:soft-page-break/><text:s text:c="16"/>"deexpansion_hint": "Show less", </text:p>
      <text:p text:style-name="P139"><text:s text:c="16"/>"expansion_hint": "Show more"</text:p>
      <text:p text:style-name="P139"><text:s text:c="12"/>}</text:p>
      <text:p text:style-name="P139"><text:s text:c="8"/>}, </text:p>
      <text:p text:style-name="P139"><text:s text:c="8"/>{</text:p>
      <text:p text:style-name="P139"><text:s text:c="12"/>"subtitle": "Agency tweets outbound", </text:p>
      <text:p text:style-name="P139"><text:s text:c="12"/>"subcategory": "Twitter", </text:p>
      <text:p text:style-name="P139"><text:s text:c="12"/>"source_url": "http://twitter.com/", </text:p>
      <text:p text:style-name="P139"><text:s text:c="12"/>"actual_frequency": "Real time", </text:p>
      <text:p text:style-name="P139"><text:s text:c="12"/>"category": "Social Media", </text:p>
      <text:p text:style-name="P139"><text:s text:c="12"/>"about": "&lt;p&gt;Live Tweets from selected NSW agency Twitter streams:&lt;/p&gt;\r\n&lt;ul&gt;\r\n&lt;li&gt;Business NSW&lt;/li&gt;\r\n&lt;li&gt;NSW Planning&lt;/li&gt;\r\n&lt;li&gt;NSW Board of Studies&lt;/li&gt;\r\n&lt;li&gt;Service NSW&lt;/li&gt;\r\n&lt;li&gt;Urban Growth NSW&lt;/li&gt;\r\n&lt;li&gt;NSW Police&lt;/li&gt;\r\n&lt;li&gt;Data NSW&lt;/li&gt;\r\n&lt;li&gt;Teach NSW&lt;/li&gt;\r\n&lt;li&gt; Visit NSW&lt;/li&gt;\r\n&lt;/ul&gt;", </text:p>
      <text:p text:style-name="P139"><text:s text:c="12"/>"category_aspect": 1, </text:p>
      <text:p text:style-name="P139"><text:s text:c="12"/>"name": "Social Media", </text:p>
      <text:p text:style-name="P139"><text:s text:c="12"/>"refresh_rate": 15, </text:p>
      <text:p text:style-name="P139"><text:s text:c="12"/>"label": "tweets", </text:p>
      <text:p text:style-name="P139"><text:s text:c="12"/>"source_url_text": "Twitter", </text:p>
      <text:p text:style-name="P139"><text:s text:c="12"/>"display": {</text:p>
      <text:p text:style-name="P139"><text:s text:c="16"/>"tiles": [</text:p>
      <text:p text:style-name="P139"><text:s text:c="20"/>{</text:p>
      <text:p text:style-name="P139"><text:s text:c="24"/>"statistics": [</text:p>
      <text:p text:style-name="P139"><text:s text:c="28"/>{</text:p>
      <text:p text:style-name="P139"><text:s text:c="32"/>"icon_library": null, </text:p>
      <text:p text:style-name="P139"><text:s text:c="32"/>"display_name": true, </text:p>
      <text:p text:style-name="P139"><text:s text:c="32"/>"name": "", </text:p>
      <text:p text:style-name="P139"><text:s text:c="32"/>"numbered_list": false, </text:p>
      <text:p text:style-name="P139"><text:s text:c="32"/>"hyperlinkable": false, </text:p>
      <text:p text:style-name="P139"><text:s text:c="32"/>"trend": false, </text:p>
      <text:p text:style-name="P139"><text:s text:c="32"/>"footer": false, </text:p>
      <text:p text:style-name="P139"><text:s text:c="32"/>"label": "tweets", </text:p>
      <text:p text:style-name="P139"><text:s text:c="32"/>"type": "string_kv_list"</text:p>
      <text:p text:style-name="P139"><text:s text:c="28"/>}</text:p>
      <text:p text:style-name="P139"><text:s text:c="24"/>], </text:p>
      <text:p text:style-name="P139"><text:s text:c="24"/>"type": "newsfeed", </text:p>
      <text:p text:style-name="P139"><text:s text:c="24"/>"aspect": 1, </text:p>
      <text:p text:style-name="P139"><text:s text:c="24"/>"expansion": false</text:p>
      <text:p text:style-name="P139"><text:s text:c="20"/>}, </text:p>
      <text:p text:style-name="P139"><text:s text:c="20"/>{</text:p>
      <text:p text:style-name="P139"><text:s text:c="24"/>"type": "list_overflow", </text:p>
      <text:p text:style-name="P139"><text:s text:c="24"/>"aspect": 1, </text:p>
      <text:p text:style-name="P139"><text:s text:c="24"/>"expansion": true</text:p>
      <text:p text:style-name="P139"><text:s text:c="20"/>}</text:p>
      <text:p text:style-name="P139"><text:s text:c="16"/>], </text:p>
      <text:p text:style-name="P139"><text:s text:c="16"/>"deexpansion_hint": "Show less", </text:p>
      <text:p text:style-name="P139"><text:s text:c="16"/>"expansion_hint": "Show more"</text:p>
      <text:p text:style-name="P139"><text:s text:c="12"/>}</text:p>
      <text:p text:style-name="P139"><text:s text:c="8"/>}</text:p>
      <text:p text:style-name="P139"><text:s text:c="4"/>], </text:p>
      <text:p text:style-name="P139"><text:s text:c="4"/>"type": "Migrated View", </text:p>
      <text:p text:style-name="P139"><text:s text:c="4"/>"children": []</text:p>
      <text:p text:style-name="P139">}</text:p>
      <text:p text:style-name="P139"/>
      <text:p text:style-name="Standard"><text:span text:style-name="T7">COMMENTS: </text:span><text:span text:style-name="T10">Widget list will vary by </text:span><text:span text:style-name="T58">view</text:span><text:span text:style-name="T10">. <text:s/>Even where </text:span><text:span text:style-name="T47">a </text:span><text:span text:style-name="T10">particular widget is always shown, it may be displayed differently depending on </text:span><text:span text:style-name="T47">t</text:span><text:span text:style-name="T58">he view.</text:span></text:p>
      <text:p text:style-name="P1"/>
      <text:p text:style-name="P12">POSSIBLE FUTURE DIRECTIONS: <text:span text:style-name="T121">T</text:span><text:span text:style-name="T6">he API </text:span><text:span text:style-name="T47">could benefit from</text:span><text:span text:style-name="T6"> a clearer separation between metadata describing the meaning and format of the widget data of interest to all consumers of the API; and presentation directives that </text:span><text:span text:style-name="T47">may be </text:span><text:span text:style-name="T6">more finely targetted to </text:span><text:span text:style-name="T47">a</text:span><text:span text:style-name="T6"> particular front-end implementation and design.</text:span></text:p>
      <text:h text:style-name="P404" text:outline-level="2">Get Map Layers</text:h>
      <text:p text:style-name="P98">URL: <text:span text:style-name="T1">api-root</text:span><text:span text:style-name="T6">/map_layers</text:span></text:p>
      <text:p text:style-name="P98"><text:span text:style-name="T6">AUTHENTICATION: </text:span><text:span text:style-name="T11">May be required, depending on system configuration and choice of theme.</text:span></text:p>
      <text:p text:style-name="P51">GET args: </text:p>
      <table:table table:name="Table39" table:style-name="Table39">
        <table:table-column table:style-name="Table39.A"/>
        <table:table-column table:style-name="Table39.B"/>
        <table:table-header-rows>
          <table:table-row>
            <table:table-cell table:style-name="Table39.A1" office:value-type="string">
              <text:p text:style-name="P346">Argument</text:p>
            </table:table-cell>
            <table:table-cell table:style-name="Table39.B1" office:value-type="string">
              <text:p text:style-name="P346">Description</text:p>
            </table:table-cell>
          </table:table-row>
        </table:table-header-rows>
        <table:table-row>
          <table:table-cell table:style-name="Table39.A2" office:value-type="string">
            <text:p text:style-name="P293">view</text:p>
          </table:table-cell>
          <table:table-cell table:style-name="Table39.B2" office:value-type="string">
            <text:p text:style-name="P142">The <text:span text:style-name="T129">label of the current (map) view.</text:span></text:p>
          </table:table-cell>
        </table:table-row>
        <table:table-row>
          <table:table-cell table:style-name="Table39.A2" office:value-type="string">
            <text:p text:style-name="P276">hierarchical</text:p>
          </table:table-cell>
          <table:table-cell table:style-name="Table39.B2" office:value-type="string">
            <text:p text:style-name="P270">(Optional, defaults to empty string) <text:s/>If zero or empty string, <text:span text:style-name="T109">return layer menu as a flat list of Map Layer Definition objects. <text:s/>Otherwise return a hierarchical list of menus of Map Layer Definition objects, as described below.</text:span></text:p>
          </table:table-cell>
        </table:table-row>
      </table:table>
      <text:p text:style-name="P51"/>
      <text:p text:style-name="P38"><text:span text:style-name="T11">REQUEST example: </text:span><text:span text:style-name="T3">apt-root</text:span><text:span text:style-name="T11">/</text:span><text:span text:style-name="T54">map_layers?view=environment&amp;hierarchical=Y</text:span></text:p>
      <text:p text:style-name="P99"><text:span text:style-name="T6">RESPONSE description: </text:span><text:span text:style-name="T41">A Map Definition object</text:span></text:p>
      <text:h text:style-name="P424" text:outline-level="3">Map Definitions</text:h>
      <text:p text:style-name="P75">A Map Definition object contains the following keys:</text:p>
      <table:table table:name="Table44" table:style-name="Table44">
        <table:table-column table:style-name="Table44.A"/>
        <table:table-column table:style-name="Table44.B"/>
        <table:table-column table:style-name="Table44.C"/>
        <table:table-row>
          <table:table-cell table:style-name="Table44.A1" office:value-type="string">
            <text:p text:style-name="P368">Key</text:p>
          </table:table-cell>
          <table:table-cell table:style-name="Table44.A1" office:value-type="string">
            <text:p text:style-name="P368">Type</text:p>
          </table:table-cell>
          <table:table-cell table:style-name="Table44.C1" office:value-type="string">
            <text:p text:style-name="P368">Description</text:p>
          </table:table-cell>
        </table:table-row>
        <table:table-row>
          <table:table-cell table:style-name="Table44.A2" office:value-type="string">
            <text:p text:style-name="P204">menu</text:p>
          </table:table-cell>
          <table:table-cell table:style-name="Table44.A2" office:value-type="string">
            <text:p text:style-name="P204">See below.</text:p>
          </table:table-cell>
          <table:table-cell table:style-name="Table44.C2" office:value-type="string">
            <text:p text:style-name="P204">A menu of layers displayable on the map.</text:p>
          </table:table-cell>
        </table:table-row>
        <table:table-row>
          <table:table-cell table:style-name="Table44.A2" office:value-type="string">
            <text:p text:style-name="P203">window</text:p>
          </table:table-cell>
          <table:table-cell table:style-name="Table44.A2" office:value-type="string">
            <text:p text:style-name="P203">Geo-Window Definition Object</text:p>
          </table:table-cell>
          <table:table-cell table:style-name="Table44.C2" office:value-type="string">
            <text:p text:style-name="P203">Th<text:span text:style-name="T111">e</text:span> bounding rectangle of the map. <text:s/><text:span text:style-name="T111">Initial display window. <text:s/>Features may also be truncated so that only features inside or intersecting the window are returned.</text:span></text:p>
          </table:table-cell>
        </table:table-row>
      </table:table>
      <text:p text:style-name="P99"><text:span text:style-name="T33">If a hierarchical response is requested, the </text:span><text:span text:style-name="T41">menu key </text:span><text:span text:style-name="T34">may be either</text:span><text:span text:style-name="T33"> a </text:span><text:span text:style-name="T34">l</text:span><text:span text:style-name="T33">ist of Map Layer Menu Objects, </text:span><text:span text:style-name="T34">or a list of Map Layer Definition Objects</text:span><text:span text:style-name="T33">. <text:s/>Otherwise, t</text:span><text:span text:style-name="T41">he menu key </text:span><text:span text:style-name="T33">is a</text:span><text:span text:style-name="T34">lways a</text:span><text:span text:style-name="T33"> list of Map Layer Definition Objects. <text:s/></text:span></text:p>
      <text:p text:style-name="P79">For a hierarchical response, the menus may currently be at most 2 levels deep (i.e. menus, submenus, layer items).</text:p>
      <text:h text:style-name="P433" text:outline-level="3">Geo Window Definitions</text:h>
      <text:p text:style-name="P75">A Geo-Window Definition object contains the following keys:</text:p>
      <table:table table:name="Table45" table:style-name="Table45">
        <table:table-column table:style-name="Table45.A"/>
        <table:table-column table:style-name="Table45.B"/>
        <table:table-column table:style-name="Table45.C"/>
        <table:table-row>
          <table:table-cell table:style-name="Table45.A1" office:value-type="string">
            <text:p text:style-name="P368">Key</text:p>
          </table:table-cell>
          <table:table-cell table:style-name="Table45.A1" office:value-type="string">
            <text:p text:style-name="P368">Type</text:p>
          </table:table-cell>
          <table:table-cell table:style-name="Table45.C1" office:value-type="string">
            <text:p text:style-name="P368">Description</text:p>
          </table:table-cell>
        </table:table-row>
        <table:table-row>
          <table:table-cell table:style-name="Table45.A2" office:value-type="string">
            <text:p text:style-name="P280">north</text:p>
          </table:table-cell>
          <table:table-cell table:style-name="Table45.A2" office:value-type="string">
            <text:p text:style-name="P280">float</text:p>
          </table:table-cell>
          <table:table-cell table:style-name="Table45.C2" office:value-type="string">
            <text:p text:style-name="P280">The northern limit of the window <text:span text:style-name="T129">(GDA-94 degrees latitude)</text:span>.</text:p>
          </table:table-cell>
        </table:table-row>
        <table:table-row>
          <table:table-cell table:style-name="Table45.A2" office:value-type="string">
            <text:p text:style-name="P280">south</text:p>
          </table:table-cell>
          <table:table-cell table:style-name="Table45.A2" office:value-type="string">
            <text:p text:style-name="P280">float</text:p>
          </table:table-cell>
          <table:table-cell table:style-name="Table45.C2" office:value-type="string">
            <text:p text:style-name="P281">The southern limit of the window <text:span text:style-name="T129">(GDA-94 degrees latitude)</text:span>.</text:p>
          </table:table-cell>
        </table:table-row>
        <table:table-row>
          <table:table-cell table:style-name="Table45.A2" office:value-type="string">
            <text:p text:style-name="P280">east</text:p>
          </table:table-cell>
          <table:table-cell table:style-name="Table45.A2" office:value-type="string">
            <text:p text:style-name="P280">float</text:p>
          </table:table-cell>
          <table:table-cell table:style-name="Table45.C2" office:value-type="string">
            <text:p text:style-name="P281"><text:span text:style-name="T35">The </text:span><text:span text:style-name="T6">east</text:span><text:span text:style-name="T35">ern limit of the window </text:span><text:span text:style-name="T54">(GDA-94 degrees longitude)</text:span><text:span text:style-name="T35">.</text:span></text:p>
          </table:table-cell>
        </table:table-row>
        <table:table-row>
          <table:table-cell table:style-name="Table45.A2" office:value-type="string">
            <text:p text:style-name="P280">west</text:p>
          </table:table-cell>
          <table:table-cell table:style-name="Table45.A2" office:value-type="string">
            <text:p text:style-name="P280">float</text:p>
          </table:table-cell>
          <table:table-cell table:style-name="Table45.C2" office:value-type="string">
            <text:p text:style-name="P281"><text:span text:style-name="T35">The </text:span><text:span text:style-name="T6">west</text:span><text:span text:style-name="T35">ern limit of the window </text:span><text:span text:style-name="T54">(GDA-94 degrees longitude)</text:span><text:span text:style-name="T35">.</text:span></text:p>
          </table:table-cell>
        </table:table-row>
      </table:table>
      <text:h text:style-name="P427" text:outline-level="3"><text:span text:style-name="T6">Map Layer Menu</text:span><text:span text:style-name="T36">s</text:span></text:h>
      <text:p text:style-name="P74">A Map Layer Menu Object contains the following keys:</text:p>
      <table:table table:name="Table40" table:style-name="Table40">
        <table:table-column table:style-name="Table40.A"/>
        <table:table-column table:style-name="Table40.B"/>
        <table:table-column table:style-name="Table40.C"/>
        <table:table-row>
          <table:table-cell table:style-name="Table40.A1" office:value-type="string">
            <text:p text:style-name="P364">Key</text:p>
          </table:table-cell>
          <table:table-cell table:style-name="Table40.A1" office:value-type="string">
            <text:p text:style-name="P364">Type</text:p>
          </table:table-cell>
          <table:table-cell table:style-name="Table40.C1" office:value-type="string">
            <text:p text:style-name="P364">Description</text:p>
          </table:table-cell>
        </table:table-row>
        <table:table-row>
          <table:table-cell table:style-name="Table40.A2" office:value-type="string">
            <text:p text:style-name="P271">menu_label</text:p>
          </table:table-cell>
          <table:table-cell table:style-name="Table40.A2" office:value-type="string">
            <text:p text:style-name="P271">string</text:p>
          </table:table-cell>
          <table:table-cell table:style-name="Table40.C2" office:value-type="string">
            <text:p text:style-name="P271">The label for the menu item </text:p>
          </table:table-cell>
        </table:table-row>
        <table:table-row>
          <table:table-cell table:style-name="Table40.A2" office:value-type="string">
            <text:p text:style-name="P271">contents</text:p>
          </table:table-cell>
          <table:table-cell table:style-name="Table40.A2" office:value-type="string">
            <text:p text:style-name="P271">list</text:p>
          </table:table-cell>
          <table:table-cell table:style-name="Table40.C2" office:value-type="string">
            <text:p text:style-name="P130">May be either another list of Map Layer Menu Objects (i.e. sub-menus) or of Map Layer Definition Objects.</text:p>
          </table:table-cell>
        </table:table-row>
      </table:table>
      <text:h text:style-name="P428" text:outline-level="3">Map Layer Definition<text:span text:style-name="T110">s</text:span></text:h>
      <text:p text:style-name="P100">A Map Layer Definition Object contains the following keys:</text:p>
      <table:table table:name="Table41" table:style-name="Table41">
        <table:table-column table:style-name="Table41.A"/>
        <table:table-column table:style-name="Table41.B"/>
        <table:table-column table:style-name="Table41.C"/>
        <table:table-row>
          <table:table-cell table:style-name="Table41.A1" office:value-type="string">
            <text:p text:style-name="P365">Key</text:p>
          </table:table-cell>
          <table:table-cell table:style-name="Table41.A1" office:value-type="string">
            <text:p text:style-name="P365">Type</text:p>
          </table:table-cell>
          <table:table-cell table:style-name="Table41.C1" office:value-type="string">
            <text:p text:style-name="P365">Description</text:p>
          </table:table-cell>
        </table:table-row>
        <table:table-row>
          <table:table-cell table:style-name="Table41.A2" office:value-type="string">
            <text:p text:style-name="P162">category</text:p>
          </table:table-cell>
          <table:table-cell table:style-name="Table41.A2" office:value-type="string">
            <text:p text:style-name="P162">string</text:p>
          </table:table-cell>
          <table:table-cell table:style-name="Table41.C2" office:value-type="string">
            <text:p text:style-name="P179">The category of the widget. </text:p>
          </table:table-cell>
        </table:table-row>
        <table:table-row>
          <table:table-cell table:style-name="Table41.A2" office:value-type="string">
            <text:p text:style-name="P162">subcategory</text:p>
          </table:table-cell>
          <table:table-cell table:style-name="Table41.A2" office:value-type="string">
            <text:p text:style-name="P162">string</text:p>
          </table:table-cell>
          <table:table-cell table:style-name="Table41.C2" office:value-type="string">
            <text:p text:style-name="P179">The subcategory of the widget.</text:p>
          </table:table-cell>
        </table:table-row>
        <table:table-row>
          <table:table-cell table:style-name="Table41.A2" office:value-type="string">
            <text:p text:style-name="P294">label</text:p>
          </table:table-cell>
          <table:table-cell table:style-name="Table41.A2" office:value-type="string">
            <text:p text:style-name="P162">string</text:p>
          </table:table-cell>
          <table:table-cell table:style-name="Table41.C2" office:value-type="string">
            <text:p text:style-name="P161"><text:span text:style-name="T8">A short “slug” label for </text:span><text:span text:style-name="T19">the </text:span><text:span text:style-name="T35">layer</text:span><text:span text:style-name="T8">, </text:span><text:span text:style-name="T35">used to identify the layer in API calls.</text:span></text:p>
          </table:table-cell>
        </table:table-row>
        <table:table-row>
          <table:table-cell table:style-name="Table41.A2" office:value-type="string">
            <text:p text:style-name="P294">name</text:p>
          </table:table-cell>
          <table:table-cell table:style-name="Table41.A2" office:value-type="string">
            <text:p text:style-name="P272">string</text:p>
          </table:table-cell>
          <table:table-cell table:style-name="Table41.C2" office:value-type="string">
            <text:p text:style-name="P131">A <text:span text:style-name="T130">name</text:span> for the layer, suitable for display to users.</text:p>
          </table:table-cell>
        </table:table-row>
        <table:table-row>
          <table:table-cell table:style-name="Table41.A2" office:value-type="string">
            <text:p text:style-name="P272">geom_type</text:p>
          </table:table-cell>
          <table:table-cell table:style-name="Table41.A2" office:value-type="string">
            <text:p text:style-name="P272">string</text:p>
          </table:table-cell>
          <table:table-cell table:style-name="Table41.C2" office:value-type="string">
            <text:p text:style-name="P131">The geometry type of the features in the layer. <text:s/>May be: “point”, “line”, “polygon”, “multi-point”, “multi-line”, “multi-polygon”, “<text:span text:style-name="T113">predefined” or “external”</text:span>.</text:p>
            <text:p text:style-name="P131">“<text:span text:style-name="T113">Predefined” means that the first feature property will represent a lookup to a predefined geometry (i.e. as defined by csv-geo-au for Terria compatibility)</text:span></text:p>
          </table:table-cell>
        </table:table-row>
        <table:table-row>
          <table:table-cell table:style-name="Table41.A2" office:value-type="string">
            <text:p text:style-name="P272">properties</text:p>
          </table:table-cell>
          <table:table-cell table:style-name="Table41.A2" office:value-type="string">
            <text:p text:style-name="P272">List of Feature Property Definition objects</text:p>
          </table:table-cell>
          <table:table-cell table:style-name="Table41.C2" office:value-type="string">
            <text:p text:style-name="P133"><text:span text:style-name="T114">(For internal geom_types only) <text:s/></text:span>Definitions of the data properties that may be available for features in this layer.</text:p>
          </table:table-cell>
        </table:table-row>
        <table:table-row>
          <table:table-cell table:style-name="Table41.A2" office:value-type="string">
            <text:p text:style-name="P283">external_url</text:p>
          </table:table-cell>
          <table:table-cell table:style-name="Table41.A2" office:value-type="string">
            <text:p text:style-name="P283">string</text:p>
          </table:table-cell>
          <table:table-cell table:style-name="Table41.C2" office:value-type="string">
            <text:p text:style-name="P135">(For “external” geom_type only) <text:s/>The external URL of the dataset</text:p>
          </table:table-cell>
        </table:table-row>
        <table:table-row>
          <table:table-cell table:style-name="Table41.A2" office:value-type="string">
            <text:p text:style-name="P283">external_type</text:p>
          </table:table-cell>
          <table:table-cell table:style-name="Table41.A2" office:value-type="string">
            <text:p text:style-name="P283">string</text:p>
          </table:table-cell>
          <table:table-cell table:style-name="Table41.C2" office:value-type="string">
            <text:p text:style-name="P135">The type of the external dataset (e.g. “geojson”, “csv”, “czml”, etc)</text:p>
          </table:table-cell>
        </table:table-row>
      </table:table>
      <text:p text:style-name="Text_20_body"/>
      <text:h text:style-name="P418" text:outline-level="4">Feature Property Definitions</text:h>
      <text:p text:style-name="P101">A Feature Property Definition Object contains the following keys:</text:p>
      <table:table table:name="Table42" table:style-name="Table42">
        <table:table-column table:style-name="Table42.A"/>
        <table:table-column table:style-name="Table42.B"/>
        <table:table-column table:style-name="Table42.C"/>
        <table:table-row>
          <table:table-cell table:style-name="Table42.A1" office:value-type="string">
            <text:p text:style-name="P366">Key</text:p>
          </table:table-cell>
          <table:table-cell table:style-name="Table42.A1" office:value-type="string">
            <text:p text:style-name="P366">Type</text:p>
          </table:table-cell>
          <table:table-cell table:style-name="Table42.C1" office:value-type="string">
            <text:p text:style-name="P366">Description</text:p>
          </table:table-cell>
        </table:table-row>
        <table:table-row>
          <table:table-cell table:style-name="Table42.A2" office:value-type="string">
            <text:p text:style-name="P294">label</text:p>
          </table:table-cell>
          <table:table-cell table:style-name="Table42.A2" office:value-type="string">
            <text:p text:style-name="P176">string</text:p>
          </table:table-cell>
          <table:table-cell table:style-name="Table42.C2" office:value-type="string">
            <text:p text:style-name="P274"><text:span text:style-name="T8">A short “slug” label for </text:span><text:span text:style-name="T19">the </text:span><text:span text:style-name="T36">property,</text:span><text:span text:style-name="T8"> </text:span><text:span text:style-name="T35">used to identify the </text:span><text:span text:style-name="T36">property </text:span><text:span text:style-name="T35">in API </text:span><text:span text:style-name="T36">requests and responses.</text:span></text:p>
          </table:table-cell>
        </table:table-row>
        <table:table-row>
          <table:table-cell table:style-name="Table42.A2" office:value-type="string">
            <text:p text:style-name="P294">name</text:p>
          </table:table-cell>
          <table:table-cell table:style-name="Table42.A2" office:value-type="string">
            <text:p text:style-name="P273">string</text:p>
          </table:table-cell>
          <table:table-cell table:style-name="Table42.C2" office:value-type="string">
            <text:p text:style-name="P132">A <text:span text:style-name="T130">name</text:span> for the <text:span text:style-name="T110">property</text:span>, suitable for display to users.</text:p>
          </table:table-cell>
        </table:table-row>
        <table:table-row>
          <table:table-cell table:style-name="Table42.A2" office:value-type="string">
            <text:p text:style-name="P275">type</text:p>
          </table:table-cell>
          <table:table-cell table:style-name="Table42.A2" office:value-type="string">
            <text:p text:style-name="P275">string</text:p>
          </table:table-cell>
          <table:table-cell table:style-name="Table42.C2" office:value-type="string">
            <text:p text:style-name="P275"><text:span text:style-name="T35">O</text:span><text:span text:style-name="T6">ne of: “string”, “numeric”, “date”, “time”, “datetime”.</text:span></text:p>
          </table:table-cell>
        </table:table-row>
        <table:table-row>
          <table:table-cell table:style-name="Table42.A2" office:value-type="string">
            <text:p text:style-name="P282">class</text:p>
          </table:table-cell>
          <table:table-cell table:style-name="Table42.A2" office:value-type="string">
            <text:p text:style-name="P282">string</text:p>
          </table:table-cell>
          <table:table-cell table:style-name="Table42.C2" office:value-type="string">
            <text:p text:style-name="P134">One of:<text:line-break/>“predefined”: The pre-defined geometry field</text:p>
            <text:p text:style-name="P134">“data”: The data property field</text:p>
            <text:p text:style-name="P134">“other”: All other properties</text:p>
          </table:table-cell>
        </table:table-row>
        <table:table-row>
          <table:table-cell table:style-name="Table42.A2" office:value-type="string">
            <text:p text:style-name="P275">precision</text:p>
          </table:table-cell>
          <table:table-cell table:style-name="Table42.A2" office:value-type="string">
            <text:p text:style-name="P275">integer</text:p>
          </table:table-cell>
          <table:table-cell table:style-name="Table42.C2" office:value-type="string">
            <text:p text:style-name="P133">(For properties of “numeric” type only) <text:s/>The number of decimal places.</text:p>
          </table:table-cell>
        </table:table-row>
      </table:table>
      <text:h text:style-name="P400" text:outline-level="2">Get Widget Data</text:h>
      <text:p text:style-name="P33">URL: <text:span text:style-name="T1">api-root</text:span><text:span text:style-name="T6">/</text:span><text:span text:style-name="T11">widgets/&lt;widget_</text:span><text:span text:style-name="T55">label</text:span><text:span text:style-name="T11">&gt;</text:span></text:p>
      <text:p text:style-name="P69">AUTHENTICATION: May be required, depending on system configuration and choice of theme.</text:p>
      <text:p text:style-name="P44">GET args: </text:p>
      <table:table table:name="Table4" table:style-name="Table4">
        <table:table-column table:style-name="Table4.A"/>
        <table:table-column table:style-name="Table4.B"/>
        <table:table-header-rows>
          <table:table-row>
            <table:table-cell table:style-name="Table4.A1" office:value-type="string">
              <text:p text:style-name="P339">Argument</text:p>
            </table:table-cell>
            <table:table-cell table:style-name="Table4.B1" office:value-type="string">
              <text:p text:style-name="P339">Description</text:p>
            </table:table-cell>
          </table:table-row>
        </table:table-header-rows>
        <table:table-row table:style-name="Table4.2">
          <table:table-cell table:style-name="Table4.A2" office:value-type="string">
            <text:p text:style-name="P294">view</text:p>
          </table:table-cell>
          <table:table-cell table:style-name="Table4.B2" office:value-type="string">
            <text:p text:style-name="P294">The name of the current view. <text:s/>Widgets with the same name/label may differ between views.</text:p>
          </table:table-cell>
        </table:table-row>
      </table:table>
      <text:p text:style-name="P33"><text:span text:style-name="T6">REQUEST example: </text:span><text:span text:style-name="T1">apt-root</text:span><text:span text:style-name="T6">/</text:span><text:span text:style-name="T12">widgets</text:span><text:span text:style-name="T8">/</text:span><text:span text:style-name="T55">air_pollution?view=environment</text:span></text:p>
      <text:p text:style-name="P91"><text:span text:style-name="T9">R</text:span><text:span text:style-name="T6">ESPONSE description: </text:span><text:span text:style-name="T28">A </text:span><text:span text:style-name="T6">Widget Data object, </text:span><text:span text:style-name="T29">which contains the following keys:</text:span></text:p>
      <table:table table:name="Table3" table:style-name="Table3">
        <table:table-column table:style-name="Table3.A"/>
        <table:table-column table:style-name="Table3.B"/>
        <table:table-column table:style-name="Table3.C"/>
        <table:table-row>
          <table:table-cell table:style-name="Table3.A1" office:value-type="string">
            <text:p text:style-name="P359">Key</text:p>
          </table:table-cell>
          <table:table-cell table:style-name="Table3.A1" office:value-type="string">
            <text:p text:style-name="P359">Type</text:p>
          </table:table-cell>
          <table:table-cell table:style-name="Table3.C1" office:value-type="string">
            <text:p text:style-name="P359">Description</text:p>
          </table:table-cell>
        </table:table-row>
        <table:table-row>
          <table:table-cell table:style-name="Table3.A2" office:value-type="string">
            <text:p text:style-name="P237">widget_last_updated</text:p>
          </table:table-cell>
          <table:table-cell table:style-name="Table3.A2" office:value-type="string">
            <text:p text:style-name="P171"><text:span text:style-name="T85">datetime </text:span>string<text:line-break/><text:span text:style-name="T86">(ISO 8601)</text:span></text:p>
          </table:table-cell>
          <table:table-cell table:style-name="Table3.C2" office:value-type="string">
            <text:p text:style-name="P238">When the data was last updated on the backend. <text:s/>e.g.</text:p>
            <text:p text:style-name="P238">“2015-03-30T22:55:36+0000”</text:p>
          </table:table-cell>
        </table:table-row>
        <table:table-row>
          <table:table-cell table:style-name="Table3.A2" office:value-type="string">
            <text:p text:style-name="P238">actual_frequency</text:p>
          </table:table-cell>
          <table:table-cell table:style-name="Table3.A2" office:value-type="string">
            <text:p text:style-name="P238">string</text:p>
          </table:table-cell>
          <table:table-cell table:style-name="Table3.C2" office:value-type="string">
            <text:p text:style-name="P127">The “actual frequency” to be displayed in the bottom right hand corner of the widget – overrides the value supplied in the Widget Definition.</text:p>
          </table:table-cell>
        </table:table-row>
        <table:table-row>
          <table:table-cell table:style-name="Table3.A2" office:value-type="string">
            <text:p text:style-name="P315">text_block</text:p>
          </table:table-cell>
          <table:table-cell table:style-name="Table3.A2" office:value-type="string">
            <text:p text:style-name="P315">String</text:p>
          </table:table-cell>
          <table:table-cell table:style-name="Table3.C2" office:value-type="string">
            <text:p text:style-name="P137">A (potentially large) block of HTML text to be displayed in the widget’s “text_block” tile. <text:line-break/><text:span text:style-name="T160">If the widget has no “text_block” tile, this will be null.</text:span></text:p>
          </table:table-cell>
        </table:table-row>
        <table:table-row>
          <table:table-cell table:style-name="Table3.A2" office:value-type="string">
            <text:p text:style-name="P303">data</text:p>
          </table:table-cell>
          <table:table-cell table:style-name="Table3.A2" office:value-type="string">
            <text:p text:style-name="P303">object</text:p>
          </table:table-cell>
          <table:table-cell table:style-name="Table3.C2" office:value-type="string">
            <text:p text:style-name="P136">An object that contains an entry for each statistic defined in the display definition of the widget. <text:span text:style-name="T29">The key </text:span><text:span text:style-name="T28">is the </text:span><text:span text:style-name="T56">label</text:span><text:span text:style-name="T28"> of </text:span><text:span text:style-name="T29">the</text:span><text:span text:style-name="T28"> statistic, </text:span><text:span text:style-name="T29">and t</text:span><text:span text:style-name="T59">he value is either a Statistic Data Object or a list of Statistic Data Objects (if the statistic is a display list statistic or “rotates” is true in the Statistic Definition).</text:span></text:p>
          </table:table-cell>
        </table:table-row>
      </table:table>
      <text:p text:style-name="P60"/>
      <text:p text:style-name="P60"/>
      <text:p text:style-name="P60"><text:soft-page-break/></text:p>
      <text:p text:style-name="P60"/>
      <text:p text:style-name="P60">The fields of a Statistic Data Object are:</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373">Key</text:p>
            </table:table-cell>
            <table:table-cell table:style-name="Table2.A1" office:value-type="string">
              <text:p text:style-name="P373">When</text:p>
            </table:table-cell>
            <table:table-cell table:style-name="Table2.A1" office:value-type="string">
              <text:p text:style-name="P373">Type</text:p>
            </table:table-cell>
            <table:table-cell table:style-name="Table2.D1" office:value-type="string">
              <text:p text:style-name="P373">Description</text:p>
            </table:table-cell>
          </table:table-row>
        </table:table-header-rows>
        <table:table-row table:style-name="Table2.1">
          <table:table-cell table:style-name="Table2.A2" office:value-type="string">
            <text:p text:style-name="P237">value</text:p>
          </table:table-cell>
          <table:table-cell table:style-name="Table2.A2" office:value-type="string">
            <text:p text:style-name="P312">If statistic type is not “null”.</text:p>
          </table:table-cell>
          <table:table-cell table:style-name="Table2.A2" office:value-type="string">
            <text:p text:style-name="P237">string <text:span text:style-name="T1">or</text:span><text:span text:style-name="T6"> integer </text:span><text:span text:style-name="T1">or </text:span><text:span text:style-name="T6">float depending on the statistic type.</text:span></text:p>
          </table:table-cell>
          <table:table-cell table:style-name="Table2.D2" office:value-type="string">
            <text:p text:style-name="P237"><text:span text:style-name="T24">T</text:span><text:span text:style-name="T6">he data value of the statistic or list item.</text:span></text:p>
          </table:table-cell>
        </table:table-row>
        <table:table-row table:style-name="Table2.1">
          <table:table-cell table:style-name="Table2.A2" office:value-type="string">
            <text:p text:style-name="P237">traffic_light</text:p>
          </table:table-cell>
          <table:table-cell table:style-name="Table2.A2" office:value-type="string">
            <text:p text:style-name="P237">If the statistic has a traffic light scale.</text:p>
          </table:table-cell>
          <table:table-cell table:style-name="Table2.A2" office:value-type="string">
            <text:p text:style-name="P223">string</text:p>
          </table:table-cell>
          <table:table-cell table:style-name="Table2.D2" office:value-type="string">
            <text:p text:style-name="P237">The traffic light code value for the statistic or list item</text:p>
          </table:table-cell>
        </table:table-row>
        <table:table-row table:style-name="Table2.1">
          <table:table-cell table:style-name="Table2.A2" office:value-type="string">
            <text:p text:style-name="P237">trend</text:p>
          </table:table-cell>
          <table:table-cell table:style-name="Table2.A2" office:value-type="string">
            <text:p text:style-name="P237">If the statistic has “trend”=true</text:p>
          </table:table-cell>
          <table:table-cell table:style-name="Table2.A2" office:value-type="string">
            <text:p text:style-name="P237">integer</text:p>
          </table:table-cell>
          <table:table-cell table:style-name="Table2.D2" office:value-type="string">
            <text:p text:style-name="P231">The <text:span text:style-name="T85">trend direction for the statistic or list item. <text:s/>Allowed values are 0 (steady), 1 (trending upwards) and -1 (trending downwards).</text:span></text:p>
          </table:table-cell>
        </table:table-row>
        <table:table-row table:style-name="Table2.1">
          <table:table-cell table:style-name="Table2.A2" office:value-type="string">
            <text:p text:style-name="P296">name</text:p>
          </table:table-cell>
          <table:table-cell table:style-name="Table2.A2" office:value-type="string">
            <text:p text:style-name="P231">For all “<text:span text:style-name="T85">kv_list” type statistics, and statistics where “name_as_label” is false.</text:span></text:p>
          </table:table-cell>
          <table:table-cell table:style-name="Table2.A2" office:value-type="string">
            <text:p text:style-name="P237">string</text:p>
          </table:table-cell>
          <table:table-cell table:style-name="Table2.D2" office:value-type="string">
            <text:p text:style-name="P237">A <text:span text:style-name="T131">user-readable name </text:span>for the statistic or list item.</text:p>
          </table:table-cell>
        </table:table-row>
        <table:table-row table:style-name="Table2.1">
          <table:table-cell table:style-name="Table2.A2" office:value-type="string">
            <text:p text:style-name="P237">icon</text:p>
          </table:table-cell>
          <table:table-cell table:style-name="Table2.A2" office:value-type="string">
            <text:p text:style-name="P237">If the statistic has an icon library</text:p>
          </table:table-cell>
          <table:table-cell table:style-name="Table2.A2" office:value-type="string">
            <text:p text:style-name="P237">string</text:p>
          </table:table-cell>
          <table:table-cell table:style-name="Table2.D2" office:value-type="string">
            <text:p text:style-name="P237">The icon value for the statistic or list item.</text:p>
          </table:table-cell>
        </table:table-row>
        <table:table-row table:style-name="Table2.1">
          <table:table-cell table:style-name="Table2.A2" office:value-type="string">
            <text:p text:style-name="P237">url</text:p>
          </table:table-cell>
          <table:table-cell table:style-name="Table2.A2" office:value-type="string">
            <text:p text:style-name="P237">If the statistic has “hyperlinkable” = true</text:p>
          </table:table-cell>
          <table:table-cell table:style-name="Table2.A2" office:value-type="string">
            <text:p text:style-name="P237">string</text:p>
          </table:table-cell>
          <table:table-cell table:style-name="Table2.D2" office:value-type="string">
            <text:p text:style-name="P237">An external URL associated with the list item.</text:p>
          </table:table-cell>
        </table:table-row>
        <table:table-row table:style-name="Table2.1">
          <table:table-cell table:style-name="Table2.A2" office:value-type="string">
            <text:p text:style-name="P237">date</text:p>
          </table:table-cell>
          <table:table-cell table:style-name="Table2.A2" office:value-type="string">
            <text:p text:style-name="P237">For event_list statistics only</text:p>
          </table:table-cell>
          <table:table-cell table:style-name="Table2.A2" office:value-type="string">
            <text:p text:style-name="P237">date string <text:line-break/>(<text:span text:style-name="T86">ISO 8601</text:span>)</text:p>
          </table:table-cell>
          <table:table-cell table:style-name="Table2.D2" office:value-type="string">
            <text:p text:style-name="P237">The date for the list item. <text:s/><text:span text:style-name="T86">e.g. (“2015-03-30”)</text:span></text:p>
          </table:table-cell>
        </table:table-row>
        <table:table-row table:style-name="Table2.1">
          <table:table-cell table:style-name="Table2.A2" office:value-type="string">
            <text:p text:style-name="P257">datetime_level</text:p>
          </table:table-cell>
          <table:table-cell table:style-name="Table2.A2" office:value-type="string">
            <text:p text:style-name="P257">For hierarchical_event_list statistics only.</text:p>
          </table:table-cell>
          <table:table-cell table:style-name="Table2.A2" office:value-type="string">
            <text:p text:style-name="P257">string</text:p>
          </table:table-cell>
          <table:table-cell table:style-name="Table2.D2" office:value-type="string">
            <text:p text:style-name="P257">The level (granularity) of the associated datetime. <text:s/>One of: “second”, “minute”, “hour”, “day”, “month”, “quarter”, “year”</text:p>
          </table:table-cell>
        </table:table-row>
        <text:soft-page-break/>
        <table:table-row table:style-name="Table2.1">
          <table:table-cell table:style-name="Table2.A2" office:value-type="string">
            <text:p text:style-name="P257">datetime</text:p>
          </table:table-cell>
          <table:table-cell table:style-name="Table2.A2" office:value-type="string">
            <text:p text:style-name="P257">For hierarchical_event_list statistics only.</text:p>
          </table:table-cell>
          <table:table-cell table:style-name="Table2.A2" office:value-type="string">
            <text:p text:style-name="P257">string</text:p>
          </table:table-cell>
          <table:table-cell table:style-name="Table2.D2" office:value-type="string">
            <text:p text:style-name="P257">The format of datetime varies according to the level.</text:p>
            <text:p text:style-name="P257"/>
            <text:p text:style-name="P257">For “hour”, “minute” and “second” datetimes, the format is an ISO 8601 datetime string: “yyyy-mm-ddThh:mm:ss” <text:s/>e.g. “2015-03-30T15:52:55” <text:s/>The minute and second will be truncated to zero as required.<text:line-break/><text:line-break/>For “day” and “month” datetimes, the format is as for the date field described above. <text:s/>e.g. “2015-03-30”. <text:s/>For “month” datetimes the <text:span text:style-name="T103">day</text:span> will be truncated to “01”.<text:line-break/><text:line-break/>For “quarter” datetimes, the format is “yyyyQq”. <text:s/>e.g. “2015Q2”.</text:p>
            <text:p text:style-name="P257"/>
            <text:p text:style-name="P257">For “year” <text:s/>datetimes, the format is “yyyy”. e.g. “2015”.</text:p>
          </table:table-cell>
        </table:table-row>
      </table:table>
      <text:p text:style-name="P49">RESPONSE example:</text:p>
      <text:p text:style-name="P23">{</text:p>
      <text:p text:style-name="P23"><text:s text:c="4"/>"widget_last_updated": "2015-05-10T23:21:14+0000", </text:p>
      <text:p text:style-name="P23"><text:s text:c="4"/>"actual_frequency": "Real time", </text:p>
      <text:p text:style-name="P23"><text:s text:c="4"/>"<text:span text:style-name="T142">data</text:span>": {</text:p>
      <text:p text:style-name="P23"><text:s text:c="8"/>"am_pm": {</text:p>
      <text:p text:style-name="P23"><text:s text:c="12"/>"value": "am"</text:p>
      <text:p text:style-name="P23"><text:s text:c="8"/>}, </text:p>
      <text:p text:style-name="P23"><text:s text:c="8"/>"average_speed": {</text:p>
      <text:p text:style-name="P23"><text:s text:c="12"/>"trend": 1, </text:p>
      <text:p text:style-name="P23"><text:s text:c="12"/>"value": 94</text:p>
      <text:p text:style-name="P23"><text:s text:c="8"/>}, </text:p>
      <text:p text:style-name="P23"><text:s text:c="8"/>"M4": {</text:p>
      <text:p text:style-name="P23"><text:s text:c="12"/>"value": 81</text:p>
      <text:p text:style-name="P23"><text:s text:c="8"/>}, </text:p>
      <text:p text:style-name="P23"><text:s text:c="8"/>"M7": {</text:p>
      <text:p text:style-name="P23"><text:s text:c="12"/>"value": 97</text:p>
      <text:p text:style-name="P23"><text:s text:c="8"/>}, </text:p>
      <text:p text:style-name="P23"><text:s text:c="8"/>"M1": {</text:p>
      <text:p text:style-name="P23"><text:s text:c="12"/>"value": 100</text:p>
      <text:p text:style-name="P23"><text:s text:c="8"/>}, </text:p>
      <text:p text:style-name="P23"><text:s text:c="8"/>"M2": {</text:p>
      <text:p text:style-name="P23"><text:s text:c="12"/>"value": 83</text:p>
      <text:p text:style-name="P23"><text:s text:c="8"/>}</text:p>
      <text:p text:style-name="P23"><text:s text:c="4"/>}</text:p>
      <text:p text:style-name="P23">}</text:p>
      <text:p text:style-name="P2"/>
      <text:h text:style-name="P405" text:outline-level="2">Get Widget Graph Data</text:h>
      <text:p text:style-name="P35">URL: <text:span text:style-name="T1">api-root</text:span><text:span text:style-name="T6">/</text:span><text:span text:style-name="T11">widgets/&lt;widget_</text:span><text:span text:style-name="T56">label</text:span><text:span text:style-name="T11">&gt;/</text:span><text:span text:style-name="T12">graph</text:span></text:p>
      <text:p text:style-name="P92"><text:span text:style-name="T11">AUTHENTICATION: May be required, depending on system configuration </text:span><text:span text:style-name="T12">and choice of theme.</text:span></text:p>
      <text:p text:style-name="P46">GET args: </text:p>
      <table:table table:name="Table6" table:style-name="Table6">
        <table:table-column table:style-name="Table6.A"/>
        <table:table-column table:style-name="Table6.B"/>
        <table:table-header-rows>
          <table:table-row>
            <table:table-cell table:style-name="Table6.A1" office:value-type="string">
              <text:p text:style-name="P341">Argument</text:p>
            </table:table-cell>
            <table:table-cell table:style-name="Table6.B1" office:value-type="string">
              <text:p text:style-name="P341">Description</text:p>
            </table:table-cell>
          </table:table-row>
        </table:table-header-rows>
        <table:table-row>
          <table:table-cell table:style-name="Table6.A2" office:value-type="string">
            <text:p text:style-name="P296">view</text:p>
          </table:table-cell>
          <table:table-cell table:style-name="Table6.B2" office:value-type="string">
            <text:p text:style-name="P295">The name of the current view. <text:s/>Widgets with the same name/label may differ between views.</text:p>
          </table:table-cell>
        </table:table-row>
      </table:table>
      <text:p text:style-name="P35"><text:span text:style-name="T6">REQUEST example: </text:span><text:span text:style-name="T1">apt-root</text:span><text:span text:style-name="T6">/</text:span><text:span text:style-name="T12">widgets</text:span><text:span text:style-name="T8">/</text:span><text:span text:style-name="T56">air_pollution</text:span><text:span text:style-name="T13">/</text:span><text:span text:style-name="T12">graph</text:span><text:span text:style-name="T8">?</text:span><text:span text:style-name="T56">view=environment</text:span></text:p>
      <text:p text:style-name="P59"><text:span text:style-name="T87">R</text:span>ESPONSE description: <text:s text:c="2"/><text:span text:style-name="T88">An object which contains one key per graph defined for the widget. The key is the label for the graph, the value is a Graph Data Description Object containing the data for that graph.</text:span></text:p>
      <text:p text:style-name="P61">A <text:span text:style-name="T89">Graph Data Description Object contains the following fields (which may vary depending on the graph type):</text:span></text:p>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office:value-type="string">
              <text:p text:style-name="P374">Key</text:p>
            </table:table-cell>
            <table:table-cell table:style-name="Table7.A1" office:value-type="string">
              <text:p text:style-name="P374">When</text:p>
            </table:table-cell>
            <table:table-cell table:style-name="Table7.A1" office:value-type="string">
              <text:p text:style-name="P374">Type</text:p>
            </table:table-cell>
            <table:table-cell table:style-name="Table7.D1" office:value-type="string">
              <text:p text:style-name="P374">Description</text:p>
            </table:table-cell>
          </table:table-row>
        </table:table-header-rows>
        <table:table-row table:style-name="Table7.1">
          <table:table-cell table:style-name="Table7.A2" office:value-type="string">
            <text:p text:style-name="P239">vertical_axis_scale</text:p>
          </table:table-cell>
          <table:table-cell table:style-name="Table7.A2" office:value-type="string">
            <text:p text:style-name="P240">Line graphs.</text:p>
          </table:table-cell>
          <table:table-cell table:style-name="Table7.A2" office:value-type="string">
            <text:p text:style-name="P189">Axis Range Object</text:p>
          </table:table-cell>
          <table:table-cell table:style-name="Table7.D2" office:value-type="string">
            <text:p text:style-name="P189">The range of values for the vertical axis.</text:p>
          </table:table-cell>
        </table:table-row>
        <table:table-row table:style-name="Table7.1">
          <table:table-cell table:style-name="Table7.A2" office:value-type="string">
            <text:p text:style-name="P239">vertical_axis_2_scale</text:p>
          </table:table-cell>
          <table:table-cell table:style-name="Table7.A2" office:value-type="string">
            <text:p text:style-name="P239">Line graphs with a secondary vertical axis defined<text:span text:style-name="T6">Axis Range Object</text:span></text:p>
          </table:table-cell>
          <table:table-cell table:style-name="Table7.A2" office:value-type="string">
            <text:p text:style-name="P189">Axis Range Object</text:p>
          </table:table-cell>
          <table:table-cell table:style-name="Table7.D2" office:value-type="string">
            <text:p text:style-name="P189">The range of values for the secondary vertical axis.</text:p>
          </table:table-cell>
        </table:table-row>
        <table:table-row table:style-name="Table7.1">
          <table:table-cell table:style-name="Table7.A2" office:value-type="string">
            <text:p text:style-name="P239">numeric_axis_scale</text:p>
          </table:table-cell>
          <table:table-cell table:style-name="Table7.A2" office:value-type="string">
            <text:p text:style-name="P239">Histograms and Bar charts</text:p>
          </table:table-cell>
          <table:table-cell table:style-name="Table7.A2" office:value-type="string">
            <text:p text:style-name="P189">Axis Range Object</text:p>
          </table:table-cell>
          <table:table-cell table:style-name="Table7.D2" office:value-type="string">
            <text:p text:style-name="P189">The range of values for the numeric axis.</text:p>
          </table:table-cell>
        </table:table-row>
        <table:table-row table:style-name="Table7.1">
          <table:table-cell table:style-name="Table7.A2" office:value-type="string">
            <text:p text:style-name="P239">numeric_axis_2_scale</text:p>
          </table:table-cell>
          <table:table-cell table:style-name="Table7.A2" office:value-type="string">
            <text:p text:style-name="P239">Histograms and Bar charts with a secondary numeric axis defined</text:p>
          </table:table-cell>
          <table:table-cell table:style-name="Table7.A2" office:value-type="string">
            <text:p text:style-name="P189">Axis Range Object</text:p>
          </table:table-cell>
          <table:table-cell table:style-name="Table7.D2" office:value-type="string">
            <text:p text:style-name="P189">The range of values for the secondary numeric axis.</text:p>
          </table:table-cell>
        </table:table-row>
        <table:table-row table:style-name="Table7.1">
          <table:table-cell table:style-name="Table7.A2" office:value-type="string">
            <text:p text:style-name="P239">horizontal_axis_scale</text:p>
          </table:table-cell>
          <table:table-cell table:style-name="Table7.A2" office:value-type="string">
            <text:p text:style-name="P239">Line graphs</text:p>
          </table:table-cell>
          <table:table-cell table:style-name="Table7.A2" office:value-type="string">
            <text:p text:style-name="P189">Axis Range Object</text:p>
          </table:table-cell>
          <table:table-cell table:style-name="Table7.D2" office:value-type="string">
            <text:p text:style-name="P189">The range of values for the horizontal axis.</text:p>
          </table:table-cell>
        </table:table-row>
        <table:table-row table:style-name="Table7.1">
          <table:table-cell table:style-name="Table7.A2" office:value-type="string">
            <text:p text:style-name="P306">clusters</text:p>
          </table:table-cell>
          <table:table-cell table:style-name="Table7.A2" office:value-type="string">
            <text:p text:style-name="P319">The “dynamic_clusters” flag is set for the graph.</text:p>
          </table:table-cell>
          <table:table-cell table:style-name="Table7.A2" office:value-type="string">
            <text:p text:style-name="P210">List of Graph Cluster Definition objects.</text:p>
          </table:table-cell>
          <table:table-cell table:style-name="Table7.D2" office:value-type="string">
            <text:p text:style-name="P210">When the “dynamic_clusters” flag is set, clusters are defined in this method instead of in the static widget definition. See section <text:bookmark-ref text:reference-format="number" text:ref-name="__RefHeading___Toc7126_1547244512">4.4.4</text:bookmark-ref> for details.</text:p>
          </table:table-cell>
        </table:table-row>
        <table:table-row table:style-name="Table7.1">
          <table:table-cell table:style-name="Table7.A2" office:value-type="string">
            <text:p text:style-name="P322">pies</text:p>
          </table:table-cell>
          <table:table-cell table:style-name="Table7.A2" office:value-type="string">
            <text:p text:style-name="P320">The “dynamic_<text:span text:style-name="T152">pie</text:span>s” flag is set for the graph.</text:p>
          </table:table-cell>
          <table:table-cell table:style-name="Table7.A2" office:value-type="string">
            <text:p text:style-name="P211">List of Graph Cluster Definition objects.</text:p>
          </table:table-cell>
          <table:table-cell table:style-name="Table7.D2" office:value-type="string">
            <text:p text:style-name="P212">As for “clusters”, except for pie charts.</text:p>
          </table:table-cell>
        </table:table-row>
        <text:soft-page-break/>
        <table:table-row table:style-name="Table7.1">
          <table:table-cell table:style-name="Table7.A2" office:value-type="string">
            <text:p text:style-name="P306">dataset_name_overrides</text:p>
          </table:table-cell>
          <table:table-cell table:style-name="Table7.A2" office:value-type="string">
            <text:p text:style-name="P306">There are datasets allowing dynamic name display.</text:p>
          </table:table-cell>
          <table:table-cell table:style-name="Table7.A2" office:value-type="string">
            <text:p text:style-name="P207">Object</text:p>
          </table:table-cell>
          <table:table-cell table:style-name="Table7.D2" office:value-type="string">
            <text:p text:style-name="P208">The keys of the object are the labels of datasets, the values are the overriding display name. Only datasets with the dynamic_name_display flag set will be included. If not included, the default display name from the dataset definition should be used.</text:p>
          </table:table-cell>
        </table:table-row>
        <table:table-row table:style-name="Table7.1">
          <table:table-cell table:style-name="Table7.A2" office:value-type="string">
            <text:p text:style-name="P241"><text:span text:style-name="T144">d</text:span>ata</text:p>
          </table:table-cell>
          <table:table-cell table:style-name="Table7.A2" office:value-type="string">
            <text:p text:style-name="P241">Always</text:p>
          </table:table-cell>
          <table:table-cell table:style-name="Table7.A2" office:value-type="string">
            <text:p text:style-name="P241">Graph Data Object</text:p>
          </table:table-cell>
          <table:table-cell table:style-name="Table7.D2" office:value-type="string">
            <text:p text:style-name="P241">The current data to be displayed on the graph.</text:p>
          </table:table-cell>
        </table:table-row>
      </table:table>
      <text:p text:style-name="P62">An <text:s/>Axis Range Object contains the following fields (N.B. The type for the key will reflect the type defined for the relevant axis):</text:p>
      <table:table table:name="Table29" table:style-name="Table29">
        <table:table-column table:style-name="Table29.A"/>
        <table:table-column table:style-name="Table29.B"/>
        <table:table-header-rows>
          <table:table-row>
            <table:table-cell table:style-name="Table29.A1" office:value-type="string">
              <text:p text:style-name="P377">Key</text:p>
            </table:table-cell>
            <table:table-cell table:style-name="Table29.B1" office:value-type="string">
              <text:p text:style-name="P344">Description</text:p>
            </table:table-cell>
          </table:table-row>
        </table:table-header-rows>
        <table:table-row>
          <table:table-cell table:style-name="Table29.A2" office:value-type="string">
            <text:p text:style-name="P239">min</text:p>
          </table:table-cell>
          <table:table-cell table:style-name="Table29.B2" office:value-type="string">
            <text:p text:style-name="P239">The m<text:span text:style-name="T90">in</text:span>imum value for this axis in the current data. <text:s/><text:span text:style-name="T90">Note that the relevant “always_show_zero” flag for this axis may also constrain the axis scale.</text:span></text:p>
          </table:table-cell>
        </table:table-row>
        <table:table-row>
          <table:table-cell table:style-name="Table29.A2" office:value-type="string">
            <text:p text:style-name="P239">max</text:p>
          </table:table-cell>
          <table:table-cell table:style-name="Table29.B2" office:value-type="string">
            <text:p text:style-name="P239">The maximum value for this axis in the current data.</text:p>
          </table:table-cell>
        </table:table-row>
      </table:table>
      <text:p text:style-name="P6"/>
      <text:p text:style-name="P7">The contents of a Graph Data Object depends on the graph type:</text:p>
      <text:p text:style-name="P7"/>
      <table:table table:name="Table30" table:style-name="Table30">
        <table:table-column table:style-name="Table30.A"/>
        <table:table-column table:style-name="Table30.B"/>
        <table:table-header-rows>
          <table:table-row>
            <table:table-cell table:style-name="Table30.A1" office:value-type="string">
              <text:p text:style-name="P378">Graph Type</text:p>
            </table:table-cell>
            <table:table-cell table:style-name="Table30.B1" office:value-type="string">
              <text:p text:style-name="P379">Contents of Graph Data Object</text:p>
            </table:table-cell>
          </table:table-row>
        </table:table-header-rows>
        <table:table-row>
          <table:table-cell table:style-name="Table30.A2" office:value-type="string">
            <text:p text:style-name="P242">line</text:p>
          </table:table-cell>
          <table:table-cell table:style-name="Table30.B2" office:value-type="string">
            <text:p text:style-name="P243">One key per line defined for the graph. <text:s/>The key is the url of the line, the value is a list of datapoint <text:span text:style-name="T157">descriptors</text:span>. <text:s/><text:span text:style-name="T157">If use_error_bars is false, a datapoint descriptor is simple tuple (two element list): t</text:span>he first element in each datapoint pair is the horizontal axis value, the second the vertical axis value.</text:p>
            <text:p text:style-name="P243"><text:line-break/><text:span text:style-name="T157">If use_error_bars is true, a datapoint descriptor is a json object containing the keys “horizontal_value”, “value”, “min” and “max”. The “horizontal_value” and “value” keys contain the horizontal and vertical axis values respectively. <text:s/>The “max” and “min” keys contain the maximum and minimum extents respectively of the (vertical axis) error bars.</text:span></text:p>
          </table:table-cell>
        </table:table-row>
        <table:table-row>
          <table:table-cell table:style-name="Table30.A2" office:value-type="string">
            <text:p text:style-name="P242">histogram</text:p>
          </table:table-cell>
          <table:table-cell table:style-name="Table30.B2" table:number-rows-spanned="2" office:value-type="string">
            <text:p text:style-name="P242">One key per cluster defined for the graph. <text:s/>The key is the url of the cluster, the value is an object containing a key for each bar defined for the graph, with the key being the bar url and the value the <text:span text:style-name="T157">datapoint descriptor</text:span> for that bar and cluster.</text:p>
            <text:p text:style-name="P242"/>
            <text:p text:style-name="P328">If use_error_bars is true, a datapoint descriptor is a json object containing the keys “value”, “min” and “max”. The “value” key contains the numeric axis value for the datapoint respectively. <text:s/>The “max” and “min” keys contain the maximum and minimum extents respectively of the error bars.</text:p>
          </table:table-cell>
        </table:table-row>
        <table:table-row>
          <table:table-cell table:style-name="Table30.A2" office:value-type="string">
            <text:p text:style-name="P242">bar</text:p>
          </table:table-cell>
          <table:covered-table-cell/>
        </table:table-row>
        <table:table-row>
          <table:table-cell table:style-name="Table30.A2" office:value-type="string">
            <text:p text:style-name="P242">pie</text:p>
          </table:table-cell>
          <table:table-cell table:style-name="Table30.B2" office:value-type="string">
            <text:p text:style-name="P242">One key per pie defined for the graph. <text:s/>The key is the url of the pie, the value is an object containing a key for each sector defined for the graph, with the key being the sector url and the value the numeric value for that pie and sector. <text:s/>NB the numeric values for the sectors of a given pie are not guaranteed to be normalised (<text:span text:style-name="T121">i</text:span>.e. the sum of the sector values for a given pie are not guaranteed to sum to any given value. <text:s/>You must calculate the total yourself.)</text:p>
          </table:table-cell>
        </table:table-row>
      </table:table>
      <text:p text:style-name="P7"/>
      <text:p text:style-name="P7">The values for the horizontal axis in a line graph are <text:span text:style-name="T91">returned as follows:</text:span></text:p>
      <text:p text:style-name="P8"/>
      <table:table table:name="Table31" table:style-name="Table31">
        <table:table-column table:style-name="Table31.A"/>
        <table:table-column table:style-name="Table31.B"/>
        <table:table-header-rows>
          <text:soft-page-break/>
          <table:table-row>
            <table:table-cell table:style-name="Table31.A1" office:value-type="string">
              <text:p text:style-name="P380">Horizontal Axis Type</text:p>
            </table:table-cell>
            <table:table-cell table:style-name="Table31.B1" office:value-type="string">
              <text:p text:style-name="P381">Value type/format</text:p>
            </table:table-cell>
          </table:table-row>
        </table:table-header-rows>
        <table:table-row>
          <table:table-cell table:style-name="Table31.A2" office:value-type="string">
            <text:p text:style-name="P244">numeric</text:p>
          </table:table-cell>
          <table:table-cell table:style-name="Table31.B2" office:value-type="string">
            <text:p text:style-name="P244">A JSON number</text:p>
          </table:table-cell>
        </table:table-row>
        <table:table-row>
          <table:table-cell table:style-name="Table31.A2" office:value-type="string">
            <text:p text:style-name="P244">date</text:p>
          </table:table-cell>
          <table:table-cell table:style-name="Table31.B2" office:value-type="string">
            <text:p text:style-name="P244">A string in ISO format: <text:s/>yyyy-mm-dd <text:s/>(e.g. “2015-04-25”)</text:p>
          </table:table-cell>
        </table:table-row>
        <table:table-row>
          <table:table-cell table:style-name="Table31.A2" office:value-type="string">
            <text:p text:style-name="P244">time</text:p>
          </table:table-cell>
          <table:table-cell table:style-name="Table31.B2" office:value-type="string">
            <text:p text:style-name="P244">A string in 24 hour ISO format: <text:s/>hh:mm:ss (e.g. “13:46:59”)</text:p>
          </table:table-cell>
        </table:table-row>
        <table:table-row>
          <table:table-cell table:style-name="Table31.A2" office:value-type="string">
            <text:p text:style-name="P262">datetime</text:p>
          </table:table-cell>
          <table:table-cell table:style-name="Table31.B2" office:value-type="string">
            <text:p text:style-name="P262">A string in ISO date-time format: yyyy-mm-ddThh:mm:ss <text:s/><text:line-break/>(e.g. “2015-04-25T13:46:59”)</text:p>
          </table:table-cell>
        </table:table-row>
      </table:table>
      <text:p text:style-name="P80"/>
      <text:p text:style-name="P384">RESPONSE example <text:span text:style-name="T90">(line graph with TIME type horizontal axis)</text:span>: </text:p>
      <text:p text:style-name="P16">{</text:p>
      <text:p text:style-name="P26"><text:span text:style-name="T12"><text:tab/>“</text:span><text:span text:style-name="T13">service_times”: {</text:span></text:p>
      <text:p text:style-name="P17"><text:tab/><text:tab/>“vertical_axis_scale”: {</text:p>
      <text:p text:style-name="P17"><text:tab/><text:tab/><text:tab/>“min”: 0,</text:p>
      <text:p text:style-name="P17"><text:tab/><text:tab/><text:tab/>“max”: 9.1,</text:p>
      <text:p text:style-name="P17"><text:tab/><text:tab/>},</text:p>
      <text:p text:style-name="P18"><text:tab/><text:tab/>“vertical_axis_<text:span text:style-name="T90">2</text:span>_scale”: {</text:p>
      <text:p text:style-name="P18"><text:tab/><text:tab/><text:tab/>“min”: 0,</text:p>
      <text:p text:style-name="P18"><text:tab/><text:tab/><text:tab/>“max”: <text:span text:style-name="T90">6.2</text:span>,</text:p>
      <text:p text:style-name="P18"><text:tab/><text:tab/>},</text:p>
      <text:p text:style-name="P17"><text:tab/><text:tab/>“horizontal_axis_scale”: {</text:p>
      <text:p text:style-name="P17"><text:tab/><text:tab/><text:tab/>“min”: “07:00”,</text:p>
      <text:p text:style-name="P17"><text:tab/><text:tab/><text:tab/>“max”: “12:30”</text:p>
      <text:p text:style-name="P17"><text:tab/><text:tab/>},</text:p>
      <text:p text:style-name="P17"><text:tab/><text:tab/>“data”: {</text:p>
      <text:p text:style-name="P17"><text:tab/><text:tab/><text:tab/>“wait”: [</text:p>
      <text:p text:style-name="P26"><text:span text:style-name="T13"><text:tab/><text:tab/><text:tab/><text:tab/></text:span><text:span text:style-name="T14">[“07:00”, 0],</text:span></text:p>
      <text:p text:style-name="P19"><text:tab/><text:tab/><text:tab/><text:tab/>[“07:15”, 3.1],</text:p>
      <text:p text:style-name="P19"><text:tab/><text:tab/><text:tab/><text:tab/>[“07:30”, 7.2],</text:p>
      <text:p text:style-name="P19"><text:tab/><text:tab/><text:tab/><text:tab/>…,</text:p>
      <text:p text:style-name="P19"><text:tab/><text:tab/><text:tab/><text:tab/>[“12:30”, 8.8]</text:p>
      <text:p text:style-name="P17"><text:tab/><text:tab/><text:tab/>],</text:p>
      <text:p text:style-name="P17"><text:tab/><text:tab/><text:tab/>“service”: [</text:p>
      <text:p text:style-name="P26"><text:span text:style-name="T13"><text:tab/><text:tab/><text:tab/><text:tab/></text:span><text:span text:style-name="T14">[“07:00”, 0],</text:span></text:p>
      <text:p text:style-name="P19"><text:tab/><text:tab/><text:tab/><text:tab/>[“07:15”, 3.5],</text:p>
      <text:p text:style-name="P19"><text:tab/><text:tab/><text:tab/><text:tab/>[“07:30”, 5.2],</text:p>
      <text:p text:style-name="P19"><text:tab/><text:tab/><text:tab/><text:tab/>…,</text:p>
      <text:p text:style-name="P19"><text:tab/><text:tab/><text:tab/><text:tab/>[“12:30”, 5.9]</text:p>
      <text:p text:style-name="P17"><text:tab/><text:tab/><text:tab/>]</text:p>
      <text:p text:style-name="P17"><text:tab/><text:tab/>}</text:p>
      <text:p text:style-name="P17"><text:tab/>}</text:p>
      <text:p text:style-name="P16">}</text:p>
      <text:p text:style-name="Text_20_body"/>
      <text:h text:style-name="P407" text:outline-level="2">Get Widget Raw Data</text:h>
      <text:p text:style-name="P97">URL: api-root/widgets/&lt;widget_<text:span text:style-name="T131">label</text:span>&gt;/rawdata/&lt;raw_data_set_<text:span text:style-name="T131">label</text:span>&gt;</text:p>
      <text:p text:style-name="P97">AUTHENTICATION: <text:span text:style-name="T11">May be required, depending on system configuration </text:span><text:span text:style-name="T12">and choice of theme.</text:span></text:p>
      <text:p text:style-name="P97"><text:span text:style-name="T12">G</text:span><text:span text:style-name="T6">ET args:</text:span></text:p>
      <table:table table:name="Table38" table:style-name="Table38">
        <table:table-column table:style-name="Table38.A"/>
        <table:table-column table:style-name="Table38.B"/>
        <table:table-header-rows>
          <table:table-row>
            <table:table-cell table:style-name="Table38.A1" office:value-type="string">
              <text:p text:style-name="P345">Argument</text:p>
            </table:table-cell>
            <table:table-cell table:style-name="Table38.B1" office:value-type="string">
              <text:p text:style-name="P345">Description</text:p>
            </table:table-cell>
          </table:table-row>
        </table:table-header-rows>
        <table:table-row>
          <table:table-cell table:style-name="Table38.A2" office:value-type="string">
            <text:p text:style-name="P296">view</text:p>
          </table:table-cell>
          <table:table-cell table:style-name="Table38.B2" office:value-type="string">
            <text:p text:style-name="P295">The name of the current view. <text:s/>Widgets with the same name/label may differ between views.</text:p>
          </table:table-cell>
        </table:table-row>
        <table:table-row>
          <table:table-cell table:style-name="Table38.A2" office:value-type="string">
            <text:p text:style-name="P302">format</text:p>
          </table:table-cell>
          <table:table-cell table:style-name="Table38.B2" office:value-type="string">
            <text:p text:style-name="P302">The format of the response. Allowed values are “csv” (the default) and “json”.</text:p>
          </table:table-cell>
        </table:table-row>
      </table:table>
      <text:p text:style-name="P50"/>
      <text:p text:style-name="P73">RESPONSE: A CSV <text:span text:style-name="T141">or JSON </text:span>file, in the format specified by the corresponding raw data set definition.</text:p>
      <text:p text:style-name="P37"><text:span text:style-name="T6">REQUEST example: </text:span><text:span text:style-name="T1">apt-root</text:span><text:span text:style-name="T6">/</text:span><text:span text:style-name="T12">widgets</text:span><text:span text:style-name="T8">/</text:span><text:span text:style-name="T32">population</text:span><text:span text:style-name="T12">/</text:span><text:span text:style-name="T32">rawdata/raw_population</text:span><text:span text:style-name="T8">?</text:span><text:span text:style-name="T56">view=demographics</text:span></text:p>
      <text:p text:style-name="Text_20_body"/>
      <text:h text:style-name="P406" text:outline-level="2">Get Widget Map Data</text:h>
      <text:p text:style-name="P39">URL: <text:span text:style-name="T1">api-root</text:span><text:span text:style-name="T11">/</text:span><text:span text:style-name="T40">widgets/&lt;widget_</text:span><text:span text:style-name="T56">label</text:span><text:span text:style-name="T40">&gt;/</text:span><text:span text:style-name="T12">map</text:span><text:span text:style-name="T40">/</text:span><text:span text:style-name="T42">&lt;map_</text:span><text:span text:style-name="T56">label</text:span><text:span text:style-name="T42">&gt;/</text:span><text:span text:style-name="T37">&lt;</text:span><text:span text:style-name="T56">map_layer</text:span><text:span text:style-name="T37">_</text:span><text:span text:style-name="T56">label</text:span><text:span text:style-name="T37">&gt;/</text:span></text:p>
      <text:p text:style-name="P93"><text:span text:style-name="T11">AUTHENTICATION: May be required, depending on system configuration </text:span><text:span text:style-name="T12">and choice of theme.</text:span></text:p>
      <text:p text:style-name="P52">GET args: </text:p>
      <table:table table:name="Table46" table:style-name="Table46">
        <table:table-column table:style-name="Table46.A"/>
        <table:table-column table:style-name="Table46.B"/>
        <table:table-header-rows>
          <table:table-row table:style-name="Table46.1">
            <table:table-cell table:style-name="Table46.A1" office:value-type="string">
              <text:p text:style-name="P347">Argument</text:p>
            </table:table-cell>
            <table:table-cell table:style-name="Table46.B1" office:value-type="string">
              <text:p text:style-name="P347">Description</text:p>
            </table:table-cell>
          </table:table-row>
        </table:table-header-rows>
        <table:table-row table:style-name="Table46.1">
          <table:table-cell table:style-name="Table46.A2" office:value-type="string">
            <text:p text:style-name="P296">view</text:p>
          </table:table-cell>
          <table:table-cell table:style-name="Table46.B2" office:value-type="string">
            <text:p text:style-name="P295">The name of the current view. <text:s/>Widgets with the same name/label may differ between views.</text:p>
          </table:table-cell>
        </table:table-row>
        <table:table-row table:style-name="Table46.3">
          <table:table-cell table:style-name="Table46.A2" office:value-type="string">
            <text:p text:style-name="P278">format</text:p>
          </table:table-cell>
          <table:table-cell table:style-name="Table46.B2" office:value-type="string">
            <text:p text:style-name="P278">Default: json</text:p>
            <text:p text:style-name="P278">json: <text:s/>Geo-json</text:p>
            <text:p text:style-name="P278">csv: <text:s text:c="2"/>csv-geo-au compliant CSV (for point type datasets only)</text:p>
            <text:p text:style-name="P278">html: <text:s/>Geo-json, pretty printed for browser display.</text:p>
          </table:table-cell>
        </table:table-row>
        <table:table-row table:style-name="Table46.3">
          <table:table-cell table:style-name="Table46.A2" office:value-type="string">
            <text:p text:style-name="P278">head<text:span text:style-name="T112">ing</text:span>s</text:p>
          </table:table-cell>
          <table:table-cell table:style-name="Table46.B2" office:value-type="string">
            <text:p text:style-name="P279">Default is “<text:span text:style-name="T131">label</text:span>” if format=json|html and “<text:span text:style-name="T131">name</text:span>” if format=csv.</text:p>
            <text:p text:style-name="P279"><text:span text:style-name="T131">label</text:span>: Use property <text:span text:style-name="T131">label</text:span> to label properties.</text:p>
            <text:p text:style-name="P279"><text:span text:style-name="T131">name</text:span>: Use property <text:span text:style-name="T131">name </text:span>to label properties.</text:p>
          </table:table-cell>
        </table:table-row>
      </table:table>
      <text:p text:style-name="P53">REQUEST example: </text:p>
      <text:p text:style-name="P29"><text:span text:style-name="T1">apt-root</text:span><text:span text:style-name="T6">/</text:span><text:span text:style-name="T42">widgets</text:span><text:span text:style-name="T8">/</text:span><text:span text:style-name="T57">air_pollution</text:span><text:span text:style-name="T42">/map/</text:span><text:span text:style-name="T57">air_quality</text:span><text:span text:style-name="T12">/</text:span><text:span text:style-name="T8">?</text:span><text:span text:style-name="T57">view=environment&amp;format=json</text:span></text:p>
      <text:p text:style-name="P53">RESPONSE example:</text:p>
      <text:p text:style-name="P76">json format:</text:p>
      <text:p text:style-name="P28"><text:span text:style-name="T6">Geo-json feature list. <text:s/>Feature properties a</text:span><text:span text:style-name="T39">s defined for the dataset.</text:span></text:p>
      <text:p text:style-name="P120">Csv format:</text:p>
      <text:p text:style-name="P30"><text:span text:style-name="T115">For “point” data, the f</text:span>irst two columns will be headed “Lat” and “Lon” and will contain the latitude and longitude of the point feature as decimal degrees. <text:s/><text:span text:style-name="T115">For “predefined” data, the first column will be a csv-geo-au compatible “canned” region. <text:s/></text:span>Subsequent columns will be the feature properties defined for the dataset, in the order they appeared in the definition.</text:p>
      <text:p text:style-name="P30"/>
      <text:h text:style-name="P408" text:outline-level="2">Get Map Data</text:h>
      <text:p text:style-name="P34">URL: <text:span text:style-name="T1">api-root</text:span><text:span text:style-name="T11">/</text:span><text:span text:style-name="T12">map/</text:span><text:span text:style-name="T37">&lt;</text:span><text:span text:style-name="T56">map_layer</text:span><text:span text:style-name="T37">_</text:span><text:span text:style-name="T57">label</text:span><text:span text:style-name="T37">&gt;</text:span></text:p>
      <text:p text:style-name="P92"><text:span text:style-name="T11">AUTHENTICATION: May be required, depending on system configuration </text:span><text:span text:style-name="T12">and choice of theme.</text:span></text:p>
      <text:p text:style-name="P45">GET args: </text:p>
      <table:table table:name="Table5" table:style-name="Table5">
        <table:table-column table:style-name="Table5.A"/>
        <table:table-column table:style-name="Table5.B"/>
        <table:table-header-rows>
          <table:table-row>
            <table:table-cell table:style-name="Table5.A1" office:value-type="string">
              <text:p text:style-name="P340">Argument</text:p>
            </table:table-cell>
            <table:table-cell table:style-name="Table5.B1" office:value-type="string">
              <text:p text:style-name="P340">Description</text:p>
            </table:table-cell>
          </table:table-row>
        </table:table-header-rows>
        <table:table-row>
          <table:table-cell table:style-name="Table5.A2" office:value-type="string">
            <text:p text:style-name="P296">view</text:p>
          </table:table-cell>
          <table:table-cell table:style-name="Table5.B2" office:value-type="string">
            <text:p text:style-name="P295">The name of the current view. <text:s/><text:span text:style-name="T132">Maps</text:span> with the same name/label may differ between views.</text:p>
          </table:table-cell>
        </table:table-row>
        <table:table-row table:style-name="Table5.3">
          <table:table-cell table:style-name="Table5.A2" office:value-type="string">
            <text:p text:style-name="P277">format</text:p>
          </table:table-cell>
          <table:table-cell table:style-name="Table5.B2" office:value-type="string">
            <text:p text:style-name="P277">Default: json</text:p>
            <text:p text:style-name="P277">json: <text:s/>Geo-json</text:p>
            <text:p text:style-name="P277">csv: <text:s text:c="2"/>csv-geo-au compliant CSV (for point type datasets only)</text:p>
            <text:p text:style-name="P277">html: <text:s/>Geo-json, pretty printed for browser display.</text:p>
          </table:table-cell>
        </table:table-row>
        <table:table-row table:style-name="Table5.3">
          <table:table-cell table:style-name="Table5.A2" office:value-type="string">
            <text:p text:style-name="P277">head<text:span text:style-name="T112">ing</text:span>s</text:p>
          </table:table-cell>
          <table:table-cell table:style-name="Table5.B2" office:value-type="string">
            <text:p text:style-name="P277">Default is “<text:span text:style-name="T131">label</text:span>” if format=json|html and “<text:span text:style-name="T131">name</text:span>” if format=csv.</text:p>
            <text:p text:style-name="P277"><text:span text:style-name="T131">label</text:span>: Use property <text:span text:style-name="T131">label</text:span> to label properties.</text:p>
            <text:p text:style-name="P277"><text:span text:style-name="T131">name</text:span>: Use property <text:span text:style-name="T131">name </text:span>to label properties.</text:p>
          </table:table-cell>
        </table:table-row>
      </table:table>
      <text:p text:style-name="P45"/>
      <text:p text:style-name="P34"><text:span text:style-name="T6">REQUEST example: </text:span><text:span text:style-name="T1">apt-root</text:span><text:span text:style-name="T6">/</text:span><text:span text:style-name="T38">map</text:span><text:span text:style-name="T8">/</text:span><text:span text:style-name="T38">my_map_layer</text:span><text:span text:style-name="T12">/</text:span><text:span text:style-name="T8">?</text:span><text:span text:style-name="T56">view=</text:span><text:span text:style-name="T57">environment&amp;format=csv</text:span></text:p>
      <text:p text:style-name="P45">RESPONSE example:</text:p>
      <text:p text:style-name="P77">json format:</text:p>
      <text:p text:style-name="P27"><text:span text:style-name="T6">Geo-json feature list. <text:s/>Feature properties a</text:span><text:span text:style-name="T39">s defined for the dataset.</text:span></text:p>
      <text:p text:style-name="P121">Csv format:</text:p>
      <text:p text:style-name="P32">First two columns will be headed “Lat” and “Lon” and will contain the latitude and longitude of the point feature as decimal degrees. <text:s/><text:span text:style-name="T115">For “predefined” data, the first column will be a csv-geo-au compatible “canned” region. <text:s/></text:span>Subsequent columns will be the feature properties defined for the dataset, in the order they appeared in the definition.</text:p>
      <text:p text:style-name="P31"/>
      <text:h text:style-name="P409" text:outline-level="2">Terria/National Map initialisation json</text:h>
      <text:p text:style-name="P102">URL: <text:tab/><text:span text:style-name="T2">api-root</text:span><text:span text:style-name="T11">/</text:span><text:span text:style-name="T6">terria_init</text:span><text:span text:style-name="T12">/</text:span><text:span text:style-name="T37">&lt;</text:span><text:span text:style-name="T57">view_label</text:span><text:span text:style-name="T6">&gt;/</text:span><text:span text:style-name="T44">&lt;shown_urls&gt;/</text:span><text:span text:style-name="T6">init.json</text:span></text:p>
      <text:p text:style-name="P103"><text:span text:style-name="T2"><text:tab/>api-root</text:span><text:span text:style-name="T11">/</text:span><text:span text:style-name="T6">terria_init</text:span><text:span text:style-name="T12">/</text:span><text:span text:style-name="T37">&lt;</text:span><text:span text:style-name="T57">view_label</text:span><text:span text:style-name="T6">&gt;/init.json</text:span></text:p>
      <text:p text:style-name="P81">&lt;shown_urls&gt; is a <text:span text:style-name="T117">slash-</text:span>separated list of <text:span text:style-name="T132">Map Layer labels</text:span> that should be shown initially. Any <text:span text:style-name="T132">label</text:span> <text:span text:style-name="T117">provided that does not correspond to the label of a map layer that would be included in the selected view is ignored.</text:span></text:p>
      <text:p text:style-name="P94"><text:span text:style-name="T11">AUTHENTICATION: May be required, depending on system configuration </text:span><text:span text:style-name="T12">and choice of theme.</text:span></text:p>
      <text:p text:style-name="P40"><text:span text:style-name="T6">REQUEST example</text:span><text:span text:style-name="T45">s</text:span><text:span text:style-name="T6">: </text:span><text:span text:style-name="T1">apt-root</text:span><text:span text:style-name="T6">/</text:span><text:span text:style-name="T43">terria_init/</text:span><text:span text:style-name="T57">environment</text:span><text:span text:style-name="T43">/init.json</text:span></text:p>
      <text:p text:style-name="P43"><text:span text:style-name="T4"><text:tab/><text:tab/><text:tab/>apt-root</text:span><text:span text:style-name="T43">/terria_init/</text:span><text:span text:style-name="T57">environment</text:span><text:span text:style-name="T43">/</text:span><text:span text:style-name="T57">air_quality/rainfall</text:span><text:span text:style-name="T45">/</text:span><text:span text:style-name="T43">init.json</text:span></text:p>
      <text:p text:style-name="P392">RESPONSE: <text:s/>A TerriaJS JSON initialisation file for configuring a TerriaJS/NationalMap instance with the relevant map layers.</text:p>
      <text:h text:style-name="P410" text:outline-level="2">List Generic Property Groups</text:h>
      <text:p text:style-name="P113">URL: <text:span text:style-name="T1">api-root</text:span><text:span text:style-name="T6">/properties</text:span></text:p>
      <text:p text:style-name="P393">AUTHENTICATION: May be required, depending on system configuration.</text:p>
      <text:p text:style-name="P393">RESPONSE: A list of PropertyGroupIndex objects:</text:p>
      <table:table table:name="Table47" table:style-name="Table47">
        <table:table-column table:style-name="Table47.A"/>
        <table:table-column table:style-name="Table47.B"/>
        <table:table-column table:style-name="Table47.C"/>
        <table:table-header-rows>
          <table:table-row table:style-name="Table47.1">
            <table:table-cell table:style-name="Table47.A1" office:value-type="string">
              <text:p text:style-name="P375">Key</text:p>
            </table:table-cell>
            <table:table-cell table:style-name="Table47.A1" office:value-type="string">
              <text:p text:style-name="P375">Type</text:p>
            </table:table-cell>
            <table:table-cell table:style-name="Table47.C1" office:value-type="string">
              <text:p text:style-name="P375">Description</text:p>
            </table:table-cell>
          </table:table-row>
        </table:table-header-rows>
        <table:table-row table:style-name="Table47.1">
          <table:table-cell table:style-name="Table47.A2" office:value-type="string">
            <text:p text:style-name="P335">name</text:p>
          </table:table-cell>
          <table:table-cell table:style-name="Table47.A2" office:value-type="string">
            <text:p text:style-name="P213">String</text:p>
          </table:table-cell>
          <table:table-cell table:style-name="Table47.C2" office:value-type="string">
            <text:p text:style-name="P213">A descriptive name for the Property Group</text:p>
          </table:table-cell>
        </table:table-row>
        <table:table-row table:style-name="Table47.3">
          <table:table-cell table:style-name="Table47.A2" office:value-type="string">
            <text:p text:style-name="P335">label</text:p>
          </table:table-cell>
          <table:table-cell table:style-name="Table47.A2" office:value-type="string">
            <text:p text:style-name="P213">String</text:p>
          </table:table-cell>
          <table:table-cell table:style-name="Table47.C2" office:value-type="string">
            <text:p text:style-name="P213">A symbolic label for the Property Group, used in the other Property Group API methods.</text:p>
          </table:table-cell>
        </table:table-row>
      </table:table>
      <text:p text:style-name="P113">RESPONSE example:</text:p>
      <text:p text:style-name="P386">[</text:p>
      <text:p text:style-name="P386"><text:tab/>{</text:p>
      <text:p text:style-name="P386"><text:tab/><text:tab/>“name”: “Trafficlight Backgrounds”,</text:p>
      <text:p text:style-name="P386"><text:tab/><text:tab/>“label: “traffic_back”</text:p>
      <text:p text:style-name="P386"><text:tab/>},</text:p>
      <text:p text:style-name="P386"><text:tab/>{</text:p>
      <text:p text:style-name="P386"><text:tab/><text:tab/>“name”: Trafficlight Foregrounds”,</text:p>
      <text:p text:style-name="P386"><text:tab/><text:tab/>“label”: “traffic_front”</text:p>
      <text:p text:style-name="P386"><text:tab/>}</text:p>
      <text:p text:style-name="P386">]</text:p>
      <text:h text:style-name="P401" text:outline-level="2">List Generic Properties</text:h>
      <text:p text:style-name="P113">URL: <text:span text:style-name="T1">api-root</text:span><text:span text:style-name="T6">/properties/&lt;property_group_label&gt;</text:span></text:p>
      <text:p text:style-name="P393">&lt;property_group_label&gt; is the label of a Property Group.</text:p>
      <text:p text:style-name="P393">AUTHENTICATION: May be required, depending on system configuration.</text:p>
      <text:p text:style-name="P113"><text:span text:style-name="T6">REQUEST example: </text:span><text:span text:style-name="T1">api-root</text:span><text:span text:style-name="T6">/properties/</text:span><text:span text:style-name="T61">traffic_front</text:span></text:p>
      <text:p text:style-name="P394">RESPONSE: A Property Group object:</text:p>
      <table:table table:name="Table48" table:style-name="Table48">
        <table:table-column table:style-name="Table48.A"/>
        <table:table-column table:style-name="Table48.B"/>
        <table:table-column table:style-name="Table48.C"/>
        <table:table-header-rows>
          <table:table-row table:style-name="Table48.1">
            <table:table-cell table:style-name="Table48.A1" office:value-type="string">
              <text:p text:style-name="P376">Key</text:p>
            </table:table-cell>
            <table:table-cell table:style-name="Table48.A1" office:value-type="string">
              <text:p text:style-name="P376">Type</text:p>
            </table:table-cell>
            <table:table-cell table:style-name="Table48.C1" office:value-type="string">
              <text:p text:style-name="P376">Description</text:p>
            </table:table-cell>
          </table:table-row>
        </table:table-header-rows>
        <table:table-row table:style-name="Table48.1">
          <table:table-cell table:style-name="Table48.A2" office:value-type="string">
            <text:p text:style-name="P336">name</text:p>
          </table:table-cell>
          <table:table-cell table:style-name="Table48.A2" office:value-type="string">
            <text:p text:style-name="P214">String</text:p>
          </table:table-cell>
          <table:table-cell table:style-name="Table48.C2" office:value-type="string">
            <text:p text:style-name="P214">A descriptive name for the Property Group</text:p>
          </table:table-cell>
        </table:table-row>
        <table:table-row table:style-name="Table48.3">
          <table:table-cell table:style-name="Table48.A2" office:value-type="string">
            <text:p text:style-name="P336">label</text:p>
          </table:table-cell>
          <table:table-cell table:style-name="Table48.A2" office:value-type="string">
            <text:p text:style-name="P214">String</text:p>
          </table:table-cell>
          <table:table-cell table:style-name="Table48.C2" office:value-type="string">
            <text:p text:style-name="P214">A symbolic label for the Property Group, used in the other Property Group API methods.</text:p>
          </table:table-cell>
        </table:table-row>
        <table:table-row table:style-name="Table48.3">
          <table:table-cell table:style-name="Table48.A2" office:value-type="string">
            <text:p text:style-name="P337">properties</text:p>
          </table:table-cell>
          <table:table-cell table:style-name="Table48.A2" office:value-type="string">
            <text:p text:style-name="P215">Object</text:p>
          </table:table-cell>
          <table:table-cell table:style-name="Table48.C2" office:value-type="string">
            <text:p text:style-name="P215">An object with key-value pairs for all the defined properties in the Property Group.</text:p>
          </table:table-cell>
        </table:table-row>
      </table:table>
      <text:p text:style-name="P115">RESPONSE EXAMPLE:</text:p>
      <text:p text:style-name="P388">{</text:p>
      <text:p text:style-name="P388"><text:tab/><text:span text:style-name="T162">“name”: Trafficlight Foregrounds”,</text:span></text:p>
      <text:p text:style-name="P387"><text:tab/>“label”: “traffic_front”</text:p>
      <text:p text:style-name="P387"><text:tab/>“<text:span text:style-name="T163">properties”: {</text:span></text:p>
      <text:p text:style-name="P387"><text:tab/><text:tab/>“<text:span text:style-name="T163">red”: “#FF0000”,</text:span></text:p>
      <text:p text:style-name="P387"><text:tab/><text:tab/>“<text:span text:style-name="T163">amber”: “#FFFF00”,</text:span></text:p>
      <text:p text:style-name="P387"><text:tab/><text:tab/>“<text:span text:style-name="T163">green”: “#00FF00”</text:span></text:p>
      <text:p text:style-name="P387"><text:tab/><text:span text:style-name="T163">}</text:span></text:p>
      <text:p text:style-name="P388">}</text:p>
      <text:h text:style-name="P411" text:outline-level="2">Look up Generic Property</text:h>
      <text:p text:style-name="P113">URL: <text:span text:style-name="T1">api-root</text:span><text:span text:style-name="T6">/properties/&lt;property_group_label&gt;/&lt;property_key&gt;</text:span></text:p>
      <text:p text:style-name="P393">&lt;property_group_label&gt; is the label of a Property Group and &lt;property_key&gt; is the lookup key of a Property within the Property Group.</text:p>
      <text:p text:style-name="P393">AUTHENTICATION: May be required, depending on system configuration.</text:p>
      <text:p text:style-name="P114"><text:span text:style-name="T6">REQUEST example: </text:span><text:span text:style-name="T1">api-root</text:span><text:span text:style-name="T6">/properties/</text:span><text:span text:style-name="T61">traffic_front/red</text:span></text:p>
      <text:p text:style-name="P394">RESPONSE: A string containing the value of the requested property. <text:s/>(Returns 404 error if the requested property does not ex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1147db1"/>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30T08:47:54.727755983</meta:creation-date>
    <dc:date>2017-03-01T10:27:21.525053791</dc:date>
    <meta:editing-duration>P18DT12H5M21S</meta:editing-duration>
    <meta:editing-cycles>158</meta:editing-cycles>
    <meta:generator>LibreOffice/5.2.2.2$Linux_X86_64 LibreOffice_project/20m0$Build-2</meta:generator>
    <meta:print-date>2015-02-02T14:46:32.179613519</meta:print-date>
    <dc:creator>Paul Haesler</dc:creator>
    <meta:document-statistic meta:table-count="48" meta:image-count="0" meta:object-count="0" meta:page-count="60" meta:paragraph-count="2663" meta:word-count="10669" meta:character-count="117965" meta:non-whitespace-character-count="62800"/>
  </office:meta>
</office:document-meta>
</file>